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0937in" svg:y="0.0394in">
            <draw:object draw:notify-on-update-of-ranges="Sheet1.A1:Sheet1.A1599 Sheet1.B1:Sheet1.B15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0163636363636" calcext:value-type="float">
            <text:p>0.0016363636</text:p>
          </table:table-cell>
          <table:table-cell office:value-type="float" office:value="8493.84902811" calcext:value-type="float">
            <text:p>8493.84902811</text:p>
          </table:table-cell>
        </table:table-row>
        <table:table-row table:style-name="ro1">
          <table:table-cell office:value-type="float" office:value="0.00327272727273" calcext:value-type="float">
            <text:p>0.0032727273</text:p>
          </table:table-cell>
          <table:table-cell office:value-type="float" office:value="8487.80809282" calcext:value-type="float">
            <text:p>8487.80809282</text:p>
          </table:table-cell>
        </table:table-row>
        <table:table-row table:style-name="ro1">
          <table:table-cell office:value-type="float" office:value="0.00490909090909" calcext:value-type="float">
            <text:p>0.0049090909</text:p>
          </table:table-cell>
          <table:table-cell office:value-type="float" office:value="8478.06568552" calcext:value-type="float">
            <text:p>8478.06568552</text:p>
          </table:table-cell>
        </table:table-row>
        <table:table-row table:style-name="ro1">
          <table:table-cell office:value-type="float" office:value="0.00654545454545" calcext:value-type="float">
            <text:p>0.0065454545</text:p>
          </table:table-cell>
          <table:table-cell office:value-type="float" office:value="8464.86097678" calcext:value-type="float">
            <text:p>8464.86097678</text:p>
          </table:table-cell>
        </table:table-row>
        <table:table-row table:style-name="ro1">
          <table:table-cell office:value-type="float" office:value="0.00818181818182" calcext:value-type="float">
            <text:p>0.0081818182</text:p>
          </table:table-cell>
          <table:table-cell office:value-type="float" office:value="8448.45074508" calcext:value-type="float">
            <text:p>8448.45074508</text:p>
          </table:table-cell>
        </table:table-row>
        <table:table-row table:style-name="ro1">
          <table:table-cell office:value-type="float" office:value="0.00981818181818" calcext:value-type="float">
            <text:p>0.0098181818</text:p>
          </table:table-cell>
          <table:table-cell office:value-type="float" office:value="8429.05446543" calcext:value-type="float">
            <text:p>8429.05446543</text:p>
          </table:table-cell>
        </table:table-row>
        <table:table-row table:style-name="ro1">
          <table:table-cell office:value-type="float" office:value="0.0114545454545" calcext:value-type="float">
            <text:p>0.0114545455</text:p>
          </table:table-cell>
          <table:table-cell office:value-type="float" office:value="8406.91113298" calcext:value-type="float">
            <text:p>8406.91113298</text:p>
          </table:table-cell>
        </table:table-row>
        <table:table-row table:style-name="ro1">
          <table:table-cell office:value-type="float" office:value="0.0130909090909" calcext:value-type="float">
            <text:p>0.0130909091</text:p>
          </table:table-cell>
          <table:table-cell office:value-type="float" office:value="8382.23834671" calcext:value-type="float">
            <text:p>8382.23834671</text:p>
          </table:table-cell>
        </table:table-row>
        <table:table-row table:style-name="ro1">
          <table:table-cell office:value-type="float" office:value="0.0147272727273" calcext:value-type="float">
            <text:p>0.0147272727</text:p>
          </table:table-cell>
          <table:table-cell office:value-type="float" office:value="8355.2584197" calcext:value-type="float">
            <text:p>8355.2584197</text:p>
          </table:table-cell>
        </table:table-row>
        <table:table-row table:style-name="ro1">
          <table:table-cell office:value-type="float" office:value="0.0163636363636" calcext:value-type="float">
            <text:p>0.0163636364</text:p>
          </table:table-cell>
          <table:table-cell office:value-type="float" office:value="8326.18442575" calcext:value-type="float">
            <text:p>8326.1844257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8295.22250823" calcext:value-type="float">
            <text:p>8295.22250823</text:p>
          </table:table-cell>
        </table:table-row>
        <table:table-row table:style-name="ro1">
          <table:table-cell office:value-type="float" office:value="0.0196363636364" calcext:value-type="float">
            <text:p>0.0196363636</text:p>
          </table:table-cell>
          <table:table-cell office:value-type="float" office:value="8262.57795821" calcext:value-type="float">
            <text:p>8262.57795821</text:p>
          </table:table-cell>
        </table:table-row>
        <table:table-row table:style-name="ro1">
          <table:table-cell office:value-type="float" office:value="0.0212727272727" calcext:value-type="float">
            <text:p>0.0212727273</text:p>
          </table:table-cell>
          <table:table-cell office:value-type="float" office:value="8228.44225944" calcext:value-type="float">
            <text:p>8228.44225944</text:p>
          </table:table-cell>
        </table:table-row>
        <table:table-row table:style-name="ro1">
          <table:table-cell office:value-type="float" office:value="0.0229090909091" calcext:value-type="float">
            <text:p>0.0229090909</text:p>
          </table:table-cell>
          <table:table-cell office:value-type="float" office:value="8193.01102093" calcext:value-type="float">
            <text:p>8193.01102093</text:p>
          </table:table-cell>
        </table:table-row>
        <table:table-row table:style-name="ro1">
          <table:table-cell office:value-type="float" office:value="0.0245454545455" calcext:value-type="float">
            <text:p>0.0245454545</text:p>
          </table:table-cell>
          <table:table-cell office:value-type="float" office:value="8156.4626631" calcext:value-type="float">
            <text:p>8156.462663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8146.00594078" calcext:value-type="float">
            <text:p>8146.00594078</text:p>
          </table:table-cell>
        </table:table-row>
        <table:table-row table:style-name="ro1">
          <table:table-cell office:value-type="float" office:value="0.0266363636364" calcext:value-type="float">
            <text:p>0.0266363636</text:p>
          </table:table-cell>
          <table:table-cell office:value-type="float" office:value="8108.32921613" calcext:value-type="float">
            <text:p>8108.32921613</text:p>
          </table:table-cell>
        </table:table-row>
        <table:table-row table:style-name="ro1">
          <table:table-cell office:value-type="float" office:value="0.0282727272727" calcext:value-type="float">
            <text:p>0.0282727273</text:p>
          </table:table-cell>
          <table:table-cell office:value-type="float" office:value="8069.95537898" calcext:value-type="float">
            <text:p>8069.95537898</text:p>
          </table:table-cell>
        </table:table-row>
        <table:table-row table:style-name="ro1">
          <table:table-cell office:value-type="float" office:value="0.0299090909091" calcext:value-type="float">
            <text:p>0.0299090909</text:p>
          </table:table-cell>
          <table:table-cell office:value-type="float" office:value="8031.01939437" calcext:value-type="float">
            <text:p>8031.01939437</text:p>
          </table:table-cell>
        </table:table-row>
        <table:table-row table:style-name="ro1">
          <table:table-cell office:value-type="float" office:value="0.0315454545455" calcext:value-type="float">
            <text:p>0.0315454545</text:p>
          </table:table-cell>
          <table:table-cell office:value-type="float" office:value="7991.66710855" calcext:value-type="float">
            <text:p>7991.66710855</text:p>
          </table:table-cell>
        </table:table-row>
        <table:table-row table:style-name="ro1">
          <table:table-cell office:value-type="float" office:value="0.0331818181818" calcext:value-type="float">
            <text:p>0.0331818182</text:p>
          </table:table-cell>
          <table:table-cell office:value-type="float" office:value="7952.06416728" calcext:value-type="float">
            <text:p>7952.06416728</text:p>
          </table:table-cell>
        </table:table-row>
        <table:table-row table:style-name="ro1">
          <table:table-cell office:value-type="float" office:value="0.0348181818182" calcext:value-type="float">
            <text:p>0.0348181818</text:p>
          </table:table-cell>
          <table:table-cell office:value-type="float" office:value="7912.36335535" calcext:value-type="float">
            <text:p>7912.36335535</text:p>
          </table:table-cell>
        </table:table-row>
        <table:table-row table:style-name="ro1">
          <table:table-cell office:value-type="float" office:value="0.0364545454545" calcext:value-type="float">
            <text:p>0.0364545455</text:p>
          </table:table-cell>
          <table:table-cell office:value-type="float" office:value="7872.71479002" calcext:value-type="float">
            <text:p>7872.71479002</text:p>
          </table:table-cell>
        </table:table-row>
        <table:table-row table:style-name="ro1">
          <table:table-cell office:value-type="float" office:value="0.0380909090909" calcext:value-type="float">
            <text:p>0.0380909091</text:p>
          </table:table-cell>
          <table:table-cell office:value-type="float" office:value="7833.2502941" calcext:value-type="float">
            <text:p>7833.2502941</text:p>
          </table:table-cell>
        </table:table-row>
        <table:table-row table:style-name="ro1">
          <table:table-cell office:value-type="float" office:value="0.0397272727273" calcext:value-type="float">
            <text:p>0.0397272727</text:p>
          </table:table-cell>
          <table:table-cell office:value-type="float" office:value="7794.10382671" calcext:value-type="float">
            <text:p>7794.10382671</text:p>
          </table:table-cell>
        </table:table-row>
        <table:table-row table:style-name="ro1">
          <table:table-cell office:value-type="float" office:value="0.0413636363636" calcext:value-type="float">
            <text:p>0.0413636364</text:p>
          </table:table-cell>
          <table:table-cell office:value-type="float" office:value="7755.39382538" calcext:value-type="float">
            <text:p>7755.39382538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7717.24136406" calcext:value-type="float">
            <text:p>7717.24136406</text:p>
          </table:table-cell>
        </table:table-row>
        <table:table-row table:style-name="ro1">
          <table:table-cell office:value-type="float" office:value="0.0446363636364" calcext:value-type="float">
            <text:p>0.0446363636</text:p>
          </table:table-cell>
          <table:table-cell office:value-type="float" office:value="7679.75267564" calcext:value-type="float">
            <text:p>7679.75267564</text:p>
          </table:table-cell>
        </table:table-row>
        <table:table-row table:style-name="ro1">
          <table:table-cell office:value-type="float" office:value="0.0462727272727" calcext:value-type="float">
            <text:p>0.0462727273</text:p>
          </table:table-cell>
          <table:table-cell office:value-type="float" office:value="7643.0361253" calcext:value-type="float">
            <text:p>7643.0361253</text:p>
          </table:table-cell>
        </table:table-row>
        <table:table-row table:style-name="ro1">
          <table:table-cell office:value-type="float" office:value="0.0479090909091" calcext:value-type="float">
            <text:p>0.0479090909</text:p>
          </table:table-cell>
          <table:table-cell office:value-type="float" office:value="7607.18581265" calcext:value-type="float">
            <text:p>7607.18581265</text:p>
          </table:table-cell>
        </table:table-row>
        <table:table-row table:style-name="ro1">
          <table:table-cell office:value-type="float" office:value="0.0495454545455" calcext:value-type="float">
            <text:p>0.0495454545</text:p>
          </table:table-cell>
          <table:table-cell office:value-type="float" office:value="7572.29732481" calcext:value-type="float">
            <text:p>7572.2973248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562.30042332" calcext:value-type="float">
            <text:p>7562.30042332</text:p>
          </table:table-cell>
        </table:table-row>
        <table:table-row table:style-name="ro1">
          <table:table-cell office:value-type="float" office:value="0.0516363636364" calcext:value-type="float">
            <text:p>0.0516363636</text:p>
          </table:table-cell>
          <table:table-cell office:value-type="float" office:value="7528.92032369" calcext:value-type="float">
            <text:p>7528.92032369</text:p>
          </table:table-cell>
        </table:table-row>
        <table:table-row table:style-name="ro1">
          <table:table-cell office:value-type="float" office:value="0.0532727272727" calcext:value-type="float">
            <text:p>0.0532727273</text:p>
          </table:table-cell>
          <table:table-cell office:value-type="float" office:value="7496.69696453" calcext:value-type="float">
            <text:p>7496.69696453</text:p>
          </table:table-cell>
        </table:table-row>
        <table:table-row table:style-name="ro1">
          <table:table-cell office:value-type="float" office:value="0.0549090909091" calcext:value-type="float">
            <text:p>0.0549090909</text:p>
          </table:table-cell>
          <table:table-cell office:value-type="float" office:value="7465.64336078" calcext:value-type="float">
            <text:p>7465.64336078</text:p>
          </table:table-cell>
        </table:table-row>
        <table:table-row table:style-name="ro1">
          <table:table-cell office:value-type="float" office:value="0.0565454545455" calcext:value-type="float">
            <text:p>0.0565454545</text:p>
          </table:table-cell>
          <table:table-cell office:value-type="float" office:value="7435.8045857" calcext:value-type="float">
            <text:p>7435.8045857</text:p>
          </table:table-cell>
        </table:table-row>
        <table:table-row table:style-name="ro1">
          <table:table-cell office:value-type="float" office:value="0.0581818181818" calcext:value-type="float">
            <text:p>0.0581818182</text:p>
          </table:table-cell>
          <table:table-cell office:value-type="float" office:value="7407.26013416" calcext:value-type="float">
            <text:p>7407.26013416</text:p>
          </table:table-cell>
        </table:table-row>
        <table:table-row table:style-name="ro1">
          <table:table-cell office:value-type="float" office:value="0.0598181818182" calcext:value-type="float">
            <text:p>0.0598181818</text:p>
          </table:table-cell>
          <table:table-cell office:value-type="float" office:value="7380.09077021" calcext:value-type="float">
            <text:p>7380.09077021</text:p>
          </table:table-cell>
        </table:table-row>
        <table:table-row table:style-name="ro1">
          <table:table-cell office:value-type="float" office:value="0.0614545454545" calcext:value-type="float">
            <text:p>0.0614545455</text:p>
          </table:table-cell>
          <table:table-cell office:value-type="float" office:value="7354.35365388" calcext:value-type="float">
            <text:p>7354.35365388</text:p>
          </table:table-cell>
        </table:table-row>
        <table:table-row table:style-name="ro1">
          <table:table-cell office:value-type="float" office:value="0.0630909090909" calcext:value-type="float">
            <text:p>0.0630909091</text:p>
          </table:table-cell>
          <table:table-cell office:value-type="float" office:value="7330.09278677" calcext:value-type="float">
            <text:p>7330.09278677</text:p>
          </table:table-cell>
        </table:table-row>
        <table:table-row table:style-name="ro1">
          <table:table-cell office:value-type="float" office:value="0.0647272727273" calcext:value-type="float">
            <text:p>0.0647272727</text:p>
          </table:table-cell>
          <table:table-cell office:value-type="float" office:value="7307.34043409" calcext:value-type="float">
            <text:p>7307.34043409</text:p>
          </table:table-cell>
        </table:table-row>
        <table:table-row table:style-name="ro1">
          <table:table-cell office:value-type="float" office:value="0.0663636363636" calcext:value-type="float">
            <text:p>0.0663636364</text:p>
          </table:table-cell>
          <table:table-cell office:value-type="float" office:value="7286.12335287" calcext:value-type="float">
            <text:p>7286.12335287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266.45948129" calcext:value-type="float">
            <text:p>7266.45948129</text:p>
          </table:table-cell>
        </table:table-row>
        <table:table-row table:style-name="ro1">
          <table:table-cell office:value-type="float" office:value="0.0696363636364" calcext:value-type="float">
            <text:p>0.0696363636</text:p>
          </table:table-cell>
          <table:table-cell office:value-type="float" office:value="7248.36194203" calcext:value-type="float">
            <text:p>7248.36194203</text:p>
          </table:table-cell>
        </table:table-row>
        <table:table-row table:style-name="ro1">
          <table:table-cell office:value-type="float" office:value="0.0712727272727" calcext:value-type="float">
            <text:p>0.0712727273</text:p>
          </table:table-cell>
          <table:table-cell office:value-type="float" office:value="7231.83573065" calcext:value-type="float">
            <text:p>7231.83573065</text:p>
          </table:table-cell>
        </table:table-row>
        <table:table-row table:style-name="ro1">
          <table:table-cell office:value-type="float" office:value="0.0729090909091" calcext:value-type="float">
            <text:p>0.0729090909</text:p>
          </table:table-cell>
          <table:table-cell office:value-type="float" office:value="7216.88100875" calcext:value-type="float">
            <text:p>7216.88100875</text:p>
          </table:table-cell>
        </table:table-row>
        <table:table-row table:style-name="ro1">
          <table:table-cell office:value-type="float" office:value="0.0745454545455" calcext:value-type="float">
            <text:p>0.0745454545</text:p>
          </table:table-cell>
          <table:table-cell office:value-type="float" office:value="7203.49010317" calcext:value-type="float">
            <text:p>7203.4901031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199.08694223" calcext:value-type="float">
            <text:p>7199.08694223</text:p>
          </table:table-cell>
        </table:table-row>
        <table:table-row table:style-name="ro1">
          <table:table-cell office:value-type="float" office:value="0.0766363636364" calcext:value-type="float">
            <text:p>0.0766363636</text:p>
          </table:table-cell>
          <table:table-cell office:value-type="float" office:value="7188.01391839" calcext:value-type="float">
            <text:p>7188.01391839</text:p>
          </table:table-cell>
        </table:table-row>
        <table:table-row table:style-name="ro1">
          <table:table-cell office:value-type="float" office:value="0.0782727272727" calcext:value-type="float">
            <text:p>0.0782727273</text:p>
          </table:table-cell>
          <table:table-cell office:value-type="float" office:value="7178.43304251" calcext:value-type="float">
            <text:p>7178.43304251</text:p>
          </table:table-cell>
        </table:table-row>
        <table:table-row table:style-name="ro1">
          <table:table-cell office:value-type="float" office:value="0.0799090909091" calcext:value-type="float">
            <text:p>0.0799090909</text:p>
          </table:table-cell>
          <table:table-cell office:value-type="float" office:value="7170.2645314" calcext:value-type="float">
            <text:p>7170.2645314</text:p>
          </table:table-cell>
        </table:table-row>
        <table:table-row table:style-name="ro1">
          <table:table-cell office:value-type="float" office:value="0.0815454545455" calcext:value-type="float">
            <text:p>0.0815454545</text:p>
          </table:table-cell>
          <table:table-cell office:value-type="float" office:value="7163.4436998" calcext:value-type="float">
            <text:p>7163.4436998</text:p>
          </table:table-cell>
        </table:table-row>
        <table:table-row table:style-name="ro1">
          <table:table-cell office:value-type="float" office:value="0.0831818181818" calcext:value-type="float">
            <text:p>0.0831818182</text:p>
          </table:table-cell>
          <table:table-cell office:value-type="float" office:value="7157.96266302" calcext:value-type="float">
            <text:p>7157.96266302</text:p>
          </table:table-cell>
        </table:table-row>
        <table:table-row table:style-name="ro1">
          <table:table-cell office:value-type="float" office:value="0.0848181818182" calcext:value-type="float">
            <text:p>0.0848181818</text:p>
          </table:table-cell>
          <table:table-cell office:value-type="float" office:value="7153.82151385" calcext:value-type="float">
            <text:p>7153.82151385</text:p>
          </table:table-cell>
        </table:table-row>
        <table:table-row table:style-name="ro1">
          <table:table-cell office:value-type="float" office:value="0.0864545454545" calcext:value-type="float">
            <text:p>0.0864545455</text:p>
          </table:table-cell>
          <table:table-cell office:value-type="float" office:value="7150.98964847" calcext:value-type="float">
            <text:p>7150.98964847</text:p>
          </table:table-cell>
        </table:table-row>
        <table:table-row table:style-name="ro1">
          <table:table-cell office:value-type="float" office:value="0.0880909090909" calcext:value-type="float">
            <text:p>0.0880909091</text:p>
          </table:table-cell>
          <table:table-cell office:value-type="float" office:value="7149.4168321" calcext:value-type="float">
            <text:p>7149.4168321</text:p>
          </table:table-cell>
        </table:table-row>
        <table:table-row table:style-name="ro1">
          <table:table-cell office:value-type="float" office:value="0.0897272727273" calcext:value-type="float">
            <text:p>0.0897272727</text:p>
          </table:table-cell>
          <table:table-cell office:value-type="float" office:value="7149.03828404" calcext:value-type="float">
            <text:p>7149.03828404</text:p>
          </table:table-cell>
        </table:table-row>
        <table:table-row table:style-name="ro1">
          <table:table-cell office:value-type="float" office:value="0.0913636363636" calcext:value-type="float">
            <text:p>0.0913636364</text:p>
          </table:table-cell>
          <table:table-cell office:value-type="float" office:value="7149.78260687" calcext:value-type="float">
            <text:p>7149.78260687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7151.56919226" calcext:value-type="float">
            <text:p>7151.56919226</text:p>
          </table:table-cell>
        </table:table-row>
        <table:table-row table:style-name="ro1">
          <table:table-cell office:value-type="float" office:value="0.0946363636364" calcext:value-type="float">
            <text:p>0.0946363636</text:p>
          </table:table-cell>
          <table:table-cell office:value-type="float" office:value="7154.31322878" calcext:value-type="float">
            <text:p>7154.31322878</text:p>
          </table:table-cell>
        </table:table-row>
        <table:table-row table:style-name="ro1">
          <table:table-cell office:value-type="float" office:value="0.0962727272727" calcext:value-type="float">
            <text:p>0.0962727273</text:p>
          </table:table-cell>
          <table:table-cell office:value-type="float" office:value="7157.921756" calcext:value-type="float">
            <text:p>7157.921756</text:p>
          </table:table-cell>
        </table:table-row>
        <table:table-row table:style-name="ro1">
          <table:table-cell office:value-type="float" office:value="0.0979090909091" calcext:value-type="float">
            <text:p>0.0979090909</text:p>
          </table:table-cell>
          <table:table-cell office:value-type="float" office:value="7162.29838102" calcext:value-type="float">
            <text:p>7162.29838102</text:p>
          </table:table-cell>
        </table:table-row>
        <table:table-row table:style-name="ro1">
          <table:table-cell office:value-type="float" office:value="0.0995454545455" calcext:value-type="float">
            <text:p>0.0995454545</text:p>
          </table:table-cell>
          <table:table-cell office:value-type="float" office:value="7167.33866462" calcext:value-type="float">
            <text:p>7167.3386646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167.36096161" calcext:value-type="float">
            <text:p>7167.36096161</text:p>
          </table:table-cell>
        </table:table-row>
        <table:table-row table:style-name="ro1">
          <table:table-cell office:value-type="float" office:value="0.101636363636" calcext:value-type="float">
            <text:p>0.1016363636</text:p>
          </table:table-cell>
          <table:table-cell office:value-type="float" office:value="7173.64879859" calcext:value-type="float">
            <text:p>7173.64879859</text:p>
          </table:table-cell>
        </table:table-row>
        <table:table-row table:style-name="ro1">
          <table:table-cell office:value-type="float" office:value="0.103272727273" calcext:value-type="float">
            <text:p>0.1032727273</text:p>
          </table:table-cell>
          <table:table-cell office:value-type="float" office:value="7180.23131984" calcext:value-type="float">
            <text:p>7180.23131984</text:p>
          </table:table-cell>
        </table:table-row>
        <table:table-row table:style-name="ro1">
          <table:table-cell office:value-type="float" office:value="0.104909090909" calcext:value-type="float">
            <text:p>0.1049090909</text:p>
          </table:table-cell>
          <table:table-cell office:value-type="float" office:value="7186.9806225" calcext:value-type="float">
            <text:p>7186.9806225</text:p>
          </table:table-cell>
        </table:table-row>
        <table:table-row table:style-name="ro1">
          <table:table-cell office:value-type="float" office:value="0.106545454545" calcext:value-type="float">
            <text:p>0.1065454545</text:p>
          </table:table-cell>
          <table:table-cell office:value-type="float" office:value="7193.73091735" calcext:value-type="float">
            <text:p>7193.73091735</text:p>
          </table:table-cell>
        </table:table-row>
        <table:table-row table:style-name="ro1">
          <table:table-cell office:value-type="float" office:value="0.108181818182" calcext:value-type="float">
            <text:p>0.1081818182</text:p>
          </table:table-cell>
          <table:table-cell office:value-type="float" office:value="7200.39153251" calcext:value-type="float">
            <text:p>7200.39153251</text:p>
          </table:table-cell>
        </table:table-row>
        <table:table-row table:style-name="ro1">
          <table:table-cell office:value-type="float" office:value="0.109818181818" calcext:value-type="float">
            <text:p>0.1098181818</text:p>
          </table:table-cell>
          <table:table-cell office:value-type="float" office:value="7206.88605886" calcext:value-type="float">
            <text:p>7206.88605886</text:p>
          </table:table-cell>
        </table:table-row>
        <table:table-row table:style-name="ro1">
          <table:table-cell office:value-type="float" office:value="0.111454545455" calcext:value-type="float">
            <text:p>0.1114545455</text:p>
          </table:table-cell>
          <table:table-cell office:value-type="float" office:value="7213.11431534" calcext:value-type="float">
            <text:p>7213.11431534</text:p>
          </table:table-cell>
        </table:table-row>
        <table:table-row table:style-name="ro1">
          <table:table-cell office:value-type="float" office:value="0.113090909091" calcext:value-type="float">
            <text:p>0.1130909091</text:p>
          </table:table-cell>
          <table:table-cell office:value-type="float" office:value="7218.93384006" calcext:value-type="float">
            <text:p>7218.93384006</text:p>
          </table:table-cell>
        </table:table-row>
        <table:table-row table:style-name="ro1">
          <table:table-cell office:value-type="float" office:value="0.114727272727" calcext:value-type="float">
            <text:p>0.1147272727</text:p>
          </table:table-cell>
          <table:table-cell office:value-type="float" office:value="7224.21826854" calcext:value-type="float">
            <text:p>7224.21826854</text:p>
          </table:table-cell>
        </table:table-row>
        <table:table-row table:style-name="ro1">
          <table:table-cell office:value-type="float" office:value="0.116363636364" calcext:value-type="float">
            <text:p>0.1163636364</text:p>
          </table:table-cell>
          <table:table-cell office:value-type="float" office:value="7228.92899922" calcext:value-type="float">
            <text:p>7228.92899922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7233.10386839" calcext:value-type="float">
            <text:p>7233.10386839</text:p>
          </table:table-cell>
        </table:table-row>
        <table:table-row table:style-name="ro1">
          <table:table-cell office:value-type="float" office:value="0.119636363636" calcext:value-type="float">
            <text:p>0.1196363636</text:p>
          </table:table-cell>
          <table:table-cell office:value-type="float" office:value="7236.78011293" calcext:value-type="float">
            <text:p>7236.78011293</text:p>
          </table:table-cell>
        </table:table-row>
        <table:table-row table:style-name="ro1">
          <table:table-cell office:value-type="float" office:value="0.121272727273" calcext:value-type="float">
            <text:p>0.1212727273</text:p>
          </table:table-cell>
          <table:table-cell office:value-type="float" office:value="7239.98897047" calcext:value-type="float">
            <text:p>7239.98897047</text:p>
          </table:table-cell>
        </table:table-row>
        <table:table-row table:style-name="ro1">
          <table:table-cell office:value-type="float" office:value="0.122909090909" calcext:value-type="float">
            <text:p>0.1229090909</text:p>
          </table:table-cell>
          <table:table-cell office:value-type="float" office:value="7242.75472978" calcext:value-type="float">
            <text:p>7242.75472978</text:p>
          </table:table-cell>
        </table:table-row>
        <table:table-row table:style-name="ro1">
          <table:table-cell office:value-type="float" office:value="0.124545454545" calcext:value-type="float">
            <text:p>0.1245454545</text:p>
          </table:table-cell>
          <table:table-cell office:value-type="float" office:value="7245.11521631" calcext:value-type="float">
            <text:p>7245.1152163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243.69677025" calcext:value-type="float">
            <text:p>7243.69677025</text:p>
          </table:table-cell>
        </table:table-row>
        <table:table-row table:style-name="ro1">
          <table:table-cell office:value-type="float" office:value="0.126636363636" calcext:value-type="float">
            <text:p>0.1266363636</text:p>
          </table:table-cell>
          <table:table-cell office:value-type="float" office:value="7246.37975837" calcext:value-type="float">
            <text:p>7246.37975837</text:p>
          </table:table-cell>
        </table:table-row>
        <table:table-row table:style-name="ro1">
          <table:table-cell office:value-type="float" office:value="0.128272727273" calcext:value-type="float">
            <text:p>0.1282727273</text:p>
          </table:table-cell>
          <table:table-cell office:value-type="float" office:value="7248.47737621" calcext:value-type="float">
            <text:p>7248.47737621</text:p>
          </table:table-cell>
        </table:table-row>
        <table:table-row table:style-name="ro1">
          <table:table-cell office:value-type="float" office:value="0.129909090909" calcext:value-type="float">
            <text:p>0.1299090909</text:p>
          </table:table-cell>
          <table:table-cell office:value-type="float" office:value="7250.08484445" calcext:value-type="float">
            <text:p>7250.08484445</text:p>
          </table:table-cell>
        </table:table-row>
        <table:table-row table:style-name="ro1">
          <table:table-cell office:value-type="float" office:value="0.131545454545" calcext:value-type="float">
            <text:p>0.1315454545</text:p>
          </table:table-cell>
          <table:table-cell office:value-type="float" office:value="7251.2056127" calcext:value-type="float">
            <text:p>7251.2056127</text:p>
          </table:table-cell>
        </table:table-row>
        <table:table-row table:style-name="ro1">
          <table:table-cell office:value-type="float" office:value="0.133181818182" calcext:value-type="float">
            <text:p>0.1331818182</text:p>
          </table:table-cell>
          <table:table-cell office:value-type="float" office:value="7251.90299746" calcext:value-type="float">
            <text:p>7251.90299746</text:p>
          </table:table-cell>
        </table:table-row>
        <table:table-row table:style-name="ro1">
          <table:table-cell office:value-type="float" office:value="0.134818181818" calcext:value-type="float">
            <text:p>0.1348181818</text:p>
          </table:table-cell>
          <table:table-cell office:value-type="float" office:value="7252.27484241" calcext:value-type="float">
            <text:p>7252.27484241</text:p>
          </table:table-cell>
        </table:table-row>
        <table:table-row table:style-name="ro1">
          <table:table-cell office:value-type="float" office:value="0.136454545455" calcext:value-type="float">
            <text:p>0.1364545455</text:p>
          </table:table-cell>
          <table:table-cell office:value-type="float" office:value="7252.39602589" calcext:value-type="float">
            <text:p>7252.39602589</text:p>
          </table:table-cell>
        </table:table-row>
        <table:table-row table:style-name="ro1">
          <table:table-cell office:value-type="float" office:value="0.138090909091" calcext:value-type="float">
            <text:p>0.1380909091</text:p>
          </table:table-cell>
          <table:table-cell office:value-type="float" office:value="7252.32105564" calcext:value-type="float">
            <text:p>7252.32105564</text:p>
          </table:table-cell>
        </table:table-row>
        <table:table-row table:style-name="ro1">
          <table:table-cell office:value-type="float" office:value="0.139727272727" calcext:value-type="float">
            <text:p>0.1397272727</text:p>
          </table:table-cell>
          <table:table-cell office:value-type="float" office:value="7252.05235307" calcext:value-type="float">
            <text:p>7252.05235307</text:p>
          </table:table-cell>
        </table:table-row>
        <table:table-row table:style-name="ro1">
          <table:table-cell office:value-type="float" office:value="0.141363636364" calcext:value-type="float">
            <text:p>0.1413636364</text:p>
          </table:table-cell>
          <table:table-cell office:value-type="float" office:value="7251.6097329" calcext:value-type="float">
            <text:p>7251.6097329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7251.02097985" calcext:value-type="float">
            <text:p>7251.02097985</text:p>
          </table:table-cell>
        </table:table-row>
        <table:table-row table:style-name="ro1">
          <table:table-cell office:value-type="float" office:value="0.144636363636" calcext:value-type="float">
            <text:p>0.1446363636</text:p>
          </table:table-cell>
          <table:table-cell office:value-type="float" office:value="7250.30947821" calcext:value-type="float">
            <text:p>7250.30947821</text:p>
          </table:table-cell>
        </table:table-row>
        <table:table-row table:style-name="ro1">
          <table:table-cell office:value-type="float" office:value="0.146272727273" calcext:value-type="float">
            <text:p>0.1462727273</text:p>
          </table:table-cell>
          <table:table-cell office:value-type="float" office:value="7249.48115193" calcext:value-type="float">
            <text:p>7249.48115193</text:p>
          </table:table-cell>
        </table:table-row>
        <table:table-row table:style-name="ro1">
          <table:table-cell office:value-type="float" office:value="0.147909090909" calcext:value-type="float">
            <text:p>0.1479090909</text:p>
          </table:table-cell>
          <table:table-cell office:value-type="float" office:value="7248.54800156" calcext:value-type="float">
            <text:p>7248.54800156</text:p>
          </table:table-cell>
        </table:table-row>
        <table:table-row table:style-name="ro1">
          <table:table-cell office:value-type="float" office:value="0.149545454545" calcext:value-type="float">
            <text:p>0.1495454545</text:p>
          </table:table-cell>
          <table:table-cell office:value-type="float" office:value="7247.53772326" calcext:value-type="float">
            <text:p>7247.5377232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244.77208787" calcext:value-type="float">
            <text:p>7244.77208787</text:p>
          </table:table-cell>
        </table:table-row>
        <table:table-row table:style-name="ro1">
          <table:table-cell office:value-type="float" office:value="0.151636363636" calcext:value-type="float">
            <text:p>0.1516363636</text:p>
          </table:table-cell>
          <table:table-cell office:value-type="float" office:value="7244.94260006" calcext:value-type="float">
            <text:p>7244.94260006</text:p>
          </table:table-cell>
        </table:table-row>
        <table:table-row table:style-name="ro1">
          <table:table-cell office:value-type="float" office:value="0.153272727273" calcext:value-type="float">
            <text:p>0.1532727273</text:p>
          </table:table-cell>
          <table:table-cell office:value-type="float" office:value="7244.35332265" calcext:value-type="float">
            <text:p>7244.35332265</text:p>
          </table:table-cell>
        </table:table-row>
        <table:table-row table:style-name="ro1">
          <table:table-cell office:value-type="float" office:value="0.154909090909" calcext:value-type="float">
            <text:p>0.1549090909</text:p>
          </table:table-cell>
          <table:table-cell office:value-type="float" office:value="7243.55765803" calcext:value-type="float">
            <text:p>7243.55765803</text:p>
          </table:table-cell>
        </table:table-row>
        <table:table-row table:style-name="ro1">
          <table:table-cell office:value-type="float" office:value="0.156545454545" calcext:value-type="float">
            <text:p>0.1565454545</text:p>
          </table:table-cell>
          <table:table-cell office:value-type="float" office:value="7242.51234115" calcext:value-type="float">
            <text:p>7242.51234115</text:p>
          </table:table-cell>
        </table:table-row>
        <table:table-row table:style-name="ro1">
          <table:table-cell office:value-type="float" office:value="0.158181818182" calcext:value-type="float">
            <text:p>0.1581818182</text:p>
          </table:table-cell>
          <table:table-cell office:value-type="float" office:value="7241.27275943" calcext:value-type="float">
            <text:p>7241.27275943</text:p>
          </table:table-cell>
        </table:table-row>
        <table:table-row table:style-name="ro1">
          <table:table-cell office:value-type="float" office:value="0.159818181818" calcext:value-type="float">
            <text:p>0.1598181818</text:p>
          </table:table-cell>
          <table:table-cell office:value-type="float" office:value="7239.9124808" calcext:value-type="float">
            <text:p>7239.9124808</text:p>
          </table:table-cell>
        </table:table-row>
        <table:table-row table:style-name="ro1">
          <table:table-cell office:value-type="float" office:value="0.161454545455" calcext:value-type="float">
            <text:p>0.1614545455</text:p>
          </table:table-cell>
          <table:table-cell office:value-type="float" office:value="7238.50733497" calcext:value-type="float">
            <text:p>7238.50733497</text:p>
          </table:table-cell>
        </table:table-row>
        <table:table-row table:style-name="ro1">
          <table:table-cell office:value-type="float" office:value="0.163090909091" calcext:value-type="float">
            <text:p>0.1630909091</text:p>
          </table:table-cell>
          <table:table-cell office:value-type="float" office:value="7237.09669888" calcext:value-type="float">
            <text:p>7237.09669888</text:p>
          </table:table-cell>
        </table:table-row>
        <table:table-row table:style-name="ro1">
          <table:table-cell office:value-type="float" office:value="0.164727272727" calcext:value-type="float">
            <text:p>0.1647272727</text:p>
          </table:table-cell>
          <table:table-cell office:value-type="float" office:value="7235.65232236" calcext:value-type="float">
            <text:p>7235.65232236</text:p>
          </table:table-cell>
        </table:table-row>
        <table:table-row table:style-name="ro1">
          <table:table-cell office:value-type="float" office:value="0.166363636364" calcext:value-type="float">
            <text:p>0.1663636364</text:p>
          </table:table-cell>
          <table:table-cell office:value-type="float" office:value="7234.16399509" calcext:value-type="float">
            <text:p>7234.16399509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7232.6686979" calcext:value-type="float">
            <text:p>7232.6686979</text:p>
          </table:table-cell>
        </table:table-row>
        <table:table-row table:style-name="ro1">
          <table:table-cell office:value-type="float" office:value="0.169636363636" calcext:value-type="float">
            <text:p>0.1696363636</text:p>
          </table:table-cell>
          <table:table-cell office:value-type="float" office:value="7231.17933108" calcext:value-type="float">
            <text:p>7231.17933108</text:p>
          </table:table-cell>
        </table:table-row>
        <table:table-row table:style-name="ro1">
          <table:table-cell office:value-type="float" office:value="0.171272727273" calcext:value-type="float">
            <text:p>0.1712727273</text:p>
          </table:table-cell>
          <table:table-cell office:value-type="float" office:value="7229.67299476" calcext:value-type="float">
            <text:p>7229.67299476</text:p>
          </table:table-cell>
        </table:table-row>
        <table:table-row table:style-name="ro1">
          <table:table-cell office:value-type="float" office:value="0.172909090909" calcext:value-type="float">
            <text:p>0.1729090909</text:p>
          </table:table-cell>
          <table:table-cell office:value-type="float" office:value="7228.12307531" calcext:value-type="float">
            <text:p>7228.12307531</text:p>
          </table:table-cell>
        </table:table-row>
        <table:table-row table:style-name="ro1">
          <table:table-cell office:value-type="float" office:value="0.174545454545" calcext:value-type="float">
            <text:p>0.1745454545</text:p>
          </table:table-cell>
          <table:table-cell office:value-type="float" office:value="7226.55404428" calcext:value-type="float">
            <text:p>7226.5540442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7223.41808338" calcext:value-type="float">
            <text:p>7223.41808338</text:p>
          </table:table-cell>
        </table:table-row>
        <table:table-row table:style-name="ro1">
          <table:table-cell office:value-type="float" office:value="0.176636363636" calcext:value-type="float">
            <text:p>0.1766363636</text:p>
          </table:table-cell>
          <table:table-cell office:value-type="float" office:value="7223.51389532" calcext:value-type="float">
            <text:p>7223.51389532</text:p>
          </table:table-cell>
        </table:table-row>
        <table:table-row table:style-name="ro1">
          <table:table-cell office:value-type="float" office:value="0.178272727273" calcext:value-type="float">
            <text:p>0.1782727273</text:p>
          </table:table-cell>
          <table:table-cell office:value-type="float" office:value="7222.32318789" calcext:value-type="float">
            <text:p>7222.32318789</text:p>
          </table:table-cell>
        </table:table-row>
        <table:table-row table:style-name="ro1">
          <table:table-cell office:value-type="float" office:value="0.179909090909" calcext:value-type="float">
            <text:p>0.1799090909</text:p>
          </table:table-cell>
          <table:table-cell office:value-type="float" office:value="7220.88264633" calcext:value-type="float">
            <text:p>7220.88264633</text:p>
          </table:table-cell>
        </table:table-row>
        <table:table-row table:style-name="ro1">
          <table:table-cell office:value-type="float" office:value="0.181545454545" calcext:value-type="float">
            <text:p>0.1815454545</text:p>
          </table:table-cell>
          <table:table-cell office:value-type="float" office:value="7219.21669449" calcext:value-type="float">
            <text:p>7219.21669449</text:p>
          </table:table-cell>
        </table:table-row>
        <table:table-row table:style-name="ro1">
          <table:table-cell office:value-type="float" office:value="0.183181818182" calcext:value-type="float">
            <text:p>0.1831818182</text:p>
          </table:table-cell>
          <table:table-cell office:value-type="float" office:value="7217.31711616" calcext:value-type="float">
            <text:p>7217.31711616</text:p>
          </table:table-cell>
        </table:table-row>
        <table:table-row table:style-name="ro1">
          <table:table-cell office:value-type="float" office:value="0.184818181818" calcext:value-type="float">
            <text:p>0.1848181818</text:p>
          </table:table-cell>
          <table:table-cell office:value-type="float" office:value="7215.22351874" calcext:value-type="float">
            <text:p>7215.22351874</text:p>
          </table:table-cell>
        </table:table-row>
        <table:table-row table:style-name="ro1">
          <table:table-cell office:value-type="float" office:value="0.186454545455" calcext:value-type="float">
            <text:p>0.1864545455</text:p>
          </table:table-cell>
          <table:table-cell office:value-type="float" office:value="7212.97245475" calcext:value-type="float">
            <text:p>7212.97245475</text:p>
          </table:table-cell>
        </table:table-row>
        <table:table-row table:style-name="ro1">
          <table:table-cell office:value-type="float" office:value="0.188090909091" calcext:value-type="float">
            <text:p>0.1880909091</text:p>
          </table:table-cell>
          <table:table-cell office:value-type="float" office:value="7210.59908782" calcext:value-type="float">
            <text:p>7210.59908782</text:p>
          </table:table-cell>
        </table:table-row>
        <table:table-row table:style-name="ro1">
          <table:table-cell office:value-type="float" office:value="0.189727272727" calcext:value-type="float">
            <text:p>0.1897272727</text:p>
          </table:table-cell>
          <table:table-cell office:value-type="float" office:value="7208.0207618" calcext:value-type="float">
            <text:p>7208.0207618</text:p>
          </table:table-cell>
        </table:table-row>
        <table:table-row table:style-name="ro1">
          <table:table-cell office:value-type="float" office:value="0.191363636364" calcext:value-type="float">
            <text:p>0.1913636364</text:p>
          </table:table-cell>
          <table:table-cell office:value-type="float" office:value="7205.21619455" calcext:value-type="float">
            <text:p>7205.2161945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7202.20661506" calcext:value-type="float">
            <text:p>7202.20661506</text:p>
          </table:table-cell>
        </table:table-row>
        <table:table-row table:style-name="ro1">
          <table:table-cell office:value-type="float" office:value="0.194636363636" calcext:value-type="float">
            <text:p>0.1946363636</text:p>
          </table:table-cell>
          <table:table-cell office:value-type="float" office:value="7198.98662202" calcext:value-type="float">
            <text:p>7198.98662202</text:p>
          </table:table-cell>
        </table:table-row>
        <table:table-row table:style-name="ro1">
          <table:table-cell office:value-type="float" office:value="0.196272727273" calcext:value-type="float">
            <text:p>0.1962727273</text:p>
          </table:table-cell>
          <table:table-cell office:value-type="float" office:value="7195.49796901" calcext:value-type="float">
            <text:p>7195.49796901</text:p>
          </table:table-cell>
        </table:table-row>
        <table:table-row table:style-name="ro1">
          <table:table-cell office:value-type="float" office:value="0.197909090909" calcext:value-type="float">
            <text:p>0.1979090909</text:p>
          </table:table-cell>
          <table:table-cell office:value-type="float" office:value="7191.69397325" calcext:value-type="float">
            <text:p>7191.69397325</text:p>
          </table:table-cell>
        </table:table-row>
        <table:table-row table:style-name="ro1">
          <table:table-cell office:value-type="float" office:value="0.199545454545" calcext:value-type="float">
            <text:p>0.1995454545</text:p>
          </table:table-cell>
          <table:table-cell office:value-type="float" office:value="7187.57129346" calcext:value-type="float">
            <text:p>7187.571293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183.93711708" calcext:value-type="float">
            <text:p>7183.93711708</text:p>
          </table:table-cell>
        </table:table-row>
        <table:table-row table:style-name="ro1">
          <table:table-cell office:value-type="float" office:value="0.201636363636" calcext:value-type="float">
            <text:p>0.2016363636</text:p>
          </table:table-cell>
          <table:table-cell office:value-type="float" office:value="7181.0906501" calcext:value-type="float">
            <text:p>7181.0906501</text:p>
          </table:table-cell>
        </table:table-row>
        <table:table-row table:style-name="ro1">
          <table:table-cell office:value-type="float" office:value="0.203272727273" calcext:value-type="float">
            <text:p>0.2032727273</text:p>
          </table:table-cell>
          <table:table-cell office:value-type="float" office:value="7176.57470354" calcext:value-type="float">
            <text:p>7176.57470354</text:p>
          </table:table-cell>
        </table:table-row>
        <table:table-row table:style-name="ro1">
          <table:table-cell office:value-type="float" office:value="0.204909090909" calcext:value-type="float">
            <text:p>0.2049090909</text:p>
          </table:table-cell>
          <table:table-cell office:value-type="float" office:value="7171.38892859" calcext:value-type="float">
            <text:p>7171.38892859</text:p>
          </table:table-cell>
        </table:table-row>
        <table:table-row table:style-name="ro1">
          <table:table-cell office:value-type="float" office:value="0.206545454545" calcext:value-type="float">
            <text:p>0.2065454545</text:p>
          </table:table-cell>
          <table:table-cell office:value-type="float" office:value="7165.60403877" calcext:value-type="float">
            <text:p>7165.60403877</text:p>
          </table:table-cell>
        </table:table-row>
        <table:table-row table:style-name="ro1">
          <table:table-cell office:value-type="float" office:value="0.208181818182" calcext:value-type="float">
            <text:p>0.2081818182</text:p>
          </table:table-cell>
          <table:table-cell office:value-type="float" office:value="7159.20755954" calcext:value-type="float">
            <text:p>7159.20755954</text:p>
          </table:table-cell>
        </table:table-row>
        <table:table-row table:style-name="ro1">
          <table:table-cell office:value-type="float" office:value="0.209818181818" calcext:value-type="float">
            <text:p>0.2098181818</text:p>
          </table:table-cell>
          <table:table-cell office:value-type="float" office:value="7152.18232438" calcext:value-type="float">
            <text:p>7152.18232438</text:p>
          </table:table-cell>
        </table:table-row>
        <table:table-row table:style-name="ro1">
          <table:table-cell office:value-type="float" office:value="0.211454545455" calcext:value-type="float">
            <text:p>0.2114545455</text:p>
          </table:table-cell>
          <table:table-cell office:value-type="float" office:value="7144.54215416" calcext:value-type="float">
            <text:p>7144.54215416</text:p>
          </table:table-cell>
        </table:table-row>
        <table:table-row table:style-name="ro1">
          <table:table-cell office:value-type="float" office:value="0.213090909091" calcext:value-type="float">
            <text:p>0.2130909091</text:p>
          </table:table-cell>
          <table:table-cell office:value-type="float" office:value="7136.28480369" calcext:value-type="float">
            <text:p>7136.28480369</text:p>
          </table:table-cell>
        </table:table-row>
        <table:table-row table:style-name="ro1">
          <table:table-cell office:value-type="float" office:value="0.214727272727" calcext:value-type="float">
            <text:p>0.2147272727</text:p>
          </table:table-cell>
          <table:table-cell office:value-type="float" office:value="7127.30546341" calcext:value-type="float">
            <text:p>7127.30546341</text:p>
          </table:table-cell>
        </table:table-row>
        <table:table-row table:style-name="ro1">
          <table:table-cell office:value-type="float" office:value="0.216363636364" calcext:value-type="float">
            <text:p>0.2163636364</text:p>
          </table:table-cell>
          <table:table-cell office:value-type="float" office:value="7117.54192093" calcext:value-type="float">
            <text:p>7117.54192093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7107.0104345" calcext:value-type="float">
            <text:p>7107.0104345</text:p>
          </table:table-cell>
        </table:table-row>
        <table:table-row table:style-name="ro1">
          <table:table-cell office:value-type="float" office:value="0.219636363636" calcext:value-type="float">
            <text:p>0.2196363636</text:p>
          </table:table-cell>
          <table:table-cell office:value-type="float" office:value="7095.66428414" calcext:value-type="float">
            <text:p>7095.66428414</text:p>
          </table:table-cell>
        </table:table-row>
        <table:table-row table:style-name="ro1">
          <table:table-cell office:value-type="float" office:value="0.221272727273" calcext:value-type="float">
            <text:p>0.2212727273</text:p>
          </table:table-cell>
          <table:table-cell office:value-type="float" office:value="7083.40093841" calcext:value-type="float">
            <text:p>7083.40093841</text:p>
          </table:table-cell>
        </table:table-row>
        <table:table-row table:style-name="ro1">
          <table:table-cell office:value-type="float" office:value="0.222909090909" calcext:value-type="float">
            <text:p>0.2229090909</text:p>
          </table:table-cell>
          <table:table-cell office:value-type="float" office:value="7070.12267258" calcext:value-type="float">
            <text:p>7070.12267258</text:p>
          </table:table-cell>
        </table:table-row>
        <table:table-row table:style-name="ro1">
          <table:table-cell office:value-type="float" office:value="0.224545454545" calcext:value-type="float">
            <text:p>0.2245454545</text:p>
          </table:table-cell>
          <table:table-cell office:value-type="float" office:value="7055.83076936" calcext:value-type="float">
            <text:p>7055.8307693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049.956681" calcext:value-type="float">
            <text:p>7049.956681</text:p>
          </table:table-cell>
        </table:table-row>
        <table:table-row table:style-name="ro1">
          <table:table-cell office:value-type="float" office:value="0.226636363636" calcext:value-type="float">
            <text:p>0.2266363636</text:p>
          </table:table-cell>
          <table:table-cell office:value-type="float" office:value="7035.86784971" calcext:value-type="float">
            <text:p>7035.86784971</text:p>
          </table:table-cell>
        </table:table-row>
        <table:table-row table:style-name="ro1">
          <table:table-cell office:value-type="float" office:value="0.228272727273" calcext:value-type="float">
            <text:p>0.2282727273</text:p>
          </table:table-cell>
          <table:table-cell office:value-type="float" office:value="7020.05563687" calcext:value-type="float">
            <text:p>7020.05563687</text:p>
          </table:table-cell>
        </table:table-row>
        <table:table-row table:style-name="ro1">
          <table:table-cell office:value-type="float" office:value="0.229909090909" calcext:value-type="float">
            <text:p>0.2299090909</text:p>
          </table:table-cell>
          <table:table-cell office:value-type="float" office:value="7003.31097644" calcext:value-type="float">
            <text:p>7003.31097644</text:p>
          </table:table-cell>
        </table:table-row>
        <table:table-row table:style-name="ro1">
          <table:table-cell office:value-type="float" office:value="0.231545454545" calcext:value-type="float">
            <text:p>0.2315454545</text:p>
          </table:table-cell>
          <table:table-cell office:value-type="float" office:value="6986.17947679" calcext:value-type="float">
            <text:p>6986.17947679</text:p>
          </table:table-cell>
        </table:table-row>
        <table:table-row table:style-name="ro1">
          <table:table-cell office:value-type="float" office:value="0.233181818182" calcext:value-type="float">
            <text:p>0.2331818182</text:p>
          </table:table-cell>
          <table:table-cell office:value-type="float" office:value="6968.96758372" calcext:value-type="float">
            <text:p>6968.96758372</text:p>
          </table:table-cell>
        </table:table-row>
        <table:table-row table:style-name="ro1">
          <table:table-cell office:value-type="float" office:value="0.234818181818" calcext:value-type="float">
            <text:p>0.2348181818</text:p>
          </table:table-cell>
          <table:table-cell office:value-type="float" office:value="6951.86368524" calcext:value-type="float">
            <text:p>6951.86368524</text:p>
          </table:table-cell>
        </table:table-row>
        <table:table-row table:style-name="ro1">
          <table:table-cell office:value-type="float" office:value="0.236454545455" calcext:value-type="float">
            <text:p>0.2364545455</text:p>
          </table:table-cell>
          <table:table-cell office:value-type="float" office:value="6934.99347735" calcext:value-type="float">
            <text:p>6934.99347735</text:p>
          </table:table-cell>
        </table:table-row>
        <table:table-row table:style-name="ro1">
          <table:table-cell office:value-type="float" office:value="0.238090909091" calcext:value-type="float">
            <text:p>0.2380909091</text:p>
          </table:table-cell>
          <table:table-cell office:value-type="float" office:value="6918.46443496" calcext:value-type="float">
            <text:p>6918.46443496</text:p>
          </table:table-cell>
        </table:table-row>
        <table:table-row table:style-name="ro1">
          <table:table-cell office:value-type="float" office:value="0.239727272727" calcext:value-type="float">
            <text:p>0.2397272727</text:p>
          </table:table-cell>
          <table:table-cell office:value-type="float" office:value="6902.24345283" calcext:value-type="float">
            <text:p>6902.24345283</text:p>
          </table:table-cell>
        </table:table-row>
        <table:table-row table:style-name="ro1">
          <table:table-cell office:value-type="float" office:value="0.241363636364" calcext:value-type="float">
            <text:p>0.2413636364</text:p>
          </table:table-cell>
          <table:table-cell office:value-type="float" office:value="6886.31107797" calcext:value-type="float">
            <text:p>6886.31107797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6870.71081201" calcext:value-type="float">
            <text:p>6870.71081201</text:p>
          </table:table-cell>
        </table:table-row>
        <table:table-row table:style-name="ro1">
          <table:table-cell office:value-type="float" office:value="0.244636363636" calcext:value-type="float">
            <text:p>0.2446363636</text:p>
          </table:table-cell>
          <table:table-cell office:value-type="float" office:value="6855.49352557" calcext:value-type="float">
            <text:p>6855.49352557</text:p>
          </table:table-cell>
        </table:table-row>
        <table:table-row table:style-name="ro1">
          <table:table-cell office:value-type="float" office:value="0.246272727273" calcext:value-type="float">
            <text:p>0.2462727273</text:p>
          </table:table-cell>
          <table:table-cell office:value-type="float" office:value="6840.65048679" calcext:value-type="float">
            <text:p>6840.65048679</text:p>
          </table:table-cell>
        </table:table-row>
        <table:table-row table:style-name="ro1">
          <table:table-cell office:value-type="float" office:value="0.247909090909" calcext:value-type="float">
            <text:p>0.2479090909</text:p>
          </table:table-cell>
          <table:table-cell office:value-type="float" office:value="6826.1903578" calcext:value-type="float">
            <text:p>6826.1903578</text:p>
          </table:table-cell>
        </table:table-row>
        <table:table-row table:style-name="ro1">
          <table:table-cell office:value-type="float" office:value="0.249545454545" calcext:value-type="float">
            <text:p>0.2495454545</text:p>
          </table:table-cell>
          <table:table-cell office:value-type="float" office:value="6812.16464069" calcext:value-type="float">
            <text:p>6812.1646406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806.60161492" calcext:value-type="float">
            <text:p>6806.60161492</text:p>
          </table:table-cell>
        </table:table-row>
        <table:table-row table:style-name="ro1">
          <table:table-cell office:value-type="float" office:value="0.251636363636" calcext:value-type="float">
            <text:p>0.2516363636</text:p>
          </table:table-cell>
          <table:table-cell office:value-type="float" office:value="6794.33923013" calcext:value-type="float">
            <text:p>6794.33923013</text:p>
          </table:table-cell>
        </table:table-row>
        <table:table-row table:style-name="ro1">
          <table:table-cell office:value-type="float" office:value="0.253272727273" calcext:value-type="float">
            <text:p>0.2532727273</text:p>
          </table:table-cell>
          <table:table-cell office:value-type="float" office:value="5507.16836662" calcext:value-type="float">
            <text:p>5507.16836662</text:p>
          </table:table-cell>
        </table:table-row>
        <table:table-row table:style-name="ro1">
          <table:table-cell office:value-type="float" office:value="0.254909090909" calcext:value-type="float">
            <text:p>0.2549090909</text:p>
          </table:table-cell>
          <table:table-cell office:value-type="float" office:value="5855.72011117" calcext:value-type="float">
            <text:p>5855.72011117</text:p>
          </table:table-cell>
        </table:table-row>
        <table:table-row table:style-name="ro1">
          <table:table-cell office:value-type="float" office:value="0.256545454545" calcext:value-type="float">
            <text:p>0.2565454545</text:p>
          </table:table-cell>
          <table:table-cell office:value-type="float" office:value="6220.74670561" calcext:value-type="float">
            <text:p>6220.74670561</text:p>
          </table:table-cell>
        </table:table-row>
        <table:table-row table:style-name="ro1">
          <table:table-cell office:value-type="float" office:value="0.258181818182" calcext:value-type="float">
            <text:p>0.2581818182</text:p>
          </table:table-cell>
          <table:table-cell office:value-type="float" office:value="6596.86046963" calcext:value-type="float">
            <text:p>6596.86046963</text:p>
          </table:table-cell>
        </table:table-row>
        <table:table-row table:style-name="ro1">
          <table:table-cell office:value-type="float" office:value="0.259818181818" calcext:value-type="float">
            <text:p>0.2598181818</text:p>
          </table:table-cell>
          <table:table-cell office:value-type="float" office:value="6985.19482728" calcext:value-type="float">
            <text:p>6985.19482728</text:p>
          </table:table-cell>
        </table:table-row>
        <table:table-row table:style-name="ro1">
          <table:table-cell office:value-type="float" office:value="0.261454545455" calcext:value-type="float">
            <text:p>0.2614545455</text:p>
          </table:table-cell>
          <table:table-cell office:value-type="float" office:value="7388.18015232" calcext:value-type="float">
            <text:p>7388.18015232</text:p>
          </table:table-cell>
        </table:table-row>
        <table:table-row table:style-name="ro1">
          <table:table-cell office:value-type="float" office:value="0.263090909091" calcext:value-type="float">
            <text:p>0.2630909091</text:p>
          </table:table-cell>
          <table:table-cell office:value-type="float" office:value="7802.8329031" calcext:value-type="float">
            <text:p>7802.8329031</text:p>
          </table:table-cell>
        </table:table-row>
        <table:table-row table:style-name="ro1">
          <table:table-cell office:value-type="float" office:value="0.264727272727" calcext:value-type="float">
            <text:p>0.2647272727</text:p>
          </table:table-cell>
          <table:table-cell office:value-type="float" office:value="8226.03814988" calcext:value-type="float">
            <text:p>8226.03814988</text:p>
          </table:table-cell>
        </table:table-row>
        <table:table-row table:style-name="ro1">
          <table:table-cell office:value-type="float" office:value="0.266363636364" calcext:value-type="float">
            <text:p>0.2663636364</text:p>
          </table:table-cell>
          <table:table-cell office:value-type="float" office:value="8655.85491646" calcext:value-type="float">
            <text:p>8655.85491646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9090.19916695" calcext:value-type="float">
            <text:p>9090.19916695</text:p>
          </table:table-cell>
        </table:table-row>
        <table:table-row table:style-name="ro1">
          <table:table-cell office:value-type="float" office:value="0.269636363636" calcext:value-type="float">
            <text:p>0.2696363636</text:p>
          </table:table-cell>
          <table:table-cell office:value-type="float" office:value="9525.98963565" calcext:value-type="float">
            <text:p>9525.98963565</text:p>
          </table:table-cell>
        </table:table-row>
        <table:table-row table:style-name="ro1">
          <table:table-cell office:value-type="float" office:value="0.271272727273" calcext:value-type="float">
            <text:p>0.2712727273</text:p>
          </table:table-cell>
          <table:table-cell office:value-type="float" office:value="9960.40503622" calcext:value-type="float">
            <text:p>9960.40503622</text:p>
          </table:table-cell>
        </table:table-row>
        <table:table-row table:style-name="ro1">
          <table:table-cell office:value-type="float" office:value="0.272909090909" calcext:value-type="float">
            <text:p>0.2729090909</text:p>
          </table:table-cell>
          <table:table-cell office:value-type="float" office:value="10391.2330977" calcext:value-type="float">
            <text:p>10391.2330977</text:p>
          </table:table-cell>
        </table:table-row>
        <table:table-row table:style-name="ro1">
          <table:table-cell office:value-type="float" office:value="0.274545454545" calcext:value-type="float">
            <text:p>0.2745454545</text:p>
          </table:table-cell>
          <table:table-cell office:value-type="float" office:value="10816.3217209" calcext:value-type="float">
            <text:p>10816.3217209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0929.1572677" calcext:value-type="float">
            <text:p>10929.1572677</text:p>
          </table:table-cell>
        </table:table-row>
        <table:table-row table:style-name="ro1">
          <table:table-cell office:value-type="float" office:value="0.276636363636" calcext:value-type="float">
            <text:p>0.2766363636</text:p>
          </table:table-cell>
          <table:table-cell office:value-type="float" office:value="11344.1640191" calcext:value-type="float">
            <text:p>11344.1640191</text:p>
          </table:table-cell>
        </table:table-row>
        <table:table-row table:style-name="ro1">
          <table:table-cell office:value-type="float" office:value="0.278272727273" calcext:value-type="float">
            <text:p>0.2782727273</text:p>
          </table:table-cell>
          <table:table-cell office:value-type="float" office:value="11747.9818663" calcext:value-type="float">
            <text:p>11747.9818663</text:p>
          </table:table-cell>
        </table:table-row>
        <table:table-row table:style-name="ro1">
          <table:table-cell office:value-type="float" office:value="0.279909090909" calcext:value-type="float">
            <text:p>0.2799090909</text:p>
          </table:table-cell>
          <table:table-cell office:value-type="float" office:value="12139.028098" calcext:value-type="float">
            <text:p>12139.028098</text:p>
          </table:table-cell>
        </table:table-row>
        <table:table-row table:style-name="ro1">
          <table:table-cell office:value-type="float" office:value="0.281545454545" calcext:value-type="float">
            <text:p>0.2815454545</text:p>
          </table:table-cell>
          <table:table-cell office:value-type="float" office:value="12515.8577748" calcext:value-type="float">
            <text:p>12515.8577748</text:p>
          </table:table-cell>
        </table:table-row>
        <table:table-row table:style-name="ro1">
          <table:table-cell office:value-type="float" office:value="0.283181818182" calcext:value-type="float">
            <text:p>0.2831818182</text:p>
          </table:table-cell>
          <table:table-cell office:value-type="float" office:value="12876.9032507" calcext:value-type="float">
            <text:p>12876.9032507</text:p>
          </table:table-cell>
        </table:table-row>
        <table:table-row table:style-name="ro1">
          <table:table-cell office:value-type="float" office:value="0.284818181818" calcext:value-type="float">
            <text:p>0.2848181818</text:p>
          </table:table-cell>
          <table:table-cell office:value-type="float" office:value="13220.6840734" calcext:value-type="float">
            <text:p>13220.6840734</text:p>
          </table:table-cell>
        </table:table-row>
        <table:table-row table:style-name="ro1">
          <table:table-cell office:value-type="float" office:value="0.286454545455" calcext:value-type="float">
            <text:p>0.2864545455</text:p>
          </table:table-cell>
          <table:table-cell office:value-type="float" office:value="13546.0128139" calcext:value-type="float">
            <text:p>13546.0128139</text:p>
          </table:table-cell>
        </table:table-row>
        <table:table-row table:style-name="ro1">
          <table:table-cell office:value-type="float" office:value="0.288090909091" calcext:value-type="float">
            <text:p>0.2880909091</text:p>
          </table:table-cell>
          <table:table-cell office:value-type="float" office:value="13852.2651445" calcext:value-type="float">
            <text:p>13852.2651445</text:p>
          </table:table-cell>
        </table:table-row>
        <table:table-row table:style-name="ro1">
          <table:table-cell office:value-type="float" office:value="0.289727272727" calcext:value-type="float">
            <text:p>0.2897272727</text:p>
          </table:table-cell>
          <table:table-cell office:value-type="float" office:value="14139.4293173" calcext:value-type="float">
            <text:p>14139.4293173</text:p>
          </table:table-cell>
        </table:table-row>
        <table:table-row table:style-name="ro1">
          <table:table-cell office:value-type="float" office:value="0.291363636364" calcext:value-type="float">
            <text:p>0.2913636364</text:p>
          </table:table-cell>
          <table:table-cell office:value-type="float" office:value="14407.2829769" calcext:value-type="float">
            <text:p>14407.2829769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14652.6314095" calcext:value-type="float">
            <text:p>14652.6314095</text:p>
          </table:table-cell>
        </table:table-row>
        <table:table-row table:style-name="ro1">
          <table:table-cell office:value-type="float" office:value="0.294636363636" calcext:value-type="float">
            <text:p>0.2946363636</text:p>
          </table:table-cell>
          <table:table-cell office:value-type="float" office:value="14868.8914905" calcext:value-type="float">
            <text:p>14868.8914905</text:p>
          </table:table-cell>
        </table:table-row>
        <table:table-row table:style-name="ro1">
          <table:table-cell office:value-type="float" office:value="0.296272727273" calcext:value-type="float">
            <text:p>0.2962727273</text:p>
          </table:table-cell>
          <table:table-cell office:value-type="float" office:value="15057.8396434" calcext:value-type="float">
            <text:p>15057.8396434</text:p>
          </table:table-cell>
        </table:table-row>
        <table:table-row table:style-name="ro1">
          <table:table-cell office:value-type="float" office:value="0.297909090909" calcext:value-type="float">
            <text:p>0.2979090909</text:p>
          </table:table-cell>
          <table:table-cell office:value-type="float" office:value="15223.8551811" calcext:value-type="float">
            <text:p>15223.8551811</text:p>
          </table:table-cell>
        </table:table-row>
        <table:table-row table:style-name="ro1">
          <table:table-cell office:value-type="float" office:value="0.299545454545" calcext:value-type="float">
            <text:p>0.2995454545</text:p>
          </table:table-cell>
          <table:table-cell office:value-type="float" office:value="15366.4780407" calcext:value-type="float">
            <text:p>15366.478040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398.8930812" calcext:value-type="float">
            <text:p>15398.8930812</text:p>
          </table:table-cell>
        </table:table-row>
        <table:table-row table:style-name="ro1">
          <table:table-cell office:value-type="float" office:value="0.301636363636" calcext:value-type="float">
            <text:p>0.3016363636</text:p>
          </table:table-cell>
          <table:table-cell office:value-type="float" office:value="15506.1709899" calcext:value-type="float">
            <text:p>15506.1709899</text:p>
          </table:table-cell>
        </table:table-row>
        <table:table-row table:style-name="ro1">
          <table:table-cell office:value-type="float" office:value="0.303272727273" calcext:value-type="float">
            <text:p>0.3032727273</text:p>
          </table:table-cell>
          <table:table-cell office:value-type="float" office:value="15587.1924997" calcext:value-type="float">
            <text:p>15587.1924997</text:p>
          </table:table-cell>
        </table:table-row>
        <table:table-row table:style-name="ro1">
          <table:table-cell office:value-type="float" office:value="0.304909090909" calcext:value-type="float">
            <text:p>0.3049090909</text:p>
          </table:table-cell>
          <table:table-cell office:value-type="float" office:value="15644.6514406" calcext:value-type="float">
            <text:p>15644.6514406</text:p>
          </table:table-cell>
        </table:table-row>
        <table:table-row table:style-name="ro1">
          <table:table-cell office:value-type="float" office:value="0.306545454545" calcext:value-type="float">
            <text:p>0.3065454545</text:p>
          </table:table-cell>
          <table:table-cell office:value-type="float" office:value="15678.466514" calcext:value-type="float">
            <text:p>15678.466514</text:p>
          </table:table-cell>
        </table:table-row>
        <table:table-row table:style-name="ro1">
          <table:table-cell office:value-type="float" office:value="0.308181818182" calcext:value-type="float">
            <text:p>0.3081818182</text:p>
          </table:table-cell>
          <table:table-cell office:value-type="float" office:value="15689.331043" calcext:value-type="float">
            <text:p>15689.331043</text:p>
          </table:table-cell>
        </table:table-row>
        <table:table-row table:style-name="ro1">
          <table:table-cell office:value-type="float" office:value="0.309818181818" calcext:value-type="float">
            <text:p>0.3098181818</text:p>
          </table:table-cell>
          <table:table-cell office:value-type="float" office:value="15677.2862317" calcext:value-type="float">
            <text:p>15677.2862317</text:p>
          </table:table-cell>
        </table:table-row>
        <table:table-row table:style-name="ro1">
          <table:table-cell office:value-type="float" office:value="0.311454545455" calcext:value-type="float">
            <text:p>0.3114545455</text:p>
          </table:table-cell>
          <table:table-cell office:value-type="float" office:value="15645.051057" calcext:value-type="float">
            <text:p>15645.051057</text:p>
          </table:table-cell>
        </table:table-row>
        <table:table-row table:style-name="ro1">
          <table:table-cell office:value-type="float" office:value="0.313090909091" calcext:value-type="float">
            <text:p>0.3130909091</text:p>
          </table:table-cell>
          <table:table-cell office:value-type="float" office:value="15593.5745057" calcext:value-type="float">
            <text:p>15593.5745057</text:p>
          </table:table-cell>
        </table:table-row>
        <table:table-row table:style-name="ro1">
          <table:table-cell office:value-type="float" office:value="0.314727272727" calcext:value-type="float">
            <text:p>0.3147272727</text:p>
          </table:table-cell>
          <table:table-cell office:value-type="float" office:value="15524.2110162" calcext:value-type="float">
            <text:p>15524.2110162</text:p>
          </table:table-cell>
        </table:table-row>
        <table:table-row table:style-name="ro1">
          <table:table-cell office:value-type="float" office:value="0.316363636364" calcext:value-type="float">
            <text:p>0.3163636364</text:p>
          </table:table-cell>
          <table:table-cell office:value-type="float" office:value="15437.544288" calcext:value-type="float">
            <text:p>15437.54428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5333.4529685" calcext:value-type="float">
            <text:p>15333.4529685</text:p>
          </table:table-cell>
        </table:table-row>
        <table:table-row table:style-name="ro1">
          <table:table-cell office:value-type="float" office:value="0.319636363636" calcext:value-type="float">
            <text:p>0.3196363636</text:p>
          </table:table-cell>
          <table:table-cell office:value-type="float" office:value="15213.1665051" calcext:value-type="float">
            <text:p>15213.1665051</text:p>
          </table:table-cell>
        </table:table-row>
        <table:table-row table:style-name="ro1">
          <table:table-cell office:value-type="float" office:value="0.321272727273" calcext:value-type="float">
            <text:p>0.3212727273</text:p>
          </table:table-cell>
          <table:table-cell office:value-type="float" office:value="15079.5481604" calcext:value-type="float">
            <text:p>15079.5481604</text:p>
          </table:table-cell>
        </table:table-row>
        <table:table-row table:style-name="ro1">
          <table:table-cell office:value-type="float" office:value="0.322909090909" calcext:value-type="float">
            <text:p>0.3229090909</text:p>
          </table:table-cell>
          <table:table-cell office:value-type="float" office:value="14933.7891326" calcext:value-type="float">
            <text:p>14933.7891326</text:p>
          </table:table-cell>
        </table:table-row>
        <table:table-row table:style-name="ro1">
          <table:table-cell office:value-type="float" office:value="0.324545454545" calcext:value-type="float">
            <text:p>0.3245454545</text:p>
          </table:table-cell>
          <table:table-cell office:value-type="float" office:value="14776.161276" calcext:value-type="float">
            <text:p>14776.16127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4728.6571542" calcext:value-type="float">
            <text:p>14728.6571542</text:p>
          </table:table-cell>
        </table:table-row>
        <table:table-row table:style-name="ro1">
          <table:table-cell office:value-type="float" office:value="0.326636363636" calcext:value-type="float">
            <text:p>0.3266363636</text:p>
          </table:table-cell>
          <table:table-cell office:value-type="float" office:value="14557.7208121" calcext:value-type="float">
            <text:p>14557.7208121</text:p>
          </table:table-cell>
        </table:table-row>
        <table:table-row table:style-name="ro1">
          <table:table-cell office:value-type="float" office:value="0.328272727273" calcext:value-type="float">
            <text:p>0.3282727273</text:p>
          </table:table-cell>
          <table:table-cell office:value-type="float" office:value="14377.3178686" calcext:value-type="float">
            <text:p>14377.3178686</text:p>
          </table:table-cell>
        </table:table-row>
        <table:table-row table:style-name="ro1">
          <table:table-cell office:value-type="float" office:value="0.329909090909" calcext:value-type="float">
            <text:p>0.3299090909</text:p>
          </table:table-cell>
          <table:table-cell office:value-type="float" office:value="14189.6770153" calcext:value-type="float">
            <text:p>14189.6770153</text:p>
          </table:table-cell>
        </table:table-row>
        <table:table-row table:style-name="ro1">
          <table:table-cell office:value-type="float" office:value="0.331545454545" calcext:value-type="float">
            <text:p>0.3315454545</text:p>
          </table:table-cell>
          <table:table-cell office:value-type="float" office:value="13996.6288584" calcext:value-type="float">
            <text:p>13996.6288584</text:p>
          </table:table-cell>
        </table:table-row>
        <table:table-row table:style-name="ro1">
          <table:table-cell office:value-type="float" office:value="0.333181818182" calcext:value-type="float">
            <text:p>0.3331818182</text:p>
          </table:table-cell>
          <table:table-cell office:value-type="float" office:value="13799.1206236" calcext:value-type="float">
            <text:p>13799.1206236</text:p>
          </table:table-cell>
        </table:table-row>
        <table:table-row table:style-name="ro1">
          <table:table-cell office:value-type="float" office:value="0.334818181818" calcext:value-type="float">
            <text:p>0.3348181818</text:p>
          </table:table-cell>
          <table:table-cell office:value-type="float" office:value="13597.7158874" calcext:value-type="float">
            <text:p>13597.7158874</text:p>
          </table:table-cell>
        </table:table-row>
        <table:table-row table:style-name="ro1">
          <table:table-cell office:value-type="float" office:value="0.336454545455" calcext:value-type="float">
            <text:p>0.3364545455</text:p>
          </table:table-cell>
          <table:table-cell office:value-type="float" office:value="13394.1145039" calcext:value-type="float">
            <text:p>13394.1145039</text:p>
          </table:table-cell>
        </table:table-row>
        <table:table-row table:style-name="ro1">
          <table:table-cell office:value-type="float" office:value="0.338090909091" calcext:value-type="float">
            <text:p>0.3380909091</text:p>
          </table:table-cell>
          <table:table-cell office:value-type="float" office:value="13190.8195518" calcext:value-type="float">
            <text:p>13190.8195518</text:p>
          </table:table-cell>
        </table:table-row>
        <table:table-row table:style-name="ro1">
          <table:table-cell office:value-type="float" office:value="0.339727272727" calcext:value-type="float">
            <text:p>0.3397272727</text:p>
          </table:table-cell>
          <table:table-cell office:value-type="float" office:value="12989.3875877" calcext:value-type="float">
            <text:p>12989.3875877</text:p>
          </table:table-cell>
        </table:table-row>
        <table:table-row table:style-name="ro1">
          <table:table-cell office:value-type="float" office:value="0.341363636364" calcext:value-type="float">
            <text:p>0.3413636364</text:p>
          </table:table-cell>
          <table:table-cell office:value-type="float" office:value="12790.8049266" calcext:value-type="float">
            <text:p>12790.8049266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12597.2486197" calcext:value-type="float">
            <text:p>12597.2486197</text:p>
          </table:table-cell>
        </table:table-row>
        <table:table-row table:style-name="ro1">
          <table:table-cell office:value-type="float" office:value="0.344636363636" calcext:value-type="float">
            <text:p>0.3446363636</text:p>
          </table:table-cell>
          <table:table-cell office:value-type="float" office:value="12411.8413544" calcext:value-type="float">
            <text:p>12411.8413544</text:p>
          </table:table-cell>
        </table:table-row>
        <table:table-row table:style-name="ro1">
          <table:table-cell office:value-type="float" office:value="0.346272727273" calcext:value-type="float">
            <text:p>0.3462727273</text:p>
          </table:table-cell>
          <table:table-cell office:value-type="float" office:value="12236.7888949" calcext:value-type="float">
            <text:p>12236.7888949</text:p>
          </table:table-cell>
        </table:table-row>
        <table:table-row table:style-name="ro1">
          <table:table-cell office:value-type="float" office:value="0.347909090909" calcext:value-type="float">
            <text:p>0.3479090909</text:p>
          </table:table-cell>
          <table:table-cell office:value-type="float" office:value="12073.1763397" calcext:value-type="float">
            <text:p>12073.1763397</text:p>
          </table:table-cell>
        </table:table-row>
        <table:table-row table:style-name="ro1">
          <table:table-cell office:value-type="float" office:value="0.349545454545" calcext:value-type="float">
            <text:p>0.3495454545</text:p>
          </table:table-cell>
          <table:table-cell office:value-type="float" office:value="11923.3616132" calcext:value-type="float">
            <text:p>11923.36161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884.4700323" calcext:value-type="float">
            <text:p>11884.4700323</text:p>
          </table:table-cell>
        </table:table-row>
        <table:table-row table:style-name="ro1">
          <table:table-cell office:value-type="float" office:value="0.351636363636" calcext:value-type="float">
            <text:p>0.3516363636</text:p>
          </table:table-cell>
          <table:table-cell office:value-type="float" office:value="11756.3745892" calcext:value-type="float">
            <text:p>11756.3745892</text:p>
          </table:table-cell>
        </table:table-row>
        <table:table-row table:style-name="ro1">
          <table:table-cell office:value-type="float" office:value="0.353272727273" calcext:value-type="float">
            <text:p>0.3532727273</text:p>
          </table:table-cell>
          <table:table-cell office:value-type="float" office:value="11650.1779813" calcext:value-type="float">
            <text:p>11650.1779813</text:p>
          </table:table-cell>
        </table:table-row>
        <table:table-row table:style-name="ro1">
          <table:table-cell office:value-type="float" office:value="0.354909090909" calcext:value-type="float">
            <text:p>0.3549090909</text:p>
          </table:table-cell>
          <table:table-cell office:value-type="float" office:value="11566.1472514" calcext:value-type="float">
            <text:p>11566.1472514</text:p>
          </table:table-cell>
        </table:table-row>
        <table:table-row table:style-name="ro1">
          <table:table-cell office:value-type="float" office:value="0.356545454545" calcext:value-type="float">
            <text:p>0.3565454545</text:p>
          </table:table-cell>
          <table:table-cell office:value-type="float" office:value="11505.4149029" calcext:value-type="float">
            <text:p>11505.4149029</text:p>
          </table:table-cell>
        </table:table-row>
        <table:table-row table:style-name="ro1">
          <table:table-cell office:value-type="float" office:value="0.358181818182" calcext:value-type="float">
            <text:p>0.3581818182</text:p>
          </table:table-cell>
          <table:table-cell office:value-type="float" office:value="11467.6424524" calcext:value-type="float">
            <text:p>11467.6424524</text:p>
          </table:table-cell>
        </table:table-row>
        <table:table-row table:style-name="ro1">
          <table:table-cell office:value-type="float" office:value="0.359818181818" calcext:value-type="float">
            <text:p>0.3598181818</text:p>
          </table:table-cell>
          <table:table-cell office:value-type="float" office:value="11447.8196195" calcext:value-type="float">
            <text:p>11447.8196195</text:p>
          </table:table-cell>
        </table:table-row>
        <table:table-row table:style-name="ro1">
          <table:table-cell office:value-type="float" office:value="0.361454545455" calcext:value-type="float">
            <text:p>0.3614545455</text:p>
          </table:table-cell>
          <table:table-cell office:value-type="float" office:value="11427.0397686" calcext:value-type="float">
            <text:p>11427.0397686</text:p>
          </table:table-cell>
        </table:table-row>
        <table:table-row table:style-name="ro1">
          <table:table-cell office:value-type="float" office:value="0.363090909091" calcext:value-type="float">
            <text:p>0.3630909091</text:p>
          </table:table-cell>
          <table:table-cell office:value-type="float" office:value="11405.2338257" calcext:value-type="float">
            <text:p>11405.2338257</text:p>
          </table:table-cell>
        </table:table-row>
        <table:table-row table:style-name="ro1">
          <table:table-cell office:value-type="float" office:value="0.364727272727" calcext:value-type="float">
            <text:p>0.3647272727</text:p>
          </table:table-cell>
          <table:table-cell office:value-type="float" office:value="11431.5975385" calcext:value-type="float">
            <text:p>11431.5975385</text:p>
          </table:table-cell>
        </table:table-row>
        <table:table-row table:style-name="ro1">
          <table:table-cell office:value-type="float" office:value="0.366363636364" calcext:value-type="float">
            <text:p>0.3663636364</text:p>
          </table:table-cell>
          <table:table-cell office:value-type="float" office:value="11520.8687465" calcext:value-type="float">
            <text:p>11520.8687465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1667.0232751" calcext:value-type="float">
            <text:p>11667.0232751</text:p>
          </table:table-cell>
        </table:table-row>
        <table:table-row table:style-name="ro1">
          <table:table-cell office:value-type="float" office:value="0.369636363636" calcext:value-type="float">
            <text:p>0.3696363636</text:p>
          </table:table-cell>
          <table:table-cell office:value-type="float" office:value="11830.7278542" calcext:value-type="float">
            <text:p>11830.7278542</text:p>
          </table:table-cell>
        </table:table-row>
        <table:table-row table:style-name="ro1">
          <table:table-cell office:value-type="float" office:value="0.371272727273" calcext:value-type="float">
            <text:p>0.3712727273</text:p>
          </table:table-cell>
          <table:table-cell office:value-type="float" office:value="11996.8918432" calcext:value-type="float">
            <text:p>11996.8918432</text:p>
          </table:table-cell>
        </table:table-row>
        <table:table-row table:style-name="ro1">
          <table:table-cell office:value-type="float" office:value="0.372909090909" calcext:value-type="float">
            <text:p>0.3729090909</text:p>
          </table:table-cell>
          <table:table-cell office:value-type="float" office:value="12165.557957" calcext:value-type="float">
            <text:p>12165.557957</text:p>
          </table:table-cell>
        </table:table-row>
        <table:table-row table:style-name="ro1">
          <table:table-cell office:value-type="float" office:value="0.374545454545" calcext:value-type="float">
            <text:p>0.3745454545</text:p>
          </table:table-cell>
          <table:table-cell office:value-type="float" office:value="12341.449202" calcext:value-type="float">
            <text:p>12341.44920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2398.4491144" calcext:value-type="float">
            <text:p>12398.4491144</text:p>
          </table:table-cell>
        </table:table-row>
        <table:table-row table:style-name="ro1">
          <table:table-cell office:value-type="float" office:value="0.376636363636" calcext:value-type="float">
            <text:p>0.3766363636</text:p>
          </table:table-cell>
          <table:table-cell office:value-type="float" office:value="12573.9024543" calcext:value-type="float">
            <text:p>12573.9024543</text:p>
          </table:table-cell>
        </table:table-row>
        <table:table-row table:style-name="ro1">
          <table:table-cell office:value-type="float" office:value="0.378272727273" calcext:value-type="float">
            <text:p>0.3782727273</text:p>
          </table:table-cell>
          <table:table-cell office:value-type="float" office:value="12762.0098883" calcext:value-type="float">
            <text:p>12762.0098883</text:p>
          </table:table-cell>
        </table:table-row>
        <table:table-row table:style-name="ro1">
          <table:table-cell office:value-type="float" office:value="0.379909090909" calcext:value-type="float">
            <text:p>0.3799090909</text:p>
          </table:table-cell>
          <table:table-cell office:value-type="float" office:value="12957.0166079" calcext:value-type="float">
            <text:p>12957.0166079</text:p>
          </table:table-cell>
        </table:table-row>
        <table:table-row table:style-name="ro1">
          <table:table-cell office:value-type="float" office:value="0.381545454545" calcext:value-type="float">
            <text:p>0.3815454545</text:p>
          </table:table-cell>
          <table:table-cell office:value-type="float" office:value="13155.7892601" calcext:value-type="float">
            <text:p>13155.7892601</text:p>
          </table:table-cell>
        </table:table-row>
        <table:table-row table:style-name="ro1">
          <table:table-cell office:value-type="float" office:value="0.383181818182" calcext:value-type="float">
            <text:p>0.3831818182</text:p>
          </table:table-cell>
          <table:table-cell office:value-type="float" office:value="13356.8196233" calcext:value-type="float">
            <text:p>13356.8196233</text:p>
          </table:table-cell>
        </table:table-row>
        <table:table-row table:style-name="ro1">
          <table:table-cell office:value-type="float" office:value="0.384818181818" calcext:value-type="float">
            <text:p>0.3848181818</text:p>
          </table:table-cell>
          <table:table-cell office:value-type="float" office:value="13559.3801612" calcext:value-type="float">
            <text:p>13559.3801612</text:p>
          </table:table-cell>
        </table:table-row>
        <table:table-row table:style-name="ro1">
          <table:table-cell office:value-type="float" office:value="0.386454545455" calcext:value-type="float">
            <text:p>0.3864545455</text:p>
          </table:table-cell>
          <table:table-cell office:value-type="float" office:value="13763.5106273" calcext:value-type="float">
            <text:p>13763.5106273</text:p>
          </table:table-cell>
        </table:table-row>
        <table:table-row table:style-name="ro1">
          <table:table-cell office:value-type="float" office:value="0.388090909091" calcext:value-type="float">
            <text:p>0.3880909091</text:p>
          </table:table-cell>
          <table:table-cell office:value-type="float" office:value="13968.0305616" calcext:value-type="float">
            <text:p>13968.0305616</text:p>
          </table:table-cell>
        </table:table-row>
        <table:table-row table:style-name="ro1">
          <table:table-cell office:value-type="float" office:value="0.389727272727" calcext:value-type="float">
            <text:p>0.3897272727</text:p>
          </table:table-cell>
          <table:table-cell office:value-type="float" office:value="14171.265187" calcext:value-type="float">
            <text:p>14171.265187</text:p>
          </table:table-cell>
        </table:table-row>
        <table:table-row table:style-name="ro1">
          <table:table-cell office:value-type="float" office:value="0.391363636364" calcext:value-type="float">
            <text:p>0.3913636364</text:p>
          </table:table-cell>
          <table:table-cell office:value-type="float" office:value="14372.2666611" calcext:value-type="float">
            <text:p>14372.266661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4570.2210157" calcext:value-type="float">
            <text:p>14570.2210157</text:p>
          </table:table-cell>
        </table:table-row>
        <table:table-row table:style-name="ro1">
          <table:table-cell office:value-type="float" office:value="0.394636363636" calcext:value-type="float">
            <text:p>0.3946363636</text:p>
          </table:table-cell>
          <table:table-cell office:value-type="float" office:value="14764.4816137" calcext:value-type="float">
            <text:p>14764.4816137</text:p>
          </table:table-cell>
        </table:table-row>
        <table:table-row table:style-name="ro1">
          <table:table-cell office:value-type="float" office:value="0.396272727273" calcext:value-type="float">
            <text:p>0.3962727273</text:p>
          </table:table-cell>
          <table:table-cell office:value-type="float" office:value="14953.9136156" calcext:value-type="float">
            <text:p>14953.9136156</text:p>
          </table:table-cell>
        </table:table-row>
        <table:table-row table:style-name="ro1">
          <table:table-cell office:value-type="float" office:value="0.397909090909" calcext:value-type="float">
            <text:p>0.3979090909</text:p>
          </table:table-cell>
          <table:table-cell office:value-type="float" office:value="15137.7304846" calcext:value-type="float">
            <text:p>15137.7304846</text:p>
          </table:table-cell>
        </table:table-row>
        <table:table-row table:style-name="ro1">
          <table:table-cell office:value-type="float" office:value="0.399545454545" calcext:value-type="float">
            <text:p>0.3995454545</text:p>
          </table:table-cell>
          <table:table-cell office:value-type="float" office:value="15315.278605" calcext:value-type="float">
            <text:p>15315.2786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371.4500938" calcext:value-type="float">
            <text:p>15371.4500938</text:p>
          </table:table-cell>
        </table:table-row>
        <table:table-row table:style-name="ro1">
          <table:table-cell office:value-type="float" office:value="0.401636363636" calcext:value-type="float">
            <text:p>0.4016363636</text:p>
          </table:table-cell>
          <table:table-cell office:value-type="float" office:value="15528.5773429" calcext:value-type="float">
            <text:p>15528.5773429</text:p>
          </table:table-cell>
        </table:table-row>
        <table:table-row table:style-name="ro1">
          <table:table-cell office:value-type="float" office:value="0.403272727273" calcext:value-type="float">
            <text:p>0.4032727273</text:p>
          </table:table-cell>
          <table:table-cell office:value-type="float" office:value="15686.0025925" calcext:value-type="float">
            <text:p>15686.0025925</text:p>
          </table:table-cell>
        </table:table-row>
        <table:table-row table:style-name="ro1">
          <table:table-cell office:value-type="float" office:value="0.404909090909" calcext:value-type="float">
            <text:p>0.4049090909</text:p>
          </table:table-cell>
          <table:table-cell office:value-type="float" office:value="15837.0154771" calcext:value-type="float">
            <text:p>15837.0154771</text:p>
          </table:table-cell>
        </table:table-row>
        <table:table-row table:style-name="ro1">
          <table:table-cell office:value-type="float" office:value="0.406545454545" calcext:value-type="float">
            <text:p>0.4065454545</text:p>
          </table:table-cell>
          <table:table-cell office:value-type="float" office:value="15977.3446822" calcext:value-type="float">
            <text:p>15977.3446822</text:p>
          </table:table-cell>
        </table:table-row>
        <table:table-row table:style-name="ro1">
          <table:table-cell office:value-type="float" office:value="0.408181818182" calcext:value-type="float">
            <text:p>0.4081818182</text:p>
          </table:table-cell>
          <table:table-cell office:value-type="float" office:value="16106.5772312" calcext:value-type="float">
            <text:p>16106.5772312</text:p>
          </table:table-cell>
        </table:table-row>
        <table:table-row table:style-name="ro1">
          <table:table-cell office:value-type="float" office:value="0.409818181818" calcext:value-type="float">
            <text:p>0.4098181818</text:p>
          </table:table-cell>
          <table:table-cell office:value-type="float" office:value="16225.9399947" calcext:value-type="float">
            <text:p>16225.9399947</text:p>
          </table:table-cell>
        </table:table-row>
        <table:table-row table:style-name="ro1">
          <table:table-cell office:value-type="float" office:value="0.411454545455" calcext:value-type="float">
            <text:p>0.4114545455</text:p>
          </table:table-cell>
          <table:table-cell office:value-type="float" office:value="16336.6285827" calcext:value-type="float">
            <text:p>16336.6285827</text:p>
          </table:table-cell>
        </table:table-row>
        <table:table-row table:style-name="ro1">
          <table:table-cell office:value-type="float" office:value="0.413090909091" calcext:value-type="float">
            <text:p>0.4130909091</text:p>
          </table:table-cell>
          <table:table-cell office:value-type="float" office:value="16438.0695778" calcext:value-type="float">
            <text:p>16438.0695778</text:p>
          </table:table-cell>
        </table:table-row>
        <table:table-row table:style-name="ro1">
          <table:table-cell office:value-type="float" office:value="0.414727272727" calcext:value-type="float">
            <text:p>0.4147272727</text:p>
          </table:table-cell>
          <table:table-cell office:value-type="float" office:value="16528.580717" calcext:value-type="float">
            <text:p>16528.580717</text:p>
          </table:table-cell>
        </table:table-row>
        <table:table-row table:style-name="ro1">
          <table:table-cell office:value-type="float" office:value="0.416363636364" calcext:value-type="float">
            <text:p>0.4163636364</text:p>
          </table:table-cell>
          <table:table-cell office:value-type="float" office:value="16608.9627419" calcext:value-type="float">
            <text:p>16608.9627419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6679.4478196" calcext:value-type="float">
            <text:p>16679.4478196</text:p>
          </table:table-cell>
        </table:table-row>
        <table:table-row table:style-name="ro1">
          <table:table-cell office:value-type="float" office:value="0.419636363636" calcext:value-type="float">
            <text:p>0.4196363636</text:p>
          </table:table-cell>
          <table:table-cell office:value-type="float" office:value="16740.9923264" calcext:value-type="float">
            <text:p>16740.9923264</text:p>
          </table:table-cell>
        </table:table-row>
        <table:table-row table:style-name="ro1">
          <table:table-cell office:value-type="float" office:value="0.421272727273" calcext:value-type="float">
            <text:p>0.4212727273</text:p>
          </table:table-cell>
          <table:table-cell office:value-type="float" office:value="16793.3959828" calcext:value-type="float">
            <text:p>16793.3959828</text:p>
          </table:table-cell>
        </table:table-row>
        <table:table-row table:style-name="ro1">
          <table:table-cell office:value-type="float" office:value="0.422909090909" calcext:value-type="float">
            <text:p>0.4229090909</text:p>
          </table:table-cell>
          <table:table-cell office:value-type="float" office:value="16836.411624" calcext:value-type="float">
            <text:p>16836.411624</text:p>
          </table:table-cell>
        </table:table-row>
        <table:table-row table:style-name="ro1">
          <table:table-cell office:value-type="float" office:value="0.424545454545" calcext:value-type="float">
            <text:p>0.4245454545</text:p>
          </table:table-cell>
          <table:table-cell office:value-type="float" office:value="16870.2388954" calcext:value-type="float">
            <text:p>16870.238895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6881.0494291" calcext:value-type="float">
            <text:p>16881.0494291</text:p>
          </table:table-cell>
        </table:table-row>
        <table:table-row table:style-name="ro1">
          <table:table-cell office:value-type="float" office:value="0.426636363636" calcext:value-type="float">
            <text:p>0.4266363636</text:p>
          </table:table-cell>
          <table:table-cell office:value-type="float" office:value="16899.5922504" calcext:value-type="float">
            <text:p>16899.5922504</text:p>
          </table:table-cell>
        </table:table-row>
        <table:table-row table:style-name="ro1">
          <table:table-cell office:value-type="float" office:value="0.428272727273" calcext:value-type="float">
            <text:p>0.4282727273</text:p>
          </table:table-cell>
          <table:table-cell office:value-type="float" office:value="16913.8414094" calcext:value-type="float">
            <text:p>16913.8414094</text:p>
          </table:table-cell>
        </table:table-row>
        <table:table-row table:style-name="ro1">
          <table:table-cell office:value-type="float" office:value="0.429909090909" calcext:value-type="float">
            <text:p>0.4299090909</text:p>
          </table:table-cell>
          <table:table-cell office:value-type="float" office:value="16922.3511307" calcext:value-type="float">
            <text:p>16922.3511307</text:p>
          </table:table-cell>
        </table:table-row>
        <table:table-row table:style-name="ro1">
          <table:table-cell office:value-type="float" office:value="0.431545454545" calcext:value-type="float">
            <text:p>0.4315454545</text:p>
          </table:table-cell>
          <table:table-cell office:value-type="float" office:value="16923.6044077" calcext:value-type="float">
            <text:p>16923.6044077</text:p>
          </table:table-cell>
        </table:table-row>
        <table:table-row table:style-name="ro1">
          <table:table-cell office:value-type="float" office:value="0.433181818182" calcext:value-type="float">
            <text:p>0.4331818182</text:p>
          </table:table-cell>
          <table:table-cell office:value-type="float" office:value="16918.1076691" calcext:value-type="float">
            <text:p>16918.1076691</text:p>
          </table:table-cell>
        </table:table-row>
        <table:table-row table:style-name="ro1">
          <table:table-cell office:value-type="float" office:value="0.434818181818" calcext:value-type="float">
            <text:p>0.4348181818</text:p>
          </table:table-cell>
          <table:table-cell office:value-type="float" office:value="16906.7342377" calcext:value-type="float">
            <text:p>16906.7342377</text:p>
          </table:table-cell>
        </table:table-row>
        <table:table-row table:style-name="ro1">
          <table:table-cell office:value-type="float" office:value="0.436454545455" calcext:value-type="float">
            <text:p>0.4364545455</text:p>
          </table:table-cell>
          <table:table-cell office:value-type="float" office:value="16888.8217628" calcext:value-type="float">
            <text:p>16888.8217628</text:p>
          </table:table-cell>
        </table:table-row>
        <table:table-row table:style-name="ro1">
          <table:table-cell office:value-type="float" office:value="0.438090909091" calcext:value-type="float">
            <text:p>0.4380909091</text:p>
          </table:table-cell>
          <table:table-cell office:value-type="float" office:value="16865.4950401" calcext:value-type="float">
            <text:p>16865.4950401</text:p>
          </table:table-cell>
        </table:table-row>
        <table:table-row table:style-name="ro1">
          <table:table-cell office:value-type="float" office:value="0.439727272727" calcext:value-type="float">
            <text:p>0.4397272727</text:p>
          </table:table-cell>
          <table:table-cell office:value-type="float" office:value="16837.9761782" calcext:value-type="float">
            <text:p>16837.9761782</text:p>
          </table:table-cell>
        </table:table-row>
        <table:table-row table:style-name="ro1">
          <table:table-cell office:value-type="float" office:value="0.441363636364" calcext:value-type="float">
            <text:p>0.4413636364</text:p>
          </table:table-cell>
          <table:table-cell office:value-type="float" office:value="16805.9904281" calcext:value-type="float">
            <text:p>16805.9904281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770.7851857" calcext:value-type="float">
            <text:p>16770.7851857</text:p>
          </table:table-cell>
        </table:table-row>
        <table:table-row table:style-name="ro1">
          <table:table-cell office:value-type="float" office:value="0.444636363636" calcext:value-type="float">
            <text:p>0.4446363636</text:p>
          </table:table-cell>
          <table:table-cell office:value-type="float" office:value="16732.7473705" calcext:value-type="float">
            <text:p>16732.7473705</text:p>
          </table:table-cell>
        </table:table-row>
        <table:table-row table:style-name="ro1">
          <table:table-cell office:value-type="float" office:value="0.446272727273" calcext:value-type="float">
            <text:p>0.4462727273</text:p>
          </table:table-cell>
          <table:table-cell office:value-type="float" office:value="16692.4703477" calcext:value-type="float">
            <text:p>16692.4703477</text:p>
          </table:table-cell>
        </table:table-row>
        <table:table-row table:style-name="ro1">
          <table:table-cell office:value-type="float" office:value="0.447909090909" calcext:value-type="float">
            <text:p>0.4479090909</text:p>
          </table:table-cell>
          <table:table-cell office:value-type="float" office:value="16650.2251913" calcext:value-type="float">
            <text:p>16650.2251913</text:p>
          </table:table-cell>
        </table:table-row>
        <table:table-row table:style-name="ro1">
          <table:table-cell office:value-type="float" office:value="0.449545454545" calcext:value-type="float">
            <text:p>0.4495454545</text:p>
          </table:table-cell>
          <table:table-cell office:value-type="float" office:value="16605.233065" calcext:value-type="float">
            <text:p>16605.23306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6591.4824169" calcext:value-type="float">
            <text:p>16591.4824169</text:p>
          </table:table-cell>
        </table:table-row>
        <table:table-row table:style-name="ro1">
          <table:table-cell office:value-type="float" office:value="0.451636363636" calcext:value-type="float">
            <text:p>0.4516363636</text:p>
          </table:table-cell>
          <table:table-cell office:value-type="float" office:value="16547.214677" calcext:value-type="float">
            <text:p>16547.214677</text:p>
          </table:table-cell>
        </table:table-row>
        <table:table-row table:style-name="ro1">
          <table:table-cell office:value-type="float" office:value="0.453272727273" calcext:value-type="float">
            <text:p>0.4532727273</text:p>
          </table:table-cell>
          <table:table-cell office:value-type="float" office:value="16502.161839" calcext:value-type="float">
            <text:p>16502.161839</text:p>
          </table:table-cell>
        </table:table-row>
        <table:table-row table:style-name="ro1">
          <table:table-cell office:value-type="float" office:value="0.454909090909" calcext:value-type="float">
            <text:p>0.4549090909</text:p>
          </table:table-cell>
          <table:table-cell office:value-type="float" office:value="16458.1797535" calcext:value-type="float">
            <text:p>16458.1797535</text:p>
          </table:table-cell>
        </table:table-row>
        <table:table-row table:style-name="ro1">
          <table:table-cell office:value-type="float" office:value="0.456545454545" calcext:value-type="float">
            <text:p>0.4565454545</text:p>
          </table:table-cell>
          <table:table-cell office:value-type="float" office:value="16414.9044626" calcext:value-type="float">
            <text:p>16414.9044626</text:p>
          </table:table-cell>
        </table:table-row>
        <table:table-row table:style-name="ro1">
          <table:table-cell office:value-type="float" office:value="0.458181818182" calcext:value-type="float">
            <text:p>0.4581818182</text:p>
          </table:table-cell>
          <table:table-cell office:value-type="float" office:value="16372.6471032" calcext:value-type="float">
            <text:p>16372.6471032</text:p>
          </table:table-cell>
        </table:table-row>
        <table:table-row table:style-name="ro1">
          <table:table-cell office:value-type="float" office:value="0.459818181818" calcext:value-type="float">
            <text:p>0.4598181818</text:p>
          </table:table-cell>
          <table:table-cell office:value-type="float" office:value="16332.0403796" calcext:value-type="float">
            <text:p>16332.0403796</text:p>
          </table:table-cell>
        </table:table-row>
        <table:table-row table:style-name="ro1">
          <table:table-cell office:value-type="float" office:value="0.461454545455" calcext:value-type="float">
            <text:p>0.4614545455</text:p>
          </table:table-cell>
          <table:table-cell office:value-type="float" office:value="16292.7325226" calcext:value-type="float">
            <text:p>16292.7325226</text:p>
          </table:table-cell>
        </table:table-row>
        <table:table-row table:style-name="ro1">
          <table:table-cell office:value-type="float" office:value="0.463090909091" calcext:value-type="float">
            <text:p>0.4630909091</text:p>
          </table:table-cell>
          <table:table-cell office:value-type="float" office:value="16255.0282358" calcext:value-type="float">
            <text:p>16255.0282358</text:p>
          </table:table-cell>
        </table:table-row>
        <table:table-row table:style-name="ro1">
          <table:table-cell office:value-type="float" office:value="0.464727272727" calcext:value-type="float">
            <text:p>0.4647272727</text:p>
          </table:table-cell>
          <table:table-cell office:value-type="float" office:value="16220.6354385" calcext:value-type="float">
            <text:p>16220.6354385</text:p>
          </table:table-cell>
        </table:table-row>
        <table:table-row table:style-name="ro1">
          <table:table-cell office:value-type="float" office:value="0.466363636364" calcext:value-type="float">
            <text:p>0.4663636364</text:p>
          </table:table-cell>
          <table:table-cell office:value-type="float" office:value="16189.408959" calcext:value-type="float">
            <text:p>16189.408959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6164.0899705" calcext:value-type="float">
            <text:p>16164.0899705</text:p>
          </table:table-cell>
        </table:table-row>
        <table:table-row table:style-name="ro1">
          <table:table-cell office:value-type="float" office:value="0.469636363636" calcext:value-type="float">
            <text:p>0.4696363636</text:p>
          </table:table-cell>
          <table:table-cell office:value-type="float" office:value="16146.4765182" calcext:value-type="float">
            <text:p>16146.4765182</text:p>
          </table:table-cell>
        </table:table-row>
        <table:table-row table:style-name="ro1">
          <table:table-cell office:value-type="float" office:value="0.471272727273" calcext:value-type="float">
            <text:p>0.4712727273</text:p>
          </table:table-cell>
          <table:table-cell office:value-type="float" office:value="16139.6580611" calcext:value-type="float">
            <text:p>16139.6580611</text:p>
          </table:table-cell>
        </table:table-row>
        <table:table-row table:style-name="ro1">
          <table:table-cell office:value-type="float" office:value="0.472909090909" calcext:value-type="float">
            <text:p>0.4729090909</text:p>
          </table:table-cell>
          <table:table-cell office:value-type="float" office:value="16143.1809486" calcext:value-type="float">
            <text:p>16143.1809486</text:p>
          </table:table-cell>
        </table:table-row>
        <table:table-row table:style-name="ro1">
          <table:table-cell office:value-type="float" office:value="0.474545454545" calcext:value-type="float">
            <text:p>0.4745454545</text:p>
          </table:table-cell>
          <table:table-cell office:value-type="float" office:value="16149.6885578" calcext:value-type="float">
            <text:p>16149.688557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6146.1752779" calcext:value-type="float">
            <text:p>16146.1752779</text:p>
          </table:table-cell>
        </table:table-row>
        <table:table-row table:style-name="ro1">
          <table:table-cell office:value-type="float" office:value="0.476636363636" calcext:value-type="float">
            <text:p>0.4766363636</text:p>
          </table:table-cell>
          <table:table-cell office:value-type="float" office:value="16145.4174624" calcext:value-type="float">
            <text:p>16145.4174624</text:p>
          </table:table-cell>
        </table:table-row>
        <table:table-row table:style-name="ro1">
          <table:table-cell office:value-type="float" office:value="0.478272727273" calcext:value-type="float">
            <text:p>0.4782727273</text:p>
          </table:table-cell>
          <table:table-cell office:value-type="float" office:value="16150.5394386" calcext:value-type="float">
            <text:p>16150.5394386</text:p>
          </table:table-cell>
        </table:table-row>
        <table:table-row table:style-name="ro1">
          <table:table-cell office:value-type="float" office:value="0.479909090909" calcext:value-type="float">
            <text:p>0.4799090909</text:p>
          </table:table-cell>
          <table:table-cell office:value-type="float" office:value="16168.1622598" calcext:value-type="float">
            <text:p>16168.1622598</text:p>
          </table:table-cell>
        </table:table-row>
        <table:table-row table:style-name="ro1">
          <table:table-cell office:value-type="float" office:value="0.481545454545" calcext:value-type="float">
            <text:p>0.4815454545</text:p>
          </table:table-cell>
          <table:table-cell office:value-type="float" office:value="16203.3752557" calcext:value-type="float">
            <text:p>16203.3752557</text:p>
          </table:table-cell>
        </table:table-row>
        <table:table-row table:style-name="ro1">
          <table:table-cell office:value-type="float" office:value="0.483181818182" calcext:value-type="float">
            <text:p>0.4831818182</text:p>
          </table:table-cell>
          <table:table-cell office:value-type="float" office:value="16245.303927" calcext:value-type="float">
            <text:p>16245.303927</text:p>
          </table:table-cell>
        </table:table-row>
        <table:table-row table:style-name="ro1">
          <table:table-cell office:value-type="float" office:value="0.484818181818" calcext:value-type="float">
            <text:p>0.4848181818</text:p>
          </table:table-cell>
          <table:table-cell office:value-type="float" office:value="16293.3245898" calcext:value-type="float">
            <text:p>16293.3245898</text:p>
          </table:table-cell>
        </table:table-row>
        <table:table-row table:style-name="ro1">
          <table:table-cell office:value-type="float" office:value="0.486454545455" calcext:value-type="float">
            <text:p>0.4864545455</text:p>
          </table:table-cell>
          <table:table-cell office:value-type="float" office:value="16341.801664" calcext:value-type="float">
            <text:p>16341.801664</text:p>
          </table:table-cell>
        </table:table-row>
        <table:table-row table:style-name="ro1">
          <table:table-cell office:value-type="float" office:value="0.488090909091" calcext:value-type="float">
            <text:p>0.4880909091</text:p>
          </table:table-cell>
          <table:table-cell office:value-type="float" office:value="16391.8027895" calcext:value-type="float">
            <text:p>16391.8027895</text:p>
          </table:table-cell>
        </table:table-row>
        <table:table-row table:style-name="ro1">
          <table:table-cell office:value-type="float" office:value="0.489727272727" calcext:value-type="float">
            <text:p>0.4897272727</text:p>
          </table:table-cell>
          <table:table-cell office:value-type="float" office:value="16440.9427515" calcext:value-type="float">
            <text:p>16440.9427515</text:p>
          </table:table-cell>
        </table:table-row>
        <table:table-row table:style-name="ro1">
          <table:table-cell office:value-type="float" office:value="0.491363636364" calcext:value-type="float">
            <text:p>0.4913636364</text:p>
          </table:table-cell>
          <table:table-cell office:value-type="float" office:value="16491.5906856" calcext:value-type="float">
            <text:p>16491.590685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6541.3623515" calcext:value-type="float">
            <text:p>16541.3623515</text:p>
          </table:table-cell>
        </table:table-row>
        <table:table-row table:style-name="ro1">
          <table:table-cell office:value-type="float" office:value="0.494636363636" calcext:value-type="float">
            <text:p>0.4946363636</text:p>
          </table:table-cell>
          <table:table-cell office:value-type="float" office:value="16591.9795621" calcext:value-type="float">
            <text:p>16591.9795621</text:p>
          </table:table-cell>
        </table:table-row>
        <table:table-row table:style-name="ro1">
          <table:table-cell office:value-type="float" office:value="0.496272727273" calcext:value-type="float">
            <text:p>0.4962727273</text:p>
          </table:table-cell>
          <table:table-cell office:value-type="float" office:value="16641.8632555" calcext:value-type="float">
            <text:p>16641.8632555</text:p>
          </table:table-cell>
        </table:table-row>
        <table:table-row table:style-name="ro1">
          <table:table-cell office:value-type="float" office:value="0.497909090909" calcext:value-type="float">
            <text:p>0.4979090909</text:p>
          </table:table-cell>
          <table:table-cell office:value-type="float" office:value="16692.1566815" calcext:value-type="float">
            <text:p>16692.1566815</text:p>
          </table:table-cell>
        </table:table-row>
        <table:table-row table:style-name="ro1">
          <table:table-cell office:value-type="float" office:value="0.499545454545" calcext:value-type="float">
            <text:p>0.4995454545</text:p>
          </table:table-cell>
          <table:table-cell office:value-type="float" office:value="16741.5614066" calcext:value-type="float">
            <text:p>16741.56140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753.2793743" calcext:value-type="float">
            <text:p>16753.2793743</text:p>
          </table:table-cell>
        </table:table-row>
        <table:table-row table:style-name="ro1">
          <table:table-cell office:value-type="float" office:value="0.501636363636" calcext:value-type="float">
            <text:p>0.5016363636</text:p>
          </table:table-cell>
          <table:table-cell office:value-type="float" office:value="13849.6891963" calcext:value-type="float">
            <text:p>13849.6891963</text:p>
          </table:table-cell>
        </table:table-row>
        <table:table-row table:style-name="ro1">
          <table:table-cell office:value-type="float" office:value="0.503272727273" calcext:value-type="float">
            <text:p>0.5032727273</text:p>
          </table:table-cell>
          <table:table-cell office:value-type="float" office:value="14417.3930824" calcext:value-type="float">
            <text:p>14417.3930824</text:p>
          </table:table-cell>
        </table:table-row>
        <table:table-row table:style-name="ro1">
          <table:table-cell office:value-type="float" office:value="0.504909090909" calcext:value-type="float">
            <text:p>0.5049090909</text:p>
          </table:table-cell>
          <table:table-cell office:value-type="float" office:value="15104.220741" calcext:value-type="float">
            <text:p>15104.220741</text:p>
          </table:table-cell>
        </table:table-row>
        <table:table-row table:style-name="ro1">
          <table:table-cell office:value-type="float" office:value="0.506545454545" calcext:value-type="float">
            <text:p>0.5065454545</text:p>
          </table:table-cell>
          <table:table-cell office:value-type="float" office:value="15814.8329711" calcext:value-type="float">
            <text:p>15814.8329711</text:p>
          </table:table-cell>
        </table:table-row>
        <table:table-row table:style-name="ro1">
          <table:table-cell office:value-type="float" office:value="0.508181818182" calcext:value-type="float">
            <text:p>0.5081818182</text:p>
          </table:table-cell>
          <table:table-cell office:value-type="float" office:value="16523.3409041" calcext:value-type="float">
            <text:p>16523.3409041</text:p>
          </table:table-cell>
        </table:table-row>
        <table:table-row table:style-name="ro1">
          <table:table-cell office:value-type="float" office:value="0.509818181818" calcext:value-type="float">
            <text:p>0.5098181818</text:p>
          </table:table-cell>
          <table:table-cell office:value-type="float" office:value="17241.2022303" calcext:value-type="float">
            <text:p>17241.2022303</text:p>
          </table:table-cell>
        </table:table-row>
        <table:table-row table:style-name="ro1">
          <table:table-cell office:value-type="float" office:value="0.511454545455" calcext:value-type="float">
            <text:p>0.5114545455</text:p>
          </table:table-cell>
          <table:table-cell office:value-type="float" office:value="17975.6019609" calcext:value-type="float">
            <text:p>17975.6019609</text:p>
          </table:table-cell>
        </table:table-row>
        <table:table-row table:style-name="ro1">
          <table:table-cell office:value-type="float" office:value="0.513090909091" calcext:value-type="float">
            <text:p>0.5130909091</text:p>
          </table:table-cell>
          <table:table-cell office:value-type="float" office:value="18706.612689" calcext:value-type="float">
            <text:p>18706.612689</text:p>
          </table:table-cell>
        </table:table-row>
        <table:table-row table:style-name="ro1">
          <table:table-cell office:value-type="float" office:value="0.514727272727" calcext:value-type="float">
            <text:p>0.5147272727</text:p>
          </table:table-cell>
          <table:table-cell office:value-type="float" office:value="19422.2788629" calcext:value-type="float">
            <text:p>19422.2788629</text:p>
          </table:table-cell>
        </table:table-row>
        <table:table-row table:style-name="ro1">
          <table:table-cell office:value-type="float" office:value="0.516363636364" calcext:value-type="float">
            <text:p>0.5163636364</text:p>
          </table:table-cell>
          <table:table-cell office:value-type="float" office:value="20117.8661927" calcext:value-type="float">
            <text:p>20117.8661927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20796.7572052" calcext:value-type="float">
            <text:p>20796.7572052</text:p>
          </table:table-cell>
        </table:table-row>
        <table:table-row table:style-name="ro1">
          <table:table-cell office:value-type="float" office:value="0.519636363636" calcext:value-type="float">
            <text:p>0.5196363636</text:p>
          </table:table-cell>
          <table:table-cell office:value-type="float" office:value="21459.2503619" calcext:value-type="float">
            <text:p>21459.2503619</text:p>
          </table:table-cell>
        </table:table-row>
        <table:table-row table:style-name="ro1">
          <table:table-cell office:value-type="float" office:value="0.521272727273" calcext:value-type="float">
            <text:p>0.5212727273</text:p>
          </table:table-cell>
          <table:table-cell office:value-type="float" office:value="22101.5613205" calcext:value-type="float">
            <text:p>22101.5613205</text:p>
          </table:table-cell>
        </table:table-row>
        <table:table-row table:style-name="ro1">
          <table:table-cell office:value-type="float" office:value="0.522909090909" calcext:value-type="float">
            <text:p>0.5229090909</text:p>
          </table:table-cell>
          <table:table-cell office:value-type="float" office:value="22720.0756955" calcext:value-type="float">
            <text:p>22720.0756955</text:p>
          </table:table-cell>
        </table:table-row>
        <table:table-row table:style-name="ro1">
          <table:table-cell office:value-type="float" office:value="0.524545454545" calcext:value-type="float">
            <text:p>0.5245454545</text:p>
          </table:table-cell>
          <table:table-cell office:value-type="float" office:value="23317.1116002" calcext:value-type="float">
            <text:p>23317.111600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3480.690193" calcext:value-type="float">
            <text:p>23480.690193</text:p>
          </table:table-cell>
        </table:table-row>
        <table:table-row table:style-name="ro1">
          <table:table-cell office:value-type="float" office:value="0.526636363636" calcext:value-type="float">
            <text:p>0.5266363636</text:p>
          </table:table-cell>
          <table:table-cell office:value-type="float" office:value="24048.9724854" calcext:value-type="float">
            <text:p>24048.9724854</text:p>
          </table:table-cell>
        </table:table-row>
        <table:table-row table:style-name="ro1">
          <table:table-cell office:value-type="float" office:value="0.528272727273" calcext:value-type="float">
            <text:p>0.5282727273</text:p>
          </table:table-cell>
          <table:table-cell office:value-type="float" office:value="24607.9040363" calcext:value-type="float">
            <text:p>24607.9040363</text:p>
          </table:table-cell>
        </table:table-row>
        <table:table-row table:style-name="ro1">
          <table:table-cell office:value-type="float" office:value="0.529909090909" calcext:value-type="float">
            <text:p>0.5299090909</text:p>
          </table:table-cell>
          <table:table-cell office:value-type="float" office:value="25163.1089959" calcext:value-type="float">
            <text:p>25163.1089959</text:p>
          </table:table-cell>
        </table:table-row>
        <table:table-row table:style-name="ro1">
          <table:table-cell office:value-type="float" office:value="0.531545454545" calcext:value-type="float">
            <text:p>0.5315454545</text:p>
          </table:table-cell>
          <table:table-cell office:value-type="float" office:value="25727.4743076" calcext:value-type="float">
            <text:p>25727.4743076</text:p>
          </table:table-cell>
        </table:table-row>
        <table:table-row table:style-name="ro1">
          <table:table-cell office:value-type="float" office:value="0.533181818182" calcext:value-type="float">
            <text:p>0.5331818182</text:p>
          </table:table-cell>
          <table:table-cell office:value-type="float" office:value="26321.8711951" calcext:value-type="float">
            <text:p>26321.8711951</text:p>
          </table:table-cell>
        </table:table-row>
        <table:table-row table:style-name="ro1">
          <table:table-cell office:value-type="float" office:value="0.534818181818" calcext:value-type="float">
            <text:p>0.5348181818</text:p>
          </table:table-cell>
          <table:table-cell office:value-type="float" office:value="26957.9244236" calcext:value-type="float">
            <text:p>26957.9244236</text:p>
          </table:table-cell>
        </table:table-row>
        <table:table-row table:style-name="ro1">
          <table:table-cell office:value-type="float" office:value="0.536454545455" calcext:value-type="float">
            <text:p>0.5364545455</text:p>
          </table:table-cell>
          <table:table-cell office:value-type="float" office:value="27639.2706406" calcext:value-type="float">
            <text:p>27639.2706406</text:p>
          </table:table-cell>
        </table:table-row>
        <table:table-row table:style-name="ro1">
          <table:table-cell office:value-type="float" office:value="0.538090909091" calcext:value-type="float">
            <text:p>0.5380909091</text:p>
          </table:table-cell>
          <table:table-cell office:value-type="float" office:value="28360.5238944" calcext:value-type="float">
            <text:p>28360.5238944</text:p>
          </table:table-cell>
        </table:table-row>
        <table:table-row table:style-name="ro1">
          <table:table-cell office:value-type="float" office:value="0.539727272727" calcext:value-type="float">
            <text:p>0.5397272727</text:p>
          </table:table-cell>
          <table:table-cell office:value-type="float" office:value="29104.4840051" calcext:value-type="float">
            <text:p>29104.4840051</text:p>
          </table:table-cell>
        </table:table-row>
        <table:table-row table:style-name="ro1">
          <table:table-cell office:value-type="float" office:value="0.541363636364" calcext:value-type="float">
            <text:p>0.5413636364</text:p>
          </table:table-cell>
          <table:table-cell office:value-type="float" office:value="29841.9867775" calcext:value-type="float">
            <text:p>29841.986777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30569.9666359" calcext:value-type="float">
            <text:p>30569.9666359</text:p>
          </table:table-cell>
        </table:table-row>
        <table:table-row table:style-name="ro1">
          <table:table-cell office:value-type="float" office:value="0.544636363636" calcext:value-type="float">
            <text:p>0.5446363636</text:p>
          </table:table-cell>
          <table:table-cell office:value-type="float" office:value="31319.9078026" calcext:value-type="float">
            <text:p>31319.9078026</text:p>
          </table:table-cell>
        </table:table-row>
        <table:table-row table:style-name="ro1">
          <table:table-cell office:value-type="float" office:value="0.546272727273" calcext:value-type="float">
            <text:p>0.5462727273</text:p>
          </table:table-cell>
          <table:table-cell office:value-type="float" office:value="32127.671371" calcext:value-type="float">
            <text:p>32127.671371</text:p>
          </table:table-cell>
        </table:table-row>
        <table:table-row table:style-name="ro1">
          <table:table-cell office:value-type="float" office:value="0.547909090909" calcext:value-type="float">
            <text:p>0.5479090909</text:p>
          </table:table-cell>
          <table:table-cell office:value-type="float" office:value="32998.9010481" calcext:value-type="float">
            <text:p>32998.9010481</text:p>
          </table:table-cell>
        </table:table-row>
        <table:table-row table:style-name="ro1">
          <table:table-cell office:value-type="float" office:value="0.549545454545" calcext:value-type="float">
            <text:p>0.5495454545</text:p>
          </table:table-cell>
          <table:table-cell office:value-type="float" office:value="33905.9593481" calcext:value-type="float">
            <text:p>33905.959348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4166.9798331" calcext:value-type="float">
            <text:p>34166.9798331</text:p>
          </table:table-cell>
        </table:table-row>
        <table:table-row table:style-name="ro1">
          <table:table-cell office:value-type="float" office:value="0.551636363636" calcext:value-type="float">
            <text:p>0.5516363636</text:p>
          </table:table-cell>
          <table:table-cell office:value-type="float" office:value="35049.4363496" calcext:value-type="float">
            <text:p>35049.4363496</text:p>
          </table:table-cell>
        </table:table-row>
        <table:table-row table:style-name="ro1">
          <table:table-cell office:value-type="float" office:value="0.553272727273" calcext:value-type="float">
            <text:p>0.5532727273</text:p>
          </table:table-cell>
          <table:table-cell office:value-type="float" office:value="35904.3489298" calcext:value-type="float">
            <text:p>35904.3489298</text:p>
          </table:table-cell>
        </table:table-row>
        <table:table-row table:style-name="ro1">
          <table:table-cell office:value-type="float" office:value="0.554909090909" calcext:value-type="float">
            <text:p>0.5549090909</text:p>
          </table:table-cell>
          <table:table-cell office:value-type="float" office:value="36710.4049149" calcext:value-type="float">
            <text:p>36710.4049149</text:p>
          </table:table-cell>
        </table:table-row>
        <table:table-row table:style-name="ro1">
          <table:table-cell office:value-type="float" office:value="0.556545454545" calcext:value-type="float">
            <text:p>0.5565454545</text:p>
          </table:table-cell>
          <table:table-cell office:value-type="float" office:value="37447.9987537" calcext:value-type="float">
            <text:p>37447.9987537</text:p>
          </table:table-cell>
        </table:table-row>
        <table:table-row table:style-name="ro1">
          <table:table-cell office:value-type="float" office:value="0.558181818182" calcext:value-type="float">
            <text:p>0.5581818182</text:p>
          </table:table-cell>
          <table:table-cell office:value-type="float" office:value="38091.4290027" calcext:value-type="float">
            <text:p>38091.4290027</text:p>
          </table:table-cell>
        </table:table-row>
        <table:table-row table:style-name="ro1">
          <table:table-cell office:value-type="float" office:value="0.559818181818" calcext:value-type="float">
            <text:p>0.5598181818</text:p>
          </table:table-cell>
          <table:table-cell office:value-type="float" office:value="38626.8676286" calcext:value-type="float">
            <text:p>38626.8676286</text:p>
          </table:table-cell>
        </table:table-row>
        <table:table-row table:style-name="ro1">
          <table:table-cell office:value-type="float" office:value="0.561454545455" calcext:value-type="float">
            <text:p>0.5614545455</text:p>
          </table:table-cell>
          <table:table-cell office:value-type="float" office:value="39066.4566851" calcext:value-type="float">
            <text:p>39066.4566851</text:p>
          </table:table-cell>
        </table:table-row>
        <table:table-row table:style-name="ro1">
          <table:table-cell office:value-type="float" office:value="0.563090909091" calcext:value-type="float">
            <text:p>0.5630909091</text:p>
          </table:table-cell>
          <table:table-cell office:value-type="float" office:value="39418.1062791" calcext:value-type="float">
            <text:p>39418.1062791</text:p>
          </table:table-cell>
        </table:table-row>
        <table:table-row table:style-name="ro1">
          <table:table-cell office:value-type="float" office:value="0.564727272727" calcext:value-type="float">
            <text:p>0.5647272727</text:p>
          </table:table-cell>
          <table:table-cell office:value-type="float" office:value="39658.6331001" calcext:value-type="float">
            <text:p>39658.6331001</text:p>
          </table:table-cell>
        </table:table-row>
        <table:table-row table:style-name="ro1">
          <table:table-cell office:value-type="float" office:value="0.566363636364" calcext:value-type="float">
            <text:p>0.5663636364</text:p>
          </table:table-cell>
          <table:table-cell office:value-type="float" office:value="39731.7999681" calcext:value-type="float">
            <text:p>39731.799968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39576.0518772" calcext:value-type="float">
            <text:p>39576.0518772</text:p>
          </table:table-cell>
        </table:table-row>
        <table:table-row table:style-name="ro1">
          <table:table-cell office:value-type="float" office:value="0.569636363636" calcext:value-type="float">
            <text:p>0.5696363636</text:p>
          </table:table-cell>
          <table:table-cell office:value-type="float" office:value="39177.3440029" calcext:value-type="float">
            <text:p>39177.3440029</text:p>
          </table:table-cell>
        </table:table-row>
        <table:table-row table:style-name="ro1">
          <table:table-cell office:value-type="float" office:value="0.571272727273" calcext:value-type="float">
            <text:p>0.5712727273</text:p>
          </table:table-cell>
          <table:table-cell office:value-type="float" office:value="38582.5826633" calcext:value-type="float">
            <text:p>38582.5826633</text:p>
          </table:table-cell>
        </table:table-row>
        <table:table-row table:style-name="ro1">
          <table:table-cell office:value-type="float" office:value="0.572909090909" calcext:value-type="float">
            <text:p>0.5729090909</text:p>
          </table:table-cell>
          <table:table-cell office:value-type="float" office:value="37849.0785498" calcext:value-type="float">
            <text:p>37849.0785498</text:p>
          </table:table-cell>
        </table:table-row>
        <table:table-row table:style-name="ro1">
          <table:table-cell office:value-type="float" office:value="0.574545454545" calcext:value-type="float">
            <text:p>0.5745454545</text:p>
          </table:table-cell>
          <table:table-cell office:value-type="float" office:value="37006.0380395" calcext:value-type="float">
            <text:p>37006.03803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36760.176177" calcext:value-type="float">
            <text:p>36760.176177</text:p>
          </table:table-cell>
        </table:table-row>
        <table:table-row table:style-name="ro1">
          <table:table-cell office:value-type="float" office:value="0.576636363636" calcext:value-type="float">
            <text:p>0.5766363636</text:p>
          </table:table-cell>
          <table:table-cell office:value-type="float" office:value="35809.2330787" calcext:value-type="float">
            <text:p>35809.2330787</text:p>
          </table:table-cell>
        </table:table-row>
        <table:table-row table:style-name="ro1">
          <table:table-cell office:value-type="float" office:value="0.578272727273" calcext:value-type="float">
            <text:p>0.5782727273</text:p>
          </table:table-cell>
          <table:table-cell office:value-type="float" office:value="34817.6395306" calcext:value-type="float">
            <text:p>34817.6395306</text:p>
          </table:table-cell>
        </table:table-row>
        <table:table-row table:style-name="ro1">
          <table:table-cell office:value-type="float" office:value="0.579909090909" calcext:value-type="float">
            <text:p>0.5799090909</text:p>
          </table:table-cell>
          <table:table-cell office:value-type="float" office:value="33811.8429779" calcext:value-type="float">
            <text:p>33811.8429779</text:p>
          </table:table-cell>
        </table:table-row>
        <table:table-row table:style-name="ro1">
          <table:table-cell office:value-type="float" office:value="0.581545454545" calcext:value-type="float">
            <text:p>0.5815454545</text:p>
          </table:table-cell>
          <table:table-cell office:value-type="float" office:value="32815.7606327" calcext:value-type="float">
            <text:p>32815.7606327</text:p>
          </table:table-cell>
        </table:table-row>
        <table:table-row table:style-name="ro1">
          <table:table-cell office:value-type="float" office:value="0.583181818182" calcext:value-type="float">
            <text:p>0.5831818182</text:p>
          </table:table-cell>
          <table:table-cell office:value-type="float" office:value="31843.8876057" calcext:value-type="float">
            <text:p>31843.8876057</text:p>
          </table:table-cell>
        </table:table-row>
        <table:table-row table:style-name="ro1">
          <table:table-cell office:value-type="float" office:value="0.584818181818" calcext:value-type="float">
            <text:p>0.5848181818</text:p>
          </table:table-cell>
          <table:table-cell office:value-type="float" office:value="30900.8711616" calcext:value-type="float">
            <text:p>30900.8711616</text:p>
          </table:table-cell>
        </table:table-row>
        <table:table-row table:style-name="ro1">
          <table:table-cell office:value-type="float" office:value="0.586454545455" calcext:value-type="float">
            <text:p>0.5864545455</text:p>
          </table:table-cell>
          <table:table-cell office:value-type="float" office:value="29988.2630793" calcext:value-type="float">
            <text:p>29988.2630793</text:p>
          </table:table-cell>
        </table:table-row>
        <table:table-row table:style-name="ro1">
          <table:table-cell office:value-type="float" office:value="0.588090909091" calcext:value-type="float">
            <text:p>0.5880909091</text:p>
          </table:table-cell>
          <table:table-cell office:value-type="float" office:value="29113.8045611" calcext:value-type="float">
            <text:p>29113.8045611</text:p>
          </table:table-cell>
        </table:table-row>
        <table:table-row table:style-name="ro1">
          <table:table-cell office:value-type="float" office:value="0.589727272727" calcext:value-type="float">
            <text:p>0.5897272727</text:p>
          </table:table-cell>
          <table:table-cell office:value-type="float" office:value="28294.541701" calcext:value-type="float">
            <text:p>28294.541701</text:p>
          </table:table-cell>
        </table:table-row>
        <table:table-row table:style-name="ro1">
          <table:table-cell office:value-type="float" office:value="0.591363636364" calcext:value-type="float">
            <text:p>0.5913636364</text:p>
          </table:table-cell>
          <table:table-cell office:value-type="float" office:value="27551.038674" calcext:value-type="float">
            <text:p>27551.0386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6900.1986111" calcext:value-type="float">
            <text:p>26900.1986111</text:p>
          </table:table-cell>
        </table:table-row>
        <table:table-row table:style-name="ro1">
          <table:table-cell office:value-type="float" office:value="0.594636363636" calcext:value-type="float">
            <text:p>0.5946363636</text:p>
          </table:table-cell>
          <table:table-cell office:value-type="float" office:value="26351.2512199" calcext:value-type="float">
            <text:p>26351.2512199</text:p>
          </table:table-cell>
        </table:table-row>
        <table:table-row table:style-name="ro1">
          <table:table-cell office:value-type="float" office:value="0.596272727273" calcext:value-type="float">
            <text:p>0.5962727273</text:p>
          </table:table-cell>
          <table:table-cell office:value-type="float" office:value="25909.5735612" calcext:value-type="float">
            <text:p>25909.5735612</text:p>
          </table:table-cell>
        </table:table-row>
        <table:table-row table:style-name="ro1">
          <table:table-cell office:value-type="float" office:value="0.597909090909" calcext:value-type="float">
            <text:p>0.5979090909</text:p>
          </table:table-cell>
          <table:table-cell office:value-type="float" office:value="25580.82244" calcext:value-type="float">
            <text:p>25580.82244</text:p>
          </table:table-cell>
        </table:table-row>
        <table:table-row table:style-name="ro1">
          <table:table-cell office:value-type="float" office:value="0.599545454545" calcext:value-type="float">
            <text:p>0.5995454545</text:p>
          </table:table-cell>
          <table:table-cell office:value-type="float" office:value="25356.3038855" calcext:value-type="float">
            <text:p>25356.30388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324.8485174" calcext:value-type="float">
            <text:p>25324.8485174</text:p>
          </table:table-cell>
        </table:table-row>
        <table:table-row table:style-name="ro1">
          <table:table-cell office:value-type="float" office:value="0.601636363636" calcext:value-type="float">
            <text:p>0.6016363636</text:p>
          </table:table-cell>
          <table:table-cell office:value-type="float" office:value="25185.2670896" calcext:value-type="float">
            <text:p>25185.2670896</text:p>
          </table:table-cell>
        </table:table-row>
        <table:table-row table:style-name="ro1">
          <table:table-cell office:value-type="float" office:value="0.603272727273" calcext:value-type="float">
            <text:p>0.6032727273</text:p>
          </table:table-cell>
          <table:table-cell office:value-type="float" office:value="25099.9853612" calcext:value-type="float">
            <text:p>25099.9853612</text:p>
          </table:table-cell>
        </table:table-row>
        <table:table-row table:style-name="ro1">
          <table:table-cell office:value-type="float" office:value="0.604909090909" calcext:value-type="float">
            <text:p>0.6049090909</text:p>
          </table:table-cell>
          <table:table-cell office:value-type="float" office:value="25021.2057947" calcext:value-type="float">
            <text:p>25021.2057947</text:p>
          </table:table-cell>
        </table:table-row>
        <table:table-row table:style-name="ro1">
          <table:table-cell office:value-type="float" office:value="0.606545454545" calcext:value-type="float">
            <text:p>0.6065454545</text:p>
          </table:table-cell>
          <table:table-cell office:value-type="float" office:value="24967.1661439" calcext:value-type="float">
            <text:p>24967.1661439</text:p>
          </table:table-cell>
        </table:table-row>
        <table:table-row table:style-name="ro1">
          <table:table-cell office:value-type="float" office:value="0.608181818182" calcext:value-type="float">
            <text:p>0.6081818182</text:p>
          </table:table-cell>
          <table:table-cell office:value-type="float" office:value="24971.0446029" calcext:value-type="float">
            <text:p>24971.0446029</text:p>
          </table:table-cell>
        </table:table-row>
        <table:table-row table:style-name="ro1">
          <table:table-cell office:value-type="float" office:value="0.609818181818" calcext:value-type="float">
            <text:p>0.6098181818</text:p>
          </table:table-cell>
          <table:table-cell office:value-type="float" office:value="25052.5437646" calcext:value-type="float">
            <text:p>25052.5437646</text:p>
          </table:table-cell>
        </table:table-row>
        <table:table-row table:style-name="ro1">
          <table:table-cell office:value-type="float" office:value="0.611454545455" calcext:value-type="float">
            <text:p>0.6114545455</text:p>
          </table:table-cell>
          <table:table-cell office:value-type="float" office:value="25186.3408638" calcext:value-type="float">
            <text:p>25186.3408638</text:p>
          </table:table-cell>
        </table:table-row>
        <table:table-row table:style-name="ro1">
          <table:table-cell office:value-type="float" office:value="0.613090909091" calcext:value-type="float">
            <text:p>0.6130909091</text:p>
          </table:table-cell>
          <table:table-cell office:value-type="float" office:value="25328.5924429" calcext:value-type="float">
            <text:p>25328.5924429</text:p>
          </table:table-cell>
        </table:table-row>
        <table:table-row table:style-name="ro1">
          <table:table-cell office:value-type="float" office:value="0.614727272727" calcext:value-type="float">
            <text:p>0.6147272727</text:p>
          </table:table-cell>
          <table:table-cell office:value-type="float" office:value="25458.777746" calcext:value-type="float">
            <text:p>25458.777746</text:p>
          </table:table-cell>
        </table:table-row>
        <table:table-row table:style-name="ro1">
          <table:table-cell office:value-type="float" office:value="0.616363636364" calcext:value-type="float">
            <text:p>0.6163636364</text:p>
          </table:table-cell>
          <table:table-cell office:value-type="float" office:value="25581.8783356" calcext:value-type="float">
            <text:p>25581.878335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25713.5704337" calcext:value-type="float">
            <text:p>25713.5704337</text:p>
          </table:table-cell>
        </table:table-row>
        <table:table-row table:style-name="ro1">
          <table:table-cell office:value-type="float" office:value="0.619636363636" calcext:value-type="float">
            <text:p>0.6196363636</text:p>
          </table:table-cell>
          <table:table-cell office:value-type="float" office:value="25863.6129491" calcext:value-type="float">
            <text:p>25863.6129491</text:p>
          </table:table-cell>
        </table:table-row>
        <table:table-row table:style-name="ro1">
          <table:table-cell office:value-type="float" office:value="0.621272727273" calcext:value-type="float">
            <text:p>0.6212727273</text:p>
          </table:table-cell>
          <table:table-cell office:value-type="float" office:value="26026.4119576" calcext:value-type="float">
            <text:p>26026.4119576</text:p>
          </table:table-cell>
        </table:table-row>
        <table:table-row table:style-name="ro1">
          <table:table-cell office:value-type="float" office:value="0.622909090909" calcext:value-type="float">
            <text:p>0.6229090909</text:p>
          </table:table-cell>
          <table:table-cell office:value-type="float" office:value="26193.5246948" calcext:value-type="float">
            <text:p>26193.5246948</text:p>
          </table:table-cell>
        </table:table-row>
        <table:table-row table:style-name="ro1">
          <table:table-cell office:value-type="float" office:value="0.624545454545" calcext:value-type="float">
            <text:p>0.6245454545</text:p>
          </table:table-cell>
          <table:table-cell office:value-type="float" office:value="26361.7900366" calcext:value-type="float">
            <text:p>26361.790036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6407.288414" calcext:value-type="float">
            <text:p>26407.288414</text:p>
          </table:table-cell>
        </table:table-row>
        <table:table-row table:style-name="ro1">
          <table:table-cell office:value-type="float" office:value="0.626636363636" calcext:value-type="float">
            <text:p>0.6266363636</text:p>
          </table:table-cell>
          <table:table-cell office:value-type="float" office:value="26574.3884283" calcext:value-type="float">
            <text:p>26574.3884283</text:p>
          </table:table-cell>
        </table:table-row>
        <table:table-row table:style-name="ro1">
          <table:table-cell office:value-type="float" office:value="0.628272727273" calcext:value-type="float">
            <text:p>0.6282727273</text:p>
          </table:table-cell>
          <table:table-cell office:value-type="float" office:value="26743.3653061" calcext:value-type="float">
            <text:p>26743.3653061</text:p>
          </table:table-cell>
        </table:table-row>
        <table:table-row table:style-name="ro1">
          <table:table-cell office:value-type="float" office:value="0.629909090909" calcext:value-type="float">
            <text:p>0.6299090909</text:p>
          </table:table-cell>
          <table:table-cell office:value-type="float" office:value="26908.4693289" calcext:value-type="float">
            <text:p>26908.4693289</text:p>
          </table:table-cell>
        </table:table-row>
        <table:table-row table:style-name="ro1">
          <table:table-cell office:value-type="float" office:value="0.631545454545" calcext:value-type="float">
            <text:p>0.6315454545</text:p>
          </table:table-cell>
          <table:table-cell office:value-type="float" office:value="27067.288005" calcext:value-type="float">
            <text:p>27067.288005</text:p>
          </table:table-cell>
        </table:table-row>
        <table:table-row table:style-name="ro1">
          <table:table-cell office:value-type="float" office:value="0.633181818182" calcext:value-type="float">
            <text:p>0.6331818182</text:p>
          </table:table-cell>
          <table:table-cell office:value-type="float" office:value="27218.8735462" calcext:value-type="float">
            <text:p>27218.8735462</text:p>
          </table:table-cell>
        </table:table-row>
        <table:table-row table:style-name="ro1">
          <table:table-cell office:value-type="float" office:value="0.634818181818" calcext:value-type="float">
            <text:p>0.6348181818</text:p>
          </table:table-cell>
          <table:table-cell office:value-type="float" office:value="27365.0764052" calcext:value-type="float">
            <text:p>27365.0764052</text:p>
          </table:table-cell>
        </table:table-row>
        <table:table-row table:style-name="ro1">
          <table:table-cell office:value-type="float" office:value="0.636454545455" calcext:value-type="float">
            <text:p>0.6364545455</text:p>
          </table:table-cell>
          <table:table-cell office:value-type="float" office:value="27508.8786826" calcext:value-type="float">
            <text:p>27508.8786826</text:p>
          </table:table-cell>
        </table:table-row>
        <table:table-row table:style-name="ro1">
          <table:table-cell office:value-type="float" office:value="0.638090909091" calcext:value-type="float">
            <text:p>0.6380909091</text:p>
          </table:table-cell>
          <table:table-cell office:value-type="float" office:value="27648.2506213" calcext:value-type="float">
            <text:p>27648.2506213</text:p>
          </table:table-cell>
        </table:table-row>
        <table:table-row table:style-name="ro1">
          <table:table-cell office:value-type="float" office:value="0.639727272727" calcext:value-type="float">
            <text:p>0.6397272727</text:p>
          </table:table-cell>
          <table:table-cell office:value-type="float" office:value="27773.8822867" calcext:value-type="float">
            <text:p>27773.8822867</text:p>
          </table:table-cell>
        </table:table-row>
        <table:table-row table:style-name="ro1">
          <table:table-cell office:value-type="float" office:value="0.641363636364" calcext:value-type="float">
            <text:p>0.6413636364</text:p>
          </table:table-cell>
          <table:table-cell office:value-type="float" office:value="27890.7583168" calcext:value-type="float">
            <text:p>27890.7583168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28006.0481631" calcext:value-type="float">
            <text:p>28006.0481631</text:p>
          </table:table-cell>
        </table:table-row>
        <table:table-row table:style-name="ro1">
          <table:table-cell office:value-type="float" office:value="0.644636363636" calcext:value-type="float">
            <text:p>0.6446363636</text:p>
          </table:table-cell>
          <table:table-cell office:value-type="float" office:value="28127.1308744" calcext:value-type="float">
            <text:p>28127.1308744</text:p>
          </table:table-cell>
        </table:table-row>
        <table:table-row table:style-name="ro1">
          <table:table-cell office:value-type="float" office:value="0.646272727273" calcext:value-type="float">
            <text:p>0.6462727273</text:p>
          </table:table-cell>
          <table:table-cell office:value-type="float" office:value="28259.9422898" calcext:value-type="float">
            <text:p>28259.9422898</text:p>
          </table:table-cell>
        </table:table-row>
        <table:table-row table:style-name="ro1">
          <table:table-cell office:value-type="float" office:value="0.647909090909" calcext:value-type="float">
            <text:p>0.6479090909</text:p>
          </table:table-cell>
          <table:table-cell office:value-type="float" office:value="28410.3966422" calcext:value-type="float">
            <text:p>28410.3966422</text:p>
          </table:table-cell>
        </table:table-row>
        <table:table-row table:style-name="ro1">
          <table:table-cell office:value-type="float" office:value="0.649545454545" calcext:value-type="float">
            <text:p>0.6495454545</text:p>
          </table:table-cell>
          <table:table-cell office:value-type="float" office:value="28589.3645468" calcext:value-type="float">
            <text:p>28589.364546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652.0151183" calcext:value-type="float">
            <text:p>28652.0151183</text:p>
          </table:table-cell>
        </table:table-row>
        <table:table-row table:style-name="ro1">
          <table:table-cell office:value-type="float" office:value="0.651636363636" calcext:value-type="float">
            <text:p>0.6516363636</text:p>
          </table:table-cell>
          <table:table-cell office:value-type="float" office:value="28890.4944185" calcext:value-type="float">
            <text:p>28890.4944185</text:p>
          </table:table-cell>
        </table:table-row>
        <table:table-row table:style-name="ro1">
          <table:table-cell office:value-type="float" office:value="0.653272727273" calcext:value-type="float">
            <text:p>0.6532727273</text:p>
          </table:table-cell>
          <table:table-cell office:value-type="float" office:value="29222.6158519" calcext:value-type="float">
            <text:p>29222.6158519</text:p>
          </table:table-cell>
        </table:table-row>
        <table:table-row table:style-name="ro1">
          <table:table-cell office:value-type="float" office:value="0.654909090909" calcext:value-type="float">
            <text:p>0.6549090909</text:p>
          </table:table-cell>
          <table:table-cell office:value-type="float" office:value="29662.8423547" calcext:value-type="float">
            <text:p>29662.8423547</text:p>
          </table:table-cell>
        </table:table-row>
        <table:table-row table:style-name="ro1">
          <table:table-cell office:value-type="float" office:value="0.656545454545" calcext:value-type="float">
            <text:p>0.6565454545</text:p>
          </table:table-cell>
          <table:table-cell office:value-type="float" office:value="30192.2016084" calcext:value-type="float">
            <text:p>30192.2016084</text:p>
          </table:table-cell>
        </table:table-row>
        <table:table-row table:style-name="ro1">
          <table:table-cell office:value-type="float" office:value="0.658181818182" calcext:value-type="float">
            <text:p>0.6581818182</text:p>
          </table:table-cell>
          <table:table-cell office:value-type="float" office:value="30768.6849326" calcext:value-type="float">
            <text:p>30768.6849326</text:p>
          </table:table-cell>
        </table:table-row>
        <table:table-row table:style-name="ro1">
          <table:table-cell office:value-type="float" office:value="0.659818181818" calcext:value-type="float">
            <text:p>0.6598181818</text:p>
          </table:table-cell>
          <table:table-cell office:value-type="float" office:value="31350.9345158" calcext:value-type="float">
            <text:p>31350.9345158</text:p>
          </table:table-cell>
        </table:table-row>
        <table:table-row table:style-name="ro1">
          <table:table-cell office:value-type="float" office:value="0.661454545455" calcext:value-type="float">
            <text:p>0.6614545455</text:p>
          </table:table-cell>
          <table:table-cell office:value-type="float" office:value="31919.8040137" calcext:value-type="float">
            <text:p>31919.8040137</text:p>
          </table:table-cell>
        </table:table-row>
        <table:table-row table:style-name="ro1">
          <table:table-cell office:value-type="float" office:value="0.663090909091" calcext:value-type="float">
            <text:p>0.6630909091</text:p>
          </table:table-cell>
          <table:table-cell office:value-type="float" office:value="32481.0378202" calcext:value-type="float">
            <text:p>32481.0378202</text:p>
          </table:table-cell>
        </table:table-row>
        <table:table-row table:style-name="ro1">
          <table:table-cell office:value-type="float" office:value="0.664727272727" calcext:value-type="float">
            <text:p>0.6647272727</text:p>
          </table:table-cell>
          <table:table-cell office:value-type="float" office:value="33048.6625524" calcext:value-type="float">
            <text:p>33048.6625524</text:p>
          </table:table-cell>
        </table:table-row>
        <table:table-row table:style-name="ro1">
          <table:table-cell office:value-type="float" office:value="0.666363636364" calcext:value-type="float">
            <text:p>0.6663636364</text:p>
          </table:table-cell>
          <table:table-cell office:value-type="float" office:value="33623.1619249" calcext:value-type="float">
            <text:p>33623.161924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34194.6877983" calcext:value-type="float">
            <text:p>34194.6877983</text:p>
          </table:table-cell>
        </table:table-row>
        <table:table-row table:style-name="ro1">
          <table:table-cell office:value-type="float" office:value="0.669636363636" calcext:value-type="float">
            <text:p>0.6696363636</text:p>
          </table:table-cell>
          <table:table-cell office:value-type="float" office:value="34745.0608308" calcext:value-type="float">
            <text:p>34745.0608308</text:p>
          </table:table-cell>
        </table:table-row>
        <table:table-row table:style-name="ro1">
          <table:table-cell office:value-type="float" office:value="0.671272727273" calcext:value-type="float">
            <text:p>0.6712727273</text:p>
          </table:table-cell>
          <table:table-cell office:value-type="float" office:value="35262.5922967" calcext:value-type="float">
            <text:p>35262.5922967</text:p>
          </table:table-cell>
        </table:table-row>
        <table:table-row table:style-name="ro1">
          <table:table-cell office:value-type="float" office:value="0.672909090909" calcext:value-type="float">
            <text:p>0.6729090909</text:p>
          </table:table-cell>
          <table:table-cell office:value-type="float" office:value="35738.3117875" calcext:value-type="float">
            <text:p>35738.3117875</text:p>
          </table:table-cell>
        </table:table-row>
        <table:table-row table:style-name="ro1">
          <table:table-cell office:value-type="float" office:value="0.674545454545" calcext:value-type="float">
            <text:p>0.6745454545</text:p>
          </table:table-cell>
          <table:table-cell office:value-type="float" office:value="36162.7983346" calcext:value-type="float">
            <text:p>36162.798334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36337.7951266" calcext:value-type="float">
            <text:p>36337.7951266</text:p>
          </table:table-cell>
        </table:table-row>
        <table:table-row table:style-name="ro1">
          <table:table-cell office:value-type="float" office:value="0.676636363636" calcext:value-type="float">
            <text:p>0.6766363636</text:p>
          </table:table-cell>
          <table:table-cell office:value-type="float" office:value="36599.9284674" calcext:value-type="float">
            <text:p>36599.9284674</text:p>
          </table:table-cell>
        </table:table-row>
        <table:table-row table:style-name="ro1">
          <table:table-cell office:value-type="float" office:value="0.678272727273" calcext:value-type="float">
            <text:p>0.6782727273</text:p>
          </table:table-cell>
          <table:table-cell office:value-type="float" office:value="36877.6034325" calcext:value-type="float">
            <text:p>36877.6034325</text:p>
          </table:table-cell>
        </table:table-row>
        <table:table-row table:style-name="ro1">
          <table:table-cell office:value-type="float" office:value="0.679909090909" calcext:value-type="float">
            <text:p>0.6799090909</text:p>
          </table:table-cell>
          <table:table-cell office:value-type="float" office:value="37118.6687722" calcext:value-type="float">
            <text:p>37118.6687722</text:p>
          </table:table-cell>
        </table:table-row>
        <table:table-row table:style-name="ro1">
          <table:table-cell office:value-type="float" office:value="0.681545454545" calcext:value-type="float">
            <text:p>0.6815454545</text:p>
          </table:table-cell>
          <table:table-cell office:value-type="float" office:value="37304.984224" calcext:value-type="float">
            <text:p>37304.984224</text:p>
          </table:table-cell>
        </table:table-row>
        <table:table-row table:style-name="ro1">
          <table:table-cell office:value-type="float" office:value="0.683181818182" calcext:value-type="float">
            <text:p>0.6831818182</text:p>
          </table:table-cell>
          <table:table-cell office:value-type="float" office:value="37435.5374104" calcext:value-type="float">
            <text:p>37435.5374104</text:p>
          </table:table-cell>
        </table:table-row>
        <table:table-row table:style-name="ro1">
          <table:table-cell office:value-type="float" office:value="0.684818181818" calcext:value-type="float">
            <text:p>0.6848181818</text:p>
          </table:table-cell>
          <table:table-cell office:value-type="float" office:value="37512.0839799" calcext:value-type="float">
            <text:p>37512.0839799</text:p>
          </table:table-cell>
        </table:table-row>
        <table:table-row table:style-name="ro1">
          <table:table-cell office:value-type="float" office:value="0.686454545455" calcext:value-type="float">
            <text:p>0.6864545455</text:p>
          </table:table-cell>
          <table:table-cell office:value-type="float" office:value="37536.7913235" calcext:value-type="float">
            <text:p>37536.7913235</text:p>
          </table:table-cell>
        </table:table-row>
        <table:table-row table:style-name="ro1">
          <table:table-cell office:value-type="float" office:value="0.688090909091" calcext:value-type="float">
            <text:p>0.6880909091</text:p>
          </table:table-cell>
          <table:table-cell office:value-type="float" office:value="37510.573166" calcext:value-type="float">
            <text:p>37510.573166</text:p>
          </table:table-cell>
        </table:table-row>
        <table:table-row table:style-name="ro1">
          <table:table-cell office:value-type="float" office:value="0.689727272727" calcext:value-type="float">
            <text:p>0.6897272727</text:p>
          </table:table-cell>
          <table:table-cell office:value-type="float" office:value="37441.5053794" calcext:value-type="float">
            <text:p>37441.5053794</text:p>
          </table:table-cell>
        </table:table-row>
        <table:table-row table:style-name="ro1">
          <table:table-cell office:value-type="float" office:value="0.691363636364" calcext:value-type="float">
            <text:p>0.6913636364</text:p>
          </table:table-cell>
          <table:table-cell office:value-type="float" office:value="37336.2352691" calcext:value-type="float">
            <text:p>37336.235269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37195.2751027" calcext:value-type="float">
            <text:p>37195.2751027</text:p>
          </table:table-cell>
        </table:table-row>
        <table:table-row table:style-name="ro1">
          <table:table-cell office:value-type="float" office:value="0.694636363636" calcext:value-type="float">
            <text:p>0.6946363636</text:p>
          </table:table-cell>
          <table:table-cell office:value-type="float" office:value="37032.4939242" calcext:value-type="float">
            <text:p>37032.4939242</text:p>
          </table:table-cell>
        </table:table-row>
        <table:table-row table:style-name="ro1">
          <table:table-cell office:value-type="float" office:value="0.696272727273" calcext:value-type="float">
            <text:p>0.6962727273</text:p>
          </table:table-cell>
          <table:table-cell office:value-type="float" office:value="36854.3131709" calcext:value-type="float">
            <text:p>36854.3131709</text:p>
          </table:table-cell>
        </table:table-row>
        <table:table-row table:style-name="ro1">
          <table:table-cell office:value-type="float" office:value="0.697909090909" calcext:value-type="float">
            <text:p>0.6979090909</text:p>
          </table:table-cell>
          <table:table-cell office:value-type="float" office:value="36664.3290381" calcext:value-type="float">
            <text:p>36664.3290381</text:p>
          </table:table-cell>
        </table:table-row>
        <table:table-row table:style-name="ro1">
          <table:table-cell office:value-type="float" office:value="0.699545454545" calcext:value-type="float">
            <text:p>0.6995454545</text:p>
          </table:table-cell>
          <table:table-cell office:value-type="float" office:value="36469.7417512" calcext:value-type="float">
            <text:p>36469.74175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6457.35996" calcext:value-type="float">
            <text:p>36457.35996</text:p>
          </table:table-cell>
        </table:table-row>
        <table:table-row table:style-name="ro1">
          <table:table-cell office:value-type="float" office:value="0.701636363636" calcext:value-type="float">
            <text:p>0.7016363636</text:p>
          </table:table-cell>
          <table:table-cell office:value-type="float" office:value="36201.409073" calcext:value-type="float">
            <text:p>36201.409073</text:p>
          </table:table-cell>
        </table:table-row>
        <table:table-row table:style-name="ro1">
          <table:table-cell office:value-type="float" office:value="0.703272727273" calcext:value-type="float">
            <text:p>0.7032727273</text:p>
          </table:table-cell>
          <table:table-cell office:value-type="float" office:value="35991.4083844" calcext:value-type="float">
            <text:p>35991.4083844</text:p>
          </table:table-cell>
        </table:table-row>
        <table:table-row table:style-name="ro1">
          <table:table-cell office:value-type="float" office:value="0.704909090909" calcext:value-type="float">
            <text:p>0.7049090909</text:p>
          </table:table-cell>
          <table:table-cell office:value-type="float" office:value="35781.2522041" calcext:value-type="float">
            <text:p>35781.2522041</text:p>
          </table:table-cell>
        </table:table-row>
        <table:table-row table:style-name="ro1">
          <table:table-cell office:value-type="float" office:value="0.706545454545" calcext:value-type="float">
            <text:p>0.7065454545</text:p>
          </table:table-cell>
          <table:table-cell office:value-type="float" office:value="35557.1023361" calcext:value-type="float">
            <text:p>35557.1023361</text:p>
          </table:table-cell>
        </table:table-row>
        <table:table-row table:style-name="ro1">
          <table:table-cell office:value-type="float" office:value="0.708181818182" calcext:value-type="float">
            <text:p>0.7081818182</text:p>
          </table:table-cell>
          <table:table-cell office:value-type="float" office:value="35336.2722767" calcext:value-type="float">
            <text:p>35336.2722767</text:p>
          </table:table-cell>
        </table:table-row>
        <table:table-row table:style-name="ro1">
          <table:table-cell office:value-type="float" office:value="0.709818181818" calcext:value-type="float">
            <text:p>0.7098181818</text:p>
          </table:table-cell>
          <table:table-cell office:value-type="float" office:value="35127.1597144" calcext:value-type="float">
            <text:p>35127.1597144</text:p>
          </table:table-cell>
        </table:table-row>
        <table:table-row table:style-name="ro1">
          <table:table-cell office:value-type="float" office:value="0.711454545455" calcext:value-type="float">
            <text:p>0.7114545455</text:p>
          </table:table-cell>
          <table:table-cell office:value-type="float" office:value="34950.5717137" calcext:value-type="float">
            <text:p>34950.5717137</text:p>
          </table:table-cell>
        </table:table-row>
        <table:table-row table:style-name="ro1">
          <table:table-cell office:value-type="float" office:value="0.713090909091" calcext:value-type="float">
            <text:p>0.7130909091</text:p>
          </table:table-cell>
          <table:table-cell office:value-type="float" office:value="34829.5646446" calcext:value-type="float">
            <text:p>34829.5646446</text:p>
          </table:table-cell>
        </table:table-row>
        <table:table-row table:style-name="ro1">
          <table:table-cell office:value-type="float" office:value="0.714727272727" calcext:value-type="float">
            <text:p>0.7147272727</text:p>
          </table:table-cell>
          <table:table-cell office:value-type="float" office:value="34777.885456" calcext:value-type="float">
            <text:p>34777.885456</text:p>
          </table:table-cell>
        </table:table-row>
        <table:table-row table:style-name="ro1">
          <table:table-cell office:value-type="float" office:value="0.716363636364" calcext:value-type="float">
            <text:p>0.7163636364</text:p>
          </table:table-cell>
          <table:table-cell office:value-type="float" office:value="34681.1983163" calcext:value-type="float">
            <text:p>34681.1983163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34609.0520416" calcext:value-type="float">
            <text:p>34609.0520416</text:p>
          </table:table-cell>
        </table:table-row>
        <table:table-row table:style-name="ro1">
          <table:table-cell office:value-type="float" office:value="0.719636363636" calcext:value-type="float">
            <text:p>0.7196363636</text:p>
          </table:table-cell>
          <table:table-cell office:value-type="float" office:value="34567.278186" calcext:value-type="float">
            <text:p>34567.278186</text:p>
          </table:table-cell>
        </table:table-row>
        <table:table-row table:style-name="ro1">
          <table:table-cell office:value-type="float" office:value="0.721272727273" calcext:value-type="float">
            <text:p>0.7212727273</text:p>
          </table:table-cell>
          <table:table-cell office:value-type="float" office:value="34520.5067285" calcext:value-type="float">
            <text:p>34520.5067285</text:p>
          </table:table-cell>
        </table:table-row>
        <table:table-row table:style-name="ro1">
          <table:table-cell office:value-type="float" office:value="0.722909090909" calcext:value-type="float">
            <text:p>0.7229090909</text:p>
          </table:table-cell>
          <table:table-cell office:value-type="float" office:value="34463.0278899" calcext:value-type="float">
            <text:p>34463.0278899</text:p>
          </table:table-cell>
        </table:table-row>
        <table:table-row table:style-name="ro1">
          <table:table-cell office:value-type="float" office:value="0.724545454545" calcext:value-type="float">
            <text:p>0.7245454545</text:p>
          </table:table-cell>
          <table:table-cell office:value-type="float" office:value="34415.7924331" calcext:value-type="float">
            <text:p>34415.792433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4405.0642904" calcext:value-type="float">
            <text:p>34405.0642904</text:p>
          </table:table-cell>
        </table:table-row>
        <table:table-row table:style-name="ro1">
          <table:table-cell office:value-type="float" office:value="0.726636363636" calcext:value-type="float">
            <text:p>0.7266363636</text:p>
          </table:table-cell>
          <table:table-cell office:value-type="float" office:value="34395.5694435" calcext:value-type="float">
            <text:p>34395.5694435</text:p>
          </table:table-cell>
        </table:table-row>
        <table:table-row table:style-name="ro1">
          <table:table-cell office:value-type="float" office:value="0.728272727273" calcext:value-type="float">
            <text:p>0.7282727273</text:p>
          </table:table-cell>
          <table:table-cell office:value-type="float" office:value="34433.274929" calcext:value-type="float">
            <text:p>34433.274929</text:p>
          </table:table-cell>
        </table:table-row>
        <table:table-row table:style-name="ro1">
          <table:table-cell office:value-type="float" office:value="0.729909090909" calcext:value-type="float">
            <text:p>0.7299090909</text:p>
          </table:table-cell>
          <table:table-cell office:value-type="float" office:value="34502.8065462" calcext:value-type="float">
            <text:p>34502.8065462</text:p>
          </table:table-cell>
        </table:table-row>
        <table:table-row table:style-name="ro1">
          <table:table-cell office:value-type="float" office:value="0.731545454545" calcext:value-type="float">
            <text:p>0.7315454545</text:p>
          </table:table-cell>
          <table:table-cell office:value-type="float" office:value="34585.3633189" calcext:value-type="float">
            <text:p>34585.3633189</text:p>
          </table:table-cell>
        </table:table-row>
        <table:table-row table:style-name="ro1">
          <table:table-cell office:value-type="float" office:value="0.733181818182" calcext:value-type="float">
            <text:p>0.7331818182</text:p>
          </table:table-cell>
          <table:table-cell office:value-type="float" office:value="34668.0457547" calcext:value-type="float">
            <text:p>34668.0457547</text:p>
          </table:table-cell>
        </table:table-row>
        <table:table-row table:style-name="ro1">
          <table:table-cell office:value-type="float" office:value="0.734818181818" calcext:value-type="float">
            <text:p>0.7348181818</text:p>
          </table:table-cell>
          <table:table-cell office:value-type="float" office:value="34749.280461" calcext:value-type="float">
            <text:p>34749.280461</text:p>
          </table:table-cell>
        </table:table-row>
        <table:table-row table:style-name="ro1">
          <table:table-cell office:value-type="float" office:value="0.736454545455" calcext:value-type="float">
            <text:p>0.7364545455</text:p>
          </table:table-cell>
          <table:table-cell office:value-type="float" office:value="34827.8168093" calcext:value-type="float">
            <text:p>34827.8168093</text:p>
          </table:table-cell>
        </table:table-row>
        <table:table-row table:style-name="ro1">
          <table:table-cell office:value-type="float" office:value="0.738090909091" calcext:value-type="float">
            <text:p>0.7380909091</text:p>
          </table:table-cell>
          <table:table-cell office:value-type="float" office:value="34907.999179" calcext:value-type="float">
            <text:p>34907.999179</text:p>
          </table:table-cell>
        </table:table-row>
        <table:table-row table:style-name="ro1">
          <table:table-cell office:value-type="float" office:value="0.739727272727" calcext:value-type="float">
            <text:p>0.7397272727</text:p>
          </table:table-cell>
          <table:table-cell office:value-type="float" office:value="34988.656688" calcext:value-type="float">
            <text:p>34988.656688</text:p>
          </table:table-cell>
        </table:table-row>
        <table:table-row table:style-name="ro1">
          <table:table-cell office:value-type="float" office:value="0.741363636364" calcext:value-type="float">
            <text:p>0.7413636364</text:p>
          </table:table-cell>
          <table:table-cell office:value-type="float" office:value="35070.6369491" calcext:value-type="float">
            <text:p>35070.6369491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35152.029326" calcext:value-type="float">
            <text:p>35152.029326</text:p>
          </table:table-cell>
        </table:table-row>
        <table:table-row table:style-name="ro1">
          <table:table-cell office:value-type="float" office:value="0.744636363636" calcext:value-type="float">
            <text:p>0.7446363636</text:p>
          </table:table-cell>
          <table:table-cell office:value-type="float" office:value="35234.7714173" calcext:value-type="float">
            <text:p>35234.7714173</text:p>
          </table:table-cell>
        </table:table-row>
        <table:table-row table:style-name="ro1">
          <table:table-cell office:value-type="float" office:value="0.746272727273" calcext:value-type="float">
            <text:p>0.7462727273</text:p>
          </table:table-cell>
          <table:table-cell office:value-type="float" office:value="35317.0415268" calcext:value-type="float">
            <text:p>35317.0415268</text:p>
          </table:table-cell>
        </table:table-row>
        <table:table-row table:style-name="ro1">
          <table:table-cell office:value-type="float" office:value="0.747909090909" calcext:value-type="float">
            <text:p>0.7479090909</text:p>
          </table:table-cell>
          <table:table-cell office:value-type="float" office:value="35400.4230407" calcext:value-type="float">
            <text:p>35400.4230407</text:p>
          </table:table-cell>
        </table:table-row>
        <table:table-row table:style-name="ro1">
          <table:table-cell office:value-type="float" office:value="0.749545454545" calcext:value-type="float">
            <text:p>0.7495454545</text:p>
          </table:table-cell>
          <table:table-cell office:value-type="float" office:value="35482.8102466" calcext:value-type="float">
            <text:p>35482.810246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5505.0119949" calcext:value-type="float">
            <text:p>35505.0119949</text:p>
          </table:table-cell>
        </table:table-row>
        <table:table-row table:style-name="ro1">
          <table:table-cell office:value-type="float" office:value="0.751636363636" calcext:value-type="float">
            <text:p>0.7516363636</text:p>
          </table:table-cell>
          <table:table-cell office:value-type="float" office:value="35584.3608926" calcext:value-type="float">
            <text:p>35584.3608926</text:p>
          </table:table-cell>
        </table:table-row>
        <table:table-row table:style-name="ro1">
          <table:table-cell office:value-type="float" office:value="0.753272727273" calcext:value-type="float">
            <text:p>0.7532727273</text:p>
          </table:table-cell>
          <table:table-cell office:value-type="float" office:value="31603.6259017" calcext:value-type="float">
            <text:p>31603.6259017</text:p>
          </table:table-cell>
        </table:table-row>
        <table:table-row table:style-name="ro1">
          <table:table-cell office:value-type="float" office:value="0.754909090909" calcext:value-type="float">
            <text:p>0.7549090909</text:p>
          </table:table-cell>
          <table:table-cell office:value-type="float" office:value="33798.1669138" calcext:value-type="float">
            <text:p>33798.1669138</text:p>
          </table:table-cell>
        </table:table-row>
        <table:table-row table:style-name="ro1">
          <table:table-cell office:value-type="float" office:value="0.756545454545" calcext:value-type="float">
            <text:p>0.7565454545</text:p>
          </table:table-cell>
          <table:table-cell office:value-type="float" office:value="36718.4123617" calcext:value-type="float">
            <text:p>36718.4123617</text:p>
          </table:table-cell>
        </table:table-row>
        <table:table-row table:style-name="ro1">
          <table:table-cell office:value-type="float" office:value="0.758181818182" calcext:value-type="float">
            <text:p>0.7581818182</text:p>
          </table:table-cell>
          <table:table-cell office:value-type="float" office:value="39956.6939405" calcext:value-type="float">
            <text:p>39956.6939405</text:p>
          </table:table-cell>
        </table:table-row>
        <table:table-row table:style-name="ro1">
          <table:table-cell office:value-type="float" office:value="0.759818181818" calcext:value-type="float">
            <text:p>0.7598181818</text:p>
          </table:table-cell>
          <table:table-cell office:value-type="float" office:value="43341.1405583" calcext:value-type="float">
            <text:p>43341.1405583</text:p>
          </table:table-cell>
        </table:table-row>
        <table:table-row table:style-name="ro1">
          <table:table-cell office:value-type="float" office:value="0.761454545455" calcext:value-type="float">
            <text:p>0.7614545455</text:p>
          </table:table-cell>
          <table:table-cell office:value-type="float" office:value="46658.6526969" calcext:value-type="float">
            <text:p>46658.6526969</text:p>
          </table:table-cell>
        </table:table-row>
        <table:table-row table:style-name="ro1">
          <table:table-cell office:value-type="float" office:value="0.763090909091" calcext:value-type="float">
            <text:p>0.7630909091</text:p>
          </table:table-cell>
          <table:table-cell office:value-type="float" office:value="49712.6706982" calcext:value-type="float">
            <text:p>49712.6706982</text:p>
          </table:table-cell>
        </table:table-row>
        <table:table-row table:style-name="ro1">
          <table:table-cell office:value-type="float" office:value="0.764727272727" calcext:value-type="float">
            <text:p>0.7647272727</text:p>
          </table:table-cell>
          <table:table-cell office:value-type="float" office:value="52399.4276902" calcext:value-type="float">
            <text:p>52399.4276902</text:p>
          </table:table-cell>
        </table:table-row>
        <table:table-row table:style-name="ro1">
          <table:table-cell office:value-type="float" office:value="0.766363636364" calcext:value-type="float">
            <text:p>0.7663636364</text:p>
          </table:table-cell>
          <table:table-cell office:value-type="float" office:value="54788.4235648" calcext:value-type="float">
            <text:p>54788.4235648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56934.8074328" calcext:value-type="float">
            <text:p>56934.8074328</text:p>
          </table:table-cell>
        </table:table-row>
        <table:table-row table:style-name="ro1">
          <table:table-cell office:value-type="float" office:value="0.769636363636" calcext:value-type="float">
            <text:p>0.7696363636</text:p>
          </table:table-cell>
          <table:table-cell office:value-type="float" office:value="58835.8247428" calcext:value-type="float">
            <text:p>58835.8247428</text:p>
          </table:table-cell>
        </table:table-row>
        <table:table-row table:style-name="ro1">
          <table:table-cell office:value-type="float" office:value="0.771272727273" calcext:value-type="float">
            <text:p>0.7712727273</text:p>
          </table:table-cell>
          <table:table-cell office:value-type="float" office:value="60491.2072222" calcext:value-type="float">
            <text:p>60491.2072222</text:p>
          </table:table-cell>
        </table:table-row>
        <table:table-row table:style-name="ro1">
          <table:table-cell office:value-type="float" office:value="0.772909090909" calcext:value-type="float">
            <text:p>0.7729090909</text:p>
          </table:table-cell>
          <table:table-cell office:value-type="float" office:value="61758.6696663" calcext:value-type="float">
            <text:p>61758.6696663</text:p>
          </table:table-cell>
        </table:table-row>
        <table:table-row table:style-name="ro1">
          <table:table-cell office:value-type="float" office:value="0.774545454545" calcext:value-type="float">
            <text:p>0.7745454545</text:p>
          </table:table-cell>
          <table:table-cell office:value-type="float" office:value="62475.2050216" calcext:value-type="float">
            <text:p>62475.2050216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2574.7371161" calcext:value-type="float">
            <text:p>62574.7371161</text:p>
          </table:table-cell>
        </table:table-row>
        <table:table-row table:style-name="ro1">
          <table:table-cell office:value-type="float" office:value="0.776636363636" calcext:value-type="float">
            <text:p>0.7766363636</text:p>
          </table:table-cell>
          <table:table-cell office:value-type="float" office:value="62646.8491701" calcext:value-type="float">
            <text:p>62646.8491701</text:p>
          </table:table-cell>
        </table:table-row>
        <table:table-row table:style-name="ro1">
          <table:table-cell office:value-type="float" office:value="0.778272727273" calcext:value-type="float">
            <text:p>0.7782727273</text:p>
          </table:table-cell>
          <table:table-cell office:value-type="float" office:value="62482.3938814" calcext:value-type="float">
            <text:p>62482.3938814</text:p>
          </table:table-cell>
        </table:table-row>
        <table:table-row table:style-name="ro1">
          <table:table-cell office:value-type="float" office:value="0.779909090909" calcext:value-type="float">
            <text:p>0.7799090909</text:p>
          </table:table-cell>
          <table:table-cell office:value-type="float" office:value="62266.9631517" calcext:value-type="float">
            <text:p>62266.9631517</text:p>
          </table:table-cell>
        </table:table-row>
        <table:table-row table:style-name="ro1">
          <table:table-cell office:value-type="float" office:value="0.781545454545" calcext:value-type="float">
            <text:p>0.7815454545</text:p>
          </table:table-cell>
          <table:table-cell office:value-type="float" office:value="62012.6199675" calcext:value-type="float">
            <text:p>62012.6199675</text:p>
          </table:table-cell>
        </table:table-row>
        <table:table-row table:style-name="ro1">
          <table:table-cell office:value-type="float" office:value="0.783181818182" calcext:value-type="float">
            <text:p>0.7831818182</text:p>
          </table:table-cell>
          <table:table-cell office:value-type="float" office:value="61666.8380418" calcext:value-type="float">
            <text:p>61666.8380418</text:p>
          </table:table-cell>
        </table:table-row>
        <table:table-row table:style-name="ro1">
          <table:table-cell office:value-type="float" office:value="0.784818181818" calcext:value-type="float">
            <text:p>0.7848181818</text:p>
          </table:table-cell>
          <table:table-cell office:value-type="float" office:value="61256.2130284" calcext:value-type="float">
            <text:p>61256.2130284</text:p>
          </table:table-cell>
        </table:table-row>
        <table:table-row table:style-name="ro1">
          <table:table-cell office:value-type="float" office:value="0.786454545455" calcext:value-type="float">
            <text:p>0.7864545455</text:p>
          </table:table-cell>
          <table:table-cell office:value-type="float" office:value="60793.936339" calcext:value-type="float">
            <text:p>60793.936339</text:p>
          </table:table-cell>
        </table:table-row>
        <table:table-row table:style-name="ro1">
          <table:table-cell office:value-type="float" office:value="0.788090909091" calcext:value-type="float">
            <text:p>0.7880909091</text:p>
          </table:table-cell>
          <table:table-cell office:value-type="float" office:value="60182.277648" calcext:value-type="float">
            <text:p>60182.277648</text:p>
          </table:table-cell>
        </table:table-row>
        <table:table-row table:style-name="ro1">
          <table:table-cell office:value-type="float" office:value="0.789727272727" calcext:value-type="float">
            <text:p>0.7897272727</text:p>
          </table:table-cell>
          <table:table-cell office:value-type="float" office:value="59232.2578313" calcext:value-type="float">
            <text:p>59232.2578313</text:p>
          </table:table-cell>
        </table:table-row>
        <table:table-row table:style-name="ro1">
          <table:table-cell office:value-type="float" office:value="0.791363636364" calcext:value-type="float">
            <text:p>0.7913636364</text:p>
          </table:table-cell>
          <table:table-cell office:value-type="float" office:value="57928.670999" calcext:value-type="float">
            <text:p>57928.670999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56339.9599135" calcext:value-type="float">
            <text:p>56339.9599135</text:p>
          </table:table-cell>
        </table:table-row>
        <table:table-row table:style-name="ro1">
          <table:table-cell office:value-type="float" office:value="0.794636363636" calcext:value-type="float">
            <text:p>0.7946363636</text:p>
          </table:table-cell>
          <table:table-cell office:value-type="float" office:value="54565.8664661" calcext:value-type="float">
            <text:p>54565.8664661</text:p>
          </table:table-cell>
        </table:table-row>
        <table:table-row table:style-name="ro1">
          <table:table-cell office:value-type="float" office:value="0.796272727273" calcext:value-type="float">
            <text:p>0.7962727273</text:p>
          </table:table-cell>
          <table:table-cell office:value-type="float" office:value="52674.1115984" calcext:value-type="float">
            <text:p>52674.1115984</text:p>
          </table:table-cell>
        </table:table-row>
        <table:table-row table:style-name="ro1">
          <table:table-cell office:value-type="float" office:value="0.797909090909" calcext:value-type="float">
            <text:p>0.7979090909</text:p>
          </table:table-cell>
          <table:table-cell office:value-type="float" office:value="50680.3984737" calcext:value-type="float">
            <text:p>50680.3984737</text:p>
          </table:table-cell>
        </table:table-row>
        <table:table-row table:style-name="ro1">
          <table:table-cell office:value-type="float" office:value="0.799545454545" calcext:value-type="float">
            <text:p>0.7995454545</text:p>
          </table:table-cell>
          <table:table-cell office:value-type="float" office:value="48556.6513467" calcext:value-type="float">
            <text:p>48556.65134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7928.5867391" calcext:value-type="float">
            <text:p>47928.5867391</text:p>
          </table:table-cell>
        </table:table-row>
        <table:table-row table:style-name="ro1">
          <table:table-cell office:value-type="float" office:value="0.801636363636" calcext:value-type="float">
            <text:p>0.8016363636</text:p>
          </table:table-cell>
          <table:table-cell office:value-type="float" office:value="45534.8118835" calcext:value-type="float">
            <text:p>45534.8118835</text:p>
          </table:table-cell>
        </table:table-row>
        <table:table-row table:style-name="ro1">
          <table:table-cell office:value-type="float" office:value="0.803272727273" calcext:value-type="float">
            <text:p>0.8032727273</text:p>
          </table:table-cell>
          <table:table-cell office:value-type="float" office:value="43016.1457611" calcext:value-type="float">
            <text:p>43016.1457611</text:p>
          </table:table-cell>
        </table:table-row>
        <table:table-row table:style-name="ro1">
          <table:table-cell office:value-type="float" office:value="0.804909090909" calcext:value-type="float">
            <text:p>0.8049090909</text:p>
          </table:table-cell>
          <table:table-cell office:value-type="float" office:value="40468.9588513" calcext:value-type="float">
            <text:p>40468.9588513</text:p>
          </table:table-cell>
        </table:table-row>
        <table:table-row table:style-name="ro1">
          <table:table-cell office:value-type="float" office:value="0.806545454545" calcext:value-type="float">
            <text:p>0.8065454545</text:p>
          </table:table-cell>
          <table:table-cell office:value-type="float" office:value="38015.6063726" calcext:value-type="float">
            <text:p>38015.6063726</text:p>
          </table:table-cell>
        </table:table-row>
        <table:table-row table:style-name="ro1">
          <table:table-cell office:value-type="float" office:value="0.808181818182" calcext:value-type="float">
            <text:p>0.8081818182</text:p>
          </table:table-cell>
          <table:table-cell office:value-type="float" office:value="35832.5503483" calcext:value-type="float">
            <text:p>35832.5503483</text:p>
          </table:table-cell>
        </table:table-row>
        <table:table-row table:style-name="ro1">
          <table:table-cell office:value-type="float" office:value="0.809818181818" calcext:value-type="float">
            <text:p>0.8098181818</text:p>
          </table:table-cell>
          <table:table-cell office:value-type="float" office:value="34357.0221119" calcext:value-type="float">
            <text:p>34357.0221119</text:p>
          </table:table-cell>
        </table:table-row>
        <table:table-row table:style-name="ro1">
          <table:table-cell office:value-type="float" office:value="0.811454545455" calcext:value-type="float">
            <text:p>0.8114545455</text:p>
          </table:table-cell>
          <table:table-cell office:value-type="float" office:value="34155.3888836" calcext:value-type="float">
            <text:p>34155.3888836</text:p>
          </table:table-cell>
        </table:table-row>
        <table:table-row table:style-name="ro1">
          <table:table-cell office:value-type="float" office:value="0.813090909091" calcext:value-type="float">
            <text:p>0.8130909091</text:p>
          </table:table-cell>
          <table:table-cell office:value-type="float" office:value="35422.7241218" calcext:value-type="float">
            <text:p>35422.7241218</text:p>
          </table:table-cell>
        </table:table-row>
        <table:table-row table:style-name="ro1">
          <table:table-cell office:value-type="float" office:value="0.814727272727" calcext:value-type="float">
            <text:p>0.8147272727</text:p>
          </table:table-cell>
          <table:table-cell office:value-type="float" office:value="37942.093328" calcext:value-type="float">
            <text:p>37942.093328</text:p>
          </table:table-cell>
        </table:table-row>
        <table:table-row table:style-name="ro1">
          <table:table-cell office:value-type="float" office:value="0.816363636364" calcext:value-type="float">
            <text:p>0.8163636364</text:p>
          </table:table-cell>
          <table:table-cell office:value-type="float" office:value="41218.9985682" calcext:value-type="float">
            <text:p>41218.9985682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44811.5689455" calcext:value-type="float">
            <text:p>44811.5689455</text:p>
          </table:table-cell>
        </table:table-row>
        <table:table-row table:style-name="ro1">
          <table:table-cell office:value-type="float" office:value="0.819636363636" calcext:value-type="float">
            <text:p>0.8196363636</text:p>
          </table:table-cell>
          <table:table-cell office:value-type="float" office:value="48493.818824" calcext:value-type="float">
            <text:p>48493.818824</text:p>
          </table:table-cell>
        </table:table-row>
        <table:table-row table:style-name="ro1">
          <table:table-cell office:value-type="float" office:value="0.821272727273" calcext:value-type="float">
            <text:p>0.8212727273</text:p>
          </table:table-cell>
          <table:table-cell office:value-type="float" office:value="52035.7089412" calcext:value-type="float">
            <text:p>52035.7089412</text:p>
          </table:table-cell>
        </table:table-row>
        <table:table-row table:style-name="ro1">
          <table:table-cell office:value-type="float" office:value="0.822909090909" calcext:value-type="float">
            <text:p>0.8229090909</text:p>
          </table:table-cell>
          <table:table-cell office:value-type="float" office:value="55110.7405773" calcext:value-type="float">
            <text:p>55110.7405773</text:p>
          </table:table-cell>
        </table:table-row>
        <table:table-row table:style-name="ro1">
          <table:table-cell office:value-type="float" office:value="0.824545454545" calcext:value-type="float">
            <text:p>0.8245454545</text:p>
          </table:table-cell>
          <table:table-cell office:value-type="float" office:value="57546.543501" calcext:value-type="float">
            <text:p>57546.54350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8091.1458079" calcext:value-type="float">
            <text:p>58091.1458079</text:p>
          </table:table-cell>
        </table:table-row>
        <table:table-row table:style-name="ro1">
          <table:table-cell office:value-type="float" office:value="0.826636363636" calcext:value-type="float">
            <text:p>0.8266363636</text:p>
          </table:table-cell>
          <table:table-cell office:value-type="float" office:value="59529.3884899" calcext:value-type="float">
            <text:p>59529.3884899</text:p>
          </table:table-cell>
        </table:table-row>
        <table:table-row table:style-name="ro1">
          <table:table-cell office:value-type="float" office:value="0.828272727273" calcext:value-type="float">
            <text:p>0.8282727273</text:p>
          </table:table-cell>
          <table:table-cell office:value-type="float" office:value="60099.4568075" calcext:value-type="float">
            <text:p>60099.4568075</text:p>
          </table:table-cell>
        </table:table-row>
        <table:table-row table:style-name="ro1">
          <table:table-cell office:value-type="float" office:value="0.829909090909" calcext:value-type="float">
            <text:p>0.8299090909</text:p>
          </table:table-cell>
          <table:table-cell office:value-type="float" office:value="59958.2328851" calcext:value-type="float">
            <text:p>59958.2328851</text:p>
          </table:table-cell>
        </table:table-row>
        <table:table-row table:style-name="ro1">
          <table:table-cell office:value-type="float" office:value="0.831545454545" calcext:value-type="float">
            <text:p>0.8315454545</text:p>
          </table:table-cell>
          <table:table-cell office:value-type="float" office:value="59188.4668886" calcext:value-type="float">
            <text:p>59188.4668886</text:p>
          </table:table-cell>
        </table:table-row>
        <table:table-row table:style-name="ro1">
          <table:table-cell office:value-type="float" office:value="0.833181818182" calcext:value-type="float">
            <text:p>0.8331818182</text:p>
          </table:table-cell>
          <table:table-cell office:value-type="float" office:value="58033.3401773" calcext:value-type="float">
            <text:p>58033.3401773</text:p>
          </table:table-cell>
        </table:table-row>
        <table:table-row table:style-name="ro1">
          <table:table-cell office:value-type="float" office:value="0.834818181818" calcext:value-type="float">
            <text:p>0.8348181818</text:p>
          </table:table-cell>
          <table:table-cell office:value-type="float" office:value="56607.5163303" calcext:value-type="float">
            <text:p>56607.5163303</text:p>
          </table:table-cell>
        </table:table-row>
        <table:table-row table:style-name="ro1">
          <table:table-cell office:value-type="float" office:value="0.836454545455" calcext:value-type="float">
            <text:p>0.8364545455</text:p>
          </table:table-cell>
          <table:table-cell office:value-type="float" office:value="55018.3380833" calcext:value-type="float">
            <text:p>55018.3380833</text:p>
          </table:table-cell>
        </table:table-row>
        <table:table-row table:style-name="ro1">
          <table:table-cell office:value-type="float" office:value="0.838090909091" calcext:value-type="float">
            <text:p>0.8380909091</text:p>
          </table:table-cell>
          <table:table-cell office:value-type="float" office:value="53567.0207382" calcext:value-type="float">
            <text:p>53567.0207382</text:p>
          </table:table-cell>
        </table:table-row>
        <table:table-row table:style-name="ro1">
          <table:table-cell office:value-type="float" office:value="0.839727272727" calcext:value-type="float">
            <text:p>0.8397272727</text:p>
          </table:table-cell>
          <table:table-cell office:value-type="float" office:value="52478.0914502" calcext:value-type="float">
            <text:p>52478.0914502</text:p>
          </table:table-cell>
        </table:table-row>
        <table:table-row table:style-name="ro1">
          <table:table-cell office:value-type="float" office:value="0.841363636364" calcext:value-type="float">
            <text:p>0.8413636364</text:p>
          </table:table-cell>
          <table:table-cell office:value-type="float" office:value="51739.7786269" calcext:value-type="float">
            <text:p>51739.7786269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51361.110488" calcext:value-type="float">
            <text:p>51361.110488</text:p>
          </table:table-cell>
        </table:table-row>
        <table:table-row table:style-name="ro1">
          <table:table-cell office:value-type="float" office:value="0.844636363636" calcext:value-type="float">
            <text:p>0.8446363636</text:p>
          </table:table-cell>
          <table:table-cell office:value-type="float" office:value="51550.6600277" calcext:value-type="float">
            <text:p>51550.6600277</text:p>
          </table:table-cell>
        </table:table-row>
        <table:table-row table:style-name="ro1">
          <table:table-cell office:value-type="float" office:value="0.846272727273" calcext:value-type="float">
            <text:p>0.8462727273</text:p>
          </table:table-cell>
          <table:table-cell office:value-type="float" office:value="52155.3387007" calcext:value-type="float">
            <text:p>52155.3387007</text:p>
          </table:table-cell>
        </table:table-row>
        <table:table-row table:style-name="ro1">
          <table:table-cell office:value-type="float" office:value="0.847909090909" calcext:value-type="float">
            <text:p>0.8479090909</text:p>
          </table:table-cell>
          <table:table-cell office:value-type="float" office:value="52976.384112" calcext:value-type="float">
            <text:p>52976.384112</text:p>
          </table:table-cell>
        </table:table-row>
        <table:table-row table:style-name="ro1">
          <table:table-cell office:value-type="float" office:value="0.849545454545" calcext:value-type="float">
            <text:p>0.8495454545</text:p>
          </table:table-cell>
          <table:table-cell office:value-type="float" office:value="53589.5261258" calcext:value-type="float">
            <text:p>53589.526125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53685.706901" calcext:value-type="float">
            <text:p>53685.706901</text:p>
          </table:table-cell>
        </table:table-row>
        <table:table-row table:style-name="ro1">
          <table:table-cell office:value-type="float" office:value="0.851636363636" calcext:value-type="float">
            <text:p>0.8516363636</text:p>
          </table:table-cell>
          <table:table-cell office:value-type="float" office:value="53917.7883317" calcext:value-type="float">
            <text:p>53917.7883317</text:p>
          </table:table-cell>
        </table:table-row>
        <table:table-row table:style-name="ro1">
          <table:table-cell office:value-type="float" office:value="0.853272727273" calcext:value-type="float">
            <text:p>0.8532727273</text:p>
          </table:table-cell>
          <table:table-cell office:value-type="float" office:value="53989.3707671" calcext:value-type="float">
            <text:p>53989.3707671</text:p>
          </table:table-cell>
        </table:table-row>
        <table:table-row table:style-name="ro1">
          <table:table-cell office:value-type="float" office:value="0.854909090909" calcext:value-type="float">
            <text:p>0.8549090909</text:p>
          </table:table-cell>
          <table:table-cell office:value-type="float" office:value="53844.3803877" calcext:value-type="float">
            <text:p>53844.3803877</text:p>
          </table:table-cell>
        </table:table-row>
        <table:table-row table:style-name="ro1">
          <table:table-cell office:value-type="float" office:value="0.856545454545" calcext:value-type="float">
            <text:p>0.8565454545</text:p>
          </table:table-cell>
          <table:table-cell office:value-type="float" office:value="53420.5654291" calcext:value-type="float">
            <text:p>53420.5654291</text:p>
          </table:table-cell>
        </table:table-row>
        <table:table-row table:style-name="ro1">
          <table:table-cell office:value-type="float" office:value="0.858181818182" calcext:value-type="float">
            <text:p>0.8581818182</text:p>
          </table:table-cell>
          <table:table-cell office:value-type="float" office:value="52802.8839812" calcext:value-type="float">
            <text:p>52802.8839812</text:p>
          </table:table-cell>
        </table:table-row>
        <table:table-row table:style-name="ro1">
          <table:table-cell office:value-type="float" office:value="0.859818181818" calcext:value-type="float">
            <text:p>0.8598181818</text:p>
          </table:table-cell>
          <table:table-cell office:value-type="float" office:value="52115.053955" calcext:value-type="float">
            <text:p>52115.053955</text:p>
          </table:table-cell>
        </table:table-row>
        <table:table-row table:style-name="ro1">
          <table:table-cell office:value-type="float" office:value="0.861454545455" calcext:value-type="float">
            <text:p>0.8614545455</text:p>
          </table:table-cell>
          <table:table-cell office:value-type="float" office:value="51471.8481145" calcext:value-type="float">
            <text:p>51471.8481145</text:p>
          </table:table-cell>
        </table:table-row>
        <table:table-row table:style-name="ro1">
          <table:table-cell office:value-type="float" office:value="0.863090909091" calcext:value-type="float">
            <text:p>0.8630909091</text:p>
          </table:table-cell>
          <table:table-cell office:value-type="float" office:value="50953.5803388" calcext:value-type="float">
            <text:p>50953.5803388</text:p>
          </table:table-cell>
        </table:table-row>
        <table:table-row table:style-name="ro1">
          <table:table-cell office:value-type="float" office:value="0.864727272727" calcext:value-type="float">
            <text:p>0.8647272727</text:p>
          </table:table-cell>
          <table:table-cell office:value-type="float" office:value="50664.5047406" calcext:value-type="float">
            <text:p>50664.5047406</text:p>
          </table:table-cell>
        </table:table-row>
        <table:table-row table:style-name="ro1">
          <table:table-cell office:value-type="float" office:value="0.866363636364" calcext:value-type="float">
            <text:p>0.8663636364</text:p>
          </table:table-cell>
          <table:table-cell office:value-type="float" office:value="50737.8071813" calcext:value-type="float">
            <text:p>50737.8071813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51133.6352993" calcext:value-type="float">
            <text:p>51133.6352993</text:p>
          </table:table-cell>
        </table:table-row>
        <table:table-row table:style-name="ro1">
          <table:table-cell office:value-type="float" office:value="0.869636363636" calcext:value-type="float">
            <text:p>0.8696363636</text:p>
          </table:table-cell>
          <table:table-cell office:value-type="float" office:value="51698.4780449" calcext:value-type="float">
            <text:p>51698.4780449</text:p>
          </table:table-cell>
        </table:table-row>
        <table:table-row table:style-name="ro1">
          <table:table-cell office:value-type="float" office:value="0.871272727273" calcext:value-type="float">
            <text:p>0.8712727273</text:p>
          </table:table-cell>
          <table:table-cell office:value-type="float" office:value="52302.7294442" calcext:value-type="float">
            <text:p>52302.7294442</text:p>
          </table:table-cell>
        </table:table-row>
        <table:table-row table:style-name="ro1">
          <table:table-cell office:value-type="float" office:value="0.872909090909" calcext:value-type="float">
            <text:p>0.8729090909</text:p>
          </table:table-cell>
          <table:table-cell office:value-type="float" office:value="52894.3786856" calcext:value-type="float">
            <text:p>52894.3786856</text:p>
          </table:table-cell>
        </table:table-row>
        <table:table-row table:style-name="ro1">
          <table:table-cell office:value-type="float" office:value="0.874545454545" calcext:value-type="float">
            <text:p>0.8745454545</text:p>
          </table:table-cell>
          <table:table-cell office:value-type="float" office:value="53441.629371" calcext:value-type="float">
            <text:p>53441.62937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53568.1789602" calcext:value-type="float">
            <text:p>53568.1789602</text:p>
          </table:table-cell>
        </table:table-row>
        <table:table-row table:style-name="ro1">
          <table:table-cell office:value-type="float" office:value="0.876636363636" calcext:value-type="float">
            <text:p>0.8766363636</text:p>
          </table:table-cell>
          <table:table-cell office:value-type="float" office:value="54023.9174259" calcext:value-type="float">
            <text:p>54023.9174259</text:p>
          </table:table-cell>
        </table:table-row>
        <table:table-row table:style-name="ro1">
          <table:table-cell office:value-type="float" office:value="0.878272727273" calcext:value-type="float">
            <text:p>0.8782727273</text:p>
          </table:table-cell>
          <table:table-cell office:value-type="float" office:value="54391.4096649" calcext:value-type="float">
            <text:p>54391.4096649</text:p>
          </table:table-cell>
        </table:table-row>
        <table:table-row table:style-name="ro1">
          <table:table-cell office:value-type="float" office:value="0.879909090909" calcext:value-type="float">
            <text:p>0.8799090909</text:p>
          </table:table-cell>
          <table:table-cell office:value-type="float" office:value="54669.2688133" calcext:value-type="float">
            <text:p>54669.2688133</text:p>
          </table:table-cell>
        </table:table-row>
        <table:table-row table:style-name="ro1">
          <table:table-cell office:value-type="float" office:value="0.881545454545" calcext:value-type="float">
            <text:p>0.8815454545</text:p>
          </table:table-cell>
          <table:table-cell office:value-type="float" office:value="54852.0049705" calcext:value-type="float">
            <text:p>54852.0049705</text:p>
          </table:table-cell>
        </table:table-row>
        <table:table-row table:style-name="ro1">
          <table:table-cell office:value-type="float" office:value="0.883181818182" calcext:value-type="float">
            <text:p>0.8831818182</text:p>
          </table:table-cell>
          <table:table-cell office:value-type="float" office:value="54928.9925054" calcext:value-type="float">
            <text:p>54928.9925054</text:p>
          </table:table-cell>
        </table:table-row>
        <table:table-row table:style-name="ro1">
          <table:table-cell office:value-type="float" office:value="0.884818181818" calcext:value-type="float">
            <text:p>0.8848181818</text:p>
          </table:table-cell>
          <table:table-cell office:value-type="float" office:value="54858.6011979" calcext:value-type="float">
            <text:p>54858.6011979</text:p>
          </table:table-cell>
        </table:table-row>
        <table:table-row table:style-name="ro1">
          <table:table-cell office:value-type="float" office:value="0.886454545455" calcext:value-type="float">
            <text:p>0.8864545455</text:p>
          </table:table-cell>
          <table:table-cell office:value-type="float" office:value="54622.1480241" calcext:value-type="float">
            <text:p>54622.1480241</text:p>
          </table:table-cell>
        </table:table-row>
        <table:table-row table:style-name="ro1">
          <table:table-cell office:value-type="float" office:value="0.888090909091" calcext:value-type="float">
            <text:p>0.8880909091</text:p>
          </table:table-cell>
          <table:table-cell office:value-type="float" office:value="54192.2332182" calcext:value-type="float">
            <text:p>54192.2332182</text:p>
          </table:table-cell>
        </table:table-row>
        <table:table-row table:style-name="ro1">
          <table:table-cell office:value-type="float" office:value="0.889727272727" calcext:value-type="float">
            <text:p>0.8897272727</text:p>
          </table:table-cell>
          <table:table-cell office:value-type="float" office:value="53577.9102224" calcext:value-type="float">
            <text:p>53577.9102224</text:p>
          </table:table-cell>
        </table:table-row>
        <table:table-row table:style-name="ro1">
          <table:table-cell office:value-type="float" office:value="0.891363636364" calcext:value-type="float">
            <text:p>0.8913636364</text:p>
          </table:table-cell>
          <table:table-cell office:value-type="float" office:value="52849.7251167" calcext:value-type="float">
            <text:p>52849.725116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52112.0338168" calcext:value-type="float">
            <text:p>52112.0338168</text:p>
          </table:table-cell>
        </table:table-row>
        <table:table-row table:style-name="ro1">
          <table:table-cell office:value-type="float" office:value="0.894636363636" calcext:value-type="float">
            <text:p>0.8946363636</text:p>
          </table:table-cell>
          <table:table-cell office:value-type="float" office:value="51462.8767154" calcext:value-type="float">
            <text:p>51462.8767154</text:p>
          </table:table-cell>
        </table:table-row>
        <table:table-row table:style-name="ro1">
          <table:table-cell office:value-type="float" office:value="0.896272727273" calcext:value-type="float">
            <text:p>0.8962727273</text:p>
          </table:table-cell>
          <table:table-cell office:value-type="float" office:value="50980.4482034" calcext:value-type="float">
            <text:p>50980.4482034</text:p>
          </table:table-cell>
        </table:table-row>
        <table:table-row table:style-name="ro1">
          <table:table-cell office:value-type="float" office:value="0.897909090909" calcext:value-type="float">
            <text:p>0.8979090909</text:p>
          </table:table-cell>
          <table:table-cell office:value-type="float" office:value="50718.6311777" calcext:value-type="float">
            <text:p>50718.6311777</text:p>
          </table:table-cell>
        </table:table-row>
        <table:table-row table:style-name="ro1">
          <table:table-cell office:value-type="float" office:value="0.899545454545" calcext:value-type="float">
            <text:p>0.8995454545</text:p>
          </table:table-cell>
          <table:table-cell office:value-type="float" office:value="50686.5985548" calcext:value-type="float">
            <text:p>50686.59855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802.3019238" calcext:value-type="float">
            <text:p>50802.3019238</text:p>
          </table:table-cell>
        </table:table-row>
        <table:table-row table:style-name="ro1">
          <table:table-cell office:value-type="float" office:value="0.901636363636" calcext:value-type="float">
            <text:p>0.9016363636</text:p>
          </table:table-cell>
          <table:table-cell office:value-type="float" office:value="50873.8232602" calcext:value-type="float">
            <text:p>50873.8232602</text:p>
          </table:table-cell>
        </table:table-row>
        <table:table-row table:style-name="ro1">
          <table:table-cell office:value-type="float" office:value="0.903272727273" calcext:value-type="float">
            <text:p>0.9032727273</text:p>
          </table:table-cell>
          <table:table-cell office:value-type="float" office:value="51126.9779394" calcext:value-type="float">
            <text:p>51126.9779394</text:p>
          </table:table-cell>
        </table:table-row>
        <table:table-row table:style-name="ro1">
          <table:table-cell office:value-type="float" office:value="0.904909090909" calcext:value-type="float">
            <text:p>0.9049090909</text:p>
          </table:table-cell>
          <table:table-cell office:value-type="float" office:value="51417.9032315" calcext:value-type="float">
            <text:p>51417.9032315</text:p>
          </table:table-cell>
        </table:table-row>
        <table:table-row table:style-name="ro1">
          <table:table-cell office:value-type="float" office:value="0.906545454545" calcext:value-type="float">
            <text:p>0.9065454545</text:p>
          </table:table-cell>
          <table:table-cell office:value-type="float" office:value="51710.2075993" calcext:value-type="float">
            <text:p>51710.2075993</text:p>
          </table:table-cell>
        </table:table-row>
        <table:table-row table:style-name="ro1">
          <table:table-cell office:value-type="float" office:value="0.908181818182" calcext:value-type="float">
            <text:p>0.9081818182</text:p>
          </table:table-cell>
          <table:table-cell office:value-type="float" office:value="52023.9410534" calcext:value-type="float">
            <text:p>52023.9410534</text:p>
          </table:table-cell>
        </table:table-row>
        <table:table-row table:style-name="ro1">
          <table:table-cell office:value-type="float" office:value="0.909818181818" calcext:value-type="float">
            <text:p>0.9098181818</text:p>
          </table:table-cell>
          <table:table-cell office:value-type="float" office:value="52372.7690654" calcext:value-type="float">
            <text:p>52372.7690654</text:p>
          </table:table-cell>
        </table:table-row>
        <table:table-row table:style-name="ro1">
          <table:table-cell office:value-type="float" office:value="0.911454545455" calcext:value-type="float">
            <text:p>0.9114545455</text:p>
          </table:table-cell>
          <table:table-cell office:value-type="float" office:value="52774.3307379" calcext:value-type="float">
            <text:p>52774.3307379</text:p>
          </table:table-cell>
        </table:table-row>
        <table:table-row table:style-name="ro1">
          <table:table-cell office:value-type="float" office:value="0.913090909091" calcext:value-type="float">
            <text:p>0.9130909091</text:p>
          </table:table-cell>
          <table:table-cell office:value-type="float" office:value="53190.9013684" calcext:value-type="float">
            <text:p>53190.9013684</text:p>
          </table:table-cell>
        </table:table-row>
        <table:table-row table:style-name="ro1">
          <table:table-cell office:value-type="float" office:value="0.914727272727" calcext:value-type="float">
            <text:p>0.9147272727</text:p>
          </table:table-cell>
          <table:table-cell office:value-type="float" office:value="53570.0937318" calcext:value-type="float">
            <text:p>53570.0937318</text:p>
          </table:table-cell>
        </table:table-row>
        <table:table-row table:style-name="ro1">
          <table:table-cell office:value-type="float" office:value="0.916363636364" calcext:value-type="float">
            <text:p>0.9163636364</text:p>
          </table:table-cell>
          <table:table-cell office:value-type="float" office:value="53879.8352629" calcext:value-type="float">
            <text:p>53879.835262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54124.5503683" calcext:value-type="float">
            <text:p>54124.5503683</text:p>
          </table:table-cell>
        </table:table-row>
        <table:table-row table:style-name="ro1">
          <table:table-cell office:value-type="float" office:value="0.919636363636" calcext:value-type="float">
            <text:p>0.9196363636</text:p>
          </table:table-cell>
          <table:table-cell office:value-type="float" office:value="54345.6669466" calcext:value-type="float">
            <text:p>54345.6669466</text:p>
          </table:table-cell>
        </table:table-row>
        <table:table-row table:style-name="ro1">
          <table:table-cell office:value-type="float" office:value="0.921272727273" calcext:value-type="float">
            <text:p>0.9212727273</text:p>
          </table:table-cell>
          <table:table-cell office:value-type="float" office:value="54602.0366502" calcext:value-type="float">
            <text:p>54602.0366502</text:p>
          </table:table-cell>
        </table:table-row>
        <table:table-row table:style-name="ro1">
          <table:table-cell office:value-type="float" office:value="0.922909090909" calcext:value-type="float">
            <text:p>0.9229090909</text:p>
          </table:table-cell>
          <table:table-cell office:value-type="float" office:value="55020.8725862" calcext:value-type="float">
            <text:p>55020.8725862</text:p>
          </table:table-cell>
        </table:table-row>
        <table:table-row table:style-name="ro1">
          <table:table-cell office:value-type="float" office:value="0.924545454545" calcext:value-type="float">
            <text:p>0.9245454545</text:p>
          </table:table-cell>
          <table:table-cell office:value-type="float" office:value="55725.9790703" calcext:value-type="float">
            <text:p>55725.9790703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55996.3820009" calcext:value-type="float">
            <text:p>55996.3820009</text:p>
          </table:table-cell>
        </table:table-row>
        <table:table-row table:style-name="ro1">
          <table:table-cell office:value-type="float" office:value="0.926636363636" calcext:value-type="float">
            <text:p>0.9266363636</text:p>
          </table:table-cell>
          <table:table-cell office:value-type="float" office:value="57308.9398553" calcext:value-type="float">
            <text:p>57308.9398553</text:p>
          </table:table-cell>
        </table:table-row>
        <table:table-row table:style-name="ro1">
          <table:table-cell office:value-type="float" office:value="0.928272727273" calcext:value-type="float">
            <text:p>0.9282727273</text:p>
          </table:table-cell>
          <table:table-cell office:value-type="float" office:value="59040.6129044" calcext:value-type="float">
            <text:p>59040.6129044</text:p>
          </table:table-cell>
        </table:table-row>
        <table:table-row table:style-name="ro1">
          <table:table-cell office:value-type="float" office:value="0.929909090909" calcext:value-type="float">
            <text:p>0.9299090909</text:p>
          </table:table-cell>
          <table:table-cell office:value-type="float" office:value="61019.8025999" calcext:value-type="float">
            <text:p>61019.8025999</text:p>
          </table:table-cell>
        </table:table-row>
        <table:table-row table:style-name="ro1">
          <table:table-cell office:value-type="float" office:value="0.931545454545" calcext:value-type="float">
            <text:p>0.9315454545</text:p>
          </table:table-cell>
          <table:table-cell office:value-type="float" office:value="63105.4867244" calcext:value-type="float">
            <text:p>63105.4867244</text:p>
          </table:table-cell>
        </table:table-row>
        <table:table-row table:style-name="ro1">
          <table:table-cell office:value-type="float" office:value="0.933181818182" calcext:value-type="float">
            <text:p>0.9331818182</text:p>
          </table:table-cell>
          <table:table-cell office:value-type="float" office:value="65195.9656617" calcext:value-type="float">
            <text:p>65195.9656617</text:p>
          </table:table-cell>
        </table:table-row>
        <table:table-row table:style-name="ro1">
          <table:table-cell office:value-type="float" office:value="0.934818181818" calcext:value-type="float">
            <text:p>0.9348181818</text:p>
          </table:table-cell>
          <table:table-cell office:value-type="float" office:value="67196.3810362" calcext:value-type="float">
            <text:p>67196.3810362</text:p>
          </table:table-cell>
        </table:table-row>
        <table:table-row table:style-name="ro1">
          <table:table-cell office:value-type="float" office:value="0.936454545455" calcext:value-type="float">
            <text:p>0.9364545455</text:p>
          </table:table-cell>
          <table:table-cell office:value-type="float" office:value="68968.3012221" calcext:value-type="float">
            <text:p>68968.3012221</text:p>
          </table:table-cell>
        </table:table-row>
        <table:table-row table:style-name="ro1">
          <table:table-cell office:value-type="float" office:value="0.938090909091" calcext:value-type="float">
            <text:p>0.9380909091</text:p>
          </table:table-cell>
          <table:table-cell office:value-type="float" office:value="70463.4854291" calcext:value-type="float">
            <text:p>70463.4854291</text:p>
          </table:table-cell>
        </table:table-row>
        <table:table-row table:style-name="ro1">
          <table:table-cell office:value-type="float" office:value="0.939727272727" calcext:value-type="float">
            <text:p>0.9397272727</text:p>
          </table:table-cell>
          <table:table-cell office:value-type="float" office:value="71600.883875" calcext:value-type="float">
            <text:p>71600.883875</text:p>
          </table:table-cell>
        </table:table-row>
        <table:table-row table:style-name="ro1">
          <table:table-cell office:value-type="float" office:value="0.941363636364" calcext:value-type="float">
            <text:p>0.9413636364</text:p>
          </table:table-cell>
          <table:table-cell office:value-type="float" office:value="72343.6050326" calcext:value-type="float">
            <text:p>72343.6050326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72715.6780151" calcext:value-type="float">
            <text:p>72715.6780151</text:p>
          </table:table-cell>
        </table:table-row>
        <table:table-row table:style-name="ro1">
          <table:table-cell office:value-type="float" office:value="0.944636363636" calcext:value-type="float">
            <text:p>0.9446363636</text:p>
          </table:table-cell>
          <table:table-cell office:value-type="float" office:value="72751.3044239" calcext:value-type="float">
            <text:p>72751.3044239</text:p>
          </table:table-cell>
        </table:table-row>
        <table:table-row table:style-name="ro1">
          <table:table-cell office:value-type="float" office:value="0.946272727273" calcext:value-type="float">
            <text:p>0.9462727273</text:p>
          </table:table-cell>
          <table:table-cell office:value-type="float" office:value="72509.1955865" calcext:value-type="float">
            <text:p>72509.1955865</text:p>
          </table:table-cell>
        </table:table-row>
        <table:table-row table:style-name="ro1">
          <table:table-cell office:value-type="float" office:value="0.947909090909" calcext:value-type="float">
            <text:p>0.9479090909</text:p>
          </table:table-cell>
          <table:table-cell office:value-type="float" office:value="72039.0340977" calcext:value-type="float">
            <text:p>72039.0340977</text:p>
          </table:table-cell>
        </table:table-row>
        <table:table-row table:style-name="ro1">
          <table:table-cell office:value-type="float" office:value="0.949545454545" calcext:value-type="float">
            <text:p>0.9495454545</text:p>
          </table:table-cell>
          <table:table-cell office:value-type="float" office:value="71429.8792301" calcext:value-type="float">
            <text:p>71429.87923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1226.0412685" calcext:value-type="float">
            <text:p>71226.0412685</text:p>
          </table:table-cell>
        </table:table-row>
        <table:table-row table:style-name="ro1">
          <table:table-cell office:value-type="float" office:value="0.951636363636" calcext:value-type="float">
            <text:p>0.9516363636</text:p>
          </table:table-cell>
          <table:table-cell office:value-type="float" office:value="70614.7794329" calcext:value-type="float">
            <text:p>70614.7794329</text:p>
          </table:table-cell>
        </table:table-row>
        <table:table-row table:style-name="ro1">
          <table:table-cell office:value-type="float" office:value="0.953272727273" calcext:value-type="float">
            <text:p>0.9532727273</text:p>
          </table:table-cell>
          <table:table-cell office:value-type="float" office:value="70159.8786725" calcext:value-type="float">
            <text:p>70159.8786725</text:p>
          </table:table-cell>
        </table:table-row>
        <table:table-row table:style-name="ro1">
          <table:table-cell office:value-type="float" office:value="0.954909090909" calcext:value-type="float">
            <text:p>0.9549090909</text:p>
          </table:table-cell>
          <table:table-cell office:value-type="float" office:value="69967.3410001" calcext:value-type="float">
            <text:p>69967.3410001</text:p>
          </table:table-cell>
        </table:table-row>
        <table:table-row table:style-name="ro1">
          <table:table-cell office:value-type="float" office:value="0.956545454545" calcext:value-type="float">
            <text:p>0.9565454545</text:p>
          </table:table-cell>
          <table:table-cell office:value-type="float" office:value="69958.2796106" calcext:value-type="float">
            <text:p>69958.2796106</text:p>
          </table:table-cell>
        </table:table-row>
        <table:table-row table:style-name="ro1">
          <table:table-cell office:value-type="float" office:value="0.958181818182" calcext:value-type="float">
            <text:p>0.9581818182</text:p>
          </table:table-cell>
          <table:table-cell office:value-type="float" office:value="70010.3870322" calcext:value-type="float">
            <text:p>70010.3870322</text:p>
          </table:table-cell>
        </table:table-row>
        <table:table-row table:style-name="ro1">
          <table:table-cell office:value-type="float" office:value="0.959818181818" calcext:value-type="float">
            <text:p>0.9598181818</text:p>
          </table:table-cell>
          <table:table-cell office:value-type="float" office:value="70010.3285575" calcext:value-type="float">
            <text:p>70010.3285575</text:p>
          </table:table-cell>
        </table:table-row>
        <table:table-row table:style-name="ro1">
          <table:table-cell office:value-type="float" office:value="0.961454545455" calcext:value-type="float">
            <text:p>0.9614545455</text:p>
          </table:table-cell>
          <table:table-cell office:value-type="float" office:value="70065.2050675" calcext:value-type="float">
            <text:p>70065.2050675</text:p>
          </table:table-cell>
        </table:table-row>
        <table:table-row table:style-name="ro1">
          <table:table-cell office:value-type="float" office:value="0.963090909091" calcext:value-type="float">
            <text:p>0.9630909091</text:p>
          </table:table-cell>
          <table:table-cell office:value-type="float" office:value="70044.6823534" calcext:value-type="float">
            <text:p>70044.6823534</text:p>
          </table:table-cell>
        </table:table-row>
        <table:table-row table:style-name="ro1">
          <table:table-cell office:value-type="float" office:value="0.964727272727" calcext:value-type="float">
            <text:p>0.9647272727</text:p>
          </table:table-cell>
          <table:table-cell office:value-type="float" office:value="69942.5247379" calcext:value-type="float">
            <text:p>69942.5247379</text:p>
          </table:table-cell>
        </table:table-row>
        <table:table-row table:style-name="ro1">
          <table:table-cell office:value-type="float" office:value="0.966363636364" calcext:value-type="float">
            <text:p>0.9663636364</text:p>
          </table:table-cell>
          <table:table-cell office:value-type="float" office:value="69783.963241" calcext:value-type="float">
            <text:p>69783.963241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69575.3868316" calcext:value-type="float">
            <text:p>69575.3868316</text:p>
          </table:table-cell>
        </table:table-row>
        <table:table-row table:style-name="ro1">
          <table:table-cell office:value-type="float" office:value="0.969636363636" calcext:value-type="float">
            <text:p>0.9696363636</text:p>
          </table:table-cell>
          <table:table-cell office:value-type="float" office:value="69270.6430614" calcext:value-type="float">
            <text:p>69270.6430614</text:p>
          </table:table-cell>
        </table:table-row>
        <table:table-row table:style-name="ro1">
          <table:table-cell office:value-type="float" office:value="0.971272727273" calcext:value-type="float">
            <text:p>0.9712727273</text:p>
          </table:table-cell>
          <table:table-cell office:value-type="float" office:value="68890.4307305" calcext:value-type="float">
            <text:p>68890.4307305</text:p>
          </table:table-cell>
        </table:table-row>
        <table:table-row table:style-name="ro1">
          <table:table-cell office:value-type="float" office:value="0.972909090909" calcext:value-type="float">
            <text:p>0.9729090909</text:p>
          </table:table-cell>
          <table:table-cell office:value-type="float" office:value="68475.3534937" calcext:value-type="float">
            <text:p>68475.3534937</text:p>
          </table:table-cell>
        </table:table-row>
        <table:table-row table:style-name="ro1">
          <table:table-cell office:value-type="float" office:value="0.974545454545" calcext:value-type="float">
            <text:p>0.9745454545</text:p>
          </table:table-cell>
          <table:table-cell office:value-type="float" office:value="68090.9861103" calcext:value-type="float">
            <text:p>68090.9861103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67981.4222658" calcext:value-type="float">
            <text:p>67981.4222658</text:p>
          </table:table-cell>
        </table:table-row>
        <table:table-row table:style-name="ro1">
          <table:table-cell office:value-type="float" office:value="0.976636363636" calcext:value-type="float">
            <text:p>0.9766363636</text:p>
          </table:table-cell>
          <table:table-cell office:value-type="float" office:value="67701.8504494" calcext:value-type="float">
            <text:p>67701.8504494</text:p>
          </table:table-cell>
        </table:table-row>
        <table:table-row table:style-name="ro1">
          <table:table-cell office:value-type="float" office:value="0.978272727273" calcext:value-type="float">
            <text:p>0.9782727273</text:p>
          </table:table-cell>
          <table:table-cell office:value-type="float" office:value="67581.6021863" calcext:value-type="float">
            <text:p>67581.6021863</text:p>
          </table:table-cell>
        </table:table-row>
        <table:table-row table:style-name="ro1">
          <table:table-cell office:value-type="float" office:value="0.979909090909" calcext:value-type="float">
            <text:p>0.9799090909</text:p>
          </table:table-cell>
          <table:table-cell office:value-type="float" office:value="67635.0497031" calcext:value-type="float">
            <text:p>67635.0497031</text:p>
          </table:table-cell>
        </table:table-row>
        <table:table-row table:style-name="ro1">
          <table:table-cell office:value-type="float" office:value="0.981545454545" calcext:value-type="float">
            <text:p>0.9815454545</text:p>
          </table:table-cell>
          <table:table-cell office:value-type="float" office:value="67853.110403" calcext:value-type="float">
            <text:p>67853.110403</text:p>
          </table:table-cell>
        </table:table-row>
        <table:table-row table:style-name="ro1">
          <table:table-cell office:value-type="float" office:value="0.983181818182" calcext:value-type="float">
            <text:p>0.9831818182</text:p>
          </table:table-cell>
          <table:table-cell office:value-type="float" office:value="68163.608211" calcext:value-type="float">
            <text:p>68163.608211</text:p>
          </table:table-cell>
        </table:table-row>
        <table:table-row table:style-name="ro1">
          <table:table-cell office:value-type="float" office:value="0.984818181818" calcext:value-type="float">
            <text:p>0.9848181818</text:p>
          </table:table-cell>
          <table:table-cell office:value-type="float" office:value="68525.3406812" calcext:value-type="float">
            <text:p>68525.3406812</text:p>
          </table:table-cell>
        </table:table-row>
        <table:table-row table:style-name="ro1">
          <table:table-cell office:value-type="float" office:value="0.986454545455" calcext:value-type="float">
            <text:p>0.9864545455</text:p>
          </table:table-cell>
          <table:table-cell office:value-type="float" office:value="68888.6521169" calcext:value-type="float">
            <text:p>68888.6521169</text:p>
          </table:table-cell>
        </table:table-row>
        <table:table-row table:style-name="ro1">
          <table:table-cell office:value-type="float" office:value="0.988090909091" calcext:value-type="float">
            <text:p>0.9880909091</text:p>
          </table:table-cell>
          <table:table-cell office:value-type="float" office:value="69244.6630943" calcext:value-type="float">
            <text:p>69244.6630943</text:p>
          </table:table-cell>
        </table:table-row>
        <table:table-row table:style-name="ro1">
          <table:table-cell office:value-type="float" office:value="0.989727272727" calcext:value-type="float">
            <text:p>0.9897272727</text:p>
          </table:table-cell>
          <table:table-cell office:value-type="float" office:value="69569.8225753" calcext:value-type="float">
            <text:p>69569.8225753</text:p>
          </table:table-cell>
        </table:table-row>
        <table:table-row table:style-name="ro1">
          <table:table-cell office:value-type="float" office:value="0.991363636364" calcext:value-type="float">
            <text:p>0.9913636364</text:p>
          </table:table-cell>
          <table:table-cell office:value-type="float" office:value="69867.2081064" calcext:value-type="float">
            <text:p>69867.208106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70122.4261426" calcext:value-type="float">
            <text:p>70122.4261426</text:p>
          </table:table-cell>
        </table:table-row>
        <table:table-row table:style-name="ro1">
          <table:table-cell office:value-type="float" office:value="0.994636363636" calcext:value-type="float">
            <text:p>0.9946363636</text:p>
          </table:table-cell>
          <table:table-cell office:value-type="float" office:value="70353.0154829" calcext:value-type="float">
            <text:p>70353.0154829</text:p>
          </table:table-cell>
        </table:table-row>
        <table:table-row table:style-name="ro1">
          <table:table-cell office:value-type="float" office:value="0.996272727273" calcext:value-type="float">
            <text:p>0.9962727273</text:p>
          </table:table-cell>
          <table:table-cell office:value-type="float" office:value="70550.0806152" calcext:value-type="float">
            <text:p>70550.0806152</text:p>
          </table:table-cell>
        </table:table-row>
        <table:table-row table:style-name="ro1">
          <table:table-cell office:value-type="float" office:value="0.997909090909" calcext:value-type="float">
            <text:p>0.9979090909</text:p>
          </table:table-cell>
          <table:table-cell office:value-type="float" office:value="70721.427924" calcext:value-type="float">
            <text:p>70721.427924</text:p>
          </table:table-cell>
        </table:table-row>
        <table:table-row table:style-name="ro1">
          <table:table-cell office:value-type="float" office:value="0.999545454545" calcext:value-type="float">
            <text:p>0.9995454545</text:p>
          </table:table-cell>
          <table:table-cell office:value-type="float" office:value="70849.0315162" calcext:value-type="float">
            <text:p>70849.0315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62.2576039" calcext:value-type="float">
            <text:p>70862.2576039</text:p>
          </table:table-cell>
        </table:table-row>
        <table:table-row table:style-name="ro1">
          <table:table-cell office:value-type="float" office:value="1.00163636364" calcext:value-type="float">
            <text:p>1.0016363636</text:p>
          </table:table-cell>
          <table:table-cell office:value-type="float" office:value="64520.1765528" calcext:value-type="float">
            <text:p>64520.1765528</text:p>
          </table:table-cell>
        </table:table-row>
        <table:table-row table:style-name="ro1">
          <table:table-cell office:value-type="float" office:value="1.00327272727" calcext:value-type="float">
            <text:p>1.0032727273</text:p>
          </table:table-cell>
          <table:table-cell office:value-type="float" office:value="73785.1280767" calcext:value-type="float">
            <text:p>73785.1280767</text:p>
          </table:table-cell>
        </table:table-row>
        <table:table-row table:style-name="ro1">
          <table:table-cell office:value-type="float" office:value="1.00490909091" calcext:value-type="float">
            <text:p>1.0049090909</text:p>
          </table:table-cell>
          <table:table-cell office:value-type="float" office:value="84871.858472" calcext:value-type="float">
            <text:p>84871.858472</text:p>
          </table:table-cell>
        </table:table-row>
        <table:table-row table:style-name="ro1">
          <table:table-cell office:value-type="float" office:value="1.00654545455" calcext:value-type="float">
            <text:p>1.0065454546</text:p>
          </table:table-cell>
          <table:table-cell office:value-type="float" office:value="95177.9089269" calcext:value-type="float">
            <text:p>95177.9089269</text:p>
          </table:table-cell>
        </table:table-row>
        <table:table-row table:style-name="ro1">
          <table:table-cell office:value-type="float" office:value="1.00818181818" calcext:value-type="float">
            <text:p>1.0081818182</text:p>
          </table:table-cell>
          <table:table-cell office:value-type="float" office:value="102695.449621" calcext:value-type="float">
            <text:p>102695.449621</text:p>
          </table:table-cell>
        </table:table-row>
        <table:table-row table:style-name="ro1">
          <table:table-cell office:value-type="float" office:value="1.00981818182" calcext:value-type="float">
            <text:p>1.0098181818</text:p>
          </table:table-cell>
          <table:table-cell office:value-type="float" office:value="106984.050693" calcext:value-type="float">
            <text:p>106984.050693</text:p>
          </table:table-cell>
        </table:table-row>
        <table:table-row table:style-name="ro1">
          <table:table-cell office:value-type="float" office:value="1.01145454545" calcext:value-type="float">
            <text:p>1.0114545455</text:p>
          </table:table-cell>
          <table:table-cell office:value-type="float" office:value="109068.301464" calcext:value-type="float">
            <text:p>109068.301464</text:p>
          </table:table-cell>
        </table:table-row>
        <table:table-row table:style-name="ro1">
          <table:table-cell office:value-type="float" office:value="1.01309090909" calcext:value-type="float">
            <text:p>1.0130909091</text:p>
          </table:table-cell>
          <table:table-cell office:value-type="float" office:value="109644.409736" calcext:value-type="float">
            <text:p>109644.409736</text:p>
          </table:table-cell>
        </table:table-row>
        <table:table-row table:style-name="ro1">
          <table:table-cell office:value-type="float" office:value="1.01472727273" calcext:value-type="float">
            <text:p>1.0147272727</text:p>
          </table:table-cell>
          <table:table-cell office:value-type="float" office:value="109704.446808" calcext:value-type="float">
            <text:p>109704.446808</text:p>
          </table:table-cell>
        </table:table-row>
        <table:table-row table:style-name="ro1">
          <table:table-cell office:value-type="float" office:value="1.01636363636" calcext:value-type="float">
            <text:p>1.0163636364</text:p>
          </table:table-cell>
          <table:table-cell office:value-type="float" office:value="110023.280402" calcext:value-type="float">
            <text:p>110023.280402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110125.815045" calcext:value-type="float">
            <text:p>110125.815045</text:p>
          </table:table-cell>
        </table:table-row>
        <table:table-row table:style-name="ro1">
          <table:table-cell office:value-type="float" office:value="1.01963636364" calcext:value-type="float">
            <text:p>1.0196363636</text:p>
          </table:table-cell>
          <table:table-cell office:value-type="float" office:value="109479.320958" calcext:value-type="float">
            <text:p>109479.320958</text:p>
          </table:table-cell>
        </table:table-row>
        <table:table-row table:style-name="ro1">
          <table:table-cell office:value-type="float" office:value="1.02127272727" calcext:value-type="float">
            <text:p>1.0212727273</text:p>
          </table:table-cell>
          <table:table-cell office:value-type="float" office:value="107697.667226" calcext:value-type="float">
            <text:p>107697.667226</text:p>
          </table:table-cell>
        </table:table-row>
        <table:table-row table:style-name="ro1">
          <table:table-cell office:value-type="float" office:value="1.02290909091" calcext:value-type="float">
            <text:p>1.0229090909</text:p>
          </table:table-cell>
          <table:table-cell office:value-type="float" office:value="104995.811153" calcext:value-type="float">
            <text:p>104995.811153</text:p>
          </table:table-cell>
        </table:table-row>
        <table:table-row table:style-name="ro1">
          <table:table-cell office:value-type="float" office:value="1.02454545455" calcext:value-type="float">
            <text:p>1.0245454546</text:p>
          </table:table-cell>
          <table:table-cell office:value-type="float" office:value="102463.493043" calcext:value-type="float">
            <text:p>102463.493043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101926.293984" calcext:value-type="float">
            <text:p>101926.293984</text:p>
          </table:table-cell>
        </table:table-row>
        <table:table-row table:style-name="ro1">
          <table:table-cell office:value-type="float" office:value="1.02663636364" calcext:value-type="float">
            <text:p>1.0266363636</text:p>
          </table:table-cell>
          <table:table-cell office:value-type="float" office:value="101177.874959" calcext:value-type="float">
            <text:p>101177.874959</text:p>
          </table:table-cell>
        </table:table-row>
        <table:table-row table:style-name="ro1">
          <table:table-cell office:value-type="float" office:value="1.02827272727" calcext:value-type="float">
            <text:p>1.0282727273</text:p>
          </table:table-cell>
          <table:table-cell office:value-type="float" office:value="102353.79" calcext:value-type="float">
            <text:p>102353.79</text:p>
          </table:table-cell>
        </table:table-row>
        <table:table-row table:style-name="ro1">
          <table:table-cell office:value-type="float" office:value="1.02990909091" calcext:value-type="float">
            <text:p>1.0299090909</text:p>
          </table:table-cell>
          <table:table-cell office:value-type="float" office:value="104976.006903" calcext:value-type="float">
            <text:p>104976.006903</text:p>
          </table:table-cell>
        </table:table-row>
        <table:table-row table:style-name="ro1">
          <table:table-cell office:value-type="float" office:value="1.03154545455" calcext:value-type="float">
            <text:p>1.0315454546</text:p>
          </table:table-cell>
          <table:table-cell office:value-type="float" office:value="108272.411865" calcext:value-type="float">
            <text:p>108272.411865</text:p>
          </table:table-cell>
        </table:table-row>
        <table:table-row table:style-name="ro1">
          <table:table-cell office:value-type="float" office:value="1.03318181818" calcext:value-type="float">
            <text:p>1.0331818182</text:p>
          </table:table-cell>
          <table:table-cell office:value-type="float" office:value="111057.238666" calcext:value-type="float">
            <text:p>111057.238666</text:p>
          </table:table-cell>
        </table:table-row>
        <table:table-row table:style-name="ro1">
          <table:table-cell office:value-type="float" office:value="1.03481818182" calcext:value-type="float">
            <text:p>1.0348181818</text:p>
          </table:table-cell>
          <table:table-cell office:value-type="float" office:value="112458.289888" calcext:value-type="float">
            <text:p>112458.289888</text:p>
          </table:table-cell>
        </table:table-row>
        <table:table-row table:style-name="ro1">
          <table:table-cell office:value-type="float" office:value="1.03645454545" calcext:value-type="float">
            <text:p>1.0364545455</text:p>
          </table:table-cell>
          <table:table-cell office:value-type="float" office:value="112699.946687" calcext:value-type="float">
            <text:p>112699.946687</text:p>
          </table:table-cell>
        </table:table-row>
        <table:table-row table:style-name="ro1">
          <table:table-cell office:value-type="float" office:value="1.03809090909" calcext:value-type="float">
            <text:p>1.0380909091</text:p>
          </table:table-cell>
          <table:table-cell office:value-type="float" office:value="112629.786474" calcext:value-type="float">
            <text:p>112629.786474</text:p>
          </table:table-cell>
        </table:table-row>
        <table:table-row table:style-name="ro1">
          <table:table-cell office:value-type="float" office:value="1.03972727273" calcext:value-type="float">
            <text:p>1.0397272727</text:p>
          </table:table-cell>
          <table:table-cell office:value-type="float" office:value="112440.444281" calcext:value-type="float">
            <text:p>112440.444281</text:p>
          </table:table-cell>
        </table:table-row>
        <table:table-row table:style-name="ro1">
          <table:table-cell office:value-type="float" office:value="1.04136363636" calcext:value-type="float">
            <text:p>1.0413636364</text:p>
          </table:table-cell>
          <table:table-cell office:value-type="float" office:value="111911.112407" calcext:value-type="float">
            <text:p>111911.112407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111045.361184" calcext:value-type="float">
            <text:p>111045.361184</text:p>
          </table:table-cell>
        </table:table-row>
        <table:table-row table:style-name="ro1">
          <table:table-cell office:value-type="float" office:value="1.04463636364" calcext:value-type="float">
            <text:p>1.0446363636</text:p>
          </table:table-cell>
          <table:table-cell office:value-type="float" office:value="109928.48907" calcext:value-type="float">
            <text:p>109928.48907</text:p>
          </table:table-cell>
        </table:table-row>
        <table:table-row table:style-name="ro1">
          <table:table-cell office:value-type="float" office:value="1.04627272727" calcext:value-type="float">
            <text:p>1.0462727273</text:p>
          </table:table-cell>
          <table:table-cell office:value-type="float" office:value="108502.773371" calcext:value-type="float">
            <text:p>108502.773371</text:p>
          </table:table-cell>
        </table:table-row>
        <table:table-row table:style-name="ro1">
          <table:table-cell office:value-type="float" office:value="1.04790909091" calcext:value-type="float">
            <text:p>1.0479090909</text:p>
          </table:table-cell>
          <table:table-cell office:value-type="float" office:value="106190.910841" calcext:value-type="float">
            <text:p>106190.910841</text:p>
          </table:table-cell>
        </table:table-row>
        <table:table-row table:style-name="ro1">
          <table:table-cell office:value-type="float" office:value="1.04954545455" calcext:value-type="float">
            <text:p>1.0495454546</text:p>
          </table:table-cell>
          <table:table-cell office:value-type="float" office:value="102555.581478" calcext:value-type="float">
            <text:p>102555.58147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01340.967395" calcext:value-type="float">
            <text:p>101340.967395</text:p>
          </table:table-cell>
        </table:table-row>
        <table:table-row table:style-name="ro1">
          <table:table-cell office:value-type="float" office:value="1.05163636364" calcext:value-type="float">
            <text:p>1.0516363636</text:p>
          </table:table-cell>
          <table:table-cell office:value-type="float" office:value="96344.4109804" calcext:value-type="float">
            <text:p>96344.4109804</text:p>
          </table:table-cell>
        </table:table-row>
        <table:table-row table:style-name="ro1">
          <table:table-cell office:value-type="float" office:value="1.05327272727" calcext:value-type="float">
            <text:p>1.0532727273</text:p>
          </table:table-cell>
          <table:table-cell office:value-type="float" office:value="90501.600714" calcext:value-type="float">
            <text:p>90501.600714</text:p>
          </table:table-cell>
        </table:table-row>
        <table:table-row table:style-name="ro1">
          <table:table-cell office:value-type="float" office:value="1.05490909091" calcext:value-type="float">
            <text:p>1.0549090909</text:p>
          </table:table-cell>
          <table:table-cell office:value-type="float" office:value="84106.2908958" calcext:value-type="float">
            <text:p>84106.2908958</text:p>
          </table:table-cell>
        </table:table-row>
        <table:table-row table:style-name="ro1">
          <table:table-cell office:value-type="float" office:value="1.05654545455" calcext:value-type="float">
            <text:p>1.0565454546</text:p>
          </table:table-cell>
          <table:table-cell office:value-type="float" office:value="77153.6534391" calcext:value-type="float">
            <text:p>77153.6534391</text:p>
          </table:table-cell>
        </table:table-row>
        <table:table-row table:style-name="ro1">
          <table:table-cell office:value-type="float" office:value="1.05818181818" calcext:value-type="float">
            <text:p>1.0581818182</text:p>
          </table:table-cell>
          <table:table-cell office:value-type="float" office:value="70423.8737674" calcext:value-type="float">
            <text:p>70423.8737674</text:p>
          </table:table-cell>
        </table:table-row>
        <table:table-row table:style-name="ro1">
          <table:table-cell office:value-type="float" office:value="1.05981818182" calcext:value-type="float">
            <text:p>1.0598181818</text:p>
          </table:table-cell>
          <table:table-cell office:value-type="float" office:value="65617.0779672" calcext:value-type="float">
            <text:p>65617.0779672</text:p>
          </table:table-cell>
        </table:table-row>
        <table:table-row table:style-name="ro1">
          <table:table-cell office:value-type="float" office:value="1.06145454545" calcext:value-type="float">
            <text:p>1.0614545455</text:p>
          </table:table-cell>
          <table:table-cell office:value-type="float" office:value="65092.3032504" calcext:value-type="float">
            <text:p>65092.3032504</text:p>
          </table:table-cell>
        </table:table-row>
        <table:table-row table:style-name="ro1">
          <table:table-cell office:value-type="float" office:value="1.06309090909" calcext:value-type="float">
            <text:p>1.0630909091</text:p>
          </table:table-cell>
          <table:table-cell office:value-type="float" office:value="69446.2994167" calcext:value-type="float">
            <text:p>69446.2994167</text:p>
          </table:table-cell>
        </table:table-row>
        <table:table-row table:style-name="ro1">
          <table:table-cell office:value-type="float" office:value="1.06472727273" calcext:value-type="float">
            <text:p>1.0647272727</text:p>
          </table:table-cell>
          <table:table-cell office:value-type="float" office:value="76683.5223089" calcext:value-type="float">
            <text:p>76683.5223089</text:p>
          </table:table-cell>
        </table:table-row>
        <table:table-row table:style-name="ro1">
          <table:table-cell office:value-type="float" office:value="1.06636363636" calcext:value-type="float">
            <text:p>1.0663636364</text:p>
          </table:table-cell>
          <table:table-cell office:value-type="float" office:value="84754.0641326" calcext:value-type="float">
            <text:p>84754.064132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92419.8061479" calcext:value-type="float">
            <text:p>92419.8061479</text:p>
          </table:table-cell>
        </table:table-row>
        <table:table-row table:style-name="ro1">
          <table:table-cell office:value-type="float" office:value="1.06963636364" calcext:value-type="float">
            <text:p>1.0696363636</text:p>
          </table:table-cell>
          <table:table-cell office:value-type="float" office:value="99318.1769816" calcext:value-type="float">
            <text:p>99318.1769816</text:p>
          </table:table-cell>
        </table:table-row>
        <table:table-row table:style-name="ro1">
          <table:table-cell office:value-type="float" office:value="1.07127272727" calcext:value-type="float">
            <text:p>1.0712727273</text:p>
          </table:table-cell>
          <table:table-cell office:value-type="float" office:value="105613.412863" calcext:value-type="float">
            <text:p>105613.412863</text:p>
          </table:table-cell>
        </table:table-row>
        <table:table-row table:style-name="ro1">
          <table:table-cell office:value-type="float" office:value="1.07290909091" calcext:value-type="float">
            <text:p>1.0729090909</text:p>
          </table:table-cell>
          <table:table-cell office:value-type="float" office:value="112600.018557" calcext:value-type="float">
            <text:p>112600.018557</text:p>
          </table:table-cell>
        </table:table-row>
        <table:table-row table:style-name="ro1">
          <table:table-cell office:value-type="float" office:value="1.07454545455" calcext:value-type="float">
            <text:p>1.0745454546</text:p>
          </table:table-cell>
          <table:table-cell office:value-type="float" office:value="120322.148841" calcext:value-type="float">
            <text:p>120322.14884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122585.60421" calcext:value-type="float">
            <text:p>122585.60421</text:p>
          </table:table-cell>
        </table:table-row>
        <table:table-row table:style-name="ro1">
          <table:table-cell office:value-type="float" office:value="1.07663636364" calcext:value-type="float">
            <text:p>1.0766363636</text:p>
          </table:table-cell>
          <table:table-cell office:value-type="float" office:value="131473.560299" calcext:value-type="float">
            <text:p>131473.560299</text:p>
          </table:table-cell>
        </table:table-row>
        <table:table-row table:style-name="ro1">
          <table:table-cell office:value-type="float" office:value="1.07827272727" calcext:value-type="float">
            <text:p>1.0782727273</text:p>
          </table:table-cell>
          <table:table-cell office:value-type="float" office:value="139617.046017" calcext:value-type="float">
            <text:p>139617.046017</text:p>
          </table:table-cell>
        </table:table-row>
        <table:table-row table:style-name="ro1">
          <table:table-cell office:value-type="float" office:value="1.07990909091" calcext:value-type="float">
            <text:p>1.0799090909</text:p>
          </table:table-cell>
          <table:table-cell office:value-type="float" office:value="144382.852375" calcext:value-type="float">
            <text:p>144382.852375</text:p>
          </table:table-cell>
        </table:table-row>
        <table:table-row table:style-name="ro1">
          <table:table-cell office:value-type="float" office:value="1.08154545455" calcext:value-type="float">
            <text:p>1.0815454546</text:p>
          </table:table-cell>
          <table:table-cell office:value-type="float" office:value="143208.293635" calcext:value-type="float">
            <text:p>143208.293635</text:p>
          </table:table-cell>
        </table:table-row>
        <table:table-row table:style-name="ro1">
          <table:table-cell office:value-type="float" office:value="1.08318181818" calcext:value-type="float">
            <text:p>1.0831818182</text:p>
          </table:table-cell>
          <table:table-cell office:value-type="float" office:value="135575.358818" calcext:value-type="float">
            <text:p>135575.358818</text:p>
          </table:table-cell>
        </table:table-row>
        <table:table-row table:style-name="ro1">
          <table:table-cell office:value-type="float" office:value="1.08481818182" calcext:value-type="float">
            <text:p>1.0848181818</text:p>
          </table:table-cell>
          <table:table-cell office:value-type="float" office:value="124393.522703" calcext:value-type="float">
            <text:p>124393.522703</text:p>
          </table:table-cell>
        </table:table-row>
        <table:table-row table:style-name="ro1">
          <table:table-cell office:value-type="float" office:value="1.08645454545" calcext:value-type="float">
            <text:p>1.0864545455</text:p>
          </table:table-cell>
          <table:table-cell office:value-type="float" office:value="113203.394994" calcext:value-type="float">
            <text:p>113203.394994</text:p>
          </table:table-cell>
        </table:table-row>
        <table:table-row table:style-name="ro1">
          <table:table-cell office:value-type="float" office:value="1.08809090909" calcext:value-type="float">
            <text:p>1.0880909091</text:p>
          </table:table-cell>
          <table:table-cell office:value-type="float" office:value="104609.021527" calcext:value-type="float">
            <text:p>104609.021527</text:p>
          </table:table-cell>
        </table:table-row>
        <table:table-row table:style-name="ro1">
          <table:table-cell office:value-type="float" office:value="1.08972727273" calcext:value-type="float">
            <text:p>1.0897272727</text:p>
          </table:table-cell>
          <table:table-cell office:value-type="float" office:value="99967.6918513" calcext:value-type="float">
            <text:p>99967.6918513</text:p>
          </table:table-cell>
        </table:table-row>
        <table:table-row table:style-name="ro1">
          <table:table-cell office:value-type="float" office:value="1.09136363636" calcext:value-type="float">
            <text:p>1.0913636364</text:p>
          </table:table-cell>
          <table:table-cell office:value-type="float" office:value="99055.3776767" calcext:value-type="float">
            <text:p>99055.377676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99938.7934668" calcext:value-type="float">
            <text:p>99938.7934668</text:p>
          </table:table-cell>
        </table:table-row>
        <table:table-row table:style-name="ro1">
          <table:table-cell office:value-type="float" office:value="1.09463636364" calcext:value-type="float">
            <text:p>1.0946363636</text:p>
          </table:table-cell>
          <table:table-cell office:value-type="float" office:value="101701.640738" calcext:value-type="float">
            <text:p>101701.640738</text:p>
          </table:table-cell>
        </table:table-row>
        <table:table-row table:style-name="ro1">
          <table:table-cell office:value-type="float" office:value="1.09627272727" calcext:value-type="float">
            <text:p>1.0962727273</text:p>
          </table:table-cell>
          <table:table-cell office:value-type="float" office:value="103143.922661" calcext:value-type="float">
            <text:p>103143.922661</text:p>
          </table:table-cell>
        </table:table-row>
        <table:table-row table:style-name="ro1">
          <table:table-cell office:value-type="float" office:value="1.09790909091" calcext:value-type="float">
            <text:p>1.0979090909</text:p>
          </table:table-cell>
          <table:table-cell office:value-type="float" office:value="103587.530775" calcext:value-type="float">
            <text:p>103587.530775</text:p>
          </table:table-cell>
        </table:table-row>
        <table:table-row table:style-name="ro1">
          <table:table-cell office:value-type="float" office:value="1.09954545455" calcext:value-type="float">
            <text:p>1.0995454546</text:p>
          </table:table-cell>
          <table:table-cell office:value-type="float" office:value="103521.91988" calcext:value-type="float">
            <text:p>103521.9198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3430.209221" calcext:value-type="float">
            <text:p>103430.209221</text:p>
          </table:table-cell>
        </table:table-row>
        <table:table-row table:style-name="ro1">
          <table:table-cell office:value-type="float" office:value="1.10163636364" calcext:value-type="float">
            <text:p>1.1016363636</text:p>
          </table:table-cell>
          <table:table-cell office:value-type="float" office:value="103167.099338" calcext:value-type="float">
            <text:p>103167.099338</text:p>
          </table:table-cell>
        </table:table-row>
        <table:table-row table:style-name="ro1">
          <table:table-cell office:value-type="float" office:value="1.10327272727" calcext:value-type="float">
            <text:p>1.1032727273</text:p>
          </table:table-cell>
          <table:table-cell office:value-type="float" office:value="102572.062202" calcext:value-type="float">
            <text:p>102572.062202</text:p>
          </table:table-cell>
        </table:table-row>
        <table:table-row table:style-name="ro1">
          <table:table-cell office:value-type="float" office:value="1.10490909091" calcext:value-type="float">
            <text:p>1.1049090909</text:p>
          </table:table-cell>
          <table:table-cell office:value-type="float" office:value="101439.00923" calcext:value-type="float">
            <text:p>101439.00923</text:p>
          </table:table-cell>
        </table:table-row>
        <table:table-row table:style-name="ro1">
          <table:table-cell office:value-type="float" office:value="1.10654545455" calcext:value-type="float">
            <text:p>1.1065454546</text:p>
          </table:table-cell>
          <table:table-cell office:value-type="float" office:value="99757.3442256" calcext:value-type="float">
            <text:p>99757.3442256</text:p>
          </table:table-cell>
        </table:table-row>
        <table:table-row table:style-name="ro1">
          <table:table-cell office:value-type="float" office:value="1.10818181818" calcext:value-type="float">
            <text:p>1.1081818182</text:p>
          </table:table-cell>
          <table:table-cell office:value-type="float" office:value="97703.0767358" calcext:value-type="float">
            <text:p>97703.0767358</text:p>
          </table:table-cell>
        </table:table-row>
        <table:table-row table:style-name="ro1">
          <table:table-cell office:value-type="float" office:value="1.10981818182" calcext:value-type="float">
            <text:p>1.1098181818</text:p>
          </table:table-cell>
          <table:table-cell office:value-type="float" office:value="95726.4519274" calcext:value-type="float">
            <text:p>95726.4519274</text:p>
          </table:table-cell>
        </table:table-row>
        <table:table-row table:style-name="ro1">
          <table:table-cell office:value-type="float" office:value="1.11145454545" calcext:value-type="float">
            <text:p>1.1114545455</text:p>
          </table:table-cell>
          <table:table-cell office:value-type="float" office:value="94295.9794394" calcext:value-type="float">
            <text:p>94295.9794394</text:p>
          </table:table-cell>
        </table:table-row>
        <table:table-row table:style-name="ro1">
          <table:table-cell office:value-type="float" office:value="1.11309090909" calcext:value-type="float">
            <text:p>1.1130909091</text:p>
          </table:table-cell>
          <table:table-cell office:value-type="float" office:value="93690.8321968" calcext:value-type="float">
            <text:p>93690.8321968</text:p>
          </table:table-cell>
        </table:table-row>
        <table:table-row table:style-name="ro1">
          <table:table-cell office:value-type="float" office:value="1.11472727273" calcext:value-type="float">
            <text:p>1.1147272727</text:p>
          </table:table-cell>
          <table:table-cell office:value-type="float" office:value="94031.5797231" calcext:value-type="float">
            <text:p>94031.5797231</text:p>
          </table:table-cell>
        </table:table-row>
        <table:table-row table:style-name="ro1">
          <table:table-cell office:value-type="float" office:value="1.11636363636" calcext:value-type="float">
            <text:p>1.1163636364</text:p>
          </table:table-cell>
          <table:table-cell office:value-type="float" office:value="95250.3702073" calcext:value-type="float">
            <text:p>95250.3702073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97070.0450562" calcext:value-type="float">
            <text:p>97070.0450562</text:p>
          </table:table-cell>
        </table:table-row>
        <table:table-row table:style-name="ro1">
          <table:table-cell office:value-type="float" office:value="1.11963636364" calcext:value-type="float">
            <text:p>1.1196363636</text:p>
          </table:table-cell>
          <table:table-cell office:value-type="float" office:value="98904.6232024" calcext:value-type="float">
            <text:p>98904.6232024</text:p>
          </table:table-cell>
        </table:table-row>
        <table:table-row table:style-name="ro1">
          <table:table-cell office:value-type="float" office:value="1.12127272727" calcext:value-type="float">
            <text:p>1.1212727273</text:p>
          </table:table-cell>
          <table:table-cell office:value-type="float" office:value="100263.525874" calcext:value-type="float">
            <text:p>100263.525874</text:p>
          </table:table-cell>
        </table:table-row>
        <table:table-row table:style-name="ro1">
          <table:table-cell office:value-type="float" office:value="1.12290909091" calcext:value-type="float">
            <text:p>1.1229090909</text:p>
          </table:table-cell>
          <table:table-cell office:value-type="float" office:value="101004.091392" calcext:value-type="float">
            <text:p>101004.091392</text:p>
          </table:table-cell>
        </table:table-row>
        <table:table-row table:style-name="ro1">
          <table:table-cell office:value-type="float" office:value="1.12454545455" calcext:value-type="float">
            <text:p>1.1245454546</text:p>
          </table:table-cell>
          <table:table-cell office:value-type="float" office:value="101371.827662" calcext:value-type="float">
            <text:p>101371.827662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01416.393218" calcext:value-type="float">
            <text:p>101416.393218</text:p>
          </table:table-cell>
        </table:table-row>
        <table:table-row table:style-name="ro1">
          <table:table-cell office:value-type="float" office:value="1.12663636364" calcext:value-type="float">
            <text:p>1.1266363636</text:p>
          </table:table-cell>
          <table:table-cell office:value-type="float" office:value="101932.744782" calcext:value-type="float">
            <text:p>101932.744782</text:p>
          </table:table-cell>
        </table:table-row>
        <table:table-row table:style-name="ro1">
          <table:table-cell office:value-type="float" office:value="1.12827272727" calcext:value-type="float">
            <text:p>1.1282727273</text:p>
          </table:table-cell>
          <table:table-cell office:value-type="float" office:value="102780.588207" calcext:value-type="float">
            <text:p>102780.588207</text:p>
          </table:table-cell>
        </table:table-row>
        <table:table-row table:style-name="ro1">
          <table:table-cell office:value-type="float" office:value="1.12990909091" calcext:value-type="float">
            <text:p>1.1299090909</text:p>
          </table:table-cell>
          <table:table-cell office:value-type="float" office:value="103893.871433" calcext:value-type="float">
            <text:p>103893.871433</text:p>
          </table:table-cell>
        </table:table-row>
        <table:table-row table:style-name="ro1">
          <table:table-cell office:value-type="float" office:value="1.13154545455" calcext:value-type="float">
            <text:p>1.1315454546</text:p>
          </table:table-cell>
          <table:table-cell office:value-type="float" office:value="104971.365855" calcext:value-type="float">
            <text:p>104971.365855</text:p>
          </table:table-cell>
        </table:table-row>
        <table:table-row table:style-name="ro1">
          <table:table-cell office:value-type="float" office:value="1.13318181818" calcext:value-type="float">
            <text:p>1.1331818182</text:p>
          </table:table-cell>
          <table:table-cell office:value-type="float" office:value="105778.996713" calcext:value-type="float">
            <text:p>105778.996713</text:p>
          </table:table-cell>
        </table:table-row>
        <table:table-row table:style-name="ro1">
          <table:table-cell office:value-type="float" office:value="1.13481818182" calcext:value-type="float">
            <text:p>1.1348181818</text:p>
          </table:table-cell>
          <table:table-cell office:value-type="float" office:value="106224.949137" calcext:value-type="float">
            <text:p>106224.949137</text:p>
          </table:table-cell>
        </table:table-row>
        <table:table-row table:style-name="ro1">
          <table:table-cell office:value-type="float" office:value="1.13645454545" calcext:value-type="float">
            <text:p>1.1364545455</text:p>
          </table:table-cell>
          <table:table-cell office:value-type="float" office:value="106447.802136" calcext:value-type="float">
            <text:p>106447.802136</text:p>
          </table:table-cell>
        </table:table-row>
        <table:table-row table:style-name="ro1">
          <table:table-cell office:value-type="float" office:value="1.13809090909" calcext:value-type="float">
            <text:p>1.1380909091</text:p>
          </table:table-cell>
          <table:table-cell office:value-type="float" office:value="106718.721627" calcext:value-type="float">
            <text:p>106718.721627</text:p>
          </table:table-cell>
        </table:table-row>
        <table:table-row table:style-name="ro1">
          <table:table-cell office:value-type="float" office:value="1.13972727273" calcext:value-type="float">
            <text:p>1.1397272727</text:p>
          </table:table-cell>
          <table:table-cell office:value-type="float" office:value="107405.00348" calcext:value-type="float">
            <text:p>107405.00348</text:p>
          </table:table-cell>
        </table:table-row>
        <table:table-row table:style-name="ro1">
          <table:table-cell office:value-type="float" office:value="1.14136363636" calcext:value-type="float">
            <text:p>1.1413636364</text:p>
          </table:table-cell>
          <table:table-cell office:value-type="float" office:value="108558.704639" calcext:value-type="float">
            <text:p>108558.704639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109711.962023" calcext:value-type="float">
            <text:p>109711.962023</text:p>
          </table:table-cell>
        </table:table-row>
        <table:table-row table:style-name="ro1">
          <table:table-cell office:value-type="float" office:value="1.14463636364" calcext:value-type="float">
            <text:p>1.1446363636</text:p>
          </table:table-cell>
          <table:table-cell office:value-type="float" office:value="110374.570354" calcext:value-type="float">
            <text:p>110374.570354</text:p>
          </table:table-cell>
        </table:table-row>
        <table:table-row table:style-name="ro1">
          <table:table-cell office:value-type="float" office:value="1.14627272727" calcext:value-type="float">
            <text:p>1.1462727273</text:p>
          </table:table-cell>
          <table:table-cell office:value-type="float" office:value="110210.715281" calcext:value-type="float">
            <text:p>110210.715281</text:p>
          </table:table-cell>
        </table:table-row>
        <table:table-row table:style-name="ro1">
          <table:table-cell office:value-type="float" office:value="1.14790909091" calcext:value-type="float">
            <text:p>1.1479090909</text:p>
          </table:table-cell>
          <table:table-cell office:value-type="float" office:value="109245.88973" calcext:value-type="float">
            <text:p>109245.88973</text:p>
          </table:table-cell>
        </table:table-row>
        <table:table-row table:style-name="ro1">
          <table:table-cell office:value-type="float" office:value="1.14954545455" calcext:value-type="float">
            <text:p>1.1495454546</text:p>
          </table:table-cell>
          <table:table-cell office:value-type="float" office:value="107876.56225" calcext:value-type="float">
            <text:p>107876.5622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07449.138325" calcext:value-type="float">
            <text:p>107449.138325</text:p>
          </table:table-cell>
        </table:table-row>
        <table:table-row table:style-name="ro1">
          <table:table-cell office:value-type="float" office:value="1.15163636364" calcext:value-type="float">
            <text:p>1.1516363636</text:p>
          </table:table-cell>
          <table:table-cell office:value-type="float" office:value="106280.274624" calcext:value-type="float">
            <text:p>106280.274624</text:p>
          </table:table-cell>
        </table:table-row>
        <table:table-row table:style-name="ro1">
          <table:table-cell office:value-type="float" office:value="1.15327272727" calcext:value-type="float">
            <text:p>1.1532727273</text:p>
          </table:table-cell>
          <table:table-cell office:value-type="float" office:value="105796.51136" calcext:value-type="float">
            <text:p>105796.51136</text:p>
          </table:table-cell>
        </table:table-row>
        <table:table-row table:style-name="ro1">
          <table:table-cell office:value-type="float" office:value="1.15490909091" calcext:value-type="float">
            <text:p>1.1549090909</text:p>
          </table:table-cell>
          <table:table-cell office:value-type="float" office:value="106252.652523" calcext:value-type="float">
            <text:p>106252.652523</text:p>
          </table:table-cell>
        </table:table-row>
        <table:table-row table:style-name="ro1">
          <table:table-cell office:value-type="float" office:value="1.15654545455" calcext:value-type="float">
            <text:p>1.1565454546</text:p>
          </table:table-cell>
          <table:table-cell office:value-type="float" office:value="107512.717227" calcext:value-type="float">
            <text:p>107512.717227</text:p>
          </table:table-cell>
        </table:table-row>
        <table:table-row table:style-name="ro1">
          <table:table-cell office:value-type="float" office:value="1.15818181818" calcext:value-type="float">
            <text:p>1.1581818182</text:p>
          </table:table-cell>
          <table:table-cell office:value-type="float" office:value="109122.400193" calcext:value-type="float">
            <text:p>109122.400193</text:p>
          </table:table-cell>
        </table:table-row>
        <table:table-row table:style-name="ro1">
          <table:table-cell office:value-type="float" office:value="1.15981818182" calcext:value-type="float">
            <text:p>1.1598181818</text:p>
          </table:table-cell>
          <table:table-cell office:value-type="float" office:value="110697.419411" calcext:value-type="float">
            <text:p>110697.419411</text:p>
          </table:table-cell>
        </table:table-row>
        <table:table-row table:style-name="ro1">
          <table:table-cell office:value-type="float" office:value="1.16145454545" calcext:value-type="float">
            <text:p>1.1614545455</text:p>
          </table:table-cell>
          <table:table-cell office:value-type="float" office:value="111723.87022" calcext:value-type="float">
            <text:p>111723.87022</text:p>
          </table:table-cell>
        </table:table-row>
        <table:table-row table:style-name="ro1">
          <table:table-cell office:value-type="float" office:value="1.16309090909" calcext:value-type="float">
            <text:p>1.1630909091</text:p>
          </table:table-cell>
          <table:table-cell office:value-type="float" office:value="111921.778669" calcext:value-type="float">
            <text:p>111921.778669</text:p>
          </table:table-cell>
        </table:table-row>
        <table:table-row table:style-name="ro1">
          <table:table-cell office:value-type="float" office:value="1.16472727273" calcext:value-type="float">
            <text:p>1.1647272727</text:p>
          </table:table-cell>
          <table:table-cell office:value-type="float" office:value="111421.621267" calcext:value-type="float">
            <text:p>111421.621267</text:p>
          </table:table-cell>
        </table:table-row>
        <table:table-row table:style-name="ro1">
          <table:table-cell office:value-type="float" office:value="1.16636363636" calcext:value-type="float">
            <text:p>1.1663636364</text:p>
          </table:table-cell>
          <table:table-cell office:value-type="float" office:value="110156.075885" calcext:value-type="float">
            <text:p>110156.075885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08232.506291" calcext:value-type="float">
            <text:p>108232.506291</text:p>
          </table:table-cell>
        </table:table-row>
        <table:table-row table:style-name="ro1">
          <table:table-cell office:value-type="float" office:value="1.16963636364" calcext:value-type="float">
            <text:p>1.1696363636</text:p>
          </table:table-cell>
          <table:table-cell office:value-type="float" office:value="106265.098207" calcext:value-type="float">
            <text:p>106265.098207</text:p>
          </table:table-cell>
        </table:table-row>
        <table:table-row table:style-name="ro1">
          <table:table-cell office:value-type="float" office:value="1.17127272727" calcext:value-type="float">
            <text:p>1.1712727273</text:p>
          </table:table-cell>
          <table:table-cell office:value-type="float" office:value="104822.327992" calcext:value-type="float">
            <text:p>104822.327992</text:p>
          </table:table-cell>
        </table:table-row>
        <table:table-row table:style-name="ro1">
          <table:table-cell office:value-type="float" office:value="1.17290909091" calcext:value-type="float">
            <text:p>1.1729090909</text:p>
          </table:table-cell>
          <table:table-cell office:value-type="float" office:value="104184.132084" calcext:value-type="float">
            <text:p>104184.132084</text:p>
          </table:table-cell>
        </table:table-row>
        <table:table-row table:style-name="ro1">
          <table:table-cell office:value-type="float" office:value="1.17454545455" calcext:value-type="float">
            <text:p>1.1745454546</text:p>
          </table:table-cell>
          <table:table-cell office:value-type="float" office:value="104536.80651" calcext:value-type="float">
            <text:p>104536.80651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104703.13911" calcext:value-type="float">
            <text:p>104703.13911</text:p>
          </table:table-cell>
        </table:table-row>
        <table:table-row table:style-name="ro1">
          <table:table-cell office:value-type="float" office:value="1.17663636364" calcext:value-type="float">
            <text:p>1.1766363636</text:p>
          </table:table-cell>
          <table:table-cell office:value-type="float" office:value="105799.228242" calcext:value-type="float">
            <text:p>105799.228242</text:p>
          </table:table-cell>
        </table:table-row>
        <table:table-row table:style-name="ro1">
          <table:table-cell office:value-type="float" office:value="1.17827272727" calcext:value-type="float">
            <text:p>1.1782727273</text:p>
          </table:table-cell>
          <table:table-cell office:value-type="float" office:value="106750.721752" calcext:value-type="float">
            <text:p>106750.721752</text:p>
          </table:table-cell>
        </table:table-row>
        <table:table-row table:style-name="ro1">
          <table:table-cell office:value-type="float" office:value="1.17990909091" calcext:value-type="float">
            <text:p>1.1799090909</text:p>
          </table:table-cell>
          <table:table-cell office:value-type="float" office:value="107592.794064" calcext:value-type="float">
            <text:p>107592.794064</text:p>
          </table:table-cell>
        </table:table-row>
        <table:table-row table:style-name="ro1">
          <table:table-cell office:value-type="float" office:value="1.18154545455" calcext:value-type="float">
            <text:p>1.1815454546</text:p>
          </table:table-cell>
          <table:table-cell office:value-type="float" office:value="108126.3864" calcext:value-type="float">
            <text:p>108126.3864</text:p>
          </table:table-cell>
        </table:table-row>
        <table:table-row table:style-name="ro1">
          <table:table-cell office:value-type="float" office:value="1.18318181818" calcext:value-type="float">
            <text:p>1.1831818182</text:p>
          </table:table-cell>
          <table:table-cell office:value-type="float" office:value="108461.125921" calcext:value-type="float">
            <text:p>108461.125921</text:p>
          </table:table-cell>
        </table:table-row>
        <table:table-row table:style-name="ro1">
          <table:table-cell office:value-type="float" office:value="1.18481818182" calcext:value-type="float">
            <text:p>1.1848181818</text:p>
          </table:table-cell>
          <table:table-cell office:value-type="float" office:value="109261.394356" calcext:value-type="float">
            <text:p>109261.394356</text:p>
          </table:table-cell>
        </table:table-row>
        <table:table-row table:style-name="ro1">
          <table:table-cell office:value-type="float" office:value="1.18645454545" calcext:value-type="float">
            <text:p>1.1864545455</text:p>
          </table:table-cell>
          <table:table-cell office:value-type="float" office:value="111286.126909" calcext:value-type="float">
            <text:p>111286.126909</text:p>
          </table:table-cell>
        </table:table-row>
        <table:table-row table:style-name="ro1">
          <table:table-cell office:value-type="float" office:value="1.18809090909" calcext:value-type="float">
            <text:p>1.1880909091</text:p>
          </table:table-cell>
          <table:table-cell office:value-type="float" office:value="115132.928732" calcext:value-type="float">
            <text:p>115132.928732</text:p>
          </table:table-cell>
        </table:table-row>
        <table:table-row table:style-name="ro1">
          <table:table-cell office:value-type="float" office:value="1.18972727273" calcext:value-type="float">
            <text:p>1.1897272727</text:p>
          </table:table-cell>
          <table:table-cell office:value-type="float" office:value="120471.578921" calcext:value-type="float">
            <text:p>120471.578921</text:p>
          </table:table-cell>
        </table:table-row>
        <table:table-row table:style-name="ro1">
          <table:table-cell office:value-type="float" office:value="1.19136363636" calcext:value-type="float">
            <text:p>1.1913636364</text:p>
          </table:table-cell>
          <table:table-cell office:value-type="float" office:value="126271.703069" calcext:value-type="float">
            <text:p>126271.703069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131409.097159" calcext:value-type="float">
            <text:p>131409.097159</text:p>
          </table:table-cell>
        </table:table-row>
        <table:table-row table:style-name="ro1">
          <table:table-cell office:value-type="float" office:value="1.19463636364" calcext:value-type="float">
            <text:p>1.1946363636</text:p>
          </table:table-cell>
          <table:table-cell office:value-type="float" office:value="135141.819384" calcext:value-type="float">
            <text:p>135141.819384</text:p>
          </table:table-cell>
        </table:table-row>
        <table:table-row table:style-name="ro1">
          <table:table-cell office:value-type="float" office:value="1.19627272727" calcext:value-type="float">
            <text:p>1.1962727273</text:p>
          </table:table-cell>
          <table:table-cell office:value-type="float" office:value="136746.352612" calcext:value-type="float">
            <text:p>136746.352612</text:p>
          </table:table-cell>
        </table:table-row>
        <table:table-row table:style-name="ro1">
          <table:table-cell office:value-type="float" office:value="1.19790909091" calcext:value-type="float">
            <text:p>1.1979090909</text:p>
          </table:table-cell>
          <table:table-cell office:value-type="float" office:value="136517.901591" calcext:value-type="float">
            <text:p>136517.901591</text:p>
          </table:table-cell>
        </table:table-row>
        <table:table-row table:style-name="ro1">
          <table:table-cell office:value-type="float" office:value="1.19954545455" calcext:value-type="float">
            <text:p>1.1995454546</text:p>
          </table:table-cell>
          <table:table-cell office:value-type="float" office:value="135348.948358" calcext:value-type="float">
            <text:p>135348.94835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4609.678297" calcext:value-type="float">
            <text:p>134609.678297</text:p>
          </table:table-cell>
        </table:table-row>
        <table:table-row table:style-name="ro1">
          <table:table-cell office:value-type="float" office:value="1.20163636364" calcext:value-type="float">
            <text:p>1.2016363636</text:p>
          </table:table-cell>
          <table:table-cell office:value-type="float" office:value="133462.002572" calcext:value-type="float">
            <text:p>133462.002572</text:p>
          </table:table-cell>
        </table:table-row>
        <table:table-row table:style-name="ro1">
          <table:table-cell office:value-type="float" office:value="1.20327272727" calcext:value-type="float">
            <text:p>1.2032727273</text:p>
          </table:table-cell>
          <table:table-cell office:value-type="float" office:value="132384.469371" calcext:value-type="float">
            <text:p>132384.469371</text:p>
          </table:table-cell>
        </table:table-row>
        <table:table-row table:style-name="ro1">
          <table:table-cell office:value-type="float" office:value="1.20490909091" calcext:value-type="float">
            <text:p>1.2049090909</text:p>
          </table:table-cell>
          <table:table-cell office:value-type="float" office:value="132249.512765" calcext:value-type="float">
            <text:p>132249.512765</text:p>
          </table:table-cell>
        </table:table-row>
        <table:table-row table:style-name="ro1">
          <table:table-cell office:value-type="float" office:value="1.20654545455" calcext:value-type="float">
            <text:p>1.2065454546</text:p>
          </table:table-cell>
          <table:table-cell office:value-type="float" office:value="132384.914949" calcext:value-type="float">
            <text:p>132384.914949</text:p>
          </table:table-cell>
        </table:table-row>
        <table:table-row table:style-name="ro1">
          <table:table-cell office:value-type="float" office:value="1.20818181818" calcext:value-type="float">
            <text:p>1.2081818182</text:p>
          </table:table-cell>
          <table:table-cell office:value-type="float" office:value="132745.975275" calcext:value-type="float">
            <text:p>132745.975275</text:p>
          </table:table-cell>
        </table:table-row>
        <table:table-row table:style-name="ro1">
          <table:table-cell office:value-type="float" office:value="1.20981818182" calcext:value-type="float">
            <text:p>1.2098181818</text:p>
          </table:table-cell>
          <table:table-cell office:value-type="float" office:value="132902.435607" calcext:value-type="float">
            <text:p>132902.435607</text:p>
          </table:table-cell>
        </table:table-row>
        <table:table-row table:style-name="ro1">
          <table:table-cell office:value-type="float" office:value="1.21145454545" calcext:value-type="float">
            <text:p>1.2114545455</text:p>
          </table:table-cell>
          <table:table-cell office:value-type="float" office:value="132842.304965" calcext:value-type="float">
            <text:p>132842.304965</text:p>
          </table:table-cell>
        </table:table-row>
        <table:table-row table:style-name="ro1">
          <table:table-cell office:value-type="float" office:value="1.21309090909" calcext:value-type="float">
            <text:p>1.2130909091</text:p>
          </table:table-cell>
          <table:table-cell office:value-type="float" office:value="132643.513588" calcext:value-type="float">
            <text:p>132643.513588</text:p>
          </table:table-cell>
        </table:table-row>
        <table:table-row table:style-name="ro1">
          <table:table-cell office:value-type="float" office:value="1.21472727273" calcext:value-type="float">
            <text:p>1.2147272727</text:p>
          </table:table-cell>
          <table:table-cell office:value-type="float" office:value="132313.923426" calcext:value-type="float">
            <text:p>132313.923426</text:p>
          </table:table-cell>
        </table:table-row>
        <table:table-row table:style-name="ro1">
          <table:table-cell office:value-type="float" office:value="1.21636363636" calcext:value-type="float">
            <text:p>1.2163636364</text:p>
          </table:table-cell>
          <table:table-cell office:value-type="float" office:value="131734.070344" calcext:value-type="float">
            <text:p>131734.070344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130899.760991" calcext:value-type="float">
            <text:p>130899.760991</text:p>
          </table:table-cell>
        </table:table-row>
        <table:table-row table:style-name="ro1">
          <table:table-cell office:value-type="float" office:value="1.21963636364" calcext:value-type="float">
            <text:p>1.2196363636</text:p>
          </table:table-cell>
          <table:table-cell office:value-type="float" office:value="129782.434793" calcext:value-type="float">
            <text:p>129782.434793</text:p>
          </table:table-cell>
        </table:table-row>
        <table:table-row table:style-name="ro1">
          <table:table-cell office:value-type="float" office:value="1.22127272727" calcext:value-type="float">
            <text:p>1.2212727273</text:p>
          </table:table-cell>
          <table:table-cell office:value-type="float" office:value="128447.376099" calcext:value-type="float">
            <text:p>128447.376099</text:p>
          </table:table-cell>
        </table:table-row>
        <table:table-row table:style-name="ro1">
          <table:table-cell office:value-type="float" office:value="1.22290909091" calcext:value-type="float">
            <text:p>1.2229090909</text:p>
          </table:table-cell>
          <table:table-cell office:value-type="float" office:value="126996.307627" calcext:value-type="float">
            <text:p>126996.307627</text:p>
          </table:table-cell>
        </table:table-row>
        <table:table-row table:style-name="ro1">
          <table:table-cell office:value-type="float" office:value="1.22454545455" calcext:value-type="float">
            <text:p>1.2245454546</text:p>
          </table:table-cell>
          <table:table-cell office:value-type="float" office:value="125727.879093" calcext:value-type="float">
            <text:p>125727.879093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125319.219408" calcext:value-type="float">
            <text:p>125319.219408</text:p>
          </table:table-cell>
        </table:table-row>
        <table:table-row table:style-name="ro1">
          <table:table-cell office:value-type="float" office:value="1.22663636364" calcext:value-type="float">
            <text:p>1.2266363636</text:p>
          </table:table-cell>
          <table:table-cell office:value-type="float" office:value="124723.3467" calcext:value-type="float">
            <text:p>124723.3467</text:p>
          </table:table-cell>
        </table:table-row>
        <table:table-row table:style-name="ro1">
          <table:table-cell office:value-type="float" office:value="1.22827272727" calcext:value-type="float">
            <text:p>1.2282727273</text:p>
          </table:table-cell>
          <table:table-cell office:value-type="float" office:value="124880.635899" calcext:value-type="float">
            <text:p>124880.635899</text:p>
          </table:table-cell>
        </table:table-row>
        <table:table-row table:style-name="ro1">
          <table:table-cell office:value-type="float" office:value="1.22990909091" calcext:value-type="float">
            <text:p>1.2299090909</text:p>
          </table:table-cell>
          <table:table-cell office:value-type="float" office:value="125665.986213" calcext:value-type="float">
            <text:p>125665.986213</text:p>
          </table:table-cell>
        </table:table-row>
        <table:table-row table:style-name="ro1">
          <table:table-cell office:value-type="float" office:value="1.23154545455" calcext:value-type="float">
            <text:p>1.2315454546</text:p>
          </table:table-cell>
          <table:table-cell office:value-type="float" office:value="126697.72737" calcext:value-type="float">
            <text:p>126697.72737</text:p>
          </table:table-cell>
        </table:table-row>
        <table:table-row table:style-name="ro1">
          <table:table-cell office:value-type="float" office:value="1.23318181818" calcext:value-type="float">
            <text:p>1.2331818182</text:p>
          </table:table-cell>
          <table:table-cell office:value-type="float" office:value="127635.378575" calcext:value-type="float">
            <text:p>127635.378575</text:p>
          </table:table-cell>
        </table:table-row>
        <table:table-row table:style-name="ro1">
          <table:table-cell office:value-type="float" office:value="1.23481818182" calcext:value-type="float">
            <text:p>1.2348181818</text:p>
          </table:table-cell>
          <table:table-cell office:value-type="float" office:value="128261.445657" calcext:value-type="float">
            <text:p>128261.445657</text:p>
          </table:table-cell>
        </table:table-row>
        <table:table-row table:style-name="ro1">
          <table:table-cell office:value-type="float" office:value="1.23645454545" calcext:value-type="float">
            <text:p>1.2364545455</text:p>
          </table:table-cell>
          <table:table-cell office:value-type="float" office:value="128541.616763" calcext:value-type="float">
            <text:p>128541.616763</text:p>
          </table:table-cell>
        </table:table-row>
        <table:table-row table:style-name="ro1">
          <table:table-cell office:value-type="float" office:value="1.23809090909" calcext:value-type="float">
            <text:p>1.2380909091</text:p>
          </table:table-cell>
          <table:table-cell office:value-type="float" office:value="128560.616473" calcext:value-type="float">
            <text:p>128560.616473</text:p>
          </table:table-cell>
        </table:table-row>
        <table:table-row table:style-name="ro1">
          <table:table-cell office:value-type="float" office:value="1.23972727273" calcext:value-type="float">
            <text:p>1.2397272727</text:p>
          </table:table-cell>
          <table:table-cell office:value-type="float" office:value="128417.150479" calcext:value-type="float">
            <text:p>128417.150479</text:p>
          </table:table-cell>
        </table:table-row>
        <table:table-row table:style-name="ro1">
          <table:table-cell office:value-type="float" office:value="1.24136363636" calcext:value-type="float">
            <text:p>1.2413636364</text:p>
          </table:table-cell>
          <table:table-cell office:value-type="float" office:value="128229.730213" calcext:value-type="float">
            <text:p>128229.730213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128062.723708" calcext:value-type="float">
            <text:p>128062.723708</text:p>
          </table:table-cell>
        </table:table-row>
        <table:table-row table:style-name="ro1">
          <table:table-cell office:value-type="float" office:value="1.24463636364" calcext:value-type="float">
            <text:p>1.2446363636</text:p>
          </table:table-cell>
          <table:table-cell office:value-type="float" office:value="127948.962851" calcext:value-type="float">
            <text:p>127948.962851</text:p>
          </table:table-cell>
        </table:table-row>
        <table:table-row table:style-name="ro1">
          <table:table-cell office:value-type="float" office:value="1.24627272727" calcext:value-type="float">
            <text:p>1.2462727273</text:p>
          </table:table-cell>
          <table:table-cell office:value-type="float" office:value="127796.214992" calcext:value-type="float">
            <text:p>127796.214992</text:p>
          </table:table-cell>
        </table:table-row>
        <table:table-row table:style-name="ro1">
          <table:table-cell office:value-type="float" office:value="1.24790909091" calcext:value-type="float">
            <text:p>1.2479090909</text:p>
          </table:table-cell>
          <table:table-cell office:value-type="float" office:value="127590.163163" calcext:value-type="float">
            <text:p>127590.163163</text:p>
          </table:table-cell>
        </table:table-row>
        <table:table-row table:style-name="ro1">
          <table:table-cell office:value-type="float" office:value="1.24954545455" calcext:value-type="float">
            <text:p>1.2495454546</text:p>
          </table:table-cell>
          <table:table-cell office:value-type="float" office:value="127311.335703" calcext:value-type="float">
            <text:p>127311.33570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7152.329163" calcext:value-type="float">
            <text:p>127152.329163</text:p>
          </table:table-cell>
        </table:table-row>
        <table:table-row table:style-name="ro1">
          <table:table-cell office:value-type="float" office:value="1.25163636364" calcext:value-type="float">
            <text:p>1.2516363636</text:p>
          </table:table-cell>
          <table:table-cell office:value-type="float" office:value="126955.267021" calcext:value-type="float">
            <text:p>126955.267021</text:p>
          </table:table-cell>
        </table:table-row>
        <table:table-row table:style-name="ro1">
          <table:table-cell office:value-type="float" office:value="1.25327272727" calcext:value-type="float">
            <text:p>1.2532727273</text:p>
          </table:table-cell>
          <table:table-cell office:value-type="float" office:value="128242.235002" calcext:value-type="float">
            <text:p>128242.235002</text:p>
          </table:table-cell>
        </table:table-row>
        <table:table-row table:style-name="ro1">
          <table:table-cell office:value-type="float" office:value="1.25490909091" calcext:value-type="float">
            <text:p>1.2549090909</text:p>
          </table:table-cell>
          <table:table-cell office:value-type="float" office:value="165454.036516" calcext:value-type="float">
            <text:p>165454.036516</text:p>
          </table:table-cell>
        </table:table-row>
        <table:table-row table:style-name="ro1">
          <table:table-cell office:value-type="float" office:value="1.25654545455" calcext:value-type="float">
            <text:p>1.2565454546</text:p>
          </table:table-cell>
          <table:table-cell office:value-type="float" office:value="195309.41983" calcext:value-type="float">
            <text:p>195309.41983</text:p>
          </table:table-cell>
        </table:table-row>
        <table:table-row table:style-name="ro1">
          <table:table-cell office:value-type="float" office:value="1.25818181818" calcext:value-type="float">
            <text:p>1.2581818182</text:p>
          </table:table-cell>
          <table:table-cell office:value-type="float" office:value="212307.413998" calcext:value-type="float">
            <text:p>212307.413998</text:p>
          </table:table-cell>
        </table:table-row>
        <table:table-row table:style-name="ro1">
          <table:table-cell office:value-type="float" office:value="1.25981818182" calcext:value-type="float">
            <text:p>1.2598181818</text:p>
          </table:table-cell>
          <table:table-cell office:value-type="float" office:value="215487.829902" calcext:value-type="float">
            <text:p>215487.829902</text:p>
          </table:table-cell>
        </table:table-row>
        <table:table-row table:style-name="ro1">
          <table:table-cell office:value-type="float" office:value="1.26145454545" calcext:value-type="float">
            <text:p>1.2614545455</text:p>
          </table:table-cell>
          <table:table-cell office:value-type="float" office:value="210224.970917" calcext:value-type="float">
            <text:p>210224.970917</text:p>
          </table:table-cell>
        </table:table-row>
        <table:table-row table:style-name="ro1">
          <table:table-cell office:value-type="float" office:value="1.26309090909" calcext:value-type="float">
            <text:p>1.2630909091</text:p>
          </table:table-cell>
          <table:table-cell office:value-type="float" office:value="202368.593053" calcext:value-type="float">
            <text:p>202368.593053</text:p>
          </table:table-cell>
        </table:table-row>
        <table:table-row table:style-name="ro1">
          <table:table-cell office:value-type="float" office:value="1.26472727273" calcext:value-type="float">
            <text:p>1.2647272727</text:p>
          </table:table-cell>
          <table:table-cell office:value-type="float" office:value="192649.100271" calcext:value-type="float">
            <text:p>192649.100271</text:p>
          </table:table-cell>
        </table:table-row>
        <table:table-row table:style-name="ro1">
          <table:table-cell office:value-type="float" office:value="1.26636363636" calcext:value-type="float">
            <text:p>1.2663636364</text:p>
          </table:table-cell>
          <table:table-cell office:value-type="float" office:value="185643.150811" calcext:value-type="float">
            <text:p>185643.150811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184001.78054" calcext:value-type="float">
            <text:p>184001.78054</text:p>
          </table:table-cell>
        </table:table-row>
        <table:table-row table:style-name="ro1">
          <table:table-cell office:value-type="float" office:value="1.26963636364" calcext:value-type="float">
            <text:p>1.2696363636</text:p>
          </table:table-cell>
          <table:table-cell office:value-type="float" office:value="186294.902864" calcext:value-type="float">
            <text:p>186294.902864</text:p>
          </table:table-cell>
        </table:table-row>
        <table:table-row table:style-name="ro1">
          <table:table-cell office:value-type="float" office:value="1.27127272727" calcext:value-type="float">
            <text:p>1.2712727273</text:p>
          </table:table-cell>
          <table:table-cell office:value-type="float" office:value="189021.544529" calcext:value-type="float">
            <text:p>189021.544529</text:p>
          </table:table-cell>
        </table:table-row>
        <table:table-row table:style-name="ro1">
          <table:table-cell office:value-type="float" office:value="1.27290909091" calcext:value-type="float">
            <text:p>1.2729090909</text:p>
          </table:table-cell>
          <table:table-cell office:value-type="float" office:value="189429.60347" calcext:value-type="float">
            <text:p>189429.60347</text:p>
          </table:table-cell>
        </table:table-row>
        <table:table-row table:style-name="ro1">
          <table:table-cell office:value-type="float" office:value="1.27454545455" calcext:value-type="float">
            <text:p>1.2745454546</text:p>
          </table:table-cell>
          <table:table-cell office:value-type="float" office:value="186429.620692" calcext:value-type="float">
            <text:p>186429.62069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84490.948252" calcext:value-type="float">
            <text:p>184490.948252</text:p>
          </table:table-cell>
        </table:table-row>
        <table:table-row table:style-name="ro1">
          <table:table-cell office:value-type="float" office:value="1.27663636364" calcext:value-type="float">
            <text:p>1.2766363636</text:p>
          </table:table-cell>
          <table:table-cell office:value-type="float" office:value="176480.437442" calcext:value-type="float">
            <text:p>176480.437442</text:p>
          </table:table-cell>
        </table:table-row>
        <table:table-row table:style-name="ro1">
          <table:table-cell office:value-type="float" office:value="1.27827272727" calcext:value-type="float">
            <text:p>1.2782727273</text:p>
          </table:table-cell>
          <table:table-cell office:value-type="float" office:value="169849.669449" calcext:value-type="float">
            <text:p>169849.669449</text:p>
          </table:table-cell>
        </table:table-row>
        <table:table-row table:style-name="ro1">
          <table:table-cell office:value-type="float" office:value="1.27990909091" calcext:value-type="float">
            <text:p>1.2799090909</text:p>
          </table:table-cell>
          <table:table-cell office:value-type="float" office:value="168870.210075" calcext:value-type="float">
            <text:p>168870.210075</text:p>
          </table:table-cell>
        </table:table-row>
        <table:table-row table:style-name="ro1">
          <table:table-cell office:value-type="float" office:value="1.28154545455" calcext:value-type="float">
            <text:p>1.2815454546</text:p>
          </table:table-cell>
          <table:table-cell office:value-type="float" office:value="173142.441036" calcext:value-type="float">
            <text:p>173142.441036</text:p>
          </table:table-cell>
        </table:table-row>
        <table:table-row table:style-name="ro1">
          <table:table-cell office:value-type="float" office:value="1.28318181818" calcext:value-type="float">
            <text:p>1.2831818182</text:p>
          </table:table-cell>
          <table:table-cell office:value-type="float" office:value="181422.89722" calcext:value-type="float">
            <text:p>181422.89722</text:p>
          </table:table-cell>
        </table:table-row>
        <table:table-row table:style-name="ro1">
          <table:table-cell office:value-type="float" office:value="1.28481818182" calcext:value-type="float">
            <text:p>1.2848181818</text:p>
          </table:table-cell>
          <table:table-cell office:value-type="float" office:value="191658.562144" calcext:value-type="float">
            <text:p>191658.562144</text:p>
          </table:table-cell>
        </table:table-row>
        <table:table-row table:style-name="ro1">
          <table:table-cell office:value-type="float" office:value="1.28645454545" calcext:value-type="float">
            <text:p>1.2864545455</text:p>
          </table:table-cell>
          <table:table-cell office:value-type="float" office:value="200325.020655" calcext:value-type="float">
            <text:p>200325.020655</text:p>
          </table:table-cell>
        </table:table-row>
        <table:table-row table:style-name="ro1">
          <table:table-cell office:value-type="float" office:value="1.28809090909" calcext:value-type="float">
            <text:p>1.2880909091</text:p>
          </table:table-cell>
          <table:table-cell office:value-type="float" office:value="205549.196752" calcext:value-type="float">
            <text:p>205549.196752</text:p>
          </table:table-cell>
        </table:table-row>
        <table:table-row table:style-name="ro1">
          <table:table-cell office:value-type="float" office:value="1.28972727273" calcext:value-type="float">
            <text:p>1.2897272727</text:p>
          </table:table-cell>
          <table:table-cell office:value-type="float" office:value="209350.023863" calcext:value-type="float">
            <text:p>209350.023863</text:p>
          </table:table-cell>
        </table:table-row>
        <table:table-row table:style-name="ro1">
          <table:table-cell office:value-type="float" office:value="1.29136363636" calcext:value-type="float">
            <text:p>1.2913636364</text:p>
          </table:table-cell>
          <table:table-cell office:value-type="float" office:value="213177.373227" calcext:value-type="float">
            <text:p>213177.373227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215717.593389" calcext:value-type="float">
            <text:p>215717.593389</text:p>
          </table:table-cell>
        </table:table-row>
        <table:table-row table:style-name="ro1">
          <table:table-cell office:value-type="float" office:value="1.29463636364" calcext:value-type="float">
            <text:p>1.2946363636</text:p>
          </table:table-cell>
          <table:table-cell office:value-type="float" office:value="212391.995477" calcext:value-type="float">
            <text:p>212391.995477</text:p>
          </table:table-cell>
        </table:table-row>
        <table:table-row table:style-name="ro1">
          <table:table-cell office:value-type="float" office:value="1.29627272727" calcext:value-type="float">
            <text:p>1.2962727273</text:p>
          </table:table-cell>
          <table:table-cell office:value-type="float" office:value="201186.587569" calcext:value-type="float">
            <text:p>201186.587569</text:p>
          </table:table-cell>
        </table:table-row>
        <table:table-row table:style-name="ro1">
          <table:table-cell office:value-type="float" office:value="1.29790909091" calcext:value-type="float">
            <text:p>1.2979090909</text:p>
          </table:table-cell>
          <table:table-cell office:value-type="float" office:value="186473.901837" calcext:value-type="float">
            <text:p>186473.901837</text:p>
          </table:table-cell>
        </table:table-row>
        <table:table-row table:style-name="ro1">
          <table:table-cell office:value-type="float" office:value="1.29954545455" calcext:value-type="float">
            <text:p>1.2995454546</text:p>
          </table:table-cell>
          <table:table-cell office:value-type="float" office:value="176851.091554" calcext:value-type="float">
            <text:p>176851.09155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5407.044169" calcext:value-type="float">
            <text:p>175407.044169</text:p>
          </table:table-cell>
        </table:table-row>
        <table:table-row table:style-name="ro1">
          <table:table-cell office:value-type="float" office:value="1.30163636364" calcext:value-type="float">
            <text:p>1.3016363636</text:p>
          </table:table-cell>
          <table:table-cell office:value-type="float" office:value="176202.353336" calcext:value-type="float">
            <text:p>176202.353336</text:p>
          </table:table-cell>
        </table:table-row>
        <table:table-row table:style-name="ro1">
          <table:table-cell office:value-type="float" office:value="1.30327272727" calcext:value-type="float">
            <text:p>1.3032727273</text:p>
          </table:table-cell>
          <table:table-cell office:value-type="float" office:value="181715.81525" calcext:value-type="float">
            <text:p>181715.81525</text:p>
          </table:table-cell>
        </table:table-row>
        <table:table-row table:style-name="ro1">
          <table:table-cell office:value-type="float" office:value="1.30490909091" calcext:value-type="float">
            <text:p>1.3049090909</text:p>
          </table:table-cell>
          <table:table-cell office:value-type="float" office:value="189205.79031" calcext:value-type="float">
            <text:p>189205.79031</text:p>
          </table:table-cell>
        </table:table-row>
        <table:table-row table:style-name="ro1">
          <table:table-cell office:value-type="float" office:value="1.30654545455" calcext:value-type="float">
            <text:p>1.3065454546</text:p>
          </table:table-cell>
          <table:table-cell office:value-type="float" office:value="190837.751894" calcext:value-type="float">
            <text:p>190837.751894</text:p>
          </table:table-cell>
        </table:table-row>
        <table:table-row table:style-name="ro1">
          <table:table-cell office:value-type="float" office:value="1.30818181818" calcext:value-type="float">
            <text:p>1.3081818182</text:p>
          </table:table-cell>
          <table:table-cell office:value-type="float" office:value="182208.693258" calcext:value-type="float">
            <text:p>182208.693258</text:p>
          </table:table-cell>
        </table:table-row>
        <table:table-row table:style-name="ro1">
          <table:table-cell office:value-type="float" office:value="1.30981818182" calcext:value-type="float">
            <text:p>1.3098181818</text:p>
          </table:table-cell>
          <table:table-cell office:value-type="float" office:value="166454.32589" calcext:value-type="float">
            <text:p>166454.32589</text:p>
          </table:table-cell>
        </table:table-row>
        <table:table-row table:style-name="ro1">
          <table:table-cell office:value-type="float" office:value="1.31145454545" calcext:value-type="float">
            <text:p>1.3114545455</text:p>
          </table:table-cell>
          <table:table-cell office:value-type="float" office:value="149809.640061" calcext:value-type="float">
            <text:p>149809.640061</text:p>
          </table:table-cell>
        </table:table-row>
        <table:table-row table:style-name="ro1">
          <table:table-cell office:value-type="float" office:value="1.31309090909" calcext:value-type="float">
            <text:p>1.3130909091</text:p>
          </table:table-cell>
          <table:table-cell office:value-type="float" office:value="145394.8239" calcext:value-type="float">
            <text:p>145394.8239</text:p>
          </table:table-cell>
        </table:table-row>
        <table:table-row table:style-name="ro1">
          <table:table-cell office:value-type="float" office:value="1.31472727273" calcext:value-type="float">
            <text:p>1.3147272727</text:p>
          </table:table-cell>
          <table:table-cell office:value-type="float" office:value="160743.994762" calcext:value-type="float">
            <text:p>160743.994762</text:p>
          </table:table-cell>
        </table:table-row>
        <table:table-row table:style-name="ro1">
          <table:table-cell office:value-type="float" office:value="1.31636363636" calcext:value-type="float">
            <text:p>1.3163636364</text:p>
          </table:table-cell>
          <table:table-cell office:value-type="float" office:value="185438.219049" calcext:value-type="float">
            <text:p>185438.219049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208077.464538" calcext:value-type="float">
            <text:p>208077.464538</text:p>
          </table:table-cell>
        </table:table-row>
        <table:table-row table:style-name="ro1">
          <table:table-cell office:value-type="float" office:value="1.31963636364" calcext:value-type="float">
            <text:p>1.3196363636</text:p>
          </table:table-cell>
          <table:table-cell office:value-type="float" office:value="221909.066986" calcext:value-type="float">
            <text:p>221909.066986</text:p>
          </table:table-cell>
        </table:table-row>
        <table:table-row table:style-name="ro1">
          <table:table-cell office:value-type="float" office:value="1.32127272727" calcext:value-type="float">
            <text:p>1.3212727273</text:p>
          </table:table-cell>
          <table:table-cell office:value-type="float" office:value="224332.483656" calcext:value-type="float">
            <text:p>224332.483656</text:p>
          </table:table-cell>
        </table:table-row>
        <table:table-row table:style-name="ro1">
          <table:table-cell office:value-type="float" office:value="1.32290909091" calcext:value-type="float">
            <text:p>1.3229090909</text:p>
          </table:table-cell>
          <table:table-cell office:value-type="float" office:value="215298.477852" calcext:value-type="float">
            <text:p>215298.477852</text:p>
          </table:table-cell>
        </table:table-row>
        <table:table-row table:style-name="ro1">
          <table:table-cell office:value-type="float" office:value="1.32454545455" calcext:value-type="float">
            <text:p>1.3245454546</text:p>
          </table:table-cell>
          <table:table-cell office:value-type="float" office:value="198873.836329" calcext:value-type="float">
            <text:p>198873.836329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193194.235926" calcext:value-type="float">
            <text:p>193194.235926</text:p>
          </table:table-cell>
        </table:table-row>
        <table:table-row table:style-name="ro1">
          <table:table-cell office:value-type="float" office:value="1.32663636364" calcext:value-type="float">
            <text:p>1.3266363636</text:p>
          </table:table-cell>
          <table:table-cell office:value-type="float" office:value="171099.149896" calcext:value-type="float">
            <text:p>171099.149896</text:p>
          </table:table-cell>
        </table:table-row>
        <table:table-row table:style-name="ro1">
          <table:table-cell office:value-type="float" office:value="1.32827272727" calcext:value-type="float">
            <text:p>1.3282727273</text:p>
          </table:table-cell>
          <table:table-cell office:value-type="float" office:value="146405.952779" calcext:value-type="float">
            <text:p>146405.952779</text:p>
          </table:table-cell>
        </table:table-row>
        <table:table-row table:style-name="ro1">
          <table:table-cell office:value-type="float" office:value="1.32990909091" calcext:value-type="float">
            <text:p>1.3299090909</text:p>
          </table:table-cell>
          <table:table-cell office:value-type="float" office:value="137804.935769" calcext:value-type="float">
            <text:p>137804.935769</text:p>
          </table:table-cell>
        </table:table-row>
        <table:table-row table:style-name="ro1">
          <table:table-cell office:value-type="float" office:value="1.33154545455" calcext:value-type="float">
            <text:p>1.3315454546</text:p>
          </table:table-cell>
          <table:table-cell office:value-type="float" office:value="155390.436772" calcext:value-type="float">
            <text:p>155390.436772</text:p>
          </table:table-cell>
        </table:table-row>
        <table:table-row table:style-name="ro1">
          <table:table-cell office:value-type="float" office:value="1.33318181818" calcext:value-type="float">
            <text:p>1.3331818182</text:p>
          </table:table-cell>
          <table:table-cell office:value-type="float" office:value="177863.267111" calcext:value-type="float">
            <text:p>177863.267111</text:p>
          </table:table-cell>
        </table:table-row>
        <table:table-row table:style-name="ro1">
          <table:table-cell office:value-type="float" office:value="1.33481818182" calcext:value-type="float">
            <text:p>1.3348181818</text:p>
          </table:table-cell>
          <table:table-cell office:value-type="float" office:value="187726.867292" calcext:value-type="float">
            <text:p>187726.867292</text:p>
          </table:table-cell>
        </table:table-row>
        <table:table-row table:style-name="ro1">
          <table:table-cell office:value-type="float" office:value="1.33645454545" calcext:value-type="float">
            <text:p>1.3364545455</text:p>
          </table:table-cell>
          <table:table-cell office:value-type="float" office:value="183608.177945" calcext:value-type="float">
            <text:p>183608.177945</text:p>
          </table:table-cell>
        </table:table-row>
        <table:table-row table:style-name="ro1">
          <table:table-cell office:value-type="float" office:value="1.33809090909" calcext:value-type="float">
            <text:p>1.3380909091</text:p>
          </table:table-cell>
          <table:table-cell office:value-type="float" office:value="172480.413645" calcext:value-type="float">
            <text:p>172480.413645</text:p>
          </table:table-cell>
        </table:table-row>
        <table:table-row table:style-name="ro1">
          <table:table-cell office:value-type="float" office:value="1.33972727273" calcext:value-type="float">
            <text:p>1.3397272727</text:p>
          </table:table-cell>
          <table:table-cell office:value-type="float" office:value="167374.193952" calcext:value-type="float">
            <text:p>167374.193952</text:p>
          </table:table-cell>
        </table:table-row>
        <table:table-row table:style-name="ro1">
          <table:table-cell office:value-type="float" office:value="1.34136363636" calcext:value-type="float">
            <text:p>1.3413636364</text:p>
          </table:table-cell>
          <table:table-cell office:value-type="float" office:value="171775.748659" calcext:value-type="float">
            <text:p>171775.748659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181387.518264" calcext:value-type="float">
            <text:p>181387.518264</text:p>
          </table:table-cell>
        </table:table-row>
        <table:table-row table:style-name="ro1">
          <table:table-cell office:value-type="float" office:value="1.34463636364" calcext:value-type="float">
            <text:p>1.3446363636</text:p>
          </table:table-cell>
          <table:table-cell office:value-type="float" office:value="187559.23008" calcext:value-type="float">
            <text:p>187559.23008</text:p>
          </table:table-cell>
        </table:table-row>
        <table:table-row table:style-name="ro1">
          <table:table-cell office:value-type="float" office:value="1.34627272727" calcext:value-type="float">
            <text:p>1.3462727273</text:p>
          </table:table-cell>
          <table:table-cell office:value-type="float" office:value="188027.747239" calcext:value-type="float">
            <text:p>188027.747239</text:p>
          </table:table-cell>
        </table:table-row>
        <table:table-row table:style-name="ro1">
          <table:table-cell office:value-type="float" office:value="1.34790909091" calcext:value-type="float">
            <text:p>1.3479090909</text:p>
          </table:table-cell>
          <table:table-cell office:value-type="float" office:value="184613.651213" calcext:value-type="float">
            <text:p>184613.651213</text:p>
          </table:table-cell>
        </table:table-row>
        <table:table-row table:style-name="ro1">
          <table:table-cell office:value-type="float" office:value="1.34954545455" calcext:value-type="float">
            <text:p>1.3495454546</text:p>
          </table:table-cell>
          <table:table-cell office:value-type="float" office:value="179361.287919" calcext:value-type="float">
            <text:p>179361.28791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77741.1566" calcext:value-type="float">
            <text:p>177741.1566</text:p>
          </table:table-cell>
        </table:table-row>
        <table:table-row table:style-name="ro1">
          <table:table-cell office:value-type="float" office:value="1.35163636364" calcext:value-type="float">
            <text:p>1.3516363636</text:p>
          </table:table-cell>
          <table:table-cell office:value-type="float" office:value="175028.466826" calcext:value-type="float">
            <text:p>175028.466826</text:p>
          </table:table-cell>
        </table:table-row>
        <table:table-row table:style-name="ro1">
          <table:table-cell office:value-type="float" office:value="1.35327272727" calcext:value-type="float">
            <text:p>1.3532727273</text:p>
          </table:table-cell>
          <table:table-cell office:value-type="float" office:value="175674.991994" calcext:value-type="float">
            <text:p>175674.991994</text:p>
          </table:table-cell>
        </table:table-row>
        <table:table-row table:style-name="ro1">
          <table:table-cell office:value-type="float" office:value="1.35490909091" calcext:value-type="float">
            <text:p>1.3549090909</text:p>
          </table:table-cell>
          <table:table-cell office:value-type="float" office:value="178667.383561" calcext:value-type="float">
            <text:p>178667.383561</text:p>
          </table:table-cell>
        </table:table-row>
        <table:table-row table:style-name="ro1">
          <table:table-cell office:value-type="float" office:value="1.35654545455" calcext:value-type="float">
            <text:p>1.3565454546</text:p>
          </table:table-cell>
          <table:table-cell office:value-type="float" office:value="183024.860285" calcext:value-type="float">
            <text:p>183024.860285</text:p>
          </table:table-cell>
        </table:table-row>
        <table:table-row table:style-name="ro1">
          <table:table-cell office:value-type="float" office:value="1.35818181818" calcext:value-type="float">
            <text:p>1.3581818182</text:p>
          </table:table-cell>
          <table:table-cell office:value-type="float" office:value="187542.425329" calcext:value-type="float">
            <text:p>187542.425329</text:p>
          </table:table-cell>
        </table:table-row>
        <table:table-row table:style-name="ro1">
          <table:table-cell office:value-type="float" office:value="1.35981818182" calcext:value-type="float">
            <text:p>1.3598181818</text:p>
          </table:table-cell>
          <table:table-cell office:value-type="float" office:value="189849.741171" calcext:value-type="float">
            <text:p>189849.741171</text:p>
          </table:table-cell>
        </table:table-row>
        <table:table-row table:style-name="ro1">
          <table:table-cell office:value-type="float" office:value="1.36145454545" calcext:value-type="float">
            <text:p>1.3614545455</text:p>
          </table:table-cell>
          <table:table-cell office:value-type="float" office:value="187574.506789" calcext:value-type="float">
            <text:p>187574.506789</text:p>
          </table:table-cell>
        </table:table-row>
        <table:table-row table:style-name="ro1">
          <table:table-cell office:value-type="float" office:value="1.36309090909" calcext:value-type="float">
            <text:p>1.3630909091</text:p>
          </table:table-cell>
          <table:table-cell office:value-type="float" office:value="183181.149551" calcext:value-type="float">
            <text:p>183181.149551</text:p>
          </table:table-cell>
        </table:table-row>
        <table:table-row table:style-name="ro1">
          <table:table-cell office:value-type="float" office:value="1.36472727273" calcext:value-type="float">
            <text:p>1.3647272727</text:p>
          </table:table-cell>
          <table:table-cell office:value-type="float" office:value="180612.699665" calcext:value-type="float">
            <text:p>180612.699665</text:p>
          </table:table-cell>
        </table:table-row>
        <table:table-row table:style-name="ro1">
          <table:table-cell office:value-type="float" office:value="1.36636363636" calcext:value-type="float">
            <text:p>1.3663636364</text:p>
          </table:table-cell>
          <table:table-cell office:value-type="float" office:value="180637.342219" calcext:value-type="float">
            <text:p>180637.342219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83683.116432" calcext:value-type="float">
            <text:p>183683.116432</text:p>
          </table:table-cell>
        </table:table-row>
        <table:table-row table:style-name="ro1">
          <table:table-cell office:value-type="float" office:value="1.36963636364" calcext:value-type="float">
            <text:p>1.3696363636</text:p>
          </table:table-cell>
          <table:table-cell office:value-type="float" office:value="186675.522286" calcext:value-type="float">
            <text:p>186675.522286</text:p>
          </table:table-cell>
        </table:table-row>
        <table:table-row table:style-name="ro1">
          <table:table-cell office:value-type="float" office:value="1.37127272727" calcext:value-type="float">
            <text:p>1.3712727273</text:p>
          </table:table-cell>
          <table:table-cell office:value-type="float" office:value="186149.093755" calcext:value-type="float">
            <text:p>186149.093755</text:p>
          </table:table-cell>
        </table:table-row>
        <table:table-row table:style-name="ro1">
          <table:table-cell office:value-type="float" office:value="1.37290909091" calcext:value-type="float">
            <text:p>1.3729090909</text:p>
          </table:table-cell>
          <table:table-cell office:value-type="float" office:value="182282.309067" calcext:value-type="float">
            <text:p>182282.309067</text:p>
          </table:table-cell>
        </table:table-row>
        <table:table-row table:style-name="ro1">
          <table:table-cell office:value-type="float" office:value="1.37454545455" calcext:value-type="float">
            <text:p>1.3745454546</text:p>
          </table:table-cell>
          <table:table-cell office:value-type="float" office:value="177579.249037" calcext:value-type="float">
            <text:p>177579.249037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76149.318323" calcext:value-type="float">
            <text:p>176149.318323</text:p>
          </table:table-cell>
        </table:table-row>
        <table:table-row table:style-name="ro1">
          <table:table-cell office:value-type="float" office:value="1.37663636364" calcext:value-type="float">
            <text:p>1.3766363636</text:p>
          </table:table-cell>
          <table:table-cell office:value-type="float" office:value="173041.070367" calcext:value-type="float">
            <text:p>173041.070367</text:p>
          </table:table-cell>
        </table:table-row>
        <table:table-row table:style-name="ro1">
          <table:table-cell office:value-type="float" office:value="1.37827272727" calcext:value-type="float">
            <text:p>1.3782727273</text:p>
          </table:table-cell>
          <table:table-cell office:value-type="float" office:value="171297.304276" calcext:value-type="float">
            <text:p>171297.304276</text:p>
          </table:table-cell>
        </table:table-row>
        <table:table-row table:style-name="ro1">
          <table:table-cell office:value-type="float" office:value="1.37990909091" calcext:value-type="float">
            <text:p>1.3799090909</text:p>
          </table:table-cell>
          <table:table-cell office:value-type="float" office:value="170822.090978" calcext:value-type="float">
            <text:p>170822.090978</text:p>
          </table:table-cell>
        </table:table-row>
        <table:table-row table:style-name="ro1">
          <table:table-cell office:value-type="float" office:value="1.38154545455" calcext:value-type="float">
            <text:p>1.3815454546</text:p>
          </table:table-cell>
          <table:table-cell office:value-type="float" office:value="171779.803605" calcext:value-type="float">
            <text:p>171779.803605</text:p>
          </table:table-cell>
        </table:table-row>
        <table:table-row table:style-name="ro1">
          <table:table-cell office:value-type="float" office:value="1.38318181818" calcext:value-type="float">
            <text:p>1.3831818182</text:p>
          </table:table-cell>
          <table:table-cell office:value-type="float" office:value="173575.489256" calcext:value-type="float">
            <text:p>173575.489256</text:p>
          </table:table-cell>
        </table:table-row>
        <table:table-row table:style-name="ro1">
          <table:table-cell office:value-type="float" office:value="1.38481818182" calcext:value-type="float">
            <text:p>1.3848181818</text:p>
          </table:table-cell>
          <table:table-cell office:value-type="float" office:value="175269.862759" calcext:value-type="float">
            <text:p>175269.862759</text:p>
          </table:table-cell>
        </table:table-row>
        <table:table-row table:style-name="ro1">
          <table:table-cell office:value-type="float" office:value="1.38645454545" calcext:value-type="float">
            <text:p>1.3864545455</text:p>
          </table:table-cell>
          <table:table-cell office:value-type="float" office:value="176004.831907" calcext:value-type="float">
            <text:p>176004.831907</text:p>
          </table:table-cell>
        </table:table-row>
        <table:table-row table:style-name="ro1">
          <table:table-cell office:value-type="float" office:value="1.38809090909" calcext:value-type="float">
            <text:p>1.3880909091</text:p>
          </table:table-cell>
          <table:table-cell office:value-type="float" office:value="175698.846269" calcext:value-type="float">
            <text:p>175698.846269</text:p>
          </table:table-cell>
        </table:table-row>
        <table:table-row table:style-name="ro1">
          <table:table-cell office:value-type="float" office:value="1.38972727273" calcext:value-type="float">
            <text:p>1.3897272727</text:p>
          </table:table-cell>
          <table:table-cell office:value-type="float" office:value="174723.225137" calcext:value-type="float">
            <text:p>174723.225137</text:p>
          </table:table-cell>
        </table:table-row>
        <table:table-row table:style-name="ro1">
          <table:table-cell office:value-type="float" office:value="1.39136363636" calcext:value-type="float">
            <text:p>1.3913636364</text:p>
          </table:table-cell>
          <table:table-cell office:value-type="float" office:value="174302.734639" calcext:value-type="float">
            <text:p>174302.734639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174558.237934" calcext:value-type="float">
            <text:p>174558.237934</text:p>
          </table:table-cell>
        </table:table-row>
        <table:table-row table:style-name="ro1">
          <table:table-cell office:value-type="float" office:value="1.39463636364" calcext:value-type="float">
            <text:p>1.3946363636</text:p>
          </table:table-cell>
          <table:table-cell office:value-type="float" office:value="174663.984827" calcext:value-type="float">
            <text:p>174663.984827</text:p>
          </table:table-cell>
        </table:table-row>
        <table:table-row table:style-name="ro1">
          <table:table-cell office:value-type="float" office:value="1.39627272727" calcext:value-type="float">
            <text:p>1.3962727273</text:p>
          </table:table-cell>
          <table:table-cell office:value-type="float" office:value="174444.207621" calcext:value-type="float">
            <text:p>174444.207621</text:p>
          </table:table-cell>
        </table:table-row>
        <table:table-row table:style-name="ro1">
          <table:table-cell office:value-type="float" office:value="1.39790909091" calcext:value-type="float">
            <text:p>1.3979090909</text:p>
          </table:table-cell>
          <table:table-cell office:value-type="float" office:value="173378.306821" calcext:value-type="float">
            <text:p>173378.306821</text:p>
          </table:table-cell>
        </table:table-row>
        <table:table-row table:style-name="ro1">
          <table:table-cell office:value-type="float" office:value="1.39954545455" calcext:value-type="float">
            <text:p>1.3995454546</text:p>
          </table:table-cell>
          <table:table-cell office:value-type="float" office:value="170187.076786" calcext:value-type="float">
            <text:p>170187.07678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8728.344869" calcext:value-type="float">
            <text:p>168728.344869</text:p>
          </table:table-cell>
        </table:table-row>
        <table:table-row table:style-name="ro1">
          <table:table-cell office:value-type="float" office:value="1.40163636364" calcext:value-type="float">
            <text:p>1.4016363636</text:p>
          </table:table-cell>
          <table:table-cell office:value-type="float" office:value="165203.717047" calcext:value-type="float">
            <text:p>165203.717047</text:p>
          </table:table-cell>
        </table:table-row>
        <table:table-row table:style-name="ro1">
          <table:table-cell office:value-type="float" office:value="1.40327272727" calcext:value-type="float">
            <text:p>1.4032727273</text:p>
          </table:table-cell>
          <table:table-cell office:value-type="float" office:value="163849.024682" calcext:value-type="float">
            <text:p>163849.024682</text:p>
          </table:table-cell>
        </table:table-row>
        <table:table-row table:style-name="ro1">
          <table:table-cell office:value-type="float" office:value="1.40490909091" calcext:value-type="float">
            <text:p>1.4049090909</text:p>
          </table:table-cell>
          <table:table-cell office:value-type="float" office:value="165610.944363" calcext:value-type="float">
            <text:p>165610.944363</text:p>
          </table:table-cell>
        </table:table-row>
        <table:table-row table:style-name="ro1">
          <table:table-cell office:value-type="float" office:value="1.40654545455" calcext:value-type="float">
            <text:p>1.4065454546</text:p>
          </table:table-cell>
          <table:table-cell office:value-type="float" office:value="170001.835261" calcext:value-type="float">
            <text:p>170001.835261</text:p>
          </table:table-cell>
        </table:table-row>
        <table:table-row table:style-name="ro1">
          <table:table-cell office:value-type="float" office:value="1.40818181818" calcext:value-type="float">
            <text:p>1.4081818182</text:p>
          </table:table-cell>
          <table:table-cell office:value-type="float" office:value="174384.356755" calcext:value-type="float">
            <text:p>174384.356755</text:p>
          </table:table-cell>
        </table:table-row>
        <table:table-row table:style-name="ro1">
          <table:table-cell office:value-type="float" office:value="1.40981818182" calcext:value-type="float">
            <text:p>1.4098181818</text:p>
          </table:table-cell>
          <table:table-cell office:value-type="float" office:value="176620.730762" calcext:value-type="float">
            <text:p>176620.730762</text:p>
          </table:table-cell>
        </table:table-row>
        <table:table-row table:style-name="ro1">
          <table:table-cell office:value-type="float" office:value="1.41145454545" calcext:value-type="float">
            <text:p>1.4114545455</text:p>
          </table:table-cell>
          <table:table-cell office:value-type="float" office:value="176886.912552" calcext:value-type="float">
            <text:p>176886.912552</text:p>
          </table:table-cell>
        </table:table-row>
        <table:table-row table:style-name="ro1">
          <table:table-cell office:value-type="float" office:value="1.41309090909" calcext:value-type="float">
            <text:p>1.4130909091</text:p>
          </table:table-cell>
          <table:table-cell office:value-type="float" office:value="176329.633375" calcext:value-type="float">
            <text:p>176329.633375</text:p>
          </table:table-cell>
        </table:table-row>
        <table:table-row table:style-name="ro1">
          <table:table-cell office:value-type="float" office:value="1.41472727273" calcext:value-type="float">
            <text:p>1.4147272727</text:p>
          </table:table-cell>
          <table:table-cell office:value-type="float" office:value="176339.005307" calcext:value-type="float">
            <text:p>176339.005307</text:p>
          </table:table-cell>
        </table:table-row>
        <table:table-row table:style-name="ro1">
          <table:table-cell office:value-type="float" office:value="1.41636363636" calcext:value-type="float">
            <text:p>1.4163636364</text:p>
          </table:table-cell>
          <table:table-cell office:value-type="float" office:value="177101.988771" calcext:value-type="float">
            <text:p>177101.988771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178497.438636" calcext:value-type="float">
            <text:p>178497.438636</text:p>
          </table:table-cell>
        </table:table-row>
        <table:table-row table:style-name="ro1">
          <table:table-cell office:value-type="float" office:value="1.41963636364" calcext:value-type="float">
            <text:p>1.4196363636</text:p>
          </table:table-cell>
          <table:table-cell office:value-type="float" office:value="179547.120045" calcext:value-type="float">
            <text:p>179547.120045</text:p>
          </table:table-cell>
        </table:table-row>
        <table:table-row table:style-name="ro1">
          <table:table-cell office:value-type="float" office:value="1.42127272727" calcext:value-type="float">
            <text:p>1.4212727273</text:p>
          </table:table-cell>
          <table:table-cell office:value-type="float" office:value="178662.123811" calcext:value-type="float">
            <text:p>178662.123811</text:p>
          </table:table-cell>
        </table:table-row>
        <table:table-row table:style-name="ro1">
          <table:table-cell office:value-type="float" office:value="1.42290909091" calcext:value-type="float">
            <text:p>1.4229090909</text:p>
          </table:table-cell>
          <table:table-cell office:value-type="float" office:value="175472.527116" calcext:value-type="float">
            <text:p>175472.527116</text:p>
          </table:table-cell>
        </table:table-row>
        <table:table-row table:style-name="ro1">
          <table:table-cell office:value-type="float" office:value="1.42454545455" calcext:value-type="float">
            <text:p>1.4245454546</text:p>
          </table:table-cell>
          <table:table-cell office:value-type="float" office:value="171791.232946" calcext:value-type="float">
            <text:p>171791.232946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70815.386364" calcext:value-type="float">
            <text:p>170815.386364</text:p>
          </table:table-cell>
        </table:table-row>
        <table:table-row table:style-name="ro1">
          <table:table-cell office:value-type="float" office:value="1.42663636364" calcext:value-type="float">
            <text:p>1.4266363636</text:p>
          </table:table-cell>
          <table:table-cell office:value-type="float" office:value="169529.824922" calcext:value-type="float">
            <text:p>169529.824922</text:p>
          </table:table-cell>
        </table:table-row>
        <table:table-row table:style-name="ro1">
          <table:table-cell office:value-type="float" office:value="1.42827272727" calcext:value-type="float">
            <text:p>1.4282727273</text:p>
          </table:table-cell>
          <table:table-cell office:value-type="float" office:value="171815.344846" calcext:value-type="float">
            <text:p>171815.344846</text:p>
          </table:table-cell>
        </table:table-row>
        <table:table-row table:style-name="ro1">
          <table:table-cell office:value-type="float" office:value="1.42990909091" calcext:value-type="float">
            <text:p>1.4299090909</text:p>
          </table:table-cell>
          <table:table-cell office:value-type="float" office:value="175683.309769" calcext:value-type="float">
            <text:p>175683.309769</text:p>
          </table:table-cell>
        </table:table-row>
        <table:table-row table:style-name="ro1">
          <table:table-cell office:value-type="float" office:value="1.43154545455" calcext:value-type="float">
            <text:p>1.4315454546</text:p>
          </table:table-cell>
          <table:table-cell office:value-type="float" office:value="177503.485264" calcext:value-type="float">
            <text:p>177503.485264</text:p>
          </table:table-cell>
        </table:table-row>
        <table:table-row table:style-name="ro1">
          <table:table-cell office:value-type="float" office:value="1.43318181818" calcext:value-type="float">
            <text:p>1.4331818182</text:p>
          </table:table-cell>
          <table:table-cell office:value-type="float" office:value="176221.399704" calcext:value-type="float">
            <text:p>176221.399704</text:p>
          </table:table-cell>
        </table:table-row>
        <table:table-row table:style-name="ro1">
          <table:table-cell office:value-type="float" office:value="1.43481818182" calcext:value-type="float">
            <text:p>1.4348181818</text:p>
          </table:table-cell>
          <table:table-cell office:value-type="float" office:value="174007.43072" calcext:value-type="float">
            <text:p>174007.43072</text:p>
          </table:table-cell>
        </table:table-row>
        <table:table-row table:style-name="ro1">
          <table:table-cell office:value-type="float" office:value="1.43645454545" calcext:value-type="float">
            <text:p>1.4364545455</text:p>
          </table:table-cell>
          <table:table-cell office:value-type="float" office:value="172438.096012" calcext:value-type="float">
            <text:p>172438.096012</text:p>
          </table:table-cell>
        </table:table-row>
        <table:table-row table:style-name="ro1">
          <table:table-cell office:value-type="float" office:value="1.43809090909" calcext:value-type="float">
            <text:p>1.4380909091</text:p>
          </table:table-cell>
          <table:table-cell office:value-type="float" office:value="172139.013256" calcext:value-type="float">
            <text:p>172139.013256</text:p>
          </table:table-cell>
        </table:table-row>
        <table:table-row table:style-name="ro1">
          <table:table-cell office:value-type="float" office:value="1.43972727273" calcext:value-type="float">
            <text:p>1.4397272727</text:p>
          </table:table-cell>
          <table:table-cell office:value-type="float" office:value="172290.150518" calcext:value-type="float">
            <text:p>172290.150518</text:p>
          </table:table-cell>
        </table:table-row>
        <table:table-row table:style-name="ro1">
          <table:table-cell office:value-type="float" office:value="1.44136363636" calcext:value-type="float">
            <text:p>1.4413636364</text:p>
          </table:table-cell>
          <table:table-cell office:value-type="float" office:value="172361.034144" calcext:value-type="float">
            <text:p>172361.034144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175540.965025" calcext:value-type="float">
            <text:p>175540.965025</text:p>
          </table:table-cell>
        </table:table-row>
        <table:table-row table:style-name="ro1">
          <table:table-cell office:value-type="float" office:value="1.44463636364" calcext:value-type="float">
            <text:p>1.4446363636</text:p>
          </table:table-cell>
          <table:table-cell office:value-type="float" office:value="180914.107767" calcext:value-type="float">
            <text:p>180914.107767</text:p>
          </table:table-cell>
        </table:table-row>
        <table:table-row table:style-name="ro1">
          <table:table-cell office:value-type="float" office:value="1.44627272727" calcext:value-type="float">
            <text:p>1.4462727273</text:p>
          </table:table-cell>
          <table:table-cell office:value-type="float" office:value="188285.362271" calcext:value-type="float">
            <text:p>188285.362271</text:p>
          </table:table-cell>
        </table:table-row>
        <table:table-row table:style-name="ro1">
          <table:table-cell office:value-type="float" office:value="1.44790909091" calcext:value-type="float">
            <text:p>1.4479090909</text:p>
          </table:table-cell>
          <table:table-cell office:value-type="float" office:value="196532.33584" calcext:value-type="float">
            <text:p>196532.33584</text:p>
          </table:table-cell>
        </table:table-row>
        <table:table-row table:style-name="ro1">
          <table:table-cell office:value-type="float" office:value="1.44954545455" calcext:value-type="float">
            <text:p>1.4495454546</text:p>
          </table:table-cell>
          <table:table-cell office:value-type="float" office:value="202328.092667" calcext:value-type="float">
            <text:p>202328.09266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02539.275192" calcext:value-type="float">
            <text:p>202539.275192</text:p>
          </table:table-cell>
        </table:table-row>
        <table:table-row table:style-name="ro1">
          <table:table-cell office:value-type="float" office:value="1.45163636364" calcext:value-type="float">
            <text:p>1.4516363636</text:p>
          </table:table-cell>
          <table:table-cell office:value-type="float" office:value="205903.633535" calcext:value-type="float">
            <text:p>205903.633535</text:p>
          </table:table-cell>
        </table:table-row>
        <table:table-row table:style-name="ro1">
          <table:table-cell office:value-type="float" office:value="1.45327272727" calcext:value-type="float">
            <text:p>1.4532727273</text:p>
          </table:table-cell>
          <table:table-cell office:value-type="float" office:value="206730.024727" calcext:value-type="float">
            <text:p>206730.024727</text:p>
          </table:table-cell>
        </table:table-row>
        <table:table-row table:style-name="ro1">
          <table:table-cell office:value-type="float" office:value="1.45490909091" calcext:value-type="float">
            <text:p>1.4549090909</text:p>
          </table:table-cell>
          <table:table-cell office:value-type="float" office:value="205569.479257" calcext:value-type="float">
            <text:p>205569.479257</text:p>
          </table:table-cell>
        </table:table-row>
        <table:table-row table:style-name="ro1">
          <table:table-cell office:value-type="float" office:value="1.45654545455" calcext:value-type="float">
            <text:p>1.4565454546</text:p>
          </table:table-cell>
          <table:table-cell office:value-type="float" office:value="204739.829293" calcext:value-type="float">
            <text:p>204739.829293</text:p>
          </table:table-cell>
        </table:table-row>
        <table:table-row table:style-name="ro1">
          <table:table-cell office:value-type="float" office:value="1.45818181818" calcext:value-type="float">
            <text:p>1.4581818182</text:p>
          </table:table-cell>
          <table:table-cell office:value-type="float" office:value="203742.758595" calcext:value-type="float">
            <text:p>203742.758595</text:p>
          </table:table-cell>
        </table:table-row>
        <table:table-row table:style-name="ro1">
          <table:table-cell office:value-type="float" office:value="1.45981818182" calcext:value-type="float">
            <text:p>1.4598181818</text:p>
          </table:table-cell>
          <table:table-cell office:value-type="float" office:value="201792.254988" calcext:value-type="float">
            <text:p>201792.254988</text:p>
          </table:table-cell>
        </table:table-row>
        <table:table-row table:style-name="ro1">
          <table:table-cell office:value-type="float" office:value="1.46145454545" calcext:value-type="float">
            <text:p>1.4614545455</text:p>
          </table:table-cell>
          <table:table-cell office:value-type="float" office:value="199097.619325" calcext:value-type="float">
            <text:p>199097.619325</text:p>
          </table:table-cell>
        </table:table-row>
        <table:table-row table:style-name="ro1">
          <table:table-cell office:value-type="float" office:value="1.46309090909" calcext:value-type="float">
            <text:p>1.4630909091</text:p>
          </table:table-cell>
          <table:table-cell office:value-type="float" office:value="196370.600833" calcext:value-type="float">
            <text:p>196370.600833</text:p>
          </table:table-cell>
        </table:table-row>
        <table:table-row table:style-name="ro1">
          <table:table-cell office:value-type="float" office:value="1.46472727273" calcext:value-type="float">
            <text:p>1.4647272727</text:p>
          </table:table-cell>
          <table:table-cell office:value-type="float" office:value="194313.270818" calcext:value-type="float">
            <text:p>194313.270818</text:p>
          </table:table-cell>
        </table:table-row>
        <table:table-row table:style-name="ro1">
          <table:table-cell office:value-type="float" office:value="1.46636363636" calcext:value-type="float">
            <text:p>1.4663636364</text:p>
          </table:table-cell>
          <table:table-cell office:value-type="float" office:value="192974.699372" calcext:value-type="float">
            <text:p>192974.699372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192076.217317" calcext:value-type="float">
            <text:p>192076.217317</text:p>
          </table:table-cell>
        </table:table-row>
        <table:table-row table:style-name="ro1">
          <table:table-cell office:value-type="float" office:value="1.46963636364" calcext:value-type="float">
            <text:p>1.4696363636</text:p>
          </table:table-cell>
          <table:table-cell office:value-type="float" office:value="191020.954652" calcext:value-type="float">
            <text:p>191020.954652</text:p>
          </table:table-cell>
        </table:table-row>
        <table:table-row table:style-name="ro1">
          <table:table-cell office:value-type="float" office:value="1.47127272727" calcext:value-type="float">
            <text:p>1.4712727273</text:p>
          </table:table-cell>
          <table:table-cell office:value-type="float" office:value="189418.05535" calcext:value-type="float">
            <text:p>189418.05535</text:p>
          </table:table-cell>
        </table:table-row>
        <table:table-row table:style-name="ro1">
          <table:table-cell office:value-type="float" office:value="1.47290909091" calcext:value-type="float">
            <text:p>1.4729090909</text:p>
          </table:table-cell>
          <table:table-cell office:value-type="float" office:value="186750.698257" calcext:value-type="float">
            <text:p>186750.698257</text:p>
          </table:table-cell>
        </table:table-row>
        <table:table-row table:style-name="ro1">
          <table:table-cell office:value-type="float" office:value="1.47454545455" calcext:value-type="float">
            <text:p>1.4745454546</text:p>
          </table:table-cell>
          <table:table-cell office:value-type="float" office:value="182858.50801" calcext:value-type="float">
            <text:p>182858.50801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81064.871489" calcext:value-type="float">
            <text:p>181064.871489</text:p>
          </table:table-cell>
        </table:table-row>
        <table:table-row table:style-name="ro1">
          <table:table-cell office:value-type="float" office:value="1.47663636364" calcext:value-type="float">
            <text:p>1.4766363636</text:p>
          </table:table-cell>
          <table:table-cell office:value-type="float" office:value="176657.125496" calcext:value-type="float">
            <text:p>176657.125496</text:p>
          </table:table-cell>
        </table:table-row>
        <table:table-row table:style-name="ro1">
          <table:table-cell office:value-type="float" office:value="1.47827272727" calcext:value-type="float">
            <text:p>1.4782727273</text:p>
          </table:table-cell>
          <table:table-cell office:value-type="float" office:value="173774.236593" calcext:value-type="float">
            <text:p>173774.236593</text:p>
          </table:table-cell>
        </table:table-row>
        <table:table-row table:style-name="ro1">
          <table:table-cell office:value-type="float" office:value="1.47990909091" calcext:value-type="float">
            <text:p>1.4799090909</text:p>
          </table:table-cell>
          <table:table-cell office:value-type="float" office:value="174157.068393" calcext:value-type="float">
            <text:p>174157.068393</text:p>
          </table:table-cell>
        </table:table-row>
        <table:table-row table:style-name="ro1">
          <table:table-cell office:value-type="float" office:value="1.48154545455" calcext:value-type="float">
            <text:p>1.4815454546</text:p>
          </table:table-cell>
          <table:table-cell office:value-type="float" office:value="176936.995296" calcext:value-type="float">
            <text:p>176936.995296</text:p>
          </table:table-cell>
        </table:table-row>
        <table:table-row table:style-name="ro1">
          <table:table-cell office:value-type="float" office:value="1.48318181818" calcext:value-type="float">
            <text:p>1.4831818182</text:p>
          </table:table-cell>
          <table:table-cell office:value-type="float" office:value="179484.006616" calcext:value-type="float">
            <text:p>179484.006616</text:p>
          </table:table-cell>
        </table:table-row>
        <table:table-row table:style-name="ro1">
          <table:table-cell office:value-type="float" office:value="1.48481818182" calcext:value-type="float">
            <text:p>1.4848181818</text:p>
          </table:table-cell>
          <table:table-cell office:value-type="float" office:value="180392.296292" calcext:value-type="float">
            <text:p>180392.296292</text:p>
          </table:table-cell>
        </table:table-row>
        <table:table-row table:style-name="ro1">
          <table:table-cell office:value-type="float" office:value="1.48645454545" calcext:value-type="float">
            <text:p>1.4864545455</text:p>
          </table:table-cell>
          <table:table-cell office:value-type="float" office:value="180101.801819" calcext:value-type="float">
            <text:p>180101.801819</text:p>
          </table:table-cell>
        </table:table-row>
        <table:table-row table:style-name="ro1">
          <table:table-cell office:value-type="float" office:value="1.48809090909" calcext:value-type="float">
            <text:p>1.4880909091</text:p>
          </table:table-cell>
          <table:table-cell office:value-type="float" office:value="178649.143366" calcext:value-type="float">
            <text:p>178649.143366</text:p>
          </table:table-cell>
        </table:table-row>
        <table:table-row table:style-name="ro1">
          <table:table-cell office:value-type="float" office:value="1.48972727273" calcext:value-type="float">
            <text:p>1.4897272727</text:p>
          </table:table-cell>
          <table:table-cell office:value-type="float" office:value="176647.797078" calcext:value-type="float">
            <text:p>176647.797078</text:p>
          </table:table-cell>
        </table:table-row>
        <table:table-row table:style-name="ro1">
          <table:table-cell office:value-type="float" office:value="1.49136363636" calcext:value-type="float">
            <text:p>1.4913636364</text:p>
          </table:table-cell>
          <table:table-cell office:value-type="float" office:value="174468.654623" calcext:value-type="float">
            <text:p>174468.654623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72762.537324" calcext:value-type="float">
            <text:p>172762.537324</text:p>
          </table:table-cell>
        </table:table-row>
        <table:table-row table:style-name="ro1">
          <table:table-cell office:value-type="float" office:value="1.49463636364" calcext:value-type="float">
            <text:p>1.4946363636</text:p>
          </table:table-cell>
          <table:table-cell office:value-type="float" office:value="171577.495059" calcext:value-type="float">
            <text:p>171577.495059</text:p>
          </table:table-cell>
        </table:table-row>
        <table:table-row table:style-name="ro1">
          <table:table-cell office:value-type="float" office:value="1.49627272727" calcext:value-type="float">
            <text:p>1.4962727273</text:p>
          </table:table-cell>
          <table:table-cell office:value-type="float" office:value="170879.104566" calcext:value-type="float">
            <text:p>170879.104566</text:p>
          </table:table-cell>
        </table:table-row>
        <table:table-row table:style-name="ro1">
          <table:table-cell office:value-type="float" office:value="1.49790909091" calcext:value-type="float">
            <text:p>1.4979090909</text:p>
          </table:table-cell>
          <table:table-cell office:value-type="float" office:value="170088.529985" calcext:value-type="float">
            <text:p>170088.529985</text:p>
          </table:table-cell>
        </table:table-row>
        <table:table-row table:style-name="ro1">
          <table:table-cell office:value-type="float" office:value="1.49954545455" calcext:value-type="float">
            <text:p>1.4995454546</text:p>
          </table:table-cell>
          <table:table-cell office:value-type="float" office:value="169153.158813" calcext:value-type="float">
            <text:p>169153.1588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8448.180682" calcext:value-type="float">
            <text:p>168448.180682</text:p>
          </table:table-cell>
        </table:table-row>
        <table:table-row table:style-name="ro1">
          <table:table-cell office:value-type="float" office:value="1.50163636364" calcext:value-type="float">
            <text:p>1.5016363636</text:p>
          </table:table-cell>
          <table:table-cell office:value-type="float" office:value="179180.521749" calcext:value-type="float">
            <text:p>179180.521749</text:p>
          </table:table-cell>
        </table:table-row>
        <table:table-row table:style-name="ro1">
          <table:table-cell office:value-type="float" office:value="1.50327272727" calcext:value-type="float">
            <text:p>1.5032727273</text:p>
          </table:table-cell>
          <table:table-cell office:value-type="float" office:value="242340.938356" calcext:value-type="float">
            <text:p>242340.938356</text:p>
          </table:table-cell>
        </table:table-row>
        <table:table-row table:style-name="ro1">
          <table:table-cell office:value-type="float" office:value="1.50490909091" calcext:value-type="float">
            <text:p>1.5049090909</text:p>
          </table:table-cell>
          <table:table-cell office:value-type="float" office:value="279706.431009" calcext:value-type="float">
            <text:p>279706.431009</text:p>
          </table:table-cell>
        </table:table-row>
        <table:table-row table:style-name="ro1">
          <table:table-cell office:value-type="float" office:value="1.50654545455" calcext:value-type="float">
            <text:p>1.5065454546</text:p>
          </table:table-cell>
          <table:table-cell office:value-type="float" office:value="281412.735191" calcext:value-type="float">
            <text:p>281412.735191</text:p>
          </table:table-cell>
        </table:table-row>
        <table:table-row table:style-name="ro1">
          <table:table-cell office:value-type="float" office:value="1.50818181818" calcext:value-type="float">
            <text:p>1.5081818182</text:p>
          </table:table-cell>
          <table:table-cell office:value-type="float" office:value="266665.138336" calcext:value-type="float">
            <text:p>266665.138336</text:p>
          </table:table-cell>
        </table:table-row>
        <table:table-row table:style-name="ro1">
          <table:table-cell office:value-type="float" office:value="1.50981818182" calcext:value-type="float">
            <text:p>1.5098181818</text:p>
          </table:table-cell>
          <table:table-cell office:value-type="float" office:value="260823.4838" calcext:value-type="float">
            <text:p>260823.4838</text:p>
          </table:table-cell>
        </table:table-row>
        <table:table-row table:style-name="ro1">
          <table:table-cell office:value-type="float" office:value="1.51145454545" calcext:value-type="float">
            <text:p>1.5114545455</text:p>
          </table:table-cell>
          <table:table-cell office:value-type="float" office:value="260103.91318" calcext:value-type="float">
            <text:p>260103.91318</text:p>
          </table:table-cell>
        </table:table-row>
        <table:table-row table:style-name="ro1">
          <table:table-cell office:value-type="float" office:value="1.51309090909" calcext:value-type="float">
            <text:p>1.5130909091</text:p>
          </table:table-cell>
          <table:table-cell office:value-type="float" office:value="255244.300171" calcext:value-type="float">
            <text:p>255244.300171</text:p>
          </table:table-cell>
        </table:table-row>
        <table:table-row table:style-name="ro1">
          <table:table-cell office:value-type="float" office:value="1.51472727273" calcext:value-type="float">
            <text:p>1.5147272727</text:p>
          </table:table-cell>
          <table:table-cell office:value-type="float" office:value="244807.837997" calcext:value-type="float">
            <text:p>244807.837997</text:p>
          </table:table-cell>
        </table:table-row>
        <table:table-row table:style-name="ro1">
          <table:table-cell office:value-type="float" office:value="1.51636363636" calcext:value-type="float">
            <text:p>1.5163636364</text:p>
          </table:table-cell>
          <table:table-cell office:value-type="float" office:value="234932.130846" calcext:value-type="float">
            <text:p>234932.130846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235466.261016" calcext:value-type="float">
            <text:p>235466.261016</text:p>
          </table:table-cell>
        </table:table-row>
        <table:table-row table:style-name="ro1">
          <table:table-cell office:value-type="float" office:value="1.51963636364" calcext:value-type="float">
            <text:p>1.5196363636</text:p>
          </table:table-cell>
          <table:table-cell office:value-type="float" office:value="254847.945787" calcext:value-type="float">
            <text:p>254847.945787</text:p>
          </table:table-cell>
        </table:table-row>
        <table:table-row table:style-name="ro1">
          <table:table-cell office:value-type="float" office:value="1.52127272727" calcext:value-type="float">
            <text:p>1.5212727273</text:p>
          </table:table-cell>
          <table:table-cell office:value-type="float" office:value="279275.282219" calcext:value-type="float">
            <text:p>279275.282219</text:p>
          </table:table-cell>
        </table:table-row>
        <table:table-row table:style-name="ro1">
          <table:table-cell office:value-type="float" office:value="1.52290909091" calcext:value-type="float">
            <text:p>1.5229090909</text:p>
          </table:table-cell>
          <table:table-cell office:value-type="float" office:value="293821.954778" calcext:value-type="float">
            <text:p>293821.954778</text:p>
          </table:table-cell>
        </table:table-row>
        <table:table-row table:style-name="ro1">
          <table:table-cell office:value-type="float" office:value="1.52454545455" calcext:value-type="float">
            <text:p>1.5245454546</text:p>
          </table:table-cell>
          <table:table-cell office:value-type="float" office:value="290337.070541" calcext:value-type="float">
            <text:p>290337.07054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285614.18478" calcext:value-type="float">
            <text:p>285614.18478</text:p>
          </table:table-cell>
        </table:table-row>
        <table:table-row table:style-name="ro1">
          <table:table-cell office:value-type="float" office:value="1.52663636364" calcext:value-type="float">
            <text:p>1.5266363636</text:p>
          </table:table-cell>
          <table:table-cell office:value-type="float" office:value="271140.9335" calcext:value-type="float">
            <text:p>271140.9335</text:p>
          </table:table-cell>
        </table:table-row>
        <table:table-row table:style-name="ro1">
          <table:table-cell office:value-type="float" office:value="1.52827272727" calcext:value-type="float">
            <text:p>1.5282727273</text:p>
          </table:table-cell>
          <table:table-cell office:value-type="float" office:value="260206.679512" calcext:value-type="float">
            <text:p>260206.679512</text:p>
          </table:table-cell>
        </table:table-row>
        <table:table-row table:style-name="ro1">
          <table:table-cell office:value-type="float" office:value="1.52990909091" calcext:value-type="float">
            <text:p>1.5299090909</text:p>
          </table:table-cell>
          <table:table-cell office:value-type="float" office:value="248988.959722" calcext:value-type="float">
            <text:p>248988.959722</text:p>
          </table:table-cell>
        </table:table-row>
        <table:table-row table:style-name="ro1">
          <table:table-cell office:value-type="float" office:value="1.53154545455" calcext:value-type="float">
            <text:p>1.5315454546</text:p>
          </table:table-cell>
          <table:table-cell office:value-type="float" office:value="236395.078085" calcext:value-type="float">
            <text:p>236395.078085</text:p>
          </table:table-cell>
        </table:table-row>
        <table:table-row table:style-name="ro1">
          <table:table-cell office:value-type="float" office:value="1.53318181818" calcext:value-type="float">
            <text:p>1.5331818182</text:p>
          </table:table-cell>
          <table:table-cell office:value-type="float" office:value="229843.118604" calcext:value-type="float">
            <text:p>229843.118604</text:p>
          </table:table-cell>
        </table:table-row>
        <table:table-row table:style-name="ro1">
          <table:table-cell office:value-type="float" office:value="1.53481818182" calcext:value-type="float">
            <text:p>1.5348181818</text:p>
          </table:table-cell>
          <table:table-cell office:value-type="float" office:value="239606.713473" calcext:value-type="float">
            <text:p>239606.713473</text:p>
          </table:table-cell>
        </table:table-row>
        <table:table-row table:style-name="ro1">
          <table:table-cell office:value-type="float" office:value="1.53645454545" calcext:value-type="float">
            <text:p>1.5364545455</text:p>
          </table:table-cell>
          <table:table-cell office:value-type="float" office:value="271660.341789" calcext:value-type="float">
            <text:p>271660.341789</text:p>
          </table:table-cell>
        </table:table-row>
        <table:table-row table:style-name="ro1">
          <table:table-cell office:value-type="float" office:value="1.53809090909" calcext:value-type="float">
            <text:p>1.5380909091</text:p>
          </table:table-cell>
          <table:table-cell office:value-type="float" office:value="305321.765672" calcext:value-type="float">
            <text:p>305321.765672</text:p>
          </table:table-cell>
        </table:table-row>
        <table:table-row table:style-name="ro1">
          <table:table-cell office:value-type="float" office:value="1.53972727273" calcext:value-type="float">
            <text:p>1.5397272727</text:p>
          </table:table-cell>
          <table:table-cell office:value-type="float" office:value="313708.251446" calcext:value-type="float">
            <text:p>313708.251446</text:p>
          </table:table-cell>
        </table:table-row>
        <table:table-row table:style-name="ro1">
          <table:table-cell office:value-type="float" office:value="1.54136363636" calcext:value-type="float">
            <text:p>1.5413636364</text:p>
          </table:table-cell>
          <table:table-cell office:value-type="float" office:value="296053.053904" calcext:value-type="float">
            <text:p>296053.053904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258996.539661" calcext:value-type="float">
            <text:p>258996.539661</text:p>
          </table:table-cell>
        </table:table-row>
        <table:table-row table:style-name="ro1">
          <table:table-cell office:value-type="float" office:value="1.54463636364" calcext:value-type="float">
            <text:p>1.5446363636</text:p>
          </table:table-cell>
          <table:table-cell office:value-type="float" office:value="228697.551637" calcext:value-type="float">
            <text:p>228697.551637</text:p>
          </table:table-cell>
        </table:table-row>
        <table:table-row table:style-name="ro1">
          <table:table-cell office:value-type="float" office:value="1.54627272727" calcext:value-type="float">
            <text:p>1.5462727273</text:p>
          </table:table-cell>
          <table:table-cell office:value-type="float" office:value="215688.266098" calcext:value-type="float">
            <text:p>215688.266098</text:p>
          </table:table-cell>
        </table:table-row>
        <table:table-row table:style-name="ro1">
          <table:table-cell office:value-type="float" office:value="1.54790909091" calcext:value-type="float">
            <text:p>1.5479090909</text:p>
          </table:table-cell>
          <table:table-cell office:value-type="float" office:value="214193.076259" calcext:value-type="float">
            <text:p>214193.076259</text:p>
          </table:table-cell>
        </table:table-row>
        <table:table-row table:style-name="ro1">
          <table:table-cell office:value-type="float" office:value="1.54954545455" calcext:value-type="float">
            <text:p>1.5495454546</text:p>
          </table:table-cell>
          <table:table-cell office:value-type="float" office:value="219763.567044" calcext:value-type="float">
            <text:p>219763.56704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20275.401873" calcext:value-type="float">
            <text:p>220275.401873</text:p>
          </table:table-cell>
        </table:table-row>
        <table:table-row table:style-name="ro1">
          <table:table-cell office:value-type="float" office:value="1.55163636364" calcext:value-type="float">
            <text:p>1.5516363636</text:p>
          </table:table-cell>
          <table:table-cell office:value-type="float" office:value="226464.748906" calcext:value-type="float">
            <text:p>226464.748906</text:p>
          </table:table-cell>
        </table:table-row>
        <table:table-row table:style-name="ro1">
          <table:table-cell office:value-type="float" office:value="1.55327272727" calcext:value-type="float">
            <text:p>1.5532727273</text:p>
          </table:table-cell>
          <table:table-cell office:value-type="float" office:value="237471.40921" calcext:value-type="float">
            <text:p>237471.40921</text:p>
          </table:table-cell>
        </table:table-row>
        <table:table-row table:style-name="ro1">
          <table:table-cell office:value-type="float" office:value="1.55490909091" calcext:value-type="float">
            <text:p>1.5549090909</text:p>
          </table:table-cell>
          <table:table-cell office:value-type="float" office:value="254347.985123" calcext:value-type="float">
            <text:p>254347.985123</text:p>
          </table:table-cell>
        </table:table-row>
        <table:table-row table:style-name="ro1">
          <table:table-cell office:value-type="float" office:value="1.55654545455" calcext:value-type="float">
            <text:p>1.5565454546</text:p>
          </table:table-cell>
          <table:table-cell office:value-type="float" office:value="258733.240903" calcext:value-type="float">
            <text:p>258733.240903</text:p>
          </table:table-cell>
        </table:table-row>
        <table:table-row table:style-name="ro1">
          <table:table-cell office:value-type="float" office:value="1.55818181818" calcext:value-type="float">
            <text:p>1.5581818182</text:p>
          </table:table-cell>
          <table:table-cell office:value-type="float" office:value="236490.625131" calcext:value-type="float">
            <text:p>236490.625131</text:p>
          </table:table-cell>
        </table:table-row>
        <table:table-row table:style-name="ro1">
          <table:table-cell office:value-type="float" office:value="1.55981818182" calcext:value-type="float">
            <text:p>1.5598181818</text:p>
          </table:table-cell>
          <table:table-cell office:value-type="float" office:value="198714.332009" calcext:value-type="float">
            <text:p>198714.332009</text:p>
          </table:table-cell>
        </table:table-row>
        <table:table-row table:style-name="ro1">
          <table:table-cell office:value-type="float" office:value="1.56145454545" calcext:value-type="float">
            <text:p>1.5614545455</text:p>
          </table:table-cell>
          <table:table-cell office:value-type="float" office:value="171920.690361" calcext:value-type="float">
            <text:p>171920.690361</text:p>
          </table:table-cell>
        </table:table-row>
        <table:table-row table:style-name="ro1">
          <table:table-cell office:value-type="float" office:value="1.56309090909" calcext:value-type="float">
            <text:p>1.5630909091</text:p>
          </table:table-cell>
          <table:table-cell office:value-type="float" office:value="187369.319412" calcext:value-type="float">
            <text:p>187369.319412</text:p>
          </table:table-cell>
        </table:table-row>
        <table:table-row table:style-name="ro1">
          <table:table-cell office:value-type="float" office:value="1.56472727273" calcext:value-type="float">
            <text:p>1.5647272727</text:p>
          </table:table-cell>
          <table:table-cell office:value-type="float" office:value="220691.394392" calcext:value-type="float">
            <text:p>220691.394392</text:p>
          </table:table-cell>
        </table:table-row>
        <table:table-row table:style-name="ro1">
          <table:table-cell office:value-type="float" office:value="1.56636363636" calcext:value-type="float">
            <text:p>1.5663636364</text:p>
          </table:table-cell>
          <table:table-cell office:value-type="float" office:value="240673.219576" calcext:value-type="float">
            <text:p>240673.219576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247823.453933" calcext:value-type="float">
            <text:p>247823.453933</text:p>
          </table:table-cell>
        </table:table-row>
        <table:table-row table:style-name="ro1">
          <table:table-cell office:value-type="float" office:value="1.56963636364" calcext:value-type="float">
            <text:p>1.5696363636</text:p>
          </table:table-cell>
          <table:table-cell office:value-type="float" office:value="251924.545076" calcext:value-type="float">
            <text:p>251924.545076</text:p>
          </table:table-cell>
        </table:table-row>
        <table:table-row table:style-name="ro1">
          <table:table-cell office:value-type="float" office:value="1.57127272727" calcext:value-type="float">
            <text:p>1.5712727273</text:p>
          </table:table-cell>
          <table:table-cell office:value-type="float" office:value="261021.387697" calcext:value-type="float">
            <text:p>261021.387697</text:p>
          </table:table-cell>
        </table:table-row>
        <table:table-row table:style-name="ro1">
          <table:table-cell office:value-type="float" office:value="1.57290909091" calcext:value-type="float">
            <text:p>1.5729090909</text:p>
          </table:table-cell>
          <table:table-cell office:value-type="float" office:value="271585.20097" calcext:value-type="float">
            <text:p>271585.20097</text:p>
          </table:table-cell>
        </table:table-row>
        <table:table-row table:style-name="ro1">
          <table:table-cell office:value-type="float" office:value="1.57454545455" calcext:value-type="float">
            <text:p>1.5745454546</text:p>
          </table:table-cell>
          <table:table-cell office:value-type="float" office:value="264146.451576" calcext:value-type="float">
            <text:p>264146.451576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256053.122923" calcext:value-type="float">
            <text:p>256053.122923</text:p>
          </table:table-cell>
        </table:table-row>
        <table:table-row table:style-name="ro1">
          <table:table-cell office:value-type="float" office:value="1.57663636364" calcext:value-type="float">
            <text:p>1.5766363636</text:p>
          </table:table-cell>
          <table:table-cell office:value-type="float" office:value="219574.062034" calcext:value-type="float">
            <text:p>219574.062034</text:p>
          </table:table-cell>
        </table:table-row>
        <table:table-row table:style-name="ro1">
          <table:table-cell office:value-type="float" office:value="1.57827272727" calcext:value-type="float">
            <text:p>1.5782727273</text:p>
          </table:table-cell>
          <table:table-cell office:value-type="float" office:value="177162.047436" calcext:value-type="float">
            <text:p>177162.047436</text:p>
          </table:table-cell>
        </table:table-row>
        <table:table-row table:style-name="ro1">
          <table:table-cell office:value-type="float" office:value="1.57990909091" calcext:value-type="float">
            <text:p>1.5799090909</text:p>
          </table:table-cell>
          <table:table-cell office:value-type="float" office:value="164030.55223" calcext:value-type="float">
            <text:p>164030.55223</text:p>
          </table:table-cell>
        </table:table-row>
        <table:table-row table:style-name="ro1">
          <table:table-cell office:value-type="float" office:value="1.58154545455" calcext:value-type="float">
            <text:p>1.5815454546</text:p>
          </table:table-cell>
          <table:table-cell office:value-type="float" office:value="208503.796698" calcext:value-type="float">
            <text:p>208503.796698</text:p>
          </table:table-cell>
        </table:table-row>
        <table:table-row table:style-name="ro1">
          <table:table-cell office:value-type="float" office:value="1.58318181818" calcext:value-type="float">
            <text:p>1.5831818182</text:p>
          </table:table-cell>
          <table:table-cell office:value-type="float" office:value="270195.96458" calcext:value-type="float">
            <text:p>270195.96458</text:p>
          </table:table-cell>
        </table:table-row>
        <table:table-row table:style-name="ro1">
          <table:table-cell office:value-type="float" office:value="1.58481818182" calcext:value-type="float">
            <text:p>1.5848181818</text:p>
          </table:table-cell>
          <table:table-cell office:value-type="float" office:value="308628.993859" calcext:value-type="float">
            <text:p>308628.993859</text:p>
          </table:table-cell>
        </table:table-row>
        <table:table-row table:style-name="ro1">
          <table:table-cell office:value-type="float" office:value="1.58645454545" calcext:value-type="float">
            <text:p>1.5864545455</text:p>
          </table:table-cell>
          <table:table-cell office:value-type="float" office:value="294245.542439" calcext:value-type="float">
            <text:p>294245.542439</text:p>
          </table:table-cell>
        </table:table-row>
        <table:table-row table:style-name="ro1">
          <table:table-cell office:value-type="float" office:value="1.58809090909" calcext:value-type="float">
            <text:p>1.5880909091</text:p>
          </table:table-cell>
          <table:table-cell office:value-type="float" office:value="254296.556398" calcext:value-type="float">
            <text:p>254296.556398</text:p>
          </table:table-cell>
        </table:table-row>
        <table:table-row table:style-name="ro1">
          <table:table-cell office:value-type="float" office:value="1.58972727273" calcext:value-type="float">
            <text:p>1.5897272727</text:p>
          </table:table-cell>
          <table:table-cell office:value-type="float" office:value="237288.132427" calcext:value-type="float">
            <text:p>237288.132427</text:p>
          </table:table-cell>
        </table:table-row>
        <table:table-row table:style-name="ro1">
          <table:table-cell office:value-type="float" office:value="1.59136363636" calcext:value-type="float">
            <text:p>1.5913636364</text:p>
          </table:table-cell>
          <table:table-cell office:value-type="float" office:value="234651.808567" calcext:value-type="float">
            <text:p>234651.80856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229932.451333" calcext:value-type="float">
            <text:p>229932.451333</text:p>
          </table:table-cell>
        </table:table-row>
        <table:table-row table:style-name="ro1">
          <table:table-cell office:value-type="float" office:value="1.59463636364" calcext:value-type="float">
            <text:p>1.5946363636</text:p>
          </table:table-cell>
          <table:table-cell office:value-type="float" office:value="220647.823526" calcext:value-type="float">
            <text:p>220647.823526</text:p>
          </table:table-cell>
        </table:table-row>
        <table:table-row table:style-name="ro1">
          <table:table-cell office:value-type="float" office:value="1.59627272727" calcext:value-type="float">
            <text:p>1.5962727273</text:p>
          </table:table-cell>
          <table:table-cell office:value-type="float" office:value="215897.52334" calcext:value-type="float">
            <text:p>215897.52334</text:p>
          </table:table-cell>
        </table:table-row>
        <table:table-row table:style-name="ro1">
          <table:table-cell office:value-type="float" office:value="1.59790909091" calcext:value-type="float">
            <text:p>1.5979090909</text:p>
          </table:table-cell>
          <table:table-cell office:value-type="float" office:value="217704.570236" calcext:value-type="float">
            <text:p>217704.570236</text:p>
          </table:table-cell>
        </table:table-row>
        <table:table-row table:style-name="ro1">
          <table:table-cell office:value-type="float" office:value="1.59954545455" calcext:value-type="float">
            <text:p>1.5995454546</text:p>
          </table:table-cell>
          <table:table-cell office:value-type="float" office:value="222616.37322" calcext:value-type="float">
            <text:p>222616.373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3241.794614" calcext:value-type="float">
            <text:p>223241.794614</text:p>
          </table:table-cell>
        </table:table-row>
        <table:table-row table:style-name="ro1">
          <table:table-cell office:value-type="float" office:value="1.60163636364" calcext:value-type="float">
            <text:p>1.6016363636</text:p>
          </table:table-cell>
          <table:table-cell office:value-type="float" office:value="226924.247964" calcext:value-type="float">
            <text:p>226924.247964</text:p>
          </table:table-cell>
        </table:table-row>
        <table:table-row table:style-name="ro1">
          <table:table-cell office:value-type="float" office:value="1.60327272727" calcext:value-type="float">
            <text:p>1.6032727273</text:p>
          </table:table-cell>
          <table:table-cell office:value-type="float" office:value="227889.435981" calcext:value-type="float">
            <text:p>227889.435981</text:p>
          </table:table-cell>
        </table:table-row>
        <table:table-row table:style-name="ro1">
          <table:table-cell office:value-type="float" office:value="1.60490909091" calcext:value-type="float">
            <text:p>1.6049090909</text:p>
          </table:table-cell>
          <table:table-cell office:value-type="float" office:value="226584.166269" calcext:value-type="float">
            <text:p>226584.166269</text:p>
          </table:table-cell>
        </table:table-row>
        <table:table-row table:style-name="ro1">
          <table:table-cell office:value-type="float" office:value="1.60654545455" calcext:value-type="float">
            <text:p>1.6065454546</text:p>
          </table:table-cell>
          <table:table-cell office:value-type="float" office:value="224523.36921" calcext:value-type="float">
            <text:p>224523.36921</text:p>
          </table:table-cell>
        </table:table-row>
        <table:table-row table:style-name="ro1">
          <table:table-cell office:value-type="float" office:value="1.60818181818" calcext:value-type="float">
            <text:p>1.6081818182</text:p>
          </table:table-cell>
          <table:table-cell office:value-type="float" office:value="220695.871122" calcext:value-type="float">
            <text:p>220695.871122</text:p>
          </table:table-cell>
        </table:table-row>
        <table:table-row table:style-name="ro1">
          <table:table-cell office:value-type="float" office:value="1.60981818182" calcext:value-type="float">
            <text:p>1.6098181818</text:p>
          </table:table-cell>
          <table:table-cell office:value-type="float" office:value="213157.99845" calcext:value-type="float">
            <text:p>213157.99845</text:p>
          </table:table-cell>
        </table:table-row>
        <table:table-row table:style-name="ro1">
          <table:table-cell office:value-type="float" office:value="1.61145454545" calcext:value-type="float">
            <text:p>1.6114545455</text:p>
          </table:table-cell>
          <table:table-cell office:value-type="float" office:value="201655.121049" calcext:value-type="float">
            <text:p>201655.121049</text:p>
          </table:table-cell>
        </table:table-row>
        <table:table-row table:style-name="ro1">
          <table:table-cell office:value-type="float" office:value="1.61309090909" calcext:value-type="float">
            <text:p>1.6130909091</text:p>
          </table:table-cell>
          <table:table-cell office:value-type="float" office:value="194844.864119" calcext:value-type="float">
            <text:p>194844.864119</text:p>
          </table:table-cell>
        </table:table-row>
        <table:table-row table:style-name="ro1">
          <table:table-cell office:value-type="float" office:value="1.61472727273" calcext:value-type="float">
            <text:p>1.6147272727</text:p>
          </table:table-cell>
          <table:table-cell office:value-type="float" office:value="199321.67487" calcext:value-type="float">
            <text:p>199321.67487</text:p>
          </table:table-cell>
        </table:table-row>
        <table:table-row table:style-name="ro1">
          <table:table-cell office:value-type="float" office:value="1.61636363636" calcext:value-type="float">
            <text:p>1.6163636364</text:p>
          </table:table-cell>
          <table:table-cell office:value-type="float" office:value="211980.382294" calcext:value-type="float">
            <text:p>211980.382294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223807.943641" calcext:value-type="float">
            <text:p>223807.943641</text:p>
          </table:table-cell>
        </table:table-row>
        <table:table-row table:style-name="ro1">
          <table:table-cell office:value-type="float" office:value="1.61963636364" calcext:value-type="float">
            <text:p>1.6196363636</text:p>
          </table:table-cell>
          <table:table-cell office:value-type="float" office:value="229917.930287" calcext:value-type="float">
            <text:p>229917.930287</text:p>
          </table:table-cell>
        </table:table-row>
        <table:table-row table:style-name="ro1">
          <table:table-cell office:value-type="float" office:value="1.62127272727" calcext:value-type="float">
            <text:p>1.6212727273</text:p>
          </table:table-cell>
          <table:table-cell office:value-type="float" office:value="231449.84193" calcext:value-type="float">
            <text:p>231449.84193</text:p>
          </table:table-cell>
        </table:table-row>
        <table:table-row table:style-name="ro1">
          <table:table-cell office:value-type="float" office:value="1.62290909091" calcext:value-type="float">
            <text:p>1.6229090909</text:p>
          </table:table-cell>
          <table:table-cell office:value-type="float" office:value="230355.102739" calcext:value-type="float">
            <text:p>230355.102739</text:p>
          </table:table-cell>
        </table:table-row>
        <table:table-row table:style-name="ro1">
          <table:table-cell office:value-type="float" office:value="1.62454545455" calcext:value-type="float">
            <text:p>1.6245454546</text:p>
          </table:table-cell>
          <table:table-cell office:value-type="float" office:value="228534.392544" calcext:value-type="float">
            <text:p>228534.39254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227039.731739" calcext:value-type="float">
            <text:p>227039.731739</text:p>
          </table:table-cell>
        </table:table-row>
        <table:table-row table:style-name="ro1">
          <table:table-cell office:value-type="float" office:value="1.62663636364" calcext:value-type="float">
            <text:p>1.6266363636</text:p>
          </table:table-cell>
          <table:table-cell office:value-type="float" office:value="224311.877844" calcext:value-type="float">
            <text:p>224311.877844</text:p>
          </table:table-cell>
        </table:table-row>
        <table:table-row table:style-name="ro1">
          <table:table-cell office:value-type="float" office:value="1.62827272727" calcext:value-type="float">
            <text:p>1.6282727273</text:p>
          </table:table-cell>
          <table:table-cell office:value-type="float" office:value="222612.048812" calcext:value-type="float">
            <text:p>222612.048812</text:p>
          </table:table-cell>
        </table:table-row>
        <table:table-row table:style-name="ro1">
          <table:table-cell office:value-type="float" office:value="1.62990909091" calcext:value-type="float">
            <text:p>1.6299090909</text:p>
          </table:table-cell>
          <table:table-cell office:value-type="float" office:value="222694.241845" calcext:value-type="float">
            <text:p>222694.241845</text:p>
          </table:table-cell>
        </table:table-row>
        <table:table-row table:style-name="ro1">
          <table:table-cell office:value-type="float" office:value="1.63154545455" calcext:value-type="float">
            <text:p>1.6315454546</text:p>
          </table:table-cell>
          <table:table-cell office:value-type="float" office:value="224202.874994" calcext:value-type="float">
            <text:p>224202.874994</text:p>
          </table:table-cell>
        </table:table-row>
        <table:table-row table:style-name="ro1">
          <table:table-cell office:value-type="float" office:value="1.63318181818" calcext:value-type="float">
            <text:p>1.6331818182</text:p>
          </table:table-cell>
          <table:table-cell office:value-type="float" office:value="226493.746672" calcext:value-type="float">
            <text:p>226493.746672</text:p>
          </table:table-cell>
        </table:table-row>
        <table:table-row table:style-name="ro1">
          <table:table-cell office:value-type="float" office:value="1.63481818182" calcext:value-type="float">
            <text:p>1.6348181818</text:p>
          </table:table-cell>
          <table:table-cell office:value-type="float" office:value="229789.6192" calcext:value-type="float">
            <text:p>229789.6192</text:p>
          </table:table-cell>
        </table:table-row>
        <table:table-row table:style-name="ro1">
          <table:table-cell office:value-type="float" office:value="1.63645454545" calcext:value-type="float">
            <text:p>1.6364545455</text:p>
          </table:table-cell>
          <table:table-cell office:value-type="float" office:value="231668.585888" calcext:value-type="float">
            <text:p>231668.585888</text:p>
          </table:table-cell>
        </table:table-row>
        <table:table-row table:style-name="ro1">
          <table:table-cell office:value-type="float" office:value="1.63809090909" calcext:value-type="float">
            <text:p>1.6380909091</text:p>
          </table:table-cell>
          <table:table-cell office:value-type="float" office:value="230757.129833" calcext:value-type="float">
            <text:p>230757.129833</text:p>
          </table:table-cell>
        </table:table-row>
        <table:table-row table:style-name="ro1">
          <table:table-cell office:value-type="float" office:value="1.63972727273" calcext:value-type="float">
            <text:p>1.6397272727</text:p>
          </table:table-cell>
          <table:table-cell office:value-type="float" office:value="227127.28082" calcext:value-type="float">
            <text:p>227127.28082</text:p>
          </table:table-cell>
        </table:table-row>
        <table:table-row table:style-name="ro1">
          <table:table-cell office:value-type="float" office:value="1.64136363636" calcext:value-type="float">
            <text:p>1.6413636364</text:p>
          </table:table-cell>
          <table:table-cell office:value-type="float" office:value="221350.691121" calcext:value-type="float">
            <text:p>221350.691121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216331.808698" calcext:value-type="float">
            <text:p>216331.808698</text:p>
          </table:table-cell>
        </table:table-row>
        <table:table-row table:style-name="ro1">
          <table:table-cell office:value-type="float" office:value="1.64463636364" calcext:value-type="float">
            <text:p>1.6446363636</text:p>
          </table:table-cell>
          <table:table-cell office:value-type="float" office:value="213992.990674" calcext:value-type="float">
            <text:p>213992.990674</text:p>
          </table:table-cell>
        </table:table-row>
        <table:table-row table:style-name="ro1">
          <table:table-cell office:value-type="float" office:value="1.64627272727" calcext:value-type="float">
            <text:p>1.6462727273</text:p>
          </table:table-cell>
          <table:table-cell office:value-type="float" office:value="215321.043199" calcext:value-type="float">
            <text:p>215321.043199</text:p>
          </table:table-cell>
        </table:table-row>
        <table:table-row table:style-name="ro1">
          <table:table-cell office:value-type="float" office:value="1.64790909091" calcext:value-type="float">
            <text:p>1.6479090909</text:p>
          </table:table-cell>
          <table:table-cell office:value-type="float" office:value="221124.506978" calcext:value-type="float">
            <text:p>221124.506978</text:p>
          </table:table-cell>
        </table:table-row>
        <table:table-row table:style-name="ro1">
          <table:table-cell office:value-type="float" office:value="1.64954545455" calcext:value-type="float">
            <text:p>1.6495454546</text:p>
          </table:table-cell>
          <table:table-cell office:value-type="float" office:value="229578.86582" calcext:value-type="float">
            <text:p>229578.8658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30690.863726" calcext:value-type="float">
            <text:p>230690.863726</text:p>
          </table:table-cell>
        </table:table-row>
        <table:table-row table:style-name="ro1">
          <table:table-cell office:value-type="float" office:value="1.65163636364" calcext:value-type="float">
            <text:p>1.6516363636</text:p>
          </table:table-cell>
          <table:table-cell office:value-type="float" office:value="234014.445698" calcext:value-type="float">
            <text:p>234014.445698</text:p>
          </table:table-cell>
        </table:table-row>
        <table:table-row table:style-name="ro1">
          <table:table-cell office:value-type="float" office:value="1.65327272727" calcext:value-type="float">
            <text:p>1.6532727273</text:p>
          </table:table-cell>
          <table:table-cell office:value-type="float" office:value="231561.819909" calcext:value-type="float">
            <text:p>231561.819909</text:p>
          </table:table-cell>
        </table:table-row>
        <table:table-row table:style-name="ro1">
          <table:table-cell office:value-type="float" office:value="1.65490909091" calcext:value-type="float">
            <text:p>1.6549090909</text:p>
          </table:table-cell>
          <table:table-cell office:value-type="float" office:value="225920.893839" calcext:value-type="float">
            <text:p>225920.893839</text:p>
          </table:table-cell>
        </table:table-row>
        <table:table-row table:style-name="ro1">
          <table:table-cell office:value-type="float" office:value="1.65654545455" calcext:value-type="float">
            <text:p>1.6565454546</text:p>
          </table:table-cell>
          <table:table-cell office:value-type="float" office:value="219238.271417" calcext:value-type="float">
            <text:p>219238.271417</text:p>
          </table:table-cell>
        </table:table-row>
        <table:table-row table:style-name="ro1">
          <table:table-cell office:value-type="float" office:value="1.65818181818" calcext:value-type="float">
            <text:p>1.6581818182</text:p>
          </table:table-cell>
          <table:table-cell office:value-type="float" office:value="212364.866004" calcext:value-type="float">
            <text:p>212364.866004</text:p>
          </table:table-cell>
        </table:table-row>
        <table:table-row table:style-name="ro1">
          <table:table-cell office:value-type="float" office:value="1.65981818182" calcext:value-type="float">
            <text:p>1.6598181818</text:p>
          </table:table-cell>
          <table:table-cell office:value-type="float" office:value="206213.683885" calcext:value-type="float">
            <text:p>206213.683885</text:p>
          </table:table-cell>
        </table:table-row>
        <table:table-row table:style-name="ro1">
          <table:table-cell office:value-type="float" office:value="1.66145454545" calcext:value-type="float">
            <text:p>1.6614545455</text:p>
          </table:table-cell>
          <table:table-cell office:value-type="float" office:value="202871.48279" calcext:value-type="float">
            <text:p>202871.48279</text:p>
          </table:table-cell>
        </table:table-row>
        <table:table-row table:style-name="ro1">
          <table:table-cell office:value-type="float" office:value="1.66309090909" calcext:value-type="float">
            <text:p>1.6630909091</text:p>
          </table:table-cell>
          <table:table-cell office:value-type="float" office:value="203836.608236" calcext:value-type="float">
            <text:p>203836.608236</text:p>
          </table:table-cell>
        </table:table-row>
        <table:table-row table:style-name="ro1">
          <table:table-cell office:value-type="float" office:value="1.66472727273" calcext:value-type="float">
            <text:p>1.6647272727</text:p>
          </table:table-cell>
          <table:table-cell office:value-type="float" office:value="207058.11093" calcext:value-type="float">
            <text:p>207058.11093</text:p>
          </table:table-cell>
        </table:table-row>
        <table:table-row table:style-name="ro1">
          <table:table-cell office:value-type="float" office:value="1.66636363636" calcext:value-type="float">
            <text:p>1.6663636364</text:p>
          </table:table-cell>
          <table:table-cell office:value-type="float" office:value="209872.175873" calcext:value-type="float">
            <text:p>209872.175873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211927.989124" calcext:value-type="float">
            <text:p>211927.989124</text:p>
          </table:table-cell>
        </table:table-row>
        <table:table-row table:style-name="ro1">
          <table:table-cell office:value-type="float" office:value="1.66963636364" calcext:value-type="float">
            <text:p>1.6696363636</text:p>
          </table:table-cell>
          <table:table-cell office:value-type="float" office:value="212149.171161" calcext:value-type="float">
            <text:p>212149.171161</text:p>
          </table:table-cell>
        </table:table-row>
        <table:table-row table:style-name="ro1">
          <table:table-cell office:value-type="float" office:value="1.67127272727" calcext:value-type="float">
            <text:p>1.6712727273</text:p>
          </table:table-cell>
          <table:table-cell office:value-type="float" office:value="209474.007952" calcext:value-type="float">
            <text:p>209474.007952</text:p>
          </table:table-cell>
        </table:table-row>
        <table:table-row table:style-name="ro1">
          <table:table-cell office:value-type="float" office:value="1.67290909091" calcext:value-type="float">
            <text:p>1.6729090909</text:p>
          </table:table-cell>
          <table:table-cell office:value-type="float" office:value="204319.728694" calcext:value-type="float">
            <text:p>204319.728694</text:p>
          </table:table-cell>
        </table:table-row>
        <table:table-row table:style-name="ro1">
          <table:table-cell office:value-type="float" office:value="1.67454545455" calcext:value-type="float">
            <text:p>1.6745454546</text:p>
          </table:table-cell>
          <table:table-cell office:value-type="float" office:value="201392.991976" calcext:value-type="float">
            <text:p>201392.991976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200526.048473" calcext:value-type="float">
            <text:p>200526.048473</text:p>
          </table:table-cell>
        </table:table-row>
        <table:table-row table:style-name="ro1">
          <table:table-cell office:value-type="float" office:value="1.67663636364" calcext:value-type="float">
            <text:p>1.6766363636</text:p>
          </table:table-cell>
          <table:table-cell office:value-type="float" office:value="202019.289055" calcext:value-type="float">
            <text:p>202019.289055</text:p>
          </table:table-cell>
        </table:table-row>
        <table:table-row table:style-name="ro1">
          <table:table-cell office:value-type="float" office:value="1.67827272727" calcext:value-type="float">
            <text:p>1.6782727273</text:p>
          </table:table-cell>
          <table:table-cell office:value-type="float" office:value="206674.076197" calcext:value-type="float">
            <text:p>206674.076197</text:p>
          </table:table-cell>
        </table:table-row>
        <table:table-row table:style-name="ro1">
          <table:table-cell office:value-type="float" office:value="1.67990909091" calcext:value-type="float">
            <text:p>1.6799090909</text:p>
          </table:table-cell>
          <table:table-cell office:value-type="float" office:value="211769.456611" calcext:value-type="float">
            <text:p>211769.456611</text:p>
          </table:table-cell>
        </table:table-row>
        <table:table-row table:style-name="ro1">
          <table:table-cell office:value-type="float" office:value="1.68154545455" calcext:value-type="float">
            <text:p>1.6815454546</text:p>
          </table:table-cell>
          <table:table-cell office:value-type="float" office:value="215052.430208" calcext:value-type="float">
            <text:p>215052.430208</text:p>
          </table:table-cell>
        </table:table-row>
        <table:table-row table:style-name="ro1">
          <table:table-cell office:value-type="float" office:value="1.68318181818" calcext:value-type="float">
            <text:p>1.6831818182</text:p>
          </table:table-cell>
          <table:table-cell office:value-type="float" office:value="217398.106266" calcext:value-type="float">
            <text:p>217398.106266</text:p>
          </table:table-cell>
        </table:table-row>
        <table:table-row table:style-name="ro1">
          <table:table-cell office:value-type="float" office:value="1.68481818182" calcext:value-type="float">
            <text:p>1.6848181818</text:p>
          </table:table-cell>
          <table:table-cell office:value-type="float" office:value="217928.555242" calcext:value-type="float">
            <text:p>217928.555242</text:p>
          </table:table-cell>
        </table:table-row>
        <table:table-row table:style-name="ro1">
          <table:table-cell office:value-type="float" office:value="1.68645454545" calcext:value-type="float">
            <text:p>1.6864545455</text:p>
          </table:table-cell>
          <table:table-cell office:value-type="float" office:value="215007.991961" calcext:value-type="float">
            <text:p>215007.991961</text:p>
          </table:table-cell>
        </table:table-row>
        <table:table-row table:style-name="ro1">
          <table:table-cell office:value-type="float" office:value="1.68809090909" calcext:value-type="float">
            <text:p>1.6880909091</text:p>
          </table:table-cell>
          <table:table-cell office:value-type="float" office:value="208438.262062" calcext:value-type="float">
            <text:p>208438.262062</text:p>
          </table:table-cell>
        </table:table-row>
        <table:table-row table:style-name="ro1">
          <table:table-cell office:value-type="float" office:value="1.68972727273" calcext:value-type="float">
            <text:p>1.6897272727</text:p>
          </table:table-cell>
          <table:table-cell office:value-type="float" office:value="201106.01796" calcext:value-type="float">
            <text:p>201106.01796</text:p>
          </table:table-cell>
        </table:table-row>
        <table:table-row table:style-name="ro1">
          <table:table-cell office:value-type="float" office:value="1.69136363636" calcext:value-type="float">
            <text:p>1.6913636364</text:p>
          </table:table-cell>
          <table:table-cell office:value-type="float" office:value="198984.328323" calcext:value-type="float">
            <text:p>198984.328323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200358.49872" calcext:value-type="float">
            <text:p>200358.49872</text:p>
          </table:table-cell>
        </table:table-row>
        <table:table-row table:style-name="ro1">
          <table:table-cell office:value-type="float" office:value="1.69463636364" calcext:value-type="float">
            <text:p>1.6946363636</text:p>
          </table:table-cell>
          <table:table-cell office:value-type="float" office:value="201825.386154" calcext:value-type="float">
            <text:p>201825.386154</text:p>
          </table:table-cell>
        </table:table-row>
        <table:table-row table:style-name="ro1">
          <table:table-cell office:value-type="float" office:value="1.69627272727" calcext:value-type="float">
            <text:p>1.6962727273</text:p>
          </table:table-cell>
          <table:table-cell office:value-type="float" office:value="213942.170601" calcext:value-type="float">
            <text:p>213942.170601</text:p>
          </table:table-cell>
        </table:table-row>
        <table:table-row table:style-name="ro1">
          <table:table-cell office:value-type="float" office:value="1.69790909091" calcext:value-type="float">
            <text:p>1.6979090909</text:p>
          </table:table-cell>
          <table:table-cell office:value-type="float" office:value="220199.689667" calcext:value-type="float">
            <text:p>220199.689667</text:p>
          </table:table-cell>
        </table:table-row>
        <table:table-row table:style-name="ro1">
          <table:table-cell office:value-type="float" office:value="1.69954545455" calcext:value-type="float">
            <text:p>1.6995454546</text:p>
          </table:table-cell>
          <table:table-cell office:value-type="float" office:value="215992.54685" calcext:value-type="float">
            <text:p>215992.5468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14371.512217" calcext:value-type="float">
            <text:p>214371.512217</text:p>
          </table:table-cell>
        </table:table-row>
        <table:table-row table:style-name="ro1">
          <table:table-cell office:value-type="float" office:value="1.70163636364" calcext:value-type="float">
            <text:p>1.7016363636</text:p>
          </table:table-cell>
          <table:table-cell office:value-type="float" office:value="208319.836206" calcext:value-type="float">
            <text:p>208319.836206</text:p>
          </table:table-cell>
        </table:table-row>
        <table:table-row table:style-name="ro1">
          <table:table-cell office:value-type="float" office:value="1.70327272727" calcext:value-type="float">
            <text:p>1.7032727273</text:p>
          </table:table-cell>
          <table:table-cell office:value-type="float" office:value="220180.367342" calcext:value-type="float">
            <text:p>220180.367342</text:p>
          </table:table-cell>
        </table:table-row>
        <table:table-row table:style-name="ro1">
          <table:table-cell office:value-type="float" office:value="1.70490909091" calcext:value-type="float">
            <text:p>1.7049090909</text:p>
          </table:table-cell>
          <table:table-cell office:value-type="float" office:value="225279.642009" calcext:value-type="float">
            <text:p>225279.642009</text:p>
          </table:table-cell>
        </table:table-row>
        <table:table-row table:style-name="ro1">
          <table:table-cell office:value-type="float" office:value="1.70654545455" calcext:value-type="float">
            <text:p>1.7065454546</text:p>
          </table:table-cell>
          <table:table-cell office:value-type="float" office:value="218430.755407" calcext:value-type="float">
            <text:p>218430.755407</text:p>
          </table:table-cell>
        </table:table-row>
        <table:table-row table:style-name="ro1">
          <table:table-cell office:value-type="float" office:value="1.70818181818" calcext:value-type="float">
            <text:p>1.7081818182</text:p>
          </table:table-cell>
          <table:table-cell office:value-type="float" office:value="210031.376069" calcext:value-type="float">
            <text:p>210031.376069</text:p>
          </table:table-cell>
        </table:table-row>
        <table:table-row table:style-name="ro1">
          <table:table-cell office:value-type="float" office:value="1.70981818182" calcext:value-type="float">
            <text:p>1.7098181818</text:p>
          </table:table-cell>
          <table:table-cell office:value-type="float" office:value="204699.015187" calcext:value-type="float">
            <text:p>204699.015187</text:p>
          </table:table-cell>
        </table:table-row>
        <table:table-row table:style-name="ro1">
          <table:table-cell office:value-type="float" office:value="1.71145454545" calcext:value-type="float">
            <text:p>1.7114545455</text:p>
          </table:table-cell>
          <table:table-cell office:value-type="float" office:value="201521.054927" calcext:value-type="float">
            <text:p>201521.054927</text:p>
          </table:table-cell>
        </table:table-row>
        <table:table-row table:style-name="ro1">
          <table:table-cell office:value-type="float" office:value="1.71309090909" calcext:value-type="float">
            <text:p>1.7130909091</text:p>
          </table:table-cell>
          <table:table-cell office:value-type="float" office:value="200795.242468" calcext:value-type="float">
            <text:p>200795.242468</text:p>
          </table:table-cell>
        </table:table-row>
        <table:table-row table:style-name="ro1">
          <table:table-cell office:value-type="float" office:value="1.71472727273" calcext:value-type="float">
            <text:p>1.7147272727</text:p>
          </table:table-cell>
          <table:table-cell office:value-type="float" office:value="199252.918136" calcext:value-type="float">
            <text:p>199252.918136</text:p>
          </table:table-cell>
        </table:table-row>
        <table:table-row table:style-name="ro1">
          <table:table-cell office:value-type="float" office:value="1.71636363636" calcext:value-type="float">
            <text:p>1.7163636364</text:p>
          </table:table-cell>
          <table:table-cell office:value-type="float" office:value="197643.605218" calcext:value-type="float">
            <text:p>197643.605218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95026.293433" calcext:value-type="float">
            <text:p>195026.293433</text:p>
          </table:table-cell>
        </table:table-row>
        <table:table-row table:style-name="ro1">
          <table:table-cell office:value-type="float" office:value="1.71963636364" calcext:value-type="float">
            <text:p>1.7196363636</text:p>
          </table:table-cell>
          <table:table-cell office:value-type="float" office:value="193489.230476" calcext:value-type="float">
            <text:p>193489.230476</text:p>
          </table:table-cell>
        </table:table-row>
        <table:table-row table:style-name="ro1">
          <table:table-cell office:value-type="float" office:value="1.72127272727" calcext:value-type="float">
            <text:p>1.7212727273</text:p>
          </table:table-cell>
          <table:table-cell office:value-type="float" office:value="190798.343654" calcext:value-type="float">
            <text:p>190798.343654</text:p>
          </table:table-cell>
        </table:table-row>
        <table:table-row table:style-name="ro1">
          <table:table-cell office:value-type="float" office:value="1.72290909091" calcext:value-type="float">
            <text:p>1.7229090909</text:p>
          </table:table-cell>
          <table:table-cell office:value-type="float" office:value="186426.062365" calcext:value-type="float">
            <text:p>186426.062365</text:p>
          </table:table-cell>
        </table:table-row>
        <table:table-row table:style-name="ro1">
          <table:table-cell office:value-type="float" office:value="1.72454545455" calcext:value-type="float">
            <text:p>1.7245454546</text:p>
          </table:table-cell>
          <table:table-cell office:value-type="float" office:value="179629.391169" calcext:value-type="float">
            <text:p>179629.391169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77343.009992" calcext:value-type="float">
            <text:p>177343.009992</text:p>
          </table:table-cell>
        </table:table-row>
        <table:table-row table:style-name="ro1">
          <table:table-cell office:value-type="float" office:value="1.72663636364" calcext:value-type="float">
            <text:p>1.7266363636</text:p>
          </table:table-cell>
          <table:table-cell office:value-type="float" office:value="172755.121377" calcext:value-type="float">
            <text:p>172755.121377</text:p>
          </table:table-cell>
        </table:table-row>
        <table:table-row table:style-name="ro1">
          <table:table-cell office:value-type="float" office:value="1.72827272727" calcext:value-type="float">
            <text:p>1.7282727273</text:p>
          </table:table-cell>
          <table:table-cell office:value-type="float" office:value="173347.19403" calcext:value-type="float">
            <text:p>173347.19403</text:p>
          </table:table-cell>
        </table:table-row>
        <table:table-row table:style-name="ro1">
          <table:table-cell office:value-type="float" office:value="1.72990909091" calcext:value-type="float">
            <text:p>1.7299090909</text:p>
          </table:table-cell>
          <table:table-cell office:value-type="float" office:value="177788.746177" calcext:value-type="float">
            <text:p>177788.746177</text:p>
          </table:table-cell>
        </table:table-row>
        <table:table-row table:style-name="ro1">
          <table:table-cell office:value-type="float" office:value="1.73154545455" calcext:value-type="float">
            <text:p>1.7315454546</text:p>
          </table:table-cell>
          <table:table-cell office:value-type="float" office:value="180705.971576" calcext:value-type="float">
            <text:p>180705.971576</text:p>
          </table:table-cell>
        </table:table-row>
        <table:table-row table:style-name="ro1">
          <table:table-cell office:value-type="float" office:value="1.73318181818" calcext:value-type="float">
            <text:p>1.7331818182</text:p>
          </table:table-cell>
          <table:table-cell office:value-type="float" office:value="181195.290873" calcext:value-type="float">
            <text:p>181195.290873</text:p>
          </table:table-cell>
        </table:table-row>
        <table:table-row table:style-name="ro1">
          <table:table-cell office:value-type="float" office:value="1.73481818182" calcext:value-type="float">
            <text:p>1.7348181818</text:p>
          </table:table-cell>
          <table:table-cell office:value-type="float" office:value="179187.079592" calcext:value-type="float">
            <text:p>179187.079592</text:p>
          </table:table-cell>
        </table:table-row>
        <table:table-row table:style-name="ro1">
          <table:table-cell office:value-type="float" office:value="1.73645454545" calcext:value-type="float">
            <text:p>1.7364545455</text:p>
          </table:table-cell>
          <table:table-cell office:value-type="float" office:value="177012.825715" calcext:value-type="float">
            <text:p>177012.825715</text:p>
          </table:table-cell>
        </table:table-row>
        <table:table-row table:style-name="ro1">
          <table:table-cell office:value-type="float" office:value="1.73809090909" calcext:value-type="float">
            <text:p>1.7380909091</text:p>
          </table:table-cell>
          <table:table-cell office:value-type="float" office:value="175096.802488" calcext:value-type="float">
            <text:p>175096.802488</text:p>
          </table:table-cell>
        </table:table-row>
        <table:table-row table:style-name="ro1">
          <table:table-cell office:value-type="float" office:value="1.73972727273" calcext:value-type="float">
            <text:p>1.7397272727</text:p>
          </table:table-cell>
          <table:table-cell office:value-type="float" office:value="173634.187659" calcext:value-type="float">
            <text:p>173634.187659</text:p>
          </table:table-cell>
        </table:table-row>
        <table:table-row table:style-name="ro1">
          <table:table-cell office:value-type="float" office:value="1.74136363636" calcext:value-type="float">
            <text:p>1.7413636364</text:p>
          </table:table-cell>
          <table:table-cell office:value-type="float" office:value="171803.27322" calcext:value-type="float">
            <text:p>171803.27322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170454.059816" calcext:value-type="float">
            <text:p>170454.059816</text:p>
          </table:table-cell>
        </table:table-row>
        <table:table-row table:style-name="ro1">
          <table:table-cell office:value-type="float" office:value="1.74463636364" calcext:value-type="float">
            <text:p>1.7446363636</text:p>
          </table:table-cell>
          <table:table-cell office:value-type="float" office:value="169846.844474" calcext:value-type="float">
            <text:p>169846.844474</text:p>
          </table:table-cell>
        </table:table-row>
        <table:table-row table:style-name="ro1">
          <table:table-cell office:value-type="float" office:value="1.74627272727" calcext:value-type="float">
            <text:p>1.7462727273</text:p>
          </table:table-cell>
          <table:table-cell office:value-type="float" office:value="170752.992908" calcext:value-type="float">
            <text:p>170752.992908</text:p>
          </table:table-cell>
        </table:table-row>
        <table:table-row table:style-name="ro1">
          <table:table-cell office:value-type="float" office:value="1.74790909091" calcext:value-type="float">
            <text:p>1.7479090909</text:p>
          </table:table-cell>
          <table:table-cell office:value-type="float" office:value="171879.316689" calcext:value-type="float">
            <text:p>171879.316689</text:p>
          </table:table-cell>
        </table:table-row>
        <table:table-row table:style-name="ro1">
          <table:table-cell office:value-type="float" office:value="1.74954545455" calcext:value-type="float">
            <text:p>1.7495454546</text:p>
          </table:table-cell>
          <table:table-cell office:value-type="float" office:value="172102.10461" calcext:value-type="float">
            <text:p>172102.1046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71440.601897" calcext:value-type="float">
            <text:p>171440.601897</text:p>
          </table:table-cell>
        </table:table-row>
        <table:table-row table:style-name="ro1">
          <table:table-cell office:value-type="float" office:value="1.75163636364" calcext:value-type="float">
            <text:p>1.7516363636</text:p>
          </table:table-cell>
          <table:table-cell office:value-type="float" office:value="169492.841406" calcext:value-type="float">
            <text:p>169492.841406</text:p>
          </table:table-cell>
        </table:table-row>
        <table:table-row table:style-name="ro1">
          <table:table-cell office:value-type="float" office:value="1.75327272727" calcext:value-type="float">
            <text:p>1.7532727273</text:p>
          </table:table-cell>
          <table:table-cell office:value-type="float" office:value="176856.352425" calcext:value-type="float">
            <text:p>176856.352425</text:p>
          </table:table-cell>
        </table:table-row>
        <table:table-row table:style-name="ro1">
          <table:table-cell office:value-type="float" office:value="1.75490909091" calcext:value-type="float">
            <text:p>1.7549090909</text:p>
          </table:table-cell>
          <table:table-cell office:value-type="float" office:value="235622.240158" calcext:value-type="float">
            <text:p>235622.240158</text:p>
          </table:table-cell>
        </table:table-row>
        <table:table-row table:style-name="ro1">
          <table:table-cell office:value-type="float" office:value="1.75654545455" calcext:value-type="float">
            <text:p>1.7565454546</text:p>
          </table:table-cell>
          <table:table-cell office:value-type="float" office:value="263977.414957" calcext:value-type="float">
            <text:p>263977.414957</text:p>
          </table:table-cell>
        </table:table-row>
        <table:table-row table:style-name="ro1">
          <table:table-cell office:value-type="float" office:value="1.75818181818" calcext:value-type="float">
            <text:p>1.7581818182</text:p>
          </table:table-cell>
          <table:table-cell office:value-type="float" office:value="260841.761454" calcext:value-type="float">
            <text:p>260841.761454</text:p>
          </table:table-cell>
        </table:table-row>
        <table:table-row table:style-name="ro1">
          <table:table-cell office:value-type="float" office:value="1.75981818182" calcext:value-type="float">
            <text:p>1.7598181818</text:p>
          </table:table-cell>
          <table:table-cell office:value-type="float" office:value="256578.507711" calcext:value-type="float">
            <text:p>256578.507711</text:p>
          </table:table-cell>
        </table:table-row>
        <table:table-row table:style-name="ro1">
          <table:table-cell office:value-type="float" office:value="1.76145454545" calcext:value-type="float">
            <text:p>1.7614545455</text:p>
          </table:table-cell>
          <table:table-cell office:value-type="float" office:value="267670.071347" calcext:value-type="float">
            <text:p>267670.071347</text:p>
          </table:table-cell>
        </table:table-row>
        <table:table-row table:style-name="ro1">
          <table:table-cell office:value-type="float" office:value="1.76309090909" calcext:value-type="float">
            <text:p>1.7630909091</text:p>
          </table:table-cell>
          <table:table-cell office:value-type="float" office:value="291173.631252" calcext:value-type="float">
            <text:p>291173.631252</text:p>
          </table:table-cell>
        </table:table-row>
        <table:table-row table:style-name="ro1">
          <table:table-cell office:value-type="float" office:value="1.76472727273" calcext:value-type="float">
            <text:p>1.7647272727</text:p>
          </table:table-cell>
          <table:table-cell office:value-type="float" office:value="302873.664967" calcext:value-type="float">
            <text:p>302873.664967</text:p>
          </table:table-cell>
        </table:table-row>
        <table:table-row table:style-name="ro1">
          <table:table-cell office:value-type="float" office:value="1.76636363636" calcext:value-type="float">
            <text:p>1.7663636364</text:p>
          </table:table-cell>
          <table:table-cell office:value-type="float" office:value="289662.05222" calcext:value-type="float">
            <text:p>289662.05222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267987.404727" calcext:value-type="float">
            <text:p>267987.404727</text:p>
          </table:table-cell>
        </table:table-row>
        <table:table-row table:style-name="ro1">
          <table:table-cell office:value-type="float" office:value="1.76963636364" calcext:value-type="float">
            <text:p>1.7696363636</text:p>
          </table:table-cell>
          <table:table-cell office:value-type="float" office:value="259382.204095" calcext:value-type="float">
            <text:p>259382.204095</text:p>
          </table:table-cell>
        </table:table-row>
        <table:table-row table:style-name="ro1">
          <table:table-cell office:value-type="float" office:value="1.77127272727" calcext:value-type="float">
            <text:p>1.7712727273</text:p>
          </table:table-cell>
          <table:table-cell office:value-type="float" office:value="263938.358575" calcext:value-type="float">
            <text:p>263938.358575</text:p>
          </table:table-cell>
        </table:table-row>
        <table:table-row table:style-name="ro1">
          <table:table-cell office:value-type="float" office:value="1.77290909091" calcext:value-type="float">
            <text:p>1.7729090909</text:p>
          </table:table-cell>
          <table:table-cell office:value-type="float" office:value="262171.698668" calcext:value-type="float">
            <text:p>262171.698668</text:p>
          </table:table-cell>
        </table:table-row>
        <table:table-row table:style-name="ro1">
          <table:table-cell office:value-type="float" office:value="1.77454545455" calcext:value-type="float">
            <text:p>1.7745454546</text:p>
          </table:table-cell>
          <table:table-cell office:value-type="float" office:value="243808.081092" calcext:value-type="float">
            <text:p>243808.081092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236011.55076" calcext:value-type="float">
            <text:p>236011.55076</text:p>
          </table:table-cell>
        </table:table-row>
        <table:table-row table:style-name="ro1">
          <table:table-cell office:value-type="float" office:value="1.77663636364" calcext:value-type="float">
            <text:p>1.7766363636</text:p>
          </table:table-cell>
          <table:table-cell office:value-type="float" office:value="217627.498451" calcext:value-type="float">
            <text:p>217627.498451</text:p>
          </table:table-cell>
        </table:table-row>
        <table:table-row table:style-name="ro1">
          <table:table-cell office:value-type="float" office:value="1.77827272727" calcext:value-type="float">
            <text:p>1.7782727273</text:p>
          </table:table-cell>
          <table:table-cell office:value-type="float" office:value="220856.624236" calcext:value-type="float">
            <text:p>220856.624236</text:p>
          </table:table-cell>
        </table:table-row>
        <table:table-row table:style-name="ro1">
          <table:table-cell office:value-type="float" office:value="1.77990909091" calcext:value-type="float">
            <text:p>1.7799090909</text:p>
          </table:table-cell>
          <table:table-cell office:value-type="float" office:value="243563.531765" calcext:value-type="float">
            <text:p>243563.531765</text:p>
          </table:table-cell>
        </table:table-row>
        <table:table-row table:style-name="ro1">
          <table:table-cell office:value-type="float" office:value="1.78154545455" calcext:value-type="float">
            <text:p>1.7815454546</text:p>
          </table:table-cell>
          <table:table-cell office:value-type="float" office:value="259010.254267" calcext:value-type="float">
            <text:p>259010.254267</text:p>
          </table:table-cell>
        </table:table-row>
        <table:table-row table:style-name="ro1">
          <table:table-cell office:value-type="float" office:value="1.78318181818" calcext:value-type="float">
            <text:p>1.7831818182</text:p>
          </table:table-cell>
          <table:table-cell office:value-type="float" office:value="254033.520172" calcext:value-type="float">
            <text:p>254033.520172</text:p>
          </table:table-cell>
        </table:table-row>
        <table:table-row table:style-name="ro1">
          <table:table-cell office:value-type="float" office:value="1.78481818182" calcext:value-type="float">
            <text:p>1.7848181818</text:p>
          </table:table-cell>
          <table:table-cell office:value-type="float" office:value="244745.29706" calcext:value-type="float">
            <text:p>244745.29706</text:p>
          </table:table-cell>
        </table:table-row>
        <table:table-row table:style-name="ro1">
          <table:table-cell office:value-type="float" office:value="1.78645454545" calcext:value-type="float">
            <text:p>1.7864545455</text:p>
          </table:table-cell>
          <table:table-cell office:value-type="float" office:value="250721.068779" calcext:value-type="float">
            <text:p>250721.068779</text:p>
          </table:table-cell>
        </table:table-row>
        <table:table-row table:style-name="ro1">
          <table:table-cell office:value-type="float" office:value="1.78809090909" calcext:value-type="float">
            <text:p>1.7880909091</text:p>
          </table:table-cell>
          <table:table-cell office:value-type="float" office:value="279480.564213" calcext:value-type="float">
            <text:p>279480.564213</text:p>
          </table:table-cell>
        </table:table-row>
        <table:table-row table:style-name="ro1">
          <table:table-cell office:value-type="float" office:value="1.78972727273" calcext:value-type="float">
            <text:p>1.7897272727</text:p>
          </table:table-cell>
          <table:table-cell office:value-type="float" office:value="313711.636852" calcext:value-type="float">
            <text:p>313711.636852</text:p>
          </table:table-cell>
        </table:table-row>
        <table:table-row table:style-name="ro1">
          <table:table-cell office:value-type="float" office:value="1.79136363636" calcext:value-type="float">
            <text:p>1.7913636364</text:p>
          </table:table-cell>
          <table:table-cell office:value-type="float" office:value="324960.093324" calcext:value-type="float">
            <text:p>324960.093324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299773.907478" calcext:value-type="float">
            <text:p>299773.907478</text:p>
          </table:table-cell>
        </table:table-row>
        <table:table-row table:style-name="ro1">
          <table:table-cell office:value-type="float" office:value="1.79463636364" calcext:value-type="float">
            <text:p>1.7946363636</text:p>
          </table:table-cell>
          <table:table-cell office:value-type="float" office:value="267613.233618" calcext:value-type="float">
            <text:p>267613.233618</text:p>
          </table:table-cell>
        </table:table-row>
        <table:table-row table:style-name="ro1">
          <table:table-cell office:value-type="float" office:value="1.79627272727" calcext:value-type="float">
            <text:p>1.7962727273</text:p>
          </table:table-cell>
          <table:table-cell office:value-type="float" office:value="256675.656048" calcext:value-type="float">
            <text:p>256675.656048</text:p>
          </table:table-cell>
        </table:table-row>
        <table:table-row table:style-name="ro1">
          <table:table-cell office:value-type="float" office:value="1.79790909091" calcext:value-type="float">
            <text:p>1.7979090909</text:p>
          </table:table-cell>
          <table:table-cell office:value-type="float" office:value="263557.854458" calcext:value-type="float">
            <text:p>263557.854458</text:p>
          </table:table-cell>
        </table:table-row>
        <table:table-row table:style-name="ro1">
          <table:table-cell office:value-type="float" office:value="1.79954545455" calcext:value-type="float">
            <text:p>1.7995454546</text:p>
          </table:table-cell>
          <table:table-cell office:value-type="float" office:value="259232.982074" calcext:value-type="float">
            <text:p>259232.98207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52255.681353" calcext:value-type="float">
            <text:p>252255.681353</text:p>
          </table:table-cell>
        </table:table-row>
        <table:table-row table:style-name="ro1">
          <table:table-cell office:value-type="float" office:value="1.80163636364" calcext:value-type="float">
            <text:p>1.8016363636</text:p>
          </table:table-cell>
          <table:table-cell office:value-type="float" office:value="221759.702486" calcext:value-type="float">
            <text:p>221759.702486</text:p>
          </table:table-cell>
        </table:table-row>
        <table:table-row table:style-name="ro1">
          <table:table-cell office:value-type="float" office:value="1.80327272727" calcext:value-type="float">
            <text:p>1.8032727273</text:p>
          </table:table-cell>
          <table:table-cell office:value-type="float" office:value="197386.692958" calcext:value-type="float">
            <text:p>197386.692958</text:p>
          </table:table-cell>
        </table:table-row>
        <table:table-row table:style-name="ro1">
          <table:table-cell office:value-type="float" office:value="1.80490909091" calcext:value-type="float">
            <text:p>1.8049090909</text:p>
          </table:table-cell>
          <table:table-cell office:value-type="float" office:value="196878.000714" calcext:value-type="float">
            <text:p>196878.000714</text:p>
          </table:table-cell>
        </table:table-row>
        <table:table-row table:style-name="ro1">
          <table:table-cell office:value-type="float" office:value="1.80654545455" calcext:value-type="float">
            <text:p>1.8065454546</text:p>
          </table:table-cell>
          <table:table-cell office:value-type="float" office:value="211627.112005" calcext:value-type="float">
            <text:p>211627.112005</text:p>
          </table:table-cell>
        </table:table-row>
        <table:table-row table:style-name="ro1">
          <table:table-cell office:value-type="float" office:value="1.80818181818" calcext:value-type="float">
            <text:p>1.8081818182</text:p>
          </table:table-cell>
          <table:table-cell office:value-type="float" office:value="215360.799509" calcext:value-type="float">
            <text:p>215360.799509</text:p>
          </table:table-cell>
        </table:table-row>
        <table:table-row table:style-name="ro1">
          <table:table-cell office:value-type="float" office:value="1.80981818182" calcext:value-type="float">
            <text:p>1.8098181818</text:p>
          </table:table-cell>
          <table:table-cell office:value-type="float" office:value="204288.262878" calcext:value-type="float">
            <text:p>204288.262878</text:p>
          </table:table-cell>
        </table:table-row>
        <table:table-row table:style-name="ro1">
          <table:table-cell office:value-type="float" office:value="1.81145454545" calcext:value-type="float">
            <text:p>1.8114545455</text:p>
          </table:table-cell>
          <table:table-cell office:value-type="float" office:value="200810.717776" calcext:value-type="float">
            <text:p>200810.717776</text:p>
          </table:table-cell>
        </table:table-row>
        <table:table-row table:style-name="ro1">
          <table:table-cell office:value-type="float" office:value="1.81309090909" calcext:value-type="float">
            <text:p>1.8130909091</text:p>
          </table:table-cell>
          <table:table-cell office:value-type="float" office:value="223099.875196" calcext:value-type="float">
            <text:p>223099.875196</text:p>
          </table:table-cell>
        </table:table-row>
        <table:table-row table:style-name="ro1">
          <table:table-cell office:value-type="float" office:value="1.81472727273" calcext:value-type="float">
            <text:p>1.8147272727</text:p>
          </table:table-cell>
          <table:table-cell office:value-type="float" office:value="253013.306981" calcext:value-type="float">
            <text:p>253013.306981</text:p>
          </table:table-cell>
        </table:table-row>
        <table:table-row table:style-name="ro1">
          <table:table-cell office:value-type="float" office:value="1.81636363636" calcext:value-type="float">
            <text:p>1.8163636364</text:p>
          </table:table-cell>
          <table:table-cell office:value-type="float" office:value="265578.149889" calcext:value-type="float">
            <text:p>265578.149889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252296.891187" calcext:value-type="float">
            <text:p>252296.891187</text:p>
          </table:table-cell>
        </table:table-row>
        <table:table-row table:style-name="ro1">
          <table:table-cell office:value-type="float" office:value="1.81963636364" calcext:value-type="float">
            <text:p>1.8196363636</text:p>
          </table:table-cell>
          <table:table-cell office:value-type="float" office:value="236135.819857" calcext:value-type="float">
            <text:p>236135.819857</text:p>
          </table:table-cell>
        </table:table-row>
        <table:table-row table:style-name="ro1">
          <table:table-cell office:value-type="float" office:value="1.82127272727" calcext:value-type="float">
            <text:p>1.8212727273</text:p>
          </table:table-cell>
          <table:table-cell office:value-type="float" office:value="246992.038107" calcext:value-type="float">
            <text:p>246992.038107</text:p>
          </table:table-cell>
        </table:table-row>
        <table:table-row table:style-name="ro1">
          <table:table-cell office:value-type="float" office:value="1.82290909091" calcext:value-type="float">
            <text:p>1.8229090909</text:p>
          </table:table-cell>
          <table:table-cell office:value-type="float" office:value="271830.331093" calcext:value-type="float">
            <text:p>271830.331093</text:p>
          </table:table-cell>
        </table:table-row>
        <table:table-row table:style-name="ro1">
          <table:table-cell office:value-type="float" office:value="1.82454545455" calcext:value-type="float">
            <text:p>1.8245454546</text:p>
          </table:table-cell>
          <table:table-cell office:value-type="float" office:value="279612.114551" calcext:value-type="float">
            <text:p>279612.114551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275111.263127" calcext:value-type="float">
            <text:p>275111.263127</text:p>
          </table:table-cell>
        </table:table-row>
        <table:table-row table:style-name="ro1">
          <table:table-cell office:value-type="float" office:value="1.82663636364" calcext:value-type="float">
            <text:p>1.8266363636</text:p>
          </table:table-cell>
          <table:table-cell office:value-type="float" office:value="248757.528625" calcext:value-type="float">
            <text:p>248757.528625</text:p>
          </table:table-cell>
        </table:table-row>
        <table:table-row table:style-name="ro1">
          <table:table-cell office:value-type="float" office:value="1.82827272727" calcext:value-type="float">
            <text:p>1.8282727273</text:p>
          </table:table-cell>
          <table:table-cell office:value-type="float" office:value="224673.273961" calcext:value-type="float">
            <text:p>224673.273961</text:p>
          </table:table-cell>
        </table:table-row>
        <table:table-row table:style-name="ro1">
          <table:table-cell office:value-type="float" office:value="1.82990909091" calcext:value-type="float">
            <text:p>1.8299090909</text:p>
          </table:table-cell>
          <table:table-cell office:value-type="float" office:value="225646.834479" calcext:value-type="float">
            <text:p>225646.834479</text:p>
          </table:table-cell>
        </table:table-row>
        <table:table-row table:style-name="ro1">
          <table:table-cell office:value-type="float" office:value="1.83154545455" calcext:value-type="float">
            <text:p>1.8315454546</text:p>
          </table:table-cell>
          <table:table-cell office:value-type="float" office:value="239743.519344" calcext:value-type="float">
            <text:p>239743.519344</text:p>
          </table:table-cell>
        </table:table-row>
        <table:table-row table:style-name="ro1">
          <table:table-cell office:value-type="float" office:value="1.83318181818" calcext:value-type="float">
            <text:p>1.8331818182</text:p>
          </table:table-cell>
          <table:table-cell office:value-type="float" office:value="235743.904087" calcext:value-type="float">
            <text:p>235743.904087</text:p>
          </table:table-cell>
        </table:table-row>
        <table:table-row table:style-name="ro1">
          <table:table-cell office:value-type="float" office:value="1.83481818182" calcext:value-type="float">
            <text:p>1.8348181818</text:p>
          </table:table-cell>
          <table:table-cell office:value-type="float" office:value="207469.425107" calcext:value-type="float">
            <text:p>207469.425107</text:p>
          </table:table-cell>
        </table:table-row>
        <table:table-row table:style-name="ro1">
          <table:table-cell office:value-type="float" office:value="1.83645454545" calcext:value-type="float">
            <text:p>1.8364545455</text:p>
          </table:table-cell>
          <table:table-cell office:value-type="float" office:value="185712.795789" calcext:value-type="float">
            <text:p>185712.795789</text:p>
          </table:table-cell>
        </table:table-row>
        <table:table-row table:style-name="ro1">
          <table:table-cell office:value-type="float" office:value="1.83809090909" calcext:value-type="float">
            <text:p>1.8380909091</text:p>
          </table:table-cell>
          <table:table-cell office:value-type="float" office:value="195165.946396" calcext:value-type="float">
            <text:p>195165.946396</text:p>
          </table:table-cell>
        </table:table-row>
        <table:table-row table:style-name="ro1">
          <table:table-cell office:value-type="float" office:value="1.83972727273" calcext:value-type="float">
            <text:p>1.8397272727</text:p>
          </table:table-cell>
          <table:table-cell office:value-type="float" office:value="227846.016848" calcext:value-type="float">
            <text:p>227846.016848</text:p>
          </table:table-cell>
        </table:table-row>
        <table:table-row table:style-name="ro1">
          <table:table-cell office:value-type="float" office:value="1.84136363636" calcext:value-type="float">
            <text:p>1.8413636364</text:p>
          </table:table-cell>
          <table:table-cell office:value-type="float" office:value="252158.632304" calcext:value-type="float">
            <text:p>252158.632304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259436.942971" calcext:value-type="float">
            <text:p>259436.942971</text:p>
          </table:table-cell>
        </table:table-row>
        <table:table-row table:style-name="ro1">
          <table:table-cell office:value-type="float" office:value="1.84463636364" calcext:value-type="float">
            <text:p>1.8446363636</text:p>
          </table:table-cell>
          <table:table-cell office:value-type="float" office:value="252214.776948" calcext:value-type="float">
            <text:p>252214.776948</text:p>
          </table:table-cell>
        </table:table-row>
        <table:table-row table:style-name="ro1">
          <table:table-cell office:value-type="float" office:value="1.84627272727" calcext:value-type="float">
            <text:p>1.8462727273</text:p>
          </table:table-cell>
          <table:table-cell office:value-type="float" office:value="241917.667949" calcext:value-type="float">
            <text:p>241917.667949</text:p>
          </table:table-cell>
        </table:table-row>
        <table:table-row table:style-name="ro1">
          <table:table-cell office:value-type="float" office:value="1.84790909091" calcext:value-type="float">
            <text:p>1.8479090909</text:p>
          </table:table-cell>
          <table:table-cell office:value-type="float" office:value="237811.239143" calcext:value-type="float">
            <text:p>237811.239143</text:p>
          </table:table-cell>
        </table:table-row>
        <table:table-row table:style-name="ro1">
          <table:table-cell office:value-type="float" office:value="1.84954545455" calcext:value-type="float">
            <text:p>1.8495454546</text:p>
          </table:table-cell>
          <table:table-cell office:value-type="float" office:value="236740.519191" calcext:value-type="float">
            <text:p>236740.51919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35191.394845" calcext:value-type="float">
            <text:p>235191.394845</text:p>
          </table:table-cell>
        </table:table-row>
        <table:table-row table:style-name="ro1">
          <table:table-cell office:value-type="float" office:value="1.85163636364" calcext:value-type="float">
            <text:p>1.8516363636</text:p>
          </table:table-cell>
          <table:table-cell office:value-type="float" office:value="231883.61873" calcext:value-type="float">
            <text:p>231883.61873</text:p>
          </table:table-cell>
        </table:table-row>
        <table:table-row table:style-name="ro1">
          <table:table-cell office:value-type="float" office:value="1.85327272727" calcext:value-type="float">
            <text:p>1.8532727273</text:p>
          </table:table-cell>
          <table:table-cell office:value-type="float" office:value="229529.788567" calcext:value-type="float">
            <text:p>229529.788567</text:p>
          </table:table-cell>
        </table:table-row>
        <table:table-row table:style-name="ro1">
          <table:table-cell office:value-type="float" office:value="1.85490909091" calcext:value-type="float">
            <text:p>1.8549090909</text:p>
          </table:table-cell>
          <table:table-cell office:value-type="float" office:value="229887.484005" calcext:value-type="float">
            <text:p>229887.484005</text:p>
          </table:table-cell>
        </table:table-row>
        <table:table-row table:style-name="ro1">
          <table:table-cell office:value-type="float" office:value="1.85654545455" calcext:value-type="float">
            <text:p>1.8565454546</text:p>
          </table:table-cell>
          <table:table-cell office:value-type="float" office:value="229981.187995" calcext:value-type="float">
            <text:p>229981.187995</text:p>
          </table:table-cell>
        </table:table-row>
        <table:table-row table:style-name="ro1">
          <table:table-cell office:value-type="float" office:value="1.85818181818" calcext:value-type="float">
            <text:p>1.8581818182</text:p>
          </table:table-cell>
          <table:table-cell office:value-type="float" office:value="227106.883689" calcext:value-type="float">
            <text:p>227106.883689</text:p>
          </table:table-cell>
        </table:table-row>
        <table:table-row table:style-name="ro1">
          <table:table-cell office:value-type="float" office:value="1.85981818182" calcext:value-type="float">
            <text:p>1.8598181818</text:p>
          </table:table-cell>
          <table:table-cell office:value-type="float" office:value="223823.698809" calcext:value-type="float">
            <text:p>223823.698809</text:p>
          </table:table-cell>
        </table:table-row>
        <table:table-row table:style-name="ro1">
          <table:table-cell office:value-type="float" office:value="1.86145454545" calcext:value-type="float">
            <text:p>1.8614545455</text:p>
          </table:table-cell>
          <table:table-cell office:value-type="float" office:value="223231.848628" calcext:value-type="float">
            <text:p>223231.848628</text:p>
          </table:table-cell>
        </table:table-row>
        <table:table-row table:style-name="ro1">
          <table:table-cell office:value-type="float" office:value="1.86309090909" calcext:value-type="float">
            <text:p>1.8630909091</text:p>
          </table:table-cell>
          <table:table-cell office:value-type="float" office:value="226174.13037" calcext:value-type="float">
            <text:p>226174.13037</text:p>
          </table:table-cell>
        </table:table-row>
        <table:table-row table:style-name="ro1">
          <table:table-cell office:value-type="float" office:value="1.86472727273" calcext:value-type="float">
            <text:p>1.8647272727</text:p>
          </table:table-cell>
          <table:table-cell office:value-type="float" office:value="229432.934078" calcext:value-type="float">
            <text:p>229432.934078</text:p>
          </table:table-cell>
        </table:table-row>
        <table:table-row table:style-name="ro1">
          <table:table-cell office:value-type="float" office:value="1.86636363636" calcext:value-type="float">
            <text:p>1.8663636364</text:p>
          </table:table-cell>
          <table:table-cell office:value-type="float" office:value="229072.22129" calcext:value-type="float">
            <text:p>229072.22129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225964.552658" calcext:value-type="float">
            <text:p>225964.552658</text:p>
          </table:table-cell>
        </table:table-row>
        <table:table-row table:style-name="ro1">
          <table:table-cell office:value-type="float" office:value="1.86963636364" calcext:value-type="float">
            <text:p>1.8696363636</text:p>
          </table:table-cell>
          <table:table-cell office:value-type="float" office:value="223875.372453" calcext:value-type="float">
            <text:p>223875.372453</text:p>
          </table:table-cell>
        </table:table-row>
        <table:table-row table:style-name="ro1">
          <table:table-cell office:value-type="float" office:value="1.87127272727" calcext:value-type="float">
            <text:p>1.8712727273</text:p>
          </table:table-cell>
          <table:table-cell office:value-type="float" office:value="222721.483901" calcext:value-type="float">
            <text:p>222721.483901</text:p>
          </table:table-cell>
        </table:table-row>
        <table:table-row table:style-name="ro1">
          <table:table-cell office:value-type="float" office:value="1.87290909091" calcext:value-type="float">
            <text:p>1.8729090909</text:p>
          </table:table-cell>
          <table:table-cell office:value-type="float" office:value="220374.934676" calcext:value-type="float">
            <text:p>220374.934676</text:p>
          </table:table-cell>
        </table:table-row>
        <table:table-row table:style-name="ro1">
          <table:table-cell office:value-type="float" office:value="1.87454545455" calcext:value-type="float">
            <text:p>1.8745454546</text:p>
          </table:table-cell>
          <table:table-cell office:value-type="float" office:value="216831.304047" calcext:value-type="float">
            <text:p>216831.304047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214709.24491" calcext:value-type="float">
            <text:p>214709.24491</text:p>
          </table:table-cell>
        </table:table-row>
        <table:table-row table:style-name="ro1">
          <table:table-cell office:value-type="float" office:value="1.87663636364" calcext:value-type="float">
            <text:p>1.8766363636</text:p>
          </table:table-cell>
          <table:table-cell office:value-type="float" office:value="209250.093896" calcext:value-type="float">
            <text:p>209250.093896</text:p>
          </table:table-cell>
        </table:table-row>
        <table:table-row table:style-name="ro1">
          <table:table-cell office:value-type="float" office:value="1.87827272727" calcext:value-type="float">
            <text:p>1.8782727273</text:p>
          </table:table-cell>
          <table:table-cell office:value-type="float" office:value="206311.174237" calcext:value-type="float">
            <text:p>206311.174237</text:p>
          </table:table-cell>
        </table:table-row>
        <table:table-row table:style-name="ro1">
          <table:table-cell office:value-type="float" office:value="1.87990909091" calcext:value-type="float">
            <text:p>1.8799090909</text:p>
          </table:table-cell>
          <table:table-cell office:value-type="float" office:value="209202.195568" calcext:value-type="float">
            <text:p>209202.195568</text:p>
          </table:table-cell>
        </table:table-row>
        <table:table-row table:style-name="ro1">
          <table:table-cell office:value-type="float" office:value="1.88154545455" calcext:value-type="float">
            <text:p>1.8815454546</text:p>
          </table:table-cell>
          <table:table-cell office:value-type="float" office:value="215223.962193" calcext:value-type="float">
            <text:p>215223.962193</text:p>
          </table:table-cell>
        </table:table-row>
        <table:table-row table:style-name="ro1">
          <table:table-cell office:value-type="float" office:value="1.88318181818" calcext:value-type="float">
            <text:p>1.8831818182</text:p>
          </table:table-cell>
          <table:table-cell office:value-type="float" office:value="219670.818287" calcext:value-type="float">
            <text:p>219670.818287</text:p>
          </table:table-cell>
        </table:table-row>
        <table:table-row table:style-name="ro1">
          <table:table-cell office:value-type="float" office:value="1.88481818182" calcext:value-type="float">
            <text:p>1.8848181818</text:p>
          </table:table-cell>
          <table:table-cell office:value-type="float" office:value="221538.707898" calcext:value-type="float">
            <text:p>221538.707898</text:p>
          </table:table-cell>
        </table:table-row>
        <table:table-row table:style-name="ro1">
          <table:table-cell office:value-type="float" office:value="1.88645454545" calcext:value-type="float">
            <text:p>1.8864545455</text:p>
          </table:table-cell>
          <table:table-cell office:value-type="float" office:value="223229.112952" calcext:value-type="float">
            <text:p>223229.112952</text:p>
          </table:table-cell>
        </table:table-row>
        <table:table-row table:style-name="ro1">
          <table:table-cell office:value-type="float" office:value="1.88809090909" calcext:value-type="float">
            <text:p>1.8880909091</text:p>
          </table:table-cell>
          <table:table-cell office:value-type="float" office:value="226484.680203" calcext:value-type="float">
            <text:p>226484.680203</text:p>
          </table:table-cell>
        </table:table-row>
        <table:table-row table:style-name="ro1">
          <table:table-cell office:value-type="float" office:value="1.88972727273" calcext:value-type="float">
            <text:p>1.8897272727</text:p>
          </table:table-cell>
          <table:table-cell office:value-type="float" office:value="229106.552679" calcext:value-type="float">
            <text:p>229106.552679</text:p>
          </table:table-cell>
        </table:table-row>
        <table:table-row table:style-name="ro1">
          <table:table-cell office:value-type="float" office:value="1.89136363636" calcext:value-type="float">
            <text:p>1.8913636364</text:p>
          </table:table-cell>
          <table:table-cell office:value-type="float" office:value="227471.855562" calcext:value-type="float">
            <text:p>227471.855562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221766.805421" calcext:value-type="float">
            <text:p>221766.805421</text:p>
          </table:table-cell>
        </table:table-row>
        <table:table-row table:style-name="ro1">
          <table:table-cell office:value-type="float" office:value="1.89463636364" calcext:value-type="float">
            <text:p>1.8946363636</text:p>
          </table:table-cell>
          <table:table-cell office:value-type="float" office:value="216632.712537" calcext:value-type="float">
            <text:p>216632.712537</text:p>
          </table:table-cell>
        </table:table-row>
        <table:table-row table:style-name="ro1">
          <table:table-cell office:value-type="float" office:value="1.89627272727" calcext:value-type="float">
            <text:p>1.8962727273</text:p>
          </table:table-cell>
          <table:table-cell office:value-type="float" office:value="215394.043808" calcext:value-type="float">
            <text:p>215394.043808</text:p>
          </table:table-cell>
        </table:table-row>
        <table:table-row table:style-name="ro1">
          <table:table-cell office:value-type="float" office:value="1.89790909091" calcext:value-type="float">
            <text:p>1.8979090909</text:p>
          </table:table-cell>
          <table:table-cell office:value-type="float" office:value="215925.105314" calcext:value-type="float">
            <text:p>215925.105314</text:p>
          </table:table-cell>
        </table:table-row>
        <table:table-row table:style-name="ro1">
          <table:table-cell office:value-type="float" office:value="1.89954545455" calcext:value-type="float">
            <text:p>1.8995454546</text:p>
          </table:table-cell>
          <table:table-cell office:value-type="float" office:value="213737.458814" calcext:value-type="float">
            <text:p>213737.45881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1413.258766" calcext:value-type="float">
            <text:p>211413.258766</text:p>
          </table:table-cell>
        </table:table-row>
        <table:table-row table:style-name="ro1">
          <table:table-cell office:value-type="float" office:value="1.90163636364" calcext:value-type="float">
            <text:p>1.9016363636</text:p>
          </table:table-cell>
          <table:table-cell office:value-type="float" office:value="204379.2734" calcext:value-type="float">
            <text:p>204379.2734</text:p>
          </table:table-cell>
        </table:table-row>
        <table:table-row table:style-name="ro1">
          <table:table-cell office:value-type="float" office:value="1.90327272727" calcext:value-type="float">
            <text:p>1.9032727273</text:p>
          </table:table-cell>
          <table:table-cell office:value-type="float" office:value="199606.515762" calcext:value-type="float">
            <text:p>199606.515762</text:p>
          </table:table-cell>
        </table:table-row>
        <table:table-row table:style-name="ro1">
          <table:table-cell office:value-type="float" office:value="1.90490909091" calcext:value-type="float">
            <text:p>1.9049090909</text:p>
          </table:table-cell>
          <table:table-cell office:value-type="float" office:value="204235.441808" calcext:value-type="float">
            <text:p>204235.441808</text:p>
          </table:table-cell>
        </table:table-row>
        <table:table-row table:style-name="ro1">
          <table:table-cell office:value-type="float" office:value="1.90654545455" calcext:value-type="float">
            <text:p>1.9065454546</text:p>
          </table:table-cell>
          <table:table-cell office:value-type="float" office:value="213886.51052" calcext:value-type="float">
            <text:p>213886.51052</text:p>
          </table:table-cell>
        </table:table-row>
        <table:table-row table:style-name="ro1">
          <table:table-cell office:value-type="float" office:value="1.90818181818" calcext:value-type="float">
            <text:p>1.9081818182</text:p>
          </table:table-cell>
          <table:table-cell office:value-type="float" office:value="218679.450398" calcext:value-type="float">
            <text:p>218679.450398</text:p>
          </table:table-cell>
        </table:table-row>
        <table:table-row table:style-name="ro1">
          <table:table-cell office:value-type="float" office:value="1.90981818182" calcext:value-type="float">
            <text:p>1.9098181818</text:p>
          </table:table-cell>
          <table:table-cell office:value-type="float" office:value="216098.603141" calcext:value-type="float">
            <text:p>216098.603141</text:p>
          </table:table-cell>
        </table:table-row>
        <table:table-row table:style-name="ro1">
          <table:table-cell office:value-type="float" office:value="1.91145454545" calcext:value-type="float">
            <text:p>1.9114545455</text:p>
          </table:table-cell>
          <table:table-cell office:value-type="float" office:value="212948.935346" calcext:value-type="float">
            <text:p>212948.935346</text:p>
          </table:table-cell>
        </table:table-row>
        <table:table-row table:style-name="ro1">
          <table:table-cell office:value-type="float" office:value="1.91309090909" calcext:value-type="float">
            <text:p>1.9130909091</text:p>
          </table:table-cell>
          <table:table-cell office:value-type="float" office:value="214311.056276" calcext:value-type="float">
            <text:p>214311.056276</text:p>
          </table:table-cell>
        </table:table-row>
        <table:table-row table:style-name="ro1">
          <table:table-cell office:value-type="float" office:value="1.91472727273" calcext:value-type="float">
            <text:p>1.9147272727</text:p>
          </table:table-cell>
          <table:table-cell office:value-type="float" office:value="219512.804956" calcext:value-type="float">
            <text:p>219512.804956</text:p>
          </table:table-cell>
        </table:table-row>
        <table:table-row table:style-name="ro1">
          <table:table-cell office:value-type="float" office:value="1.91636363636" calcext:value-type="float">
            <text:p>1.9163636364</text:p>
          </table:table-cell>
          <table:table-cell office:value-type="float" office:value="222558.583964" calcext:value-type="float">
            <text:p>222558.583964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219920.185535" calcext:value-type="float">
            <text:p>219920.185535</text:p>
          </table:table-cell>
        </table:table-row>
        <table:table-row table:style-name="ro1">
          <table:table-cell office:value-type="float" office:value="1.91963636364" calcext:value-type="float">
            <text:p>1.9196363636</text:p>
          </table:table-cell>
          <table:table-cell office:value-type="float" office:value="213197.378832" calcext:value-type="float">
            <text:p>213197.378832</text:p>
          </table:table-cell>
        </table:table-row>
        <table:table-row table:style-name="ro1">
          <table:table-cell office:value-type="float" office:value="1.92127272727" calcext:value-type="float">
            <text:p>1.9212727273</text:p>
          </table:table-cell>
          <table:table-cell office:value-type="float" office:value="208171.551445" calcext:value-type="float">
            <text:p>208171.551445</text:p>
          </table:table-cell>
        </table:table-row>
        <table:table-row table:style-name="ro1">
          <table:table-cell office:value-type="float" office:value="1.92290909091" calcext:value-type="float">
            <text:p>1.9229090909</text:p>
          </table:table-cell>
          <table:table-cell office:value-type="float" office:value="208352.795761" calcext:value-type="float">
            <text:p>208352.795761</text:p>
          </table:table-cell>
        </table:table-row>
        <table:table-row table:style-name="ro1">
          <table:table-cell office:value-type="float" office:value="1.92454545455" calcext:value-type="float">
            <text:p>1.9245454546</text:p>
          </table:table-cell>
          <table:table-cell office:value-type="float" office:value="211045.689541" calcext:value-type="float">
            <text:p>211045.689541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210872.557608" calcext:value-type="float">
            <text:p>210872.557608</text:p>
          </table:table-cell>
        </table:table-row>
        <table:table-row table:style-name="ro1">
          <table:table-cell office:value-type="float" office:value="1.92663636364" calcext:value-type="float">
            <text:p>1.9266363636</text:p>
          </table:table-cell>
          <table:table-cell office:value-type="float" office:value="208684.91011" calcext:value-type="float">
            <text:p>208684.91011</text:p>
          </table:table-cell>
        </table:table-row>
        <table:table-row table:style-name="ro1">
          <table:table-cell office:value-type="float" office:value="1.92827272727" calcext:value-type="float">
            <text:p>1.9282727273</text:p>
          </table:table-cell>
          <table:table-cell office:value-type="float" office:value="203653.496963" calcext:value-type="float">
            <text:p>203653.496963</text:p>
          </table:table-cell>
        </table:table-row>
        <table:table-row table:style-name="ro1">
          <table:table-cell office:value-type="float" office:value="1.92990909091" calcext:value-type="float">
            <text:p>1.9299090909</text:p>
          </table:table-cell>
          <table:table-cell office:value-type="float" office:value="200852.202841" calcext:value-type="float">
            <text:p>200852.202841</text:p>
          </table:table-cell>
        </table:table-row>
        <table:table-row table:style-name="ro1">
          <table:table-cell office:value-type="float" office:value="1.93154545455" calcext:value-type="float">
            <text:p>1.9315454546</text:p>
          </table:table-cell>
          <table:table-cell office:value-type="float" office:value="202251.858359" calcext:value-type="float">
            <text:p>202251.858359</text:p>
          </table:table-cell>
        </table:table-row>
        <table:table-row table:style-name="ro1">
          <table:table-cell office:value-type="float" office:value="1.93318181818" calcext:value-type="float">
            <text:p>1.9331818182</text:p>
          </table:table-cell>
          <table:table-cell office:value-type="float" office:value="204849.24474" calcext:value-type="float">
            <text:p>204849.24474</text:p>
          </table:table-cell>
        </table:table-row>
        <table:table-row table:style-name="ro1">
          <table:table-cell office:value-type="float" office:value="1.93481818182" calcext:value-type="float">
            <text:p>1.9348181818</text:p>
          </table:table-cell>
          <table:table-cell office:value-type="float" office:value="205783.805646" calcext:value-type="float">
            <text:p>205783.805646</text:p>
          </table:table-cell>
        </table:table-row>
        <table:table-row table:style-name="ro1">
          <table:table-cell office:value-type="float" office:value="1.93645454545" calcext:value-type="float">
            <text:p>1.9364545455</text:p>
          </table:table-cell>
          <table:table-cell office:value-type="float" office:value="207046.59828" calcext:value-type="float">
            <text:p>207046.59828</text:p>
          </table:table-cell>
        </table:table-row>
        <table:table-row table:style-name="ro1">
          <table:table-cell office:value-type="float" office:value="1.93809090909" calcext:value-type="float">
            <text:p>1.9380909091</text:p>
          </table:table-cell>
          <table:table-cell office:value-type="float" office:value="212093.830013" calcext:value-type="float">
            <text:p>212093.830013</text:p>
          </table:table-cell>
        </table:table-row>
        <table:table-row table:style-name="ro1">
          <table:table-cell office:value-type="float" office:value="1.93972727273" calcext:value-type="float">
            <text:p>1.9397272727</text:p>
          </table:table-cell>
          <table:table-cell office:value-type="float" office:value="219660.318367" calcext:value-type="float">
            <text:p>219660.318367</text:p>
          </table:table-cell>
        </table:table-row>
        <table:table-row table:style-name="ro1">
          <table:table-cell office:value-type="float" office:value="1.94136363636" calcext:value-type="float">
            <text:p>1.9413636364</text:p>
          </table:table-cell>
          <table:table-cell office:value-type="float" office:value="227064.791631" calcext:value-type="float">
            <text:p>227064.791631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226108.672445" calcext:value-type="float">
            <text:p>226108.672445</text:p>
          </table:table-cell>
        </table:table-row>
        <table:table-row table:style-name="ro1">
          <table:table-cell office:value-type="float" office:value="1.94463636364" calcext:value-type="float">
            <text:p>1.9446363636</text:p>
          </table:table-cell>
          <table:table-cell office:value-type="float" office:value="215781.177481" calcext:value-type="float">
            <text:p>215781.177481</text:p>
          </table:table-cell>
        </table:table-row>
        <table:table-row table:style-name="ro1">
          <table:table-cell office:value-type="float" office:value="1.94627272727" calcext:value-type="float">
            <text:p>1.9462727273</text:p>
          </table:table-cell>
          <table:table-cell office:value-type="float" office:value="204894.139303" calcext:value-type="float">
            <text:p>204894.139303</text:p>
          </table:table-cell>
        </table:table-row>
        <table:table-row table:style-name="ro1">
          <table:table-cell office:value-type="float" office:value="1.94790909091" calcext:value-type="float">
            <text:p>1.9479090909</text:p>
          </table:table-cell>
          <table:table-cell office:value-type="float" office:value="202959.494104" calcext:value-type="float">
            <text:p>202959.494104</text:p>
          </table:table-cell>
        </table:table-row>
        <table:table-row table:style-name="ro1">
          <table:table-cell office:value-type="float" office:value="1.94954545455" calcext:value-type="float">
            <text:p>1.9495454546</text:p>
          </table:table-cell>
          <table:table-cell office:value-type="float" office:value="212417.980655" calcext:value-type="float">
            <text:p>212417.98065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16231.88535" calcext:value-type="float">
            <text:p>216231.88535</text:p>
          </table:table-cell>
        </table:table-row>
        <table:table-row table:style-name="ro1">
          <table:table-cell office:value-type="float" office:value="1.95163636364" calcext:value-type="float">
            <text:p>1.9516363636</text:p>
          </table:table-cell>
          <table:table-cell office:value-type="float" office:value="227231.4053" calcext:value-type="float">
            <text:p>227231.4053</text:p>
          </table:table-cell>
        </table:table-row>
        <table:table-row table:style-name="ro1">
          <table:table-cell office:value-type="float" office:value="1.95327272727" calcext:value-type="float">
            <text:p>1.9532727273</text:p>
          </table:table-cell>
          <table:table-cell office:value-type="float" office:value="231531.636509" calcext:value-type="float">
            <text:p>231531.636509</text:p>
          </table:table-cell>
        </table:table-row>
        <table:table-row table:style-name="ro1">
          <table:table-cell office:value-type="float" office:value="1.95490909091" calcext:value-type="float">
            <text:p>1.9549090909</text:p>
          </table:table-cell>
          <table:table-cell office:value-type="float" office:value="223341.594654" calcext:value-type="float">
            <text:p>223341.594654</text:p>
          </table:table-cell>
        </table:table-row>
        <table:table-row table:style-name="ro1">
          <table:table-cell office:value-type="float" office:value="1.95654545455" calcext:value-type="float">
            <text:p>1.9565454546</text:p>
          </table:table-cell>
          <table:table-cell office:value-type="float" office:value="217727.721891" calcext:value-type="float">
            <text:p>217727.721891</text:p>
          </table:table-cell>
        </table:table-row>
        <table:table-row table:style-name="ro1">
          <table:table-cell office:value-type="float" office:value="1.95818181818" calcext:value-type="float">
            <text:p>1.9581818182</text:p>
          </table:table-cell>
          <table:table-cell office:value-type="float" office:value="213640.919708" calcext:value-type="float">
            <text:p>213640.919708</text:p>
          </table:table-cell>
        </table:table-row>
        <table:table-row table:style-name="ro1">
          <table:table-cell office:value-type="float" office:value="1.95981818182" calcext:value-type="float">
            <text:p>1.9598181818</text:p>
          </table:table-cell>
          <table:table-cell office:value-type="float" office:value="211388.667449" calcext:value-type="float">
            <text:p>211388.667449</text:p>
          </table:table-cell>
        </table:table-row>
        <table:table-row table:style-name="ro1">
          <table:table-cell office:value-type="float" office:value="1.96145454545" calcext:value-type="float">
            <text:p>1.9614545455</text:p>
          </table:table-cell>
          <table:table-cell office:value-type="float" office:value="208079.417422" calcext:value-type="float">
            <text:p>208079.417422</text:p>
          </table:table-cell>
        </table:table-row>
        <table:table-row table:style-name="ro1">
          <table:table-cell office:value-type="float" office:value="1.96309090909" calcext:value-type="float">
            <text:p>1.9630909091</text:p>
          </table:table-cell>
          <table:table-cell office:value-type="float" office:value="204931.305695" calcext:value-type="float">
            <text:p>204931.305695</text:p>
          </table:table-cell>
        </table:table-row>
        <table:table-row table:style-name="ro1">
          <table:table-cell office:value-type="float" office:value="1.96472727273" calcext:value-type="float">
            <text:p>1.9647272727</text:p>
          </table:table-cell>
          <table:table-cell office:value-type="float" office:value="202207.806793" calcext:value-type="float">
            <text:p>202207.806793</text:p>
          </table:table-cell>
        </table:table-row>
        <table:table-row table:style-name="ro1">
          <table:table-cell office:value-type="float" office:value="1.96636363636" calcext:value-type="float">
            <text:p>1.9663636364</text:p>
          </table:table-cell>
          <table:table-cell office:value-type="float" office:value="199709.563608" calcext:value-type="float">
            <text:p>199709.563608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97095.750626" calcext:value-type="float">
            <text:p>197095.750626</text:p>
          </table:table-cell>
        </table:table-row>
        <table:table-row table:style-name="ro1">
          <table:table-cell office:value-type="float" office:value="1.96963636364" calcext:value-type="float">
            <text:p>1.9696363636</text:p>
          </table:table-cell>
          <table:table-cell office:value-type="float" office:value="194685.60175" calcext:value-type="float">
            <text:p>194685.60175</text:p>
          </table:table-cell>
        </table:table-row>
        <table:table-row table:style-name="ro1">
          <table:table-cell office:value-type="float" office:value="1.97127272727" calcext:value-type="float">
            <text:p>1.9712727273</text:p>
          </table:table-cell>
          <table:table-cell office:value-type="float" office:value="194126.666096" calcext:value-type="float">
            <text:p>194126.666096</text:p>
          </table:table-cell>
        </table:table-row>
        <table:table-row table:style-name="ro1">
          <table:table-cell office:value-type="float" office:value="1.97290909091" calcext:value-type="float">
            <text:p>1.9729090909</text:p>
          </table:table-cell>
          <table:table-cell office:value-type="float" office:value="193631.618635" calcext:value-type="float">
            <text:p>193631.618635</text:p>
          </table:table-cell>
        </table:table-row>
        <table:table-row table:style-name="ro1">
          <table:table-cell office:value-type="float" office:value="1.97454545455" calcext:value-type="float">
            <text:p>1.9745454546</text:p>
          </table:table-cell>
          <table:table-cell office:value-type="float" office:value="191786.10524" calcext:value-type="float">
            <text:p>191786.10524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190118.215525" calcext:value-type="float">
            <text:p>190118.215525</text:p>
          </table:table-cell>
        </table:table-row>
        <table:table-row table:style-name="ro1">
          <table:table-cell office:value-type="float" office:value="1.97663636364" calcext:value-type="float">
            <text:p>1.9766363636</text:p>
          </table:table-cell>
          <table:table-cell office:value-type="float" office:value="185313.672484" calcext:value-type="float">
            <text:p>185313.672484</text:p>
          </table:table-cell>
        </table:table-row>
        <table:table-row table:style-name="ro1">
          <table:table-cell office:value-type="float" office:value="1.97827272727" calcext:value-type="float">
            <text:p>1.9782727273</text:p>
          </table:table-cell>
          <table:table-cell office:value-type="float" office:value="181948.470688" calcext:value-type="float">
            <text:p>181948.470688</text:p>
          </table:table-cell>
        </table:table-row>
        <table:table-row table:style-name="ro1">
          <table:table-cell office:value-type="float" office:value="1.97990909091" calcext:value-type="float">
            <text:p>1.9799090909</text:p>
          </table:table-cell>
          <table:table-cell office:value-type="float" office:value="182703.819821" calcext:value-type="float">
            <text:p>182703.819821</text:p>
          </table:table-cell>
        </table:table-row>
        <table:table-row table:style-name="ro1">
          <table:table-cell office:value-type="float" office:value="1.98154545455" calcext:value-type="float">
            <text:p>1.9815454546</text:p>
          </table:table-cell>
          <table:table-cell office:value-type="float" office:value="186689.985715" calcext:value-type="float">
            <text:p>186689.985715</text:p>
          </table:table-cell>
        </table:table-row>
        <table:table-row table:style-name="ro1">
          <table:table-cell office:value-type="float" office:value="1.98318181818" calcext:value-type="float">
            <text:p>1.9831818182</text:p>
          </table:table-cell>
          <table:table-cell office:value-type="float" office:value="188903.229574" calcext:value-type="float">
            <text:p>188903.229574</text:p>
          </table:table-cell>
        </table:table-row>
        <table:table-row table:style-name="ro1">
          <table:table-cell office:value-type="float" office:value="1.98481818182" calcext:value-type="float">
            <text:p>1.9848181818</text:p>
          </table:table-cell>
          <table:table-cell office:value-type="float" office:value="188738.884548" calcext:value-type="float">
            <text:p>188738.884548</text:p>
          </table:table-cell>
        </table:table-row>
        <table:table-row table:style-name="ro1">
          <table:table-cell office:value-type="float" office:value="1.98645454545" calcext:value-type="float">
            <text:p>1.9864545455</text:p>
          </table:table-cell>
          <table:table-cell office:value-type="float" office:value="186961.686849" calcext:value-type="float">
            <text:p>186961.686849</text:p>
          </table:table-cell>
        </table:table-row>
        <table:table-row table:style-name="ro1">
          <table:table-cell office:value-type="float" office:value="1.98809090909" calcext:value-type="float">
            <text:p>1.9880909091</text:p>
          </table:table-cell>
          <table:table-cell office:value-type="float" office:value="185941.435611" calcext:value-type="float">
            <text:p>185941.435611</text:p>
          </table:table-cell>
        </table:table-row>
        <table:table-row table:style-name="ro1">
          <table:table-cell office:value-type="float" office:value="1.98972727273" calcext:value-type="float">
            <text:p>1.9897272727</text:p>
          </table:table-cell>
          <table:table-cell office:value-type="float" office:value="185280.85401" calcext:value-type="float">
            <text:p>185280.85401</text:p>
          </table:table-cell>
        </table:table-row>
        <table:table-row table:style-name="ro1">
          <table:table-cell office:value-type="float" office:value="1.99136363636" calcext:value-type="float">
            <text:p>1.9913636364</text:p>
          </table:table-cell>
          <table:table-cell office:value-type="float" office:value="184834.939649" calcext:value-type="float">
            <text:p>184834.939649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182761.878792" calcext:value-type="float">
            <text:p>182761.878792</text:p>
          </table:table-cell>
        </table:table-row>
        <table:table-row table:style-name="ro1">
          <table:table-cell office:value-type="float" office:value="1.99463636364" calcext:value-type="float">
            <text:p>1.9946363636</text:p>
          </table:table-cell>
          <table:table-cell office:value-type="float" office:value="180304.382231" calcext:value-type="float">
            <text:p>180304.382231</text:p>
          </table:table-cell>
        </table:table-row>
        <table:table-row table:style-name="ro1">
          <table:table-cell office:value-type="float" office:value="1.99627272727" calcext:value-type="float">
            <text:p>1.9962727273</text:p>
          </table:table-cell>
          <table:table-cell office:value-type="float" office:value="178313.499151" calcext:value-type="float">
            <text:p>178313.499151</text:p>
          </table:table-cell>
        </table:table-row>
        <table:table-row table:style-name="ro1">
          <table:table-cell office:value-type="float" office:value="1.99790909091" calcext:value-type="float">
            <text:p>1.9979090909</text:p>
          </table:table-cell>
          <table:table-cell office:value-type="float" office:value="177937.550984" calcext:value-type="float">
            <text:p>177937.550984</text:p>
          </table:table-cell>
        </table:table-row>
        <table:table-row table:style-name="ro1">
          <table:table-cell office:value-type="float" office:value="1.99954545455" calcext:value-type="float">
            <text:p>1.9995454546</text:p>
          </table:table-cell>
          <table:table-cell office:value-type="float" office:value="177814.859604" calcext:value-type="float">
            <text:p>177814.859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417.229829" calcext:value-type="float">
            <text:p>177417.229829</text:p>
          </table:table-cell>
        </table:table-row>
        <table:table-row table:style-name="ro1">
          <table:table-cell office:value-type="float" office:value="2.00163636364" calcext:value-type="float">
            <text:p>2.0016363636</text:p>
          </table:table-cell>
          <table:table-cell office:value-type="float" office:value="164766.944372" calcext:value-type="float">
            <text:p>164766.944372</text:p>
          </table:table-cell>
        </table:table-row>
        <table:table-row table:style-name="ro1">
          <table:table-cell office:value-type="float" office:value="2.00327272727" calcext:value-type="float">
            <text:p>2.0032727273</text:p>
          </table:table-cell>
          <table:table-cell office:value-type="float" office:value="189351.724579" calcext:value-type="float">
            <text:p>189351.724579</text:p>
          </table:table-cell>
        </table:table-row>
        <table:table-row table:style-name="ro1">
          <table:table-cell office:value-type="float" office:value="2.00490909091" calcext:value-type="float">
            <text:p>2.0049090909</text:p>
          </table:table-cell>
          <table:table-cell office:value-type="float" office:value="214012.486018" calcext:value-type="float">
            <text:p>214012.486018</text:p>
          </table:table-cell>
        </table:table-row>
        <table:table-row table:style-name="ro1">
          <table:table-cell office:value-type="float" office:value="2.00654545455" calcext:value-type="float">
            <text:p>2.0065454546</text:p>
          </table:table-cell>
          <table:table-cell office:value-type="float" office:value="245870.095722" calcext:value-type="float">
            <text:p>245870.095722</text:p>
          </table:table-cell>
        </table:table-row>
        <table:table-row table:style-name="ro1">
          <table:table-cell office:value-type="float" office:value="2.00818181818" calcext:value-type="float">
            <text:p>2.0081818182</text:p>
          </table:table-cell>
          <table:table-cell office:value-type="float" office:value="271341.86184" calcext:value-type="float">
            <text:p>271341.86184</text:p>
          </table:table-cell>
        </table:table-row>
        <table:table-row table:style-name="ro1">
          <table:table-cell office:value-type="float" office:value="2.00981818182" calcext:value-type="float">
            <text:p>2.0098181818</text:p>
          </table:table-cell>
          <table:table-cell office:value-type="float" office:value="276506.046171" calcext:value-type="float">
            <text:p>276506.046171</text:p>
          </table:table-cell>
        </table:table-row>
        <table:table-row table:style-name="ro1">
          <table:table-cell office:value-type="float" office:value="2.01145454545" calcext:value-type="float">
            <text:p>2.0114545455</text:p>
          </table:table-cell>
          <table:table-cell office:value-type="float" office:value="259517.247504" calcext:value-type="float">
            <text:p>259517.247504</text:p>
          </table:table-cell>
        </table:table-row>
        <table:table-row table:style-name="ro1">
          <table:table-cell office:value-type="float" office:value="2.01309090909" calcext:value-type="float">
            <text:p>2.0130909091</text:p>
          </table:table-cell>
          <table:table-cell office:value-type="float" office:value="231526.190068" calcext:value-type="float">
            <text:p>231526.190068</text:p>
          </table:table-cell>
        </table:table-row>
        <table:table-row table:style-name="ro1">
          <table:table-cell office:value-type="float" office:value="2.01472727273" calcext:value-type="float">
            <text:p>2.0147272727</text:p>
          </table:table-cell>
          <table:table-cell office:value-type="float" office:value="205589.94916" calcext:value-type="float">
            <text:p>205589.94916</text:p>
          </table:table-cell>
        </table:table-row>
        <table:table-row table:style-name="ro1">
          <table:table-cell office:value-type="float" office:value="2.01636363636" calcext:value-type="float">
            <text:p>2.0163636364</text:p>
          </table:table-cell>
          <table:table-cell office:value-type="float" office:value="198008.611647" calcext:value-type="float">
            <text:p>198008.611647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208082.917711" calcext:value-type="float">
            <text:p>208082.917711</text:p>
          </table:table-cell>
        </table:table-row>
        <table:table-row table:style-name="ro1">
          <table:table-cell office:value-type="float" office:value="2.01963636364" calcext:value-type="float">
            <text:p>2.0196363636</text:p>
          </table:table-cell>
          <table:table-cell office:value-type="float" office:value="226167.296987" calcext:value-type="float">
            <text:p>226167.296987</text:p>
          </table:table-cell>
        </table:table-row>
        <table:table-row table:style-name="ro1">
          <table:table-cell office:value-type="float" office:value="2.02127272727" calcext:value-type="float">
            <text:p>2.0212727273</text:p>
          </table:table-cell>
          <table:table-cell office:value-type="float" office:value="247328.937658" calcext:value-type="float">
            <text:p>247328.937658</text:p>
          </table:table-cell>
        </table:table-row>
        <table:table-row table:style-name="ro1">
          <table:table-cell office:value-type="float" office:value="2.02290909091" calcext:value-type="float">
            <text:p>2.0229090909</text:p>
          </table:table-cell>
          <table:table-cell office:value-type="float" office:value="265171.756364" calcext:value-type="float">
            <text:p>265171.756364</text:p>
          </table:table-cell>
        </table:table-row>
        <table:table-row table:style-name="ro1">
          <table:table-cell office:value-type="float" office:value="2.02454545455" calcext:value-type="float">
            <text:p>2.0245454546</text:p>
          </table:table-cell>
          <table:table-cell office:value-type="float" office:value="273991.826383" calcext:value-type="float">
            <text:p>273991.826383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73383.028321" calcext:value-type="float">
            <text:p>273383.028321</text:p>
          </table:table-cell>
        </table:table-row>
        <table:table-row table:style-name="ro1">
          <table:table-cell office:value-type="float" office:value="2.02663636364" calcext:value-type="float">
            <text:p>2.0266363636</text:p>
          </table:table-cell>
          <table:table-cell office:value-type="float" office:value="264417.28578" calcext:value-type="float">
            <text:p>264417.28578</text:p>
          </table:table-cell>
        </table:table-row>
        <table:table-row table:style-name="ro1">
          <table:table-cell office:value-type="float" office:value="2.02827272727" calcext:value-type="float">
            <text:p>2.0282727273</text:p>
          </table:table-cell>
          <table:table-cell office:value-type="float" office:value="236610.131895" calcext:value-type="float">
            <text:p>236610.131895</text:p>
          </table:table-cell>
        </table:table-row>
        <table:table-row table:style-name="ro1">
          <table:table-cell office:value-type="float" office:value="2.02990909091" calcext:value-type="float">
            <text:p>2.0299090909</text:p>
          </table:table-cell>
          <table:table-cell office:value-type="float" office:value="200924.575414" calcext:value-type="float">
            <text:p>200924.575414</text:p>
          </table:table-cell>
        </table:table-row>
        <table:table-row table:style-name="ro1">
          <table:table-cell office:value-type="float" office:value="2.03154545455" calcext:value-type="float">
            <text:p>2.0315454546</text:p>
          </table:table-cell>
          <table:table-cell office:value-type="float" office:value="179930.545665" calcext:value-type="float">
            <text:p>179930.545665</text:p>
          </table:table-cell>
        </table:table-row>
        <table:table-row table:style-name="ro1">
          <table:table-cell office:value-type="float" office:value="2.03318181818" calcext:value-type="float">
            <text:p>2.0331818182</text:p>
          </table:table-cell>
          <table:table-cell office:value-type="float" office:value="183763.091752" calcext:value-type="float">
            <text:p>183763.091752</text:p>
          </table:table-cell>
        </table:table-row>
        <table:table-row table:style-name="ro1">
          <table:table-cell office:value-type="float" office:value="2.03481818182" calcext:value-type="float">
            <text:p>2.0348181818</text:p>
          </table:table-cell>
          <table:table-cell office:value-type="float" office:value="206082.034301" calcext:value-type="float">
            <text:p>206082.034301</text:p>
          </table:table-cell>
        </table:table-row>
        <table:table-row table:style-name="ro1">
          <table:table-cell office:value-type="float" office:value="2.03645454545" calcext:value-type="float">
            <text:p>2.0364545455</text:p>
          </table:table-cell>
          <table:table-cell office:value-type="float" office:value="239406.810611" calcext:value-type="float">
            <text:p>239406.810611</text:p>
          </table:table-cell>
        </table:table-row>
        <table:table-row table:style-name="ro1">
          <table:table-cell office:value-type="float" office:value="2.03809090909" calcext:value-type="float">
            <text:p>2.0380909091</text:p>
          </table:table-cell>
          <table:table-cell office:value-type="float" office:value="271951.369019" calcext:value-type="float">
            <text:p>271951.369019</text:p>
          </table:table-cell>
        </table:table-row>
        <table:table-row table:style-name="ro1">
          <table:table-cell office:value-type="float" office:value="2.03972727273" calcext:value-type="float">
            <text:p>2.0397272727</text:p>
          </table:table-cell>
          <table:table-cell office:value-type="float" office:value="291447.330446" calcext:value-type="float">
            <text:p>291447.330446</text:p>
          </table:table-cell>
        </table:table-row>
        <table:table-row table:style-name="ro1">
          <table:table-cell office:value-type="float" office:value="2.04136363636" calcext:value-type="float">
            <text:p>2.0413636364</text:p>
          </table:table-cell>
          <table:table-cell office:value-type="float" office:value="290493.640843" calcext:value-type="float">
            <text:p>290493.640843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259554.413241" calcext:value-type="float">
            <text:p>259554.413241</text:p>
          </table:table-cell>
        </table:table-row>
        <table:table-row table:style-name="ro1">
          <table:table-cell office:value-type="float" office:value="2.04463636364" calcext:value-type="float">
            <text:p>2.0446363636</text:p>
          </table:table-cell>
          <table:table-cell office:value-type="float" office:value="209145.608869" calcext:value-type="float">
            <text:p>209145.608869</text:p>
          </table:table-cell>
        </table:table-row>
        <table:table-row table:style-name="ro1">
          <table:table-cell office:value-type="float" office:value="2.04627272727" calcext:value-type="float">
            <text:p>2.0462727273</text:p>
          </table:table-cell>
          <table:table-cell office:value-type="float" office:value="174951.146885" calcext:value-type="float">
            <text:p>174951.146885</text:p>
          </table:table-cell>
        </table:table-row>
        <table:table-row table:style-name="ro1">
          <table:table-cell office:value-type="float" office:value="2.04790909091" calcext:value-type="float">
            <text:p>2.0479090909</text:p>
          </table:table-cell>
          <table:table-cell office:value-type="float" office:value="172229.975063" calcext:value-type="float">
            <text:p>172229.975063</text:p>
          </table:table-cell>
        </table:table-row>
        <table:table-row table:style-name="ro1">
          <table:table-cell office:value-type="float" office:value="2.04954545455" calcext:value-type="float">
            <text:p>2.0495454546</text:p>
          </table:table-cell>
          <table:table-cell office:value-type="float" office:value="193874.694176" calcext:value-type="float">
            <text:p>193874.69417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01328.505086" calcext:value-type="float">
            <text:p>201328.505086</text:p>
          </table:table-cell>
        </table:table-row>
        <table:table-row table:style-name="ro1">
          <table:table-cell office:value-type="float" office:value="2.05163636364" calcext:value-type="float">
            <text:p>2.0516363636</text:p>
          </table:table-cell>
          <table:table-cell office:value-type="float" office:value="231555.35172" calcext:value-type="float">
            <text:p>231555.35172</text:p>
          </table:table-cell>
        </table:table-row>
        <table:table-row table:style-name="ro1">
          <table:table-cell office:value-type="float" office:value="2.05327272727" calcext:value-type="float">
            <text:p>2.0532727273</text:p>
          </table:table-cell>
          <table:table-cell office:value-type="float" office:value="252559.288444" calcext:value-type="float">
            <text:p>252559.288444</text:p>
          </table:table-cell>
        </table:table-row>
        <table:table-row table:style-name="ro1">
          <table:table-cell office:value-type="float" office:value="2.05490909091" calcext:value-type="float">
            <text:p>2.0549090909</text:p>
          </table:table-cell>
          <table:table-cell office:value-type="float" office:value="252089.540874" calcext:value-type="float">
            <text:p>252089.540874</text:p>
          </table:table-cell>
        </table:table-row>
        <table:table-row table:style-name="ro1">
          <table:table-cell office:value-type="float" office:value="2.05654545455" calcext:value-type="float">
            <text:p>2.0565454546</text:p>
          </table:table-cell>
          <table:table-cell office:value-type="float" office:value="229586.157725" calcext:value-type="float">
            <text:p>229586.157725</text:p>
          </table:table-cell>
        </table:table-row>
        <table:table-row table:style-name="ro1">
          <table:table-cell office:value-type="float" office:value="2.05818181818" calcext:value-type="float">
            <text:p>2.0581818182</text:p>
          </table:table-cell>
          <table:table-cell office:value-type="float" office:value="194466.486942" calcext:value-type="float">
            <text:p>194466.486942</text:p>
          </table:table-cell>
        </table:table-row>
        <table:table-row table:style-name="ro1">
          <table:table-cell office:value-type="float" office:value="2.05981818182" calcext:value-type="float">
            <text:p>2.0598181818</text:p>
          </table:table-cell>
          <table:table-cell office:value-type="float" office:value="158793.823872" calcext:value-type="float">
            <text:p>158793.823872</text:p>
          </table:table-cell>
        </table:table-row>
        <table:table-row table:style-name="ro1">
          <table:table-cell office:value-type="float" office:value="2.06145454545" calcext:value-type="float">
            <text:p>2.0614545455</text:p>
          </table:table-cell>
          <table:table-cell office:value-type="float" office:value="146090.743902" calcext:value-type="float">
            <text:p>146090.743902</text:p>
          </table:table-cell>
        </table:table-row>
        <table:table-row table:style-name="ro1">
          <table:table-cell office:value-type="float" office:value="2.06309090909" calcext:value-type="float">
            <text:p>2.0630909091</text:p>
          </table:table-cell>
          <table:table-cell office:value-type="float" office:value="165281.890375" calcext:value-type="float">
            <text:p>165281.890375</text:p>
          </table:table-cell>
        </table:table-row>
        <table:table-row table:style-name="ro1">
          <table:table-cell office:value-type="float" office:value="2.06472727273" calcext:value-type="float">
            <text:p>2.0647272727</text:p>
          </table:table-cell>
          <table:table-cell office:value-type="float" office:value="198669.235109" calcext:value-type="float">
            <text:p>198669.235109</text:p>
          </table:table-cell>
        </table:table-row>
        <table:table-row table:style-name="ro1">
          <table:table-cell office:value-type="float" office:value="2.06636363636" calcext:value-type="float">
            <text:p>2.0663636364</text:p>
          </table:table-cell>
          <table:table-cell office:value-type="float" office:value="228736.928139" calcext:value-type="float">
            <text:p>228736.928139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249314.061613" calcext:value-type="float">
            <text:p>249314.061613</text:p>
          </table:table-cell>
        </table:table-row>
        <table:table-row table:style-name="ro1">
          <table:table-cell office:value-type="float" office:value="2.06963636364" calcext:value-type="float">
            <text:p>2.0696363636</text:p>
          </table:table-cell>
          <table:table-cell office:value-type="float" office:value="257990.193995" calcext:value-type="float">
            <text:p>257990.193995</text:p>
          </table:table-cell>
        </table:table-row>
        <table:table-row table:style-name="ro1">
          <table:table-cell office:value-type="float" office:value="2.07127272727" calcext:value-type="float">
            <text:p>2.0712727273</text:p>
          </table:table-cell>
          <table:table-cell office:value-type="float" office:value="258921.276709" calcext:value-type="float">
            <text:p>258921.276709</text:p>
          </table:table-cell>
        </table:table-row>
        <table:table-row table:style-name="ro1">
          <table:table-cell office:value-type="float" office:value="2.07290909091" calcext:value-type="float">
            <text:p>2.0729090909</text:p>
          </table:table-cell>
          <table:table-cell office:value-type="float" office:value="245914.419942" calcext:value-type="float">
            <text:p>245914.419942</text:p>
          </table:table-cell>
        </table:table-row>
        <table:table-row table:style-name="ro1">
          <table:table-cell office:value-type="float" office:value="2.07454545455" calcext:value-type="float">
            <text:p>2.0745454546</text:p>
          </table:table-cell>
          <table:table-cell office:value-type="float" office:value="222214.525852" calcext:value-type="float">
            <text:p>222214.525852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213729.777316" calcext:value-type="float">
            <text:p>213729.777316</text:p>
          </table:table-cell>
        </table:table-row>
        <table:table-row table:style-name="ro1">
          <table:table-cell office:value-type="float" office:value="2.07663636364" calcext:value-type="float">
            <text:p>2.0766363636</text:p>
          </table:table-cell>
          <table:table-cell office:value-type="float" office:value="191248.431928" calcext:value-type="float">
            <text:p>191248.431928</text:p>
          </table:table-cell>
        </table:table-row>
        <table:table-row table:style-name="ro1">
          <table:table-cell office:value-type="float" office:value="2.07827272727" calcext:value-type="float">
            <text:p>2.0782727273</text:p>
          </table:table-cell>
          <table:table-cell office:value-type="float" office:value="183452.714011" calcext:value-type="float">
            <text:p>183452.714011</text:p>
          </table:table-cell>
        </table:table-row>
        <table:table-row table:style-name="ro1">
          <table:table-cell office:value-type="float" office:value="2.07990909091" calcext:value-type="float">
            <text:p>2.0799090909</text:p>
          </table:table-cell>
          <table:table-cell office:value-type="float" office:value="193297.838129" calcext:value-type="float">
            <text:p>193297.838129</text:p>
          </table:table-cell>
        </table:table-row>
        <table:table-row table:style-name="ro1">
          <table:table-cell office:value-type="float" office:value="2.08154545455" calcext:value-type="float">
            <text:p>2.0815454546</text:p>
          </table:table-cell>
          <table:table-cell office:value-type="float" office:value="206130.704794" calcext:value-type="float">
            <text:p>206130.704794</text:p>
          </table:table-cell>
        </table:table-row>
        <table:table-row table:style-name="ro1">
          <table:table-cell office:value-type="float" office:value="2.08318181818" calcext:value-type="float">
            <text:p>2.0831818182</text:p>
          </table:table-cell>
          <table:table-cell office:value-type="float" office:value="212104.326358" calcext:value-type="float">
            <text:p>212104.326358</text:p>
          </table:table-cell>
        </table:table-row>
        <table:table-row table:style-name="ro1">
          <table:table-cell office:value-type="float" office:value="2.08481818182" calcext:value-type="float">
            <text:p>2.0848181818</text:p>
          </table:table-cell>
          <table:table-cell office:value-type="float" office:value="221279.950291" calcext:value-type="float">
            <text:p>221279.950291</text:p>
          </table:table-cell>
        </table:table-row>
        <table:table-row table:style-name="ro1">
          <table:table-cell office:value-type="float" office:value="2.08645454545" calcext:value-type="float">
            <text:p>2.0864545455</text:p>
          </table:table-cell>
          <table:table-cell office:value-type="float" office:value="232020.854447" calcext:value-type="float">
            <text:p>232020.854447</text:p>
          </table:table-cell>
        </table:table-row>
        <table:table-row table:style-name="ro1">
          <table:table-cell office:value-type="float" office:value="2.08809090909" calcext:value-type="float">
            <text:p>2.0880909091</text:p>
          </table:table-cell>
          <table:table-cell office:value-type="float" office:value="228275.953309" calcext:value-type="float">
            <text:p>228275.953309</text:p>
          </table:table-cell>
        </table:table-row>
        <table:table-row table:style-name="ro1">
          <table:table-cell office:value-type="float" office:value="2.08972727273" calcext:value-type="float">
            <text:p>2.0897272727</text:p>
          </table:table-cell>
          <table:table-cell office:value-type="float" office:value="212416.684154" calcext:value-type="float">
            <text:p>212416.684154</text:p>
          </table:table-cell>
        </table:table-row>
        <table:table-row table:style-name="ro1">
          <table:table-cell office:value-type="float" office:value="2.09136363636" calcext:value-type="float">
            <text:p>2.0913636364</text:p>
          </table:table-cell>
          <table:table-cell office:value-type="float" office:value="201034.295159" calcext:value-type="float">
            <text:p>201034.295159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196875.48573" calcext:value-type="float">
            <text:p>196875.48573</text:p>
          </table:table-cell>
        </table:table-row>
        <table:table-row table:style-name="ro1">
          <table:table-cell office:value-type="float" office:value="2.09463636364" calcext:value-type="float">
            <text:p>2.0946363636</text:p>
          </table:table-cell>
          <table:table-cell office:value-type="float" office:value="199173.012483" calcext:value-type="float">
            <text:p>199173.012483</text:p>
          </table:table-cell>
        </table:table-row>
        <table:table-row table:style-name="ro1">
          <table:table-cell office:value-type="float" office:value="2.09627272727" calcext:value-type="float">
            <text:p>2.0962727273</text:p>
          </table:table-cell>
          <table:table-cell office:value-type="float" office:value="206812.306901" calcext:value-type="float">
            <text:p>206812.306901</text:p>
          </table:table-cell>
        </table:table-row>
        <table:table-row table:style-name="ro1">
          <table:table-cell office:value-type="float" office:value="2.09790909091" calcext:value-type="float">
            <text:p>2.0979090909</text:p>
          </table:table-cell>
          <table:table-cell office:value-type="float" office:value="215908.94198" calcext:value-type="float">
            <text:p>215908.94198</text:p>
          </table:table-cell>
        </table:table-row>
        <table:table-row table:style-name="ro1">
          <table:table-cell office:value-type="float" office:value="2.09954545455" calcext:value-type="float">
            <text:p>2.0995454546</text:p>
          </table:table-cell>
          <table:table-cell office:value-type="float" office:value="219376.276495" calcext:value-type="float">
            <text:p>219376.2764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18223.544749" calcext:value-type="float">
            <text:p>218223.544749</text:p>
          </table:table-cell>
        </table:table-row>
        <table:table-row table:style-name="ro1">
          <table:table-cell office:value-type="float" office:value="2.10163636364" calcext:value-type="float">
            <text:p>2.1016363636</text:p>
          </table:table-cell>
          <table:table-cell office:value-type="float" office:value="214970.794197" calcext:value-type="float">
            <text:p>214970.794197</text:p>
          </table:table-cell>
        </table:table-row>
        <table:table-row table:style-name="ro1">
          <table:table-cell office:value-type="float" office:value="2.10327272727" calcext:value-type="float">
            <text:p>2.1032727273</text:p>
          </table:table-cell>
          <table:table-cell office:value-type="float" office:value="210922.917015" calcext:value-type="float">
            <text:p>210922.917015</text:p>
          </table:table-cell>
        </table:table-row>
        <table:table-row table:style-name="ro1">
          <table:table-cell office:value-type="float" office:value="2.10490909091" calcext:value-type="float">
            <text:p>2.1049090909</text:p>
          </table:table-cell>
          <table:table-cell office:value-type="float" office:value="209680.774061" calcext:value-type="float">
            <text:p>209680.774061</text:p>
          </table:table-cell>
        </table:table-row>
        <table:table-row table:style-name="ro1">
          <table:table-cell office:value-type="float" office:value="2.10654545455" calcext:value-type="float">
            <text:p>2.1065454546</text:p>
          </table:table-cell>
          <table:table-cell office:value-type="float" office:value="211995.984404" calcext:value-type="float">
            <text:p>211995.984404</text:p>
          </table:table-cell>
        </table:table-row>
        <table:table-row table:style-name="ro1">
          <table:table-cell office:value-type="float" office:value="2.10818181818" calcext:value-type="float">
            <text:p>2.1081818182</text:p>
          </table:table-cell>
          <table:table-cell office:value-type="float" office:value="216763.523877" calcext:value-type="float">
            <text:p>216763.523877</text:p>
          </table:table-cell>
        </table:table-row>
        <table:table-row table:style-name="ro1">
          <table:table-cell office:value-type="float" office:value="2.10981818182" calcext:value-type="float">
            <text:p>2.1098181818</text:p>
          </table:table-cell>
          <table:table-cell office:value-type="float" office:value="220171.318464" calcext:value-type="float">
            <text:p>220171.318464</text:p>
          </table:table-cell>
        </table:table-row>
        <table:table-row table:style-name="ro1">
          <table:table-cell office:value-type="float" office:value="2.11145454545" calcext:value-type="float">
            <text:p>2.1114545455</text:p>
          </table:table-cell>
          <table:table-cell office:value-type="float" office:value="217214.50238" calcext:value-type="float">
            <text:p>217214.50238</text:p>
          </table:table-cell>
        </table:table-row>
        <table:table-row table:style-name="ro1">
          <table:table-cell office:value-type="float" office:value="2.11309090909" calcext:value-type="float">
            <text:p>2.1130909091</text:p>
          </table:table-cell>
          <table:table-cell office:value-type="float" office:value="209910.529556" calcext:value-type="float">
            <text:p>209910.529556</text:p>
          </table:table-cell>
        </table:table-row>
        <table:table-row table:style-name="ro1">
          <table:table-cell office:value-type="float" office:value="2.11472727273" calcext:value-type="float">
            <text:p>2.1147272727</text:p>
          </table:table-cell>
          <table:table-cell office:value-type="float" office:value="204474.004322" calcext:value-type="float">
            <text:p>204474.004322</text:p>
          </table:table-cell>
        </table:table-row>
        <table:table-row table:style-name="ro1">
          <table:table-cell office:value-type="float" office:value="2.11636363636" calcext:value-type="float">
            <text:p>2.1163636364</text:p>
          </table:table-cell>
          <table:table-cell office:value-type="float" office:value="203202.066783" calcext:value-type="float">
            <text:p>203202.066783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204612.286223" calcext:value-type="float">
            <text:p>204612.286223</text:p>
          </table:table-cell>
        </table:table-row>
        <table:table-row table:style-name="ro1">
          <table:table-cell office:value-type="float" office:value="2.11963636364" calcext:value-type="float">
            <text:p>2.1196363636</text:p>
          </table:table-cell>
          <table:table-cell office:value-type="float" office:value="209378.494451" calcext:value-type="float">
            <text:p>209378.494451</text:p>
          </table:table-cell>
        </table:table-row>
        <table:table-row table:style-name="ro1">
          <table:table-cell office:value-type="float" office:value="2.12127272727" calcext:value-type="float">
            <text:p>2.1212727273</text:p>
          </table:table-cell>
          <table:table-cell office:value-type="float" office:value="215723.294439" calcext:value-type="float">
            <text:p>215723.294439</text:p>
          </table:table-cell>
        </table:table-row>
        <table:table-row table:style-name="ro1">
          <table:table-cell office:value-type="float" office:value="2.12290909091" calcext:value-type="float">
            <text:p>2.1229090909</text:p>
          </table:table-cell>
          <table:table-cell office:value-type="float" office:value="218819.286397" calcext:value-type="float">
            <text:p>218819.286397</text:p>
          </table:table-cell>
        </table:table-row>
        <table:table-row table:style-name="ro1">
          <table:table-cell office:value-type="float" office:value="2.12454545455" calcext:value-type="float">
            <text:p>2.1245454546</text:p>
          </table:table-cell>
          <table:table-cell office:value-type="float" office:value="216300.944658" calcext:value-type="float">
            <text:p>216300.944658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214036.58076" calcext:value-type="float">
            <text:p>214036.58076</text:p>
          </table:table-cell>
        </table:table-row>
        <table:table-row table:style-name="ro1">
          <table:table-cell office:value-type="float" office:value="2.12663636364" calcext:value-type="float">
            <text:p>2.1266363636</text:p>
          </table:table-cell>
          <table:table-cell office:value-type="float" office:value="205917.578818" calcext:value-type="float">
            <text:p>205917.578818</text:p>
          </table:table-cell>
        </table:table-row>
        <table:table-row table:style-name="ro1">
          <table:table-cell office:value-type="float" office:value="2.12827272727" calcext:value-type="float">
            <text:p>2.1282727273</text:p>
          </table:table-cell>
          <table:table-cell office:value-type="float" office:value="197431.163623" calcext:value-type="float">
            <text:p>197431.163623</text:p>
          </table:table-cell>
        </table:table-row>
        <table:table-row table:style-name="ro1">
          <table:table-cell office:value-type="float" office:value="2.12990909091" calcext:value-type="float">
            <text:p>2.1299090909</text:p>
          </table:table-cell>
          <table:table-cell office:value-type="float" office:value="193237.786457" calcext:value-type="float">
            <text:p>193237.786457</text:p>
          </table:table-cell>
        </table:table-row>
        <table:table-row table:style-name="ro1">
          <table:table-cell office:value-type="float" office:value="2.13154545455" calcext:value-type="float">
            <text:p>2.1315454546</text:p>
          </table:table-cell>
          <table:table-cell office:value-type="float" office:value="195043.038681" calcext:value-type="float">
            <text:p>195043.038681</text:p>
          </table:table-cell>
        </table:table-row>
        <table:table-row table:style-name="ro1">
          <table:table-cell office:value-type="float" office:value="2.13318181818" calcext:value-type="float">
            <text:p>2.1331818182</text:p>
          </table:table-cell>
          <table:table-cell office:value-type="float" office:value="200143.694175" calcext:value-type="float">
            <text:p>200143.694175</text:p>
          </table:table-cell>
        </table:table-row>
        <table:table-row table:style-name="ro1">
          <table:table-cell office:value-type="float" office:value="2.13481818182" calcext:value-type="float">
            <text:p>2.1348181818</text:p>
          </table:table-cell>
          <table:table-cell office:value-type="float" office:value="206151.663021" calcext:value-type="float">
            <text:p>206151.663021</text:p>
          </table:table-cell>
        </table:table-row>
        <table:table-row table:style-name="ro1">
          <table:table-cell office:value-type="float" office:value="2.13645454545" calcext:value-type="float">
            <text:p>2.1364545455</text:p>
          </table:table-cell>
          <table:table-cell office:value-type="float" office:value="211594.546351" calcext:value-type="float">
            <text:p>211594.546351</text:p>
          </table:table-cell>
        </table:table-row>
        <table:table-row table:style-name="ro1">
          <table:table-cell office:value-type="float" office:value="2.13809090909" calcext:value-type="float">
            <text:p>2.1380909091</text:p>
          </table:table-cell>
          <table:table-cell office:value-type="float" office:value="213795.915008" calcext:value-type="float">
            <text:p>213795.915008</text:p>
          </table:table-cell>
        </table:table-row>
        <table:table-row table:style-name="ro1">
          <table:table-cell office:value-type="float" office:value="2.13972727273" calcext:value-type="float">
            <text:p>2.1397272727</text:p>
          </table:table-cell>
          <table:table-cell office:value-type="float" office:value="212141.300514" calcext:value-type="float">
            <text:p>212141.300514</text:p>
          </table:table-cell>
        </table:table-row>
        <table:table-row table:style-name="ro1">
          <table:table-cell office:value-type="float" office:value="2.14136363636" calcext:value-type="float">
            <text:p>2.1413636364</text:p>
          </table:table-cell>
          <table:table-cell office:value-type="float" office:value="207424.419534" calcext:value-type="float">
            <text:p>207424.41953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200140.740265" calcext:value-type="float">
            <text:p>200140.740265</text:p>
          </table:table-cell>
        </table:table-row>
        <table:table-row table:style-name="ro1">
          <table:table-cell office:value-type="float" office:value="2.14463636364" calcext:value-type="float">
            <text:p>2.1446363636</text:p>
          </table:table-cell>
          <table:table-cell office:value-type="float" office:value="193303.129978" calcext:value-type="float">
            <text:p>193303.129978</text:p>
          </table:table-cell>
        </table:table-row>
        <table:table-row table:style-name="ro1">
          <table:table-cell office:value-type="float" office:value="2.14627272727" calcext:value-type="float">
            <text:p>2.1462727273</text:p>
          </table:table-cell>
          <table:table-cell office:value-type="float" office:value="189303.488011" calcext:value-type="float">
            <text:p>189303.488011</text:p>
          </table:table-cell>
        </table:table-row>
        <table:table-row table:style-name="ro1">
          <table:table-cell office:value-type="float" office:value="2.14790909091" calcext:value-type="float">
            <text:p>2.1479090909</text:p>
          </table:table-cell>
          <table:table-cell office:value-type="float" office:value="188437.332896" calcext:value-type="float">
            <text:p>188437.332896</text:p>
          </table:table-cell>
        </table:table-row>
        <table:table-row table:style-name="ro1">
          <table:table-cell office:value-type="float" office:value="2.14954545455" calcext:value-type="float">
            <text:p>2.1495454546</text:p>
          </table:table-cell>
          <table:table-cell office:value-type="float" office:value="190338.264955" calcext:value-type="float">
            <text:p>190338.26495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91199.915332" calcext:value-type="float">
            <text:p>191199.915332</text:p>
          </table:table-cell>
        </table:table-row>
        <table:table-row table:style-name="ro1">
          <table:table-cell office:value-type="float" office:value="2.15163636364" calcext:value-type="float">
            <text:p>2.1516363636</text:p>
          </table:table-cell>
          <table:table-cell office:value-type="float" office:value="196099.835013" calcext:value-type="float">
            <text:p>196099.835013</text:p>
          </table:table-cell>
        </table:table-row>
        <table:table-row table:style-name="ro1">
          <table:table-cell office:value-type="float" office:value="2.15327272727" calcext:value-type="float">
            <text:p>2.1532727273</text:p>
          </table:table-cell>
          <table:table-cell office:value-type="float" office:value="202874.822423" calcext:value-type="float">
            <text:p>202874.822423</text:p>
          </table:table-cell>
        </table:table-row>
        <table:table-row table:style-name="ro1">
          <table:table-cell office:value-type="float" office:value="2.15490909091" calcext:value-type="float">
            <text:p>2.1549090909</text:p>
          </table:table-cell>
          <table:table-cell office:value-type="float" office:value="207969.100915" calcext:value-type="float">
            <text:p>207969.100915</text:p>
          </table:table-cell>
        </table:table-row>
        <table:table-row table:style-name="ro1">
          <table:table-cell office:value-type="float" office:value="2.15654545455" calcext:value-type="float">
            <text:p>2.1565454546</text:p>
          </table:table-cell>
          <table:table-cell office:value-type="float" office:value="205637.068434" calcext:value-type="float">
            <text:p>205637.068434</text:p>
          </table:table-cell>
        </table:table-row>
        <table:table-row table:style-name="ro1">
          <table:table-cell office:value-type="float" office:value="2.15818181818" calcext:value-type="float">
            <text:p>2.1581818182</text:p>
          </table:table-cell>
          <table:table-cell office:value-type="float" office:value="196216.485684" calcext:value-type="float">
            <text:p>196216.485684</text:p>
          </table:table-cell>
        </table:table-row>
        <table:table-row table:style-name="ro1">
          <table:table-cell office:value-type="float" office:value="2.15981818182" calcext:value-type="float">
            <text:p>2.1598181818</text:p>
          </table:table-cell>
          <table:table-cell office:value-type="float" office:value="189090.540905" calcext:value-type="float">
            <text:p>189090.540905</text:p>
          </table:table-cell>
        </table:table-row>
        <table:table-row table:style-name="ro1">
          <table:table-cell office:value-type="float" office:value="2.16145454545" calcext:value-type="float">
            <text:p>2.1614545455</text:p>
          </table:table-cell>
          <table:table-cell office:value-type="float" office:value="189006.970449" calcext:value-type="float">
            <text:p>189006.970449</text:p>
          </table:table-cell>
        </table:table-row>
        <table:table-row table:style-name="ro1">
          <table:table-cell office:value-type="float" office:value="2.16309090909" calcext:value-type="float">
            <text:p>2.1630909091</text:p>
          </table:table-cell>
          <table:table-cell office:value-type="float" office:value="194046.180532" calcext:value-type="float">
            <text:p>194046.180532</text:p>
          </table:table-cell>
        </table:table-row>
        <table:table-row table:style-name="ro1">
          <table:table-cell office:value-type="float" office:value="2.16472727273" calcext:value-type="float">
            <text:p>2.1647272727</text:p>
          </table:table-cell>
          <table:table-cell office:value-type="float" office:value="200767.92219" calcext:value-type="float">
            <text:p>200767.92219</text:p>
          </table:table-cell>
        </table:table-row>
        <table:table-row table:style-name="ro1">
          <table:table-cell office:value-type="float" office:value="2.16636363636" calcext:value-type="float">
            <text:p>2.1663636364</text:p>
          </table:table-cell>
          <table:table-cell office:value-type="float" office:value="207986.073113" calcext:value-type="float">
            <text:p>207986.073113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211504.493841" calcext:value-type="float">
            <text:p>211504.493841</text:p>
          </table:table-cell>
        </table:table-row>
        <table:table-row table:style-name="ro1">
          <table:table-cell office:value-type="float" office:value="2.16963636364" calcext:value-type="float">
            <text:p>2.1696363636</text:p>
          </table:table-cell>
          <table:table-cell office:value-type="float" office:value="208387.680005" calcext:value-type="float">
            <text:p>208387.680005</text:p>
          </table:table-cell>
        </table:table-row>
        <table:table-row table:style-name="ro1">
          <table:table-cell office:value-type="float" office:value="2.17127272727" calcext:value-type="float">
            <text:p>2.1712727273</text:p>
          </table:table-cell>
          <table:table-cell office:value-type="float" office:value="201882.740364" calcext:value-type="float">
            <text:p>201882.740364</text:p>
          </table:table-cell>
        </table:table-row>
        <table:table-row table:style-name="ro1">
          <table:table-cell office:value-type="float" office:value="2.17290909091" calcext:value-type="float">
            <text:p>2.1729090909</text:p>
          </table:table-cell>
          <table:table-cell office:value-type="float" office:value="193367.697132" calcext:value-type="float">
            <text:p>193367.697132</text:p>
          </table:table-cell>
        </table:table-row>
        <table:table-row table:style-name="ro1">
          <table:table-cell office:value-type="float" office:value="2.17454545455" calcext:value-type="float">
            <text:p>2.1745454546</text:p>
          </table:table-cell>
          <table:table-cell office:value-type="float" office:value="185710.707266" calcext:value-type="float">
            <text:p>185710.707266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183579.70797" calcext:value-type="float">
            <text:p>183579.70797</text:p>
          </table:table-cell>
        </table:table-row>
        <table:table-row table:style-name="ro1">
          <table:table-cell office:value-type="float" office:value="2.17663636364" calcext:value-type="float">
            <text:p>2.1766363636</text:p>
          </table:table-cell>
          <table:table-cell office:value-type="float" office:value="184809.775817" calcext:value-type="float">
            <text:p>184809.775817</text:p>
          </table:table-cell>
        </table:table-row>
        <table:table-row table:style-name="ro1">
          <table:table-cell office:value-type="float" office:value="2.17827272727" calcext:value-type="float">
            <text:p>2.1782727273</text:p>
          </table:table-cell>
          <table:table-cell office:value-type="float" office:value="192226.365231" calcext:value-type="float">
            <text:p>192226.365231</text:p>
          </table:table-cell>
        </table:table-row>
        <table:table-row table:style-name="ro1">
          <table:table-cell office:value-type="float" office:value="2.17990909091" calcext:value-type="float">
            <text:p>2.1799090909</text:p>
          </table:table-cell>
          <table:table-cell office:value-type="float" office:value="199259.303671" calcext:value-type="float">
            <text:p>199259.303671</text:p>
          </table:table-cell>
        </table:table-row>
        <table:table-row table:style-name="ro1">
          <table:table-cell office:value-type="float" office:value="2.18154545455" calcext:value-type="float">
            <text:p>2.1815454546</text:p>
          </table:table-cell>
          <table:table-cell office:value-type="float" office:value="204611.912413" calcext:value-type="float">
            <text:p>204611.912413</text:p>
          </table:table-cell>
        </table:table-row>
        <table:table-row table:style-name="ro1">
          <table:table-cell office:value-type="float" office:value="2.18318181818" calcext:value-type="float">
            <text:p>2.1831818182</text:p>
          </table:table-cell>
          <table:table-cell office:value-type="float" office:value="207714.044219" calcext:value-type="float">
            <text:p>207714.044219</text:p>
          </table:table-cell>
        </table:table-row>
        <table:table-row table:style-name="ro1">
          <table:table-cell office:value-type="float" office:value="2.18481818182" calcext:value-type="float">
            <text:p>2.1848181818</text:p>
          </table:table-cell>
          <table:table-cell office:value-type="float" office:value="205928.737925" calcext:value-type="float">
            <text:p>205928.737925</text:p>
          </table:table-cell>
        </table:table-row>
        <table:table-row table:style-name="ro1">
          <table:table-cell office:value-type="float" office:value="2.18645454545" calcext:value-type="float">
            <text:p>2.1864545455</text:p>
          </table:table-cell>
          <table:table-cell office:value-type="float" office:value="198475.00482" calcext:value-type="float">
            <text:p>198475.00482</text:p>
          </table:table-cell>
        </table:table-row>
        <table:table-row table:style-name="ro1">
          <table:table-cell office:value-type="float" office:value="2.18809090909" calcext:value-type="float">
            <text:p>2.1880909091</text:p>
          </table:table-cell>
          <table:table-cell office:value-type="float" office:value="188598.481098" calcext:value-type="float">
            <text:p>188598.481098</text:p>
          </table:table-cell>
        </table:table-row>
        <table:table-row table:style-name="ro1">
          <table:table-cell office:value-type="float" office:value="2.18972727273" calcext:value-type="float">
            <text:p>2.1897272727</text:p>
          </table:table-cell>
          <table:table-cell office:value-type="float" office:value="181613.626944" calcext:value-type="float">
            <text:p>181613.626944</text:p>
          </table:table-cell>
        </table:table-row>
        <table:table-row table:style-name="ro1">
          <table:table-cell office:value-type="float" office:value="2.19136363636" calcext:value-type="float">
            <text:p>2.1913636364</text:p>
          </table:table-cell>
          <table:table-cell office:value-type="float" office:value="182166.358626" calcext:value-type="float">
            <text:p>182166.358626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189027.627461" calcext:value-type="float">
            <text:p>189027.627461</text:p>
          </table:table-cell>
        </table:table-row>
        <table:table-row table:style-name="ro1">
          <table:table-cell office:value-type="float" office:value="2.19463636364" calcext:value-type="float">
            <text:p>2.1946363636</text:p>
          </table:table-cell>
          <table:table-cell office:value-type="float" office:value="198256.543016" calcext:value-type="float">
            <text:p>198256.543016</text:p>
          </table:table-cell>
        </table:table-row>
        <table:table-row table:style-name="ro1">
          <table:table-cell office:value-type="float" office:value="2.19627272727" calcext:value-type="float">
            <text:p>2.1962727273</text:p>
          </table:table-cell>
          <table:table-cell office:value-type="float" office:value="205888.608062" calcext:value-type="float">
            <text:p>205888.608062</text:p>
          </table:table-cell>
        </table:table-row>
        <table:table-row table:style-name="ro1">
          <table:table-cell office:value-type="float" office:value="2.19790909091" calcext:value-type="float">
            <text:p>2.1979090909</text:p>
          </table:table-cell>
          <table:table-cell office:value-type="float" office:value="212326.549569" calcext:value-type="float">
            <text:p>212326.549569</text:p>
          </table:table-cell>
        </table:table-row>
        <table:table-row table:style-name="ro1">
          <table:table-cell office:value-type="float" office:value="2.19954545455" calcext:value-type="float">
            <text:p>2.1995454546</text:p>
          </table:table-cell>
          <table:table-cell office:value-type="float" office:value="215385.563662" calcext:value-type="float">
            <text:p>215385.5636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14397.554844" calcext:value-type="float">
            <text:p>214397.554844</text:p>
          </table:table-cell>
        </table:table-row>
        <table:table-row table:style-name="ro1">
          <table:table-cell office:value-type="float" office:value="2.20163636364" calcext:value-type="float">
            <text:p>2.2016363636</text:p>
          </table:table-cell>
          <table:table-cell office:value-type="float" office:value="213459.861631" calcext:value-type="float">
            <text:p>213459.861631</text:p>
          </table:table-cell>
        </table:table-row>
        <table:table-row table:style-name="ro1">
          <table:table-cell office:value-type="float" office:value="2.20327272727" calcext:value-type="float">
            <text:p>2.2032727273</text:p>
          </table:table-cell>
          <table:table-cell office:value-type="float" office:value="209196.67021" calcext:value-type="float">
            <text:p>209196.67021</text:p>
          </table:table-cell>
        </table:table-row>
        <table:table-row table:style-name="ro1">
          <table:table-cell office:value-type="float" office:value="2.20490909091" calcext:value-type="float">
            <text:p>2.2049090909</text:p>
          </table:table-cell>
          <table:table-cell office:value-type="float" office:value="202892.823045" calcext:value-type="float">
            <text:p>202892.823045</text:p>
          </table:table-cell>
        </table:table-row>
        <table:table-row table:style-name="ro1">
          <table:table-cell office:value-type="float" office:value="2.20654545455" calcext:value-type="float">
            <text:p>2.2065454546</text:p>
          </table:table-cell>
          <table:table-cell office:value-type="float" office:value="199584.846738" calcext:value-type="float">
            <text:p>199584.846738</text:p>
          </table:table-cell>
        </table:table-row>
        <table:table-row table:style-name="ro1">
          <table:table-cell office:value-type="float" office:value="2.20818181818" calcext:value-type="float">
            <text:p>2.2081818182</text:p>
          </table:table-cell>
          <table:table-cell office:value-type="float" office:value="197526.001677" calcext:value-type="float">
            <text:p>197526.001677</text:p>
          </table:table-cell>
        </table:table-row>
        <table:table-row table:style-name="ro1">
          <table:table-cell office:value-type="float" office:value="2.20981818182" calcext:value-type="float">
            <text:p>2.2098181818</text:p>
          </table:table-cell>
          <table:table-cell office:value-type="float" office:value="196547.155862" calcext:value-type="float">
            <text:p>196547.155862</text:p>
          </table:table-cell>
        </table:table-row>
        <table:table-row table:style-name="ro1">
          <table:table-cell office:value-type="float" office:value="2.21145454545" calcext:value-type="float">
            <text:p>2.2114545455</text:p>
          </table:table-cell>
          <table:table-cell office:value-type="float" office:value="194905.282763" calcext:value-type="float">
            <text:p>194905.282763</text:p>
          </table:table-cell>
        </table:table-row>
        <table:table-row table:style-name="ro1">
          <table:table-cell office:value-type="float" office:value="2.21309090909" calcext:value-type="float">
            <text:p>2.2130909091</text:p>
          </table:table-cell>
          <table:table-cell office:value-type="float" office:value="192659.84088" calcext:value-type="float">
            <text:p>192659.84088</text:p>
          </table:table-cell>
        </table:table-row>
        <table:table-row table:style-name="ro1">
          <table:table-cell office:value-type="float" office:value="2.21472727273" calcext:value-type="float">
            <text:p>2.2147272727</text:p>
          </table:table-cell>
          <table:table-cell office:value-type="float" office:value="189532.985149" calcext:value-type="float">
            <text:p>189532.985149</text:p>
          </table:table-cell>
        </table:table-row>
        <table:table-row table:style-name="ro1">
          <table:table-cell office:value-type="float" office:value="2.21636363636" calcext:value-type="float">
            <text:p>2.2163636364</text:p>
          </table:table-cell>
          <table:table-cell office:value-type="float" office:value="187219.503704" calcext:value-type="float">
            <text:p>187219.503704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185941.821172" calcext:value-type="float">
            <text:p>185941.821172</text:p>
          </table:table-cell>
        </table:table-row>
        <table:table-row table:style-name="ro1">
          <table:table-cell office:value-type="float" office:value="2.21963636364" calcext:value-type="float">
            <text:p>2.2196363636</text:p>
          </table:table-cell>
          <table:table-cell office:value-type="float" office:value="185771.173349" calcext:value-type="float">
            <text:p>185771.173349</text:p>
          </table:table-cell>
        </table:table-row>
        <table:table-row table:style-name="ro1">
          <table:table-cell office:value-type="float" office:value="2.22127272727" calcext:value-type="float">
            <text:p>2.2212727273</text:p>
          </table:table-cell>
          <table:table-cell office:value-type="float" office:value="185344.325388" calcext:value-type="float">
            <text:p>185344.325388</text:p>
          </table:table-cell>
        </table:table-row>
        <table:table-row table:style-name="ro1">
          <table:table-cell office:value-type="float" office:value="2.22290909091" calcext:value-type="float">
            <text:p>2.2229090909</text:p>
          </table:table-cell>
          <table:table-cell office:value-type="float" office:value="183703.943462" calcext:value-type="float">
            <text:p>183703.943462</text:p>
          </table:table-cell>
        </table:table-row>
        <table:table-row table:style-name="ro1">
          <table:table-cell office:value-type="float" office:value="2.22454545455" calcext:value-type="float">
            <text:p>2.2245454546</text:p>
          </table:table-cell>
          <table:table-cell office:value-type="float" office:value="179549.614254" calcext:value-type="float">
            <text:p>179549.614254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77430.739695" calcext:value-type="float">
            <text:p>177430.739695</text:p>
          </table:table-cell>
        </table:table-row>
        <table:table-row table:style-name="ro1">
          <table:table-cell office:value-type="float" office:value="2.22663636364" calcext:value-type="float">
            <text:p>2.2266363636</text:p>
          </table:table-cell>
          <table:table-cell office:value-type="float" office:value="172876.05825" calcext:value-type="float">
            <text:p>172876.05825</text:p>
          </table:table-cell>
        </table:table-row>
        <table:table-row table:style-name="ro1">
          <table:table-cell office:value-type="float" office:value="2.22827272727" calcext:value-type="float">
            <text:p>2.2282727273</text:p>
          </table:table-cell>
          <table:table-cell office:value-type="float" office:value="170467.281898" calcext:value-type="float">
            <text:p>170467.281898</text:p>
          </table:table-cell>
        </table:table-row>
        <table:table-row table:style-name="ro1">
          <table:table-cell office:value-type="float" office:value="2.22990909091" calcext:value-type="float">
            <text:p>2.2299090909</text:p>
          </table:table-cell>
          <table:table-cell office:value-type="float" office:value="170496.659478" calcext:value-type="float">
            <text:p>170496.659478</text:p>
          </table:table-cell>
        </table:table-row>
        <table:table-row table:style-name="ro1">
          <table:table-cell office:value-type="float" office:value="2.23154545455" calcext:value-type="float">
            <text:p>2.2315454546</text:p>
          </table:table-cell>
          <table:table-cell office:value-type="float" office:value="171791.863878" calcext:value-type="float">
            <text:p>171791.863878</text:p>
          </table:table-cell>
        </table:table-row>
        <table:table-row table:style-name="ro1">
          <table:table-cell office:value-type="float" office:value="2.23318181818" calcext:value-type="float">
            <text:p>2.2331818182</text:p>
          </table:table-cell>
          <table:table-cell office:value-type="float" office:value="173461.39557" calcext:value-type="float">
            <text:p>173461.39557</text:p>
          </table:table-cell>
        </table:table-row>
        <table:table-row table:style-name="ro1">
          <table:table-cell office:value-type="float" office:value="2.23481818182" calcext:value-type="float">
            <text:p>2.2348181818</text:p>
          </table:table-cell>
          <table:table-cell office:value-type="float" office:value="174178.657081" calcext:value-type="float">
            <text:p>174178.657081</text:p>
          </table:table-cell>
        </table:table-row>
        <table:table-row table:style-name="ro1">
          <table:table-cell office:value-type="float" office:value="2.23645454545" calcext:value-type="float">
            <text:p>2.2364545455</text:p>
          </table:table-cell>
          <table:table-cell office:value-type="float" office:value="173413.10272" calcext:value-type="float">
            <text:p>173413.10272</text:p>
          </table:table-cell>
        </table:table-row>
        <table:table-row table:style-name="ro1">
          <table:table-cell office:value-type="float" office:value="2.23809090909" calcext:value-type="float">
            <text:p>2.2380909091</text:p>
          </table:table-cell>
          <table:table-cell office:value-type="float" office:value="171122.372344" calcext:value-type="float">
            <text:p>171122.372344</text:p>
          </table:table-cell>
        </table:table-row>
        <table:table-row table:style-name="ro1">
          <table:table-cell office:value-type="float" office:value="2.23972727273" calcext:value-type="float">
            <text:p>2.2397272727</text:p>
          </table:table-cell>
          <table:table-cell office:value-type="float" office:value="168003.423989" calcext:value-type="float">
            <text:p>168003.423989</text:p>
          </table:table-cell>
        </table:table-row>
        <table:table-row table:style-name="ro1">
          <table:table-cell office:value-type="float" office:value="2.24136363636" calcext:value-type="float">
            <text:p>2.2413636364</text:p>
          </table:table-cell>
          <table:table-cell office:value-type="float" office:value="165158.502037" calcext:value-type="float">
            <text:p>165158.502037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163459.357892" calcext:value-type="float">
            <text:p>163459.357892</text:p>
          </table:table-cell>
        </table:table-row>
        <table:table-row table:style-name="ro1">
          <table:table-cell office:value-type="float" office:value="2.24463636364" calcext:value-type="float">
            <text:p>2.2446363636</text:p>
          </table:table-cell>
          <table:table-cell office:value-type="float" office:value="162702.490019" calcext:value-type="float">
            <text:p>162702.490019</text:p>
          </table:table-cell>
        </table:table-row>
        <table:table-row table:style-name="ro1">
          <table:table-cell office:value-type="float" office:value="2.24627272727" calcext:value-type="float">
            <text:p>2.2462727273</text:p>
          </table:table-cell>
          <table:table-cell office:value-type="float" office:value="162775.655141" calcext:value-type="float">
            <text:p>162775.655141</text:p>
          </table:table-cell>
        </table:table-row>
        <table:table-row table:style-name="ro1">
          <table:table-cell office:value-type="float" office:value="2.24790909091" calcext:value-type="float">
            <text:p>2.2479090909</text:p>
          </table:table-cell>
          <table:table-cell office:value-type="float" office:value="163101.086055" calcext:value-type="float">
            <text:p>163101.086055</text:p>
          </table:table-cell>
        </table:table-row>
        <table:table-row table:style-name="ro1">
          <table:table-cell office:value-type="float" office:value="2.24954545455" calcext:value-type="float">
            <text:p>2.2495454546</text:p>
          </table:table-cell>
          <table:table-cell office:value-type="float" office:value="163092.068426" calcext:value-type="float">
            <text:p>163092.06842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62465.467851" calcext:value-type="float">
            <text:p>162465.467851</text:p>
          </table:table-cell>
        </table:table-row>
        <table:table-row table:style-name="ro1">
          <table:table-cell office:value-type="float" office:value="2.25163636364" calcext:value-type="float">
            <text:p>2.2516363636</text:p>
          </table:table-cell>
          <table:table-cell office:value-type="float" office:value="161631.448569" calcext:value-type="float">
            <text:p>161631.448569</text:p>
          </table:table-cell>
        </table:table-row>
        <table:table-row table:style-name="ro1">
          <table:table-cell office:value-type="float" office:value="2.25327272727" calcext:value-type="float">
            <text:p>2.2532727273</text:p>
          </table:table-cell>
          <table:table-cell office:value-type="float" office:value="181537.777564" calcext:value-type="float">
            <text:p>181537.777564</text:p>
          </table:table-cell>
        </table:table-row>
        <table:table-row table:style-name="ro1">
          <table:table-cell office:value-type="float" office:value="2.25490909091" calcext:value-type="float">
            <text:p>2.2549090909</text:p>
          </table:table-cell>
          <table:table-cell office:value-type="float" office:value="235101.566271" calcext:value-type="float">
            <text:p>235101.566271</text:p>
          </table:table-cell>
        </table:table-row>
        <table:table-row table:style-name="ro1">
          <table:table-cell office:value-type="float" office:value="2.25654545455" calcext:value-type="float">
            <text:p>2.2565454546</text:p>
          </table:table-cell>
          <table:table-cell office:value-type="float" office:value="248759.563506" calcext:value-type="float">
            <text:p>248759.563506</text:p>
          </table:table-cell>
        </table:table-row>
        <table:table-row table:style-name="ro1">
          <table:table-cell office:value-type="float" office:value="2.25818181818" calcext:value-type="float">
            <text:p>2.2581818182</text:p>
          </table:table-cell>
          <table:table-cell office:value-type="float" office:value="233755.464128" calcext:value-type="float">
            <text:p>233755.464128</text:p>
          </table:table-cell>
        </table:table-row>
        <table:table-row table:style-name="ro1">
          <table:table-cell office:value-type="float" office:value="2.25981818182" calcext:value-type="float">
            <text:p>2.2598181818</text:p>
          </table:table-cell>
          <table:table-cell office:value-type="float" office:value="232788.77223" calcext:value-type="float">
            <text:p>232788.77223</text:p>
          </table:table-cell>
        </table:table-row>
        <table:table-row table:style-name="ro1">
          <table:table-cell office:value-type="float" office:value="2.26145454545" calcext:value-type="float">
            <text:p>2.2614545455</text:p>
          </table:table-cell>
          <table:table-cell office:value-type="float" office:value="254707.837043" calcext:value-type="float">
            <text:p>254707.837043</text:p>
          </table:table-cell>
        </table:table-row>
        <table:table-row table:style-name="ro1">
          <table:table-cell office:value-type="float" office:value="2.26309090909" calcext:value-type="float">
            <text:p>2.2630909091</text:p>
          </table:table-cell>
          <table:table-cell office:value-type="float" office:value="276351.651435" calcext:value-type="float">
            <text:p>276351.651435</text:p>
          </table:table-cell>
        </table:table-row>
        <table:table-row table:style-name="ro1">
          <table:table-cell office:value-type="float" office:value="2.26472727273" calcext:value-type="float">
            <text:p>2.2647272727</text:p>
          </table:table-cell>
          <table:table-cell office:value-type="float" office:value="271430.864359" calcext:value-type="float">
            <text:p>271430.864359</text:p>
          </table:table-cell>
        </table:table-row>
        <table:table-row table:style-name="ro1">
          <table:table-cell office:value-type="float" office:value="2.26636363636" calcext:value-type="float">
            <text:p>2.2663636364</text:p>
          </table:table-cell>
          <table:table-cell office:value-type="float" office:value="243995.923091" calcext:value-type="float">
            <text:p>243995.923091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223116.107969" calcext:value-type="float">
            <text:p>223116.107969</text:p>
          </table:table-cell>
        </table:table-row>
        <table:table-row table:style-name="ro1">
          <table:table-cell office:value-type="float" office:value="2.26963636364" calcext:value-type="float">
            <text:p>2.2696363636</text:p>
          </table:table-cell>
          <table:table-cell office:value-type="float" office:value="227691.588362" calcext:value-type="float">
            <text:p>227691.588362</text:p>
          </table:table-cell>
        </table:table-row>
        <table:table-row table:style-name="ro1">
          <table:table-cell office:value-type="float" office:value="2.27127272727" calcext:value-type="float">
            <text:p>2.2712727273</text:p>
          </table:table-cell>
          <table:table-cell office:value-type="float" office:value="250496.024189" calcext:value-type="float">
            <text:p>250496.024189</text:p>
          </table:table-cell>
        </table:table-row>
        <table:table-row table:style-name="ro1">
          <table:table-cell office:value-type="float" office:value="2.27290909091" calcext:value-type="float">
            <text:p>2.2729090909</text:p>
          </table:table-cell>
          <table:table-cell office:value-type="float" office:value="263796.902767" calcext:value-type="float">
            <text:p>263796.902767</text:p>
          </table:table-cell>
        </table:table-row>
        <table:table-row table:style-name="ro1">
          <table:table-cell office:value-type="float" office:value="2.27454545455" calcext:value-type="float">
            <text:p>2.2745454546</text:p>
          </table:table-cell>
          <table:table-cell office:value-type="float" office:value="253932.054992" calcext:value-type="float">
            <text:p>253932.054992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247378.400651" calcext:value-type="float">
            <text:p>247378.400651</text:p>
          </table:table-cell>
        </table:table-row>
        <table:table-row table:style-name="ro1">
          <table:table-cell office:value-type="float" office:value="2.27663636364" calcext:value-type="float">
            <text:p>2.2766363636</text:p>
          </table:table-cell>
          <table:table-cell office:value-type="float" office:value="228780.14519" calcext:value-type="float">
            <text:p>228780.14519</text:p>
          </table:table-cell>
        </table:table-row>
        <table:table-row table:style-name="ro1">
          <table:table-cell office:value-type="float" office:value="2.27827272727" calcext:value-type="float">
            <text:p>2.2782727273</text:p>
          </table:table-cell>
          <table:table-cell office:value-type="float" office:value="223042.162752" calcext:value-type="float">
            <text:p>223042.162752</text:p>
          </table:table-cell>
        </table:table-row>
        <table:table-row table:style-name="ro1">
          <table:table-cell office:value-type="float" office:value="2.27990909091" calcext:value-type="float">
            <text:p>2.2799090909</text:p>
          </table:table-cell>
          <table:table-cell office:value-type="float" office:value="233629.222589" calcext:value-type="float">
            <text:p>233629.222589</text:p>
          </table:table-cell>
        </table:table-row>
        <table:table-row table:style-name="ro1">
          <table:table-cell office:value-type="float" office:value="2.28154545455" calcext:value-type="float">
            <text:p>2.2815454546</text:p>
          </table:table-cell>
          <table:table-cell office:value-type="float" office:value="245203.848795" calcext:value-type="float">
            <text:p>245203.848795</text:p>
          </table:table-cell>
        </table:table-row>
        <table:table-row table:style-name="ro1">
          <table:table-cell office:value-type="float" office:value="2.28318181818" calcext:value-type="float">
            <text:p>2.2831818182</text:p>
          </table:table-cell>
          <table:table-cell office:value-type="float" office:value="242049.390446" calcext:value-type="float">
            <text:p>242049.390446</text:p>
          </table:table-cell>
        </table:table-row>
        <table:table-row table:style-name="ro1">
          <table:table-cell office:value-type="float" office:value="2.28481818182" calcext:value-type="float">
            <text:p>2.2848181818</text:p>
          </table:table-cell>
          <table:table-cell office:value-type="float" office:value="232875.202187" calcext:value-type="float">
            <text:p>232875.202187</text:p>
          </table:table-cell>
        </table:table-row>
        <table:table-row table:style-name="ro1">
          <table:table-cell office:value-type="float" office:value="2.28645454545" calcext:value-type="float">
            <text:p>2.2864545455</text:p>
          </table:table-cell>
          <table:table-cell office:value-type="float" office:value="235733.591016" calcext:value-type="float">
            <text:p>235733.591016</text:p>
          </table:table-cell>
        </table:table-row>
        <table:table-row table:style-name="ro1">
          <table:table-cell office:value-type="float" office:value="2.28809090909" calcext:value-type="float">
            <text:p>2.2880909091</text:p>
          </table:table-cell>
          <table:table-cell office:value-type="float" office:value="257636.978427" calcext:value-type="float">
            <text:p>257636.978427</text:p>
          </table:table-cell>
        </table:table-row>
        <table:table-row table:style-name="ro1">
          <table:table-cell office:value-type="float" office:value="2.28972727273" calcext:value-type="float">
            <text:p>2.2897272727</text:p>
          </table:table-cell>
          <table:table-cell office:value-type="float" office:value="285623.798607" calcext:value-type="float">
            <text:p>285623.798607</text:p>
          </table:table-cell>
        </table:table-row>
        <table:table-row table:style-name="ro1">
          <table:table-cell office:value-type="float" office:value="2.29136363636" calcext:value-type="float">
            <text:p>2.2913636364</text:p>
          </table:table-cell>
          <table:table-cell office:value-type="float" office:value="284640.239634" calcext:value-type="float">
            <text:p>284640.239634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250283.80323" calcext:value-type="float">
            <text:p>250283.80323</text:p>
          </table:table-cell>
        </table:table-row>
        <table:table-row table:style-name="ro1">
          <table:table-cell office:value-type="float" office:value="2.29463636364" calcext:value-type="float">
            <text:p>2.2946363636</text:p>
          </table:table-cell>
          <table:table-cell office:value-type="float" office:value="216232.111683" calcext:value-type="float">
            <text:p>216232.111683</text:p>
          </table:table-cell>
        </table:table-row>
        <table:table-row table:style-name="ro1">
          <table:table-cell office:value-type="float" office:value="2.29627272727" calcext:value-type="float">
            <text:p>2.2962727273</text:p>
          </table:table-cell>
          <table:table-cell office:value-type="float" office:value="207883.759" calcext:value-type="float">
            <text:p>207883.759</text:p>
          </table:table-cell>
        </table:table-row>
        <table:table-row table:style-name="ro1">
          <table:table-cell office:value-type="float" office:value="2.29790909091" calcext:value-type="float">
            <text:p>2.2979090909</text:p>
          </table:table-cell>
          <table:table-cell office:value-type="float" office:value="219984.148311" calcext:value-type="float">
            <text:p>219984.148311</text:p>
          </table:table-cell>
        </table:table-row>
        <table:table-row table:style-name="ro1">
          <table:table-cell office:value-type="float" office:value="2.29954545455" calcext:value-type="float">
            <text:p>2.2995454546</text:p>
          </table:table-cell>
          <table:table-cell office:value-type="float" office:value="225818.302839" calcext:value-type="float">
            <text:p>225818.30283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21596.155026" calcext:value-type="float">
            <text:p>221596.155026</text:p>
          </table:table-cell>
        </table:table-row>
        <table:table-row table:style-name="ro1">
          <table:table-cell office:value-type="float" office:value="2.30163636364" calcext:value-type="float">
            <text:p>2.3016363636</text:p>
          </table:table-cell>
          <table:table-cell office:value-type="float" office:value="197771.91056" calcext:value-type="float">
            <text:p>197771.91056</text:p>
          </table:table-cell>
        </table:table-row>
        <table:table-row table:style-name="ro1">
          <table:table-cell office:value-type="float" office:value="2.30327272727" calcext:value-type="float">
            <text:p>2.3032727273</text:p>
          </table:table-cell>
          <table:table-cell office:value-type="float" office:value="182362.136715" calcext:value-type="float">
            <text:p>182362.136715</text:p>
          </table:table-cell>
        </table:table-row>
        <table:table-row table:style-name="ro1">
          <table:table-cell office:value-type="float" office:value="2.30490909091" calcext:value-type="float">
            <text:p>2.3049090909</text:p>
          </table:table-cell>
          <table:table-cell office:value-type="float" office:value="198953.397697" calcext:value-type="float">
            <text:p>198953.397697</text:p>
          </table:table-cell>
        </table:table-row>
        <table:table-row table:style-name="ro1">
          <table:table-cell office:value-type="float" office:value="2.30654545455" calcext:value-type="float">
            <text:p>2.3065454546</text:p>
          </table:table-cell>
          <table:table-cell office:value-type="float" office:value="225611.788094" calcext:value-type="float">
            <text:p>225611.788094</text:p>
          </table:table-cell>
        </table:table-row>
        <table:table-row table:style-name="ro1">
          <table:table-cell office:value-type="float" office:value="2.30818181818" calcext:value-type="float">
            <text:p>2.3081818182</text:p>
          </table:table-cell>
          <table:table-cell office:value-type="float" office:value="231183.118906" calcext:value-type="float">
            <text:p>231183.118906</text:p>
          </table:table-cell>
        </table:table-row>
        <table:table-row table:style-name="ro1">
          <table:table-cell office:value-type="float" office:value="2.30981818182" calcext:value-type="float">
            <text:p>2.3098181818</text:p>
          </table:table-cell>
          <table:table-cell office:value-type="float" office:value="202604.513912" calcext:value-type="float">
            <text:p>202604.513912</text:p>
          </table:table-cell>
        </table:table-row>
        <table:table-row table:style-name="ro1">
          <table:table-cell office:value-type="float" office:value="2.31145454545" calcext:value-type="float">
            <text:p>2.3114545455</text:p>
          </table:table-cell>
          <table:table-cell office:value-type="float" office:value="169674.321548" calcext:value-type="float">
            <text:p>169674.321548</text:p>
          </table:table-cell>
        </table:table-row>
        <table:table-row table:style-name="ro1">
          <table:table-cell office:value-type="float" office:value="2.31309090909" calcext:value-type="float">
            <text:p>2.3130909091</text:p>
          </table:table-cell>
          <table:table-cell office:value-type="float" office:value="178263.5187" calcext:value-type="float">
            <text:p>178263.5187</text:p>
          </table:table-cell>
        </table:table-row>
        <table:table-row table:style-name="ro1">
          <table:table-cell office:value-type="float" office:value="2.31472727273" calcext:value-type="float">
            <text:p>2.3147272727</text:p>
          </table:table-cell>
          <table:table-cell office:value-type="float" office:value="221348.105989" calcext:value-type="float">
            <text:p>221348.105989</text:p>
          </table:table-cell>
        </table:table-row>
        <table:table-row table:style-name="ro1">
          <table:table-cell office:value-type="float" office:value="2.31636363636" calcext:value-type="float">
            <text:p>2.3163636364</text:p>
          </table:table-cell>
          <table:table-cell office:value-type="float" office:value="241468.003097" calcext:value-type="float">
            <text:p>241468.003097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226299.944713" calcext:value-type="float">
            <text:p>226299.944713</text:p>
          </table:table-cell>
        </table:table-row>
        <table:table-row table:style-name="ro1">
          <table:table-cell office:value-type="float" office:value="2.31963636364" calcext:value-type="float">
            <text:p>2.3196363636</text:p>
          </table:table-cell>
          <table:table-cell office:value-type="float" office:value="213503.407696" calcext:value-type="float">
            <text:p>213503.407696</text:p>
          </table:table-cell>
        </table:table-row>
        <table:table-row table:style-name="ro1">
          <table:table-cell office:value-type="float" office:value="2.32127272727" calcext:value-type="float">
            <text:p>2.3212727273</text:p>
          </table:table-cell>
          <table:table-cell office:value-type="float" office:value="234274.21353" calcext:value-type="float">
            <text:p>234274.21353</text:p>
          </table:table-cell>
        </table:table-row>
        <table:table-row table:style-name="ro1">
          <table:table-cell office:value-type="float" office:value="2.32290909091" calcext:value-type="float">
            <text:p>2.3229090909</text:p>
          </table:table-cell>
          <table:table-cell office:value-type="float" office:value="275764.369462" calcext:value-type="float">
            <text:p>275764.369462</text:p>
          </table:table-cell>
        </table:table-row>
        <table:table-row table:style-name="ro1">
          <table:table-cell office:value-type="float" office:value="2.32454545455" calcext:value-type="float">
            <text:p>2.3245454546</text:p>
          </table:table-cell>
          <table:table-cell office:value-type="float" office:value="275719.327746" calcext:value-type="float">
            <text:p>275719.327746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263499.825286" calcext:value-type="float">
            <text:p>263499.825286</text:p>
          </table:table-cell>
        </table:table-row>
        <table:table-row table:style-name="ro1">
          <table:table-cell office:value-type="float" office:value="2.32663636364" calcext:value-type="float">
            <text:p>2.3266363636</text:p>
          </table:table-cell>
          <table:table-cell office:value-type="float" office:value="209698.178021" calcext:value-type="float">
            <text:p>209698.178021</text:p>
          </table:table-cell>
        </table:table-row>
        <table:table-row table:style-name="ro1">
          <table:table-cell office:value-type="float" office:value="2.32827272727" calcext:value-type="float">
            <text:p>2.3282727273</text:p>
          </table:table-cell>
          <table:table-cell office:value-type="float" office:value="170282.306825" calcext:value-type="float">
            <text:p>170282.306825</text:p>
          </table:table-cell>
        </table:table-row>
        <table:table-row table:style-name="ro1">
          <table:table-cell office:value-type="float" office:value="2.32990909091" calcext:value-type="float">
            <text:p>2.3299090909</text:p>
          </table:table-cell>
          <table:table-cell office:value-type="float" office:value="178090.137014" calcext:value-type="float">
            <text:p>178090.137014</text:p>
          </table:table-cell>
        </table:table-row>
        <table:table-row table:style-name="ro1">
          <table:table-cell office:value-type="float" office:value="2.33154545455" calcext:value-type="float">
            <text:p>2.3315454546</text:p>
          </table:table-cell>
          <table:table-cell office:value-type="float" office:value="217634.128022" calcext:value-type="float">
            <text:p>217634.128022</text:p>
          </table:table-cell>
        </table:table-row>
        <table:table-row table:style-name="ro1">
          <table:table-cell office:value-type="float" office:value="2.33318181818" calcext:value-type="float">
            <text:p>2.3331818182</text:p>
          </table:table-cell>
          <table:table-cell office:value-type="float" office:value="241016.076361" calcext:value-type="float">
            <text:p>241016.076361</text:p>
          </table:table-cell>
        </table:table-row>
        <table:table-row table:style-name="ro1">
          <table:table-cell office:value-type="float" office:value="2.33481818182" calcext:value-type="float">
            <text:p>2.3348181818</text:p>
          </table:table-cell>
          <table:table-cell office:value-type="float" office:value="229627.89477" calcext:value-type="float">
            <text:p>229627.89477</text:p>
          </table:table-cell>
        </table:table-row>
        <table:table-row table:style-name="ro1">
          <table:table-cell office:value-type="float" office:value="2.33645454545" calcext:value-type="float">
            <text:p>2.3364545455</text:p>
          </table:table-cell>
          <table:table-cell office:value-type="float" office:value="211063.456285" calcext:value-type="float">
            <text:p>211063.456285</text:p>
          </table:table-cell>
        </table:table-row>
        <table:table-row table:style-name="ro1">
          <table:table-cell office:value-type="float" office:value="2.33809090909" calcext:value-type="float">
            <text:p>2.3380909091</text:p>
          </table:table-cell>
          <table:table-cell office:value-type="float" office:value="219164.541558" calcext:value-type="float">
            <text:p>219164.541558</text:p>
          </table:table-cell>
        </table:table-row>
        <table:table-row table:style-name="ro1">
          <table:table-cell office:value-type="float" office:value="2.33972727273" calcext:value-type="float">
            <text:p>2.3397272727</text:p>
          </table:table-cell>
          <table:table-cell office:value-type="float" office:value="241332.510358" calcext:value-type="float">
            <text:p>241332.510358</text:p>
          </table:table-cell>
        </table:table-row>
        <table:table-row table:style-name="ro1">
          <table:table-cell office:value-type="float" office:value="2.34136363636" calcext:value-type="float">
            <text:p>2.3413636364</text:p>
          </table:table-cell>
          <table:table-cell office:value-type="float" office:value="248019.725869" calcext:value-type="float">
            <text:p>248019.725869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226524.250743" calcext:value-type="float">
            <text:p>226524.250743</text:p>
          </table:table-cell>
        </table:table-row>
        <table:table-row table:style-name="ro1">
          <table:table-cell office:value-type="float" office:value="2.34463636364" calcext:value-type="float">
            <text:p>2.3446363636</text:p>
          </table:table-cell>
          <table:table-cell office:value-type="float" office:value="206328.833022" calcext:value-type="float">
            <text:p>206328.833022</text:p>
          </table:table-cell>
        </table:table-row>
        <table:table-row table:style-name="ro1">
          <table:table-cell office:value-type="float" office:value="2.34627272727" calcext:value-type="float">
            <text:p>2.3462727273</text:p>
          </table:table-cell>
          <table:table-cell office:value-type="float" office:value="205825.023095" calcext:value-type="float">
            <text:p>205825.023095</text:p>
          </table:table-cell>
        </table:table-row>
        <table:table-row table:style-name="ro1">
          <table:table-cell office:value-type="float" office:value="2.34790909091" calcext:value-type="float">
            <text:p>2.3479090909</text:p>
          </table:table-cell>
          <table:table-cell office:value-type="float" office:value="211237.149135" calcext:value-type="float">
            <text:p>211237.149135</text:p>
          </table:table-cell>
        </table:table-row>
        <table:table-row table:style-name="ro1">
          <table:table-cell office:value-type="float" office:value="2.34954545455" calcext:value-type="float">
            <text:p>2.3495454546</text:p>
          </table:table-cell>
          <table:table-cell office:value-type="float" office:value="207604.883331" calcext:value-type="float">
            <text:p>207604.88333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03840.452826" calcext:value-type="float">
            <text:p>203840.452826</text:p>
          </table:table-cell>
        </table:table-row>
        <table:table-row table:style-name="ro1">
          <table:table-cell office:value-type="float" office:value="2.35163636364" calcext:value-type="float">
            <text:p>2.3516363636</text:p>
          </table:table-cell>
          <table:table-cell office:value-type="float" office:value="195580.69245" calcext:value-type="float">
            <text:p>195580.69245</text:p>
          </table:table-cell>
        </table:table-row>
        <table:table-row table:style-name="ro1">
          <table:table-cell office:value-type="float" office:value="2.35327272727" calcext:value-type="float">
            <text:p>2.3532727273</text:p>
          </table:table-cell>
          <table:table-cell office:value-type="float" office:value="196704.050995" calcext:value-type="float">
            <text:p>196704.050995</text:p>
          </table:table-cell>
        </table:table-row>
        <table:table-row table:style-name="ro1">
          <table:table-cell office:value-type="float" office:value="2.35490909091" calcext:value-type="float">
            <text:p>2.3549090909</text:p>
          </table:table-cell>
          <table:table-cell office:value-type="float" office:value="204365.027503" calcext:value-type="float">
            <text:p>204365.027503</text:p>
          </table:table-cell>
        </table:table-row>
        <table:table-row table:style-name="ro1">
          <table:table-cell office:value-type="float" office:value="2.35654545455" calcext:value-type="float">
            <text:p>2.3565454546</text:p>
          </table:table-cell>
          <table:table-cell office:value-type="float" office:value="208738.156924" calcext:value-type="float">
            <text:p>208738.156924</text:p>
          </table:table-cell>
        </table:table-row>
        <table:table-row table:style-name="ro1">
          <table:table-cell office:value-type="float" office:value="2.35818181818" calcext:value-type="float">
            <text:p>2.3581818182</text:p>
          </table:table-cell>
          <table:table-cell office:value-type="float" office:value="204809.959701" calcext:value-type="float">
            <text:p>204809.959701</text:p>
          </table:table-cell>
        </table:table-row>
        <table:table-row table:style-name="ro1">
          <table:table-cell office:value-type="float" office:value="2.35981818182" calcext:value-type="float">
            <text:p>2.3598181818</text:p>
          </table:table-cell>
          <table:table-cell office:value-type="float" office:value="198873.943156" calcext:value-type="float">
            <text:p>198873.943156</text:p>
          </table:table-cell>
        </table:table-row>
        <table:table-row table:style-name="ro1">
          <table:table-cell office:value-type="float" office:value="2.36145454545" calcext:value-type="float">
            <text:p>2.3614545455</text:p>
          </table:table-cell>
          <table:table-cell office:value-type="float" office:value="200118.85813" calcext:value-type="float">
            <text:p>200118.85813</text:p>
          </table:table-cell>
        </table:table-row>
        <table:table-row table:style-name="ro1">
          <table:table-cell office:value-type="float" office:value="2.36309090909" calcext:value-type="float">
            <text:p>2.3630909091</text:p>
          </table:table-cell>
          <table:table-cell office:value-type="float" office:value="206837.196831" calcext:value-type="float">
            <text:p>206837.196831</text:p>
          </table:table-cell>
        </table:table-row>
        <table:table-row table:style-name="ro1">
          <table:table-cell office:value-type="float" office:value="2.36472727273" calcext:value-type="float">
            <text:p>2.3647272727</text:p>
          </table:table-cell>
          <table:table-cell office:value-type="float" office:value="210238.502069" calcext:value-type="float">
            <text:p>210238.502069</text:p>
          </table:table-cell>
        </table:table-row>
        <table:table-row table:style-name="ro1">
          <table:table-cell office:value-type="float" office:value="2.36636363636" calcext:value-type="float">
            <text:p>2.3663636364</text:p>
          </table:table-cell>
          <table:table-cell office:value-type="float" office:value="205286.277546" calcext:value-type="float">
            <text:p>205286.277546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196358.068265" calcext:value-type="float">
            <text:p>196358.068265</text:p>
          </table:table-cell>
        </table:table-row>
        <table:table-row table:style-name="ro1">
          <table:table-cell office:value-type="float" office:value="2.36963636364" calcext:value-type="float">
            <text:p>2.3696363636</text:p>
          </table:table-cell>
          <table:table-cell office:value-type="float" office:value="193616.28702" calcext:value-type="float">
            <text:p>193616.28702</text:p>
          </table:table-cell>
        </table:table-row>
        <table:table-row table:style-name="ro1">
          <table:table-cell office:value-type="float" office:value="2.37127272727" calcext:value-type="float">
            <text:p>2.3712727273</text:p>
          </table:table-cell>
          <table:table-cell office:value-type="float" office:value="199880.314882" calcext:value-type="float">
            <text:p>199880.314882</text:p>
          </table:table-cell>
        </table:table-row>
        <table:table-row table:style-name="ro1">
          <table:table-cell office:value-type="float" office:value="2.37290909091" calcext:value-type="float">
            <text:p>2.3729090909</text:p>
          </table:table-cell>
          <table:table-cell office:value-type="float" office:value="206819.499424" calcext:value-type="float">
            <text:p>206819.499424</text:p>
          </table:table-cell>
        </table:table-row>
        <table:table-row table:style-name="ro1">
          <table:table-cell office:value-type="float" office:value="2.37454545455" calcext:value-type="float">
            <text:p>2.3745454546</text:p>
          </table:table-cell>
          <table:table-cell office:value-type="float" office:value="204849.823996" calcext:value-type="float">
            <text:p>204849.823996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201770.798887" calcext:value-type="float">
            <text:p>201770.798887</text:p>
          </table:table-cell>
        </table:table-row>
        <table:table-row table:style-name="ro1">
          <table:table-cell office:value-type="float" office:value="2.37663636364" calcext:value-type="float">
            <text:p>2.3766363636</text:p>
          </table:table-cell>
          <table:table-cell office:value-type="float" office:value="193556.200633" calcext:value-type="float">
            <text:p>193556.200633</text:p>
          </table:table-cell>
        </table:table-row>
        <table:table-row table:style-name="ro1">
          <table:table-cell office:value-type="float" office:value="2.37827272727" calcext:value-type="float">
            <text:p>2.3782727273</text:p>
          </table:table-cell>
          <table:table-cell office:value-type="float" office:value="190149.018108" calcext:value-type="float">
            <text:p>190149.018108</text:p>
          </table:table-cell>
        </table:table-row>
        <table:table-row table:style-name="ro1">
          <table:table-cell office:value-type="float" office:value="2.37990909091" calcext:value-type="float">
            <text:p>2.3799090909</text:p>
          </table:table-cell>
          <table:table-cell office:value-type="float" office:value="196292.240745" calcext:value-type="float">
            <text:p>196292.240745</text:p>
          </table:table-cell>
        </table:table-row>
        <table:table-row table:style-name="ro1">
          <table:table-cell office:value-type="float" office:value="2.38154545455" calcext:value-type="float">
            <text:p>2.3815454546</text:p>
          </table:table-cell>
          <table:table-cell office:value-type="float" office:value="205626.924464" calcext:value-type="float">
            <text:p>205626.924464</text:p>
          </table:table-cell>
        </table:table-row>
        <table:table-row table:style-name="ro1">
          <table:table-cell office:value-type="float" office:value="2.38318181818" calcext:value-type="float">
            <text:p>2.3831818182</text:p>
          </table:table-cell>
          <table:table-cell office:value-type="float" office:value="210922.653042" calcext:value-type="float">
            <text:p>210922.653042</text:p>
          </table:table-cell>
        </table:table-row>
        <table:table-row table:style-name="ro1">
          <table:table-cell office:value-type="float" office:value="2.38481818182" calcext:value-type="float">
            <text:p>2.3848181818</text:p>
          </table:table-cell>
          <table:table-cell office:value-type="float" office:value="212654.514998" calcext:value-type="float">
            <text:p>212654.514998</text:p>
          </table:table-cell>
        </table:table-row>
        <table:table-row table:style-name="ro1">
          <table:table-cell office:value-type="float" office:value="2.38645454545" calcext:value-type="float">
            <text:p>2.3864545455</text:p>
          </table:table-cell>
          <table:table-cell office:value-type="float" office:value="214846.674314" calcext:value-type="float">
            <text:p>214846.674314</text:p>
          </table:table-cell>
        </table:table-row>
        <table:table-row table:style-name="ro1">
          <table:table-cell office:value-type="float" office:value="2.38809090909" calcext:value-type="float">
            <text:p>2.3880909091</text:p>
          </table:table-cell>
          <table:table-cell office:value-type="float" office:value="220076.432542" calcext:value-type="float">
            <text:p>220076.432542</text:p>
          </table:table-cell>
        </table:table-row>
        <table:table-row table:style-name="ro1">
          <table:table-cell office:value-type="float" office:value="2.38972727273" calcext:value-type="float">
            <text:p>2.3897272727</text:p>
          </table:table-cell>
          <table:table-cell office:value-type="float" office:value="225013.902573" calcext:value-type="float">
            <text:p>225013.902573</text:p>
          </table:table-cell>
        </table:table-row>
        <table:table-row table:style-name="ro1">
          <table:table-cell office:value-type="float" office:value="2.39136363636" calcext:value-type="float">
            <text:p>2.3913636364</text:p>
          </table:table-cell>
          <table:table-cell office:value-type="float" office:value="223491.251539" calcext:value-type="float">
            <text:p>223491.251539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214242.206802" calcext:value-type="float">
            <text:p>214242.206802</text:p>
          </table:table-cell>
        </table:table-row>
        <table:table-row table:style-name="ro1">
          <table:table-cell office:value-type="float" office:value="2.39463636364" calcext:value-type="float">
            <text:p>2.3946363636</text:p>
          </table:table-cell>
          <table:table-cell office:value-type="float" office:value="202843.918042" calcext:value-type="float">
            <text:p>202843.918042</text:p>
          </table:table-cell>
        </table:table-row>
        <table:table-row table:style-name="ro1">
          <table:table-cell office:value-type="float" office:value="2.39627272727" calcext:value-type="float">
            <text:p>2.3962727273</text:p>
          </table:table-cell>
          <table:table-cell office:value-type="float" office:value="196297.535146" calcext:value-type="float">
            <text:p>196297.535146</text:p>
          </table:table-cell>
        </table:table-row>
        <table:table-row table:style-name="ro1">
          <table:table-cell office:value-type="float" office:value="2.39790909091" calcext:value-type="float">
            <text:p>2.3979090909</text:p>
          </table:table-cell>
          <table:table-cell office:value-type="float" office:value="195629.956397" calcext:value-type="float">
            <text:p>195629.956397</text:p>
          </table:table-cell>
        </table:table-row>
        <table:table-row table:style-name="ro1">
          <table:table-cell office:value-type="float" office:value="2.39954545455" calcext:value-type="float">
            <text:p>2.3995454546</text:p>
          </table:table-cell>
          <table:table-cell office:value-type="float" office:value="197677.234431" calcext:value-type="float">
            <text:p>197677.23443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97379.875554" calcext:value-type="float">
            <text:p>197379.875554</text:p>
          </table:table-cell>
        </table:table-row>
        <table:table-row table:style-name="ro1">
          <table:table-cell office:value-type="float" office:value="2.40163636364" calcext:value-type="float">
            <text:p>2.4016363636</text:p>
          </table:table-cell>
          <table:table-cell office:value-type="float" office:value="197453.679882" calcext:value-type="float">
            <text:p>197453.679882</text:p>
          </table:table-cell>
        </table:table-row>
        <table:table-row table:style-name="ro1">
          <table:table-cell office:value-type="float" office:value="2.40327272727" calcext:value-type="float">
            <text:p>2.4032727273</text:p>
          </table:table-cell>
          <table:table-cell office:value-type="float" office:value="197043.191494" calcext:value-type="float">
            <text:p>197043.191494</text:p>
          </table:table-cell>
        </table:table-row>
        <table:table-row table:style-name="ro1">
          <table:table-cell office:value-type="float" office:value="2.40490909091" calcext:value-type="float">
            <text:p>2.4049090909</text:p>
          </table:table-cell>
          <table:table-cell office:value-type="float" office:value="199092.740685" calcext:value-type="float">
            <text:p>199092.740685</text:p>
          </table:table-cell>
        </table:table-row>
        <table:table-row table:style-name="ro1">
          <table:table-cell office:value-type="float" office:value="2.40654545455" calcext:value-type="float">
            <text:p>2.4065454546</text:p>
          </table:table-cell>
          <table:table-cell office:value-type="float" office:value="203561.15307" calcext:value-type="float">
            <text:p>203561.15307</text:p>
          </table:table-cell>
        </table:table-row>
        <table:table-row table:style-name="ro1">
          <table:table-cell office:value-type="float" office:value="2.40818181818" calcext:value-type="float">
            <text:p>2.4081818182</text:p>
          </table:table-cell>
          <table:table-cell office:value-type="float" office:value="205133.24099" calcext:value-type="float">
            <text:p>205133.24099</text:p>
          </table:table-cell>
        </table:table-row>
        <table:table-row table:style-name="ro1">
          <table:table-cell office:value-type="float" office:value="2.40981818182" calcext:value-type="float">
            <text:p>2.4098181818</text:p>
          </table:table-cell>
          <table:table-cell office:value-type="float" office:value="200964.029043" calcext:value-type="float">
            <text:p>200964.029043</text:p>
          </table:table-cell>
        </table:table-row>
        <table:table-row table:style-name="ro1">
          <table:table-cell office:value-type="float" office:value="2.41145454545" calcext:value-type="float">
            <text:p>2.4114545455</text:p>
          </table:table-cell>
          <table:table-cell office:value-type="float" office:value="194942.145838" calcext:value-type="float">
            <text:p>194942.145838</text:p>
          </table:table-cell>
        </table:table-row>
        <table:table-row table:style-name="ro1">
          <table:table-cell office:value-type="float" office:value="2.41309090909" calcext:value-type="float">
            <text:p>2.4130909091</text:p>
          </table:table-cell>
          <table:table-cell office:value-type="float" office:value="195131.156118" calcext:value-type="float">
            <text:p>195131.156118</text:p>
          </table:table-cell>
        </table:table-row>
        <table:table-row table:style-name="ro1">
          <table:table-cell office:value-type="float" office:value="2.41472727273" calcext:value-type="float">
            <text:p>2.4147272727</text:p>
          </table:table-cell>
          <table:table-cell office:value-type="float" office:value="202236.039287" calcext:value-type="float">
            <text:p>202236.039287</text:p>
          </table:table-cell>
        </table:table-row>
        <table:table-row table:style-name="ro1">
          <table:table-cell office:value-type="float" office:value="2.41636363636" calcext:value-type="float">
            <text:p>2.4163636364</text:p>
          </table:table-cell>
          <table:table-cell office:value-type="float" office:value="209101.419651" calcext:value-type="float">
            <text:p>209101.419651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207547.346079" calcext:value-type="float">
            <text:p>207547.346079</text:p>
          </table:table-cell>
        </table:table-row>
        <table:table-row table:style-name="ro1">
          <table:table-cell office:value-type="float" office:value="2.41963636364" calcext:value-type="float">
            <text:p>2.4196363636</text:p>
          </table:table-cell>
          <table:table-cell office:value-type="float" office:value="198741.502426" calcext:value-type="float">
            <text:p>198741.502426</text:p>
          </table:table-cell>
        </table:table-row>
        <table:table-row table:style-name="ro1">
          <table:table-cell office:value-type="float" office:value="2.42127272727" calcext:value-type="float">
            <text:p>2.4212727273</text:p>
          </table:table-cell>
          <table:table-cell office:value-type="float" office:value="191603.545818" calcext:value-type="float">
            <text:p>191603.545818</text:p>
          </table:table-cell>
        </table:table-row>
        <table:table-row table:style-name="ro1">
          <table:table-cell office:value-type="float" office:value="2.42290909091" calcext:value-type="float">
            <text:p>2.4229090909</text:p>
          </table:table-cell>
          <table:table-cell office:value-type="float" office:value="190847.263042" calcext:value-type="float">
            <text:p>190847.263042</text:p>
          </table:table-cell>
        </table:table-row>
        <table:table-row table:style-name="ro1">
          <table:table-cell office:value-type="float" office:value="2.42454545455" calcext:value-type="float">
            <text:p>2.4245454546</text:p>
          </table:table-cell>
          <table:table-cell office:value-type="float" office:value="193297.71061" calcext:value-type="float">
            <text:p>193297.71061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92541.045979" calcext:value-type="float">
            <text:p>192541.045979</text:p>
          </table:table-cell>
        </table:table-row>
        <table:table-row table:style-name="ro1">
          <table:table-cell office:value-type="float" office:value="2.42663636364" calcext:value-type="float">
            <text:p>2.4266363636</text:p>
          </table:table-cell>
          <table:table-cell office:value-type="float" office:value="189623.467912" calcext:value-type="float">
            <text:p>189623.467912</text:p>
          </table:table-cell>
        </table:table-row>
        <table:table-row table:style-name="ro1">
          <table:table-cell office:value-type="float" office:value="2.42827272727" calcext:value-type="float">
            <text:p>2.4282727273</text:p>
          </table:table-cell>
          <table:table-cell office:value-type="float" office:value="186165.747081" calcext:value-type="float">
            <text:p>186165.747081</text:p>
          </table:table-cell>
        </table:table-row>
        <table:table-row table:style-name="ro1">
          <table:table-cell office:value-type="float" office:value="2.42990909091" calcext:value-type="float">
            <text:p>2.4299090909</text:p>
          </table:table-cell>
          <table:table-cell office:value-type="float" office:value="188824.726341" calcext:value-type="float">
            <text:p>188824.726341</text:p>
          </table:table-cell>
        </table:table-row>
        <table:table-row table:style-name="ro1">
          <table:table-cell office:value-type="float" office:value="2.43154545455" calcext:value-type="float">
            <text:p>2.4315454546</text:p>
          </table:table-cell>
          <table:table-cell office:value-type="float" office:value="197356.684417" calcext:value-type="float">
            <text:p>197356.684417</text:p>
          </table:table-cell>
        </table:table-row>
        <table:table-row table:style-name="ro1">
          <table:table-cell office:value-type="float" office:value="2.43318181818" calcext:value-type="float">
            <text:p>2.4331818182</text:p>
          </table:table-cell>
          <table:table-cell office:value-type="float" office:value="204522.462813" calcext:value-type="float">
            <text:p>204522.462813</text:p>
          </table:table-cell>
        </table:table-row>
        <table:table-row table:style-name="ro1">
          <table:table-cell office:value-type="float" office:value="2.43481818182" calcext:value-type="float">
            <text:p>2.4348181818</text:p>
          </table:table-cell>
          <table:table-cell office:value-type="float" office:value="201598.401979" calcext:value-type="float">
            <text:p>201598.401979</text:p>
          </table:table-cell>
        </table:table-row>
        <table:table-row table:style-name="ro1">
          <table:table-cell office:value-type="float" office:value="2.43645454545" calcext:value-type="float">
            <text:p>2.4364545455</text:p>
          </table:table-cell>
          <table:table-cell office:value-type="float" office:value="191069.312204" calcext:value-type="float">
            <text:p>191069.312204</text:p>
          </table:table-cell>
        </table:table-row>
        <table:table-row table:style-name="ro1">
          <table:table-cell office:value-type="float" office:value="2.43809090909" calcext:value-type="float">
            <text:p>2.4380909091</text:p>
          </table:table-cell>
          <table:table-cell office:value-type="float" office:value="187379.288569" calcext:value-type="float">
            <text:p>187379.288569</text:p>
          </table:table-cell>
        </table:table-row>
        <table:table-row table:style-name="ro1">
          <table:table-cell office:value-type="float" office:value="2.43972727273" calcext:value-type="float">
            <text:p>2.4397272727</text:p>
          </table:table-cell>
          <table:table-cell office:value-type="float" office:value="194579.12016" calcext:value-type="float">
            <text:p>194579.12016</text:p>
          </table:table-cell>
        </table:table-row>
        <table:table-row table:style-name="ro1">
          <table:table-cell office:value-type="float" office:value="2.44136363636" calcext:value-type="float">
            <text:p>2.4413636364</text:p>
          </table:table-cell>
          <table:table-cell office:value-type="float" office:value="201414.727068" calcext:value-type="float">
            <text:p>201414.727068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198860.675668" calcext:value-type="float">
            <text:p>198860.675668</text:p>
          </table:table-cell>
        </table:table-row>
        <table:table-row table:style-name="ro1">
          <table:table-cell office:value-type="float" office:value="2.44463636364" calcext:value-type="float">
            <text:p>2.4446363636</text:p>
          </table:table-cell>
          <table:table-cell office:value-type="float" office:value="189625.875884" calcext:value-type="float">
            <text:p>189625.875884</text:p>
          </table:table-cell>
        </table:table-row>
        <table:table-row table:style-name="ro1">
          <table:table-cell office:value-type="float" office:value="2.44627272727" calcext:value-type="float">
            <text:p>2.4462727273</text:p>
          </table:table-cell>
          <table:table-cell office:value-type="float" office:value="182912.669942" calcext:value-type="float">
            <text:p>182912.669942</text:p>
          </table:table-cell>
        </table:table-row>
        <table:table-row table:style-name="ro1">
          <table:table-cell office:value-type="float" office:value="2.44790909091" calcext:value-type="float">
            <text:p>2.4479090909</text:p>
          </table:table-cell>
          <table:table-cell office:value-type="float" office:value="181283.479531" calcext:value-type="float">
            <text:p>181283.479531</text:p>
          </table:table-cell>
        </table:table-row>
        <table:table-row table:style-name="ro1">
          <table:table-cell office:value-type="float" office:value="2.44954545455" calcext:value-type="float">
            <text:p>2.4495454546</text:p>
          </table:table-cell>
          <table:table-cell office:value-type="float" office:value="182547.55198" calcext:value-type="float">
            <text:p>182547.5519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83168.391553" calcext:value-type="float">
            <text:p>183168.391553</text:p>
          </table:table-cell>
        </table:table-row>
        <table:table-row table:style-name="ro1">
          <table:table-cell office:value-type="float" office:value="2.45163636364" calcext:value-type="float">
            <text:p>2.4516363636</text:p>
          </table:table-cell>
          <table:table-cell office:value-type="float" office:value="178677.585598" calcext:value-type="float">
            <text:p>178677.585598</text:p>
          </table:table-cell>
        </table:table-row>
        <table:table-row table:style-name="ro1">
          <table:table-cell office:value-type="float" office:value="2.45327272727" calcext:value-type="float">
            <text:p>2.4532727273</text:p>
          </table:table-cell>
          <table:table-cell office:value-type="float" office:value="181363.790569" calcext:value-type="float">
            <text:p>181363.790569</text:p>
          </table:table-cell>
        </table:table-row>
        <table:table-row table:style-name="ro1">
          <table:table-cell office:value-type="float" office:value="2.45490909091" calcext:value-type="float">
            <text:p>2.4549090909</text:p>
          </table:table-cell>
          <table:table-cell office:value-type="float" office:value="187646.315389" calcext:value-type="float">
            <text:p>187646.315389</text:p>
          </table:table-cell>
        </table:table-row>
        <table:table-row table:style-name="ro1">
          <table:table-cell office:value-type="float" office:value="2.45654545455" calcext:value-type="float">
            <text:p>2.4565454546</text:p>
          </table:table-cell>
          <table:table-cell office:value-type="float" office:value="186570.729534" calcext:value-type="float">
            <text:p>186570.729534</text:p>
          </table:table-cell>
        </table:table-row>
        <table:table-row table:style-name="ro1">
          <table:table-cell office:value-type="float" office:value="2.45818181818" calcext:value-type="float">
            <text:p>2.4581818182</text:p>
          </table:table-cell>
          <table:table-cell office:value-type="float" office:value="184758.188988" calcext:value-type="float">
            <text:p>184758.188988</text:p>
          </table:table-cell>
        </table:table-row>
        <table:table-row table:style-name="ro1">
          <table:table-cell office:value-type="float" office:value="2.45981818182" calcext:value-type="float">
            <text:p>2.4598181818</text:p>
          </table:table-cell>
          <table:table-cell office:value-type="float" office:value="180982.531113" calcext:value-type="float">
            <text:p>180982.531113</text:p>
          </table:table-cell>
        </table:table-row>
        <table:table-row table:style-name="ro1">
          <table:table-cell office:value-type="float" office:value="2.46145454545" calcext:value-type="float">
            <text:p>2.4614545455</text:p>
          </table:table-cell>
          <table:table-cell office:value-type="float" office:value="176695.209985" calcext:value-type="float">
            <text:p>176695.209985</text:p>
          </table:table-cell>
        </table:table-row>
        <table:table-row table:style-name="ro1">
          <table:table-cell office:value-type="float" office:value="2.46309090909" calcext:value-type="float">
            <text:p>2.4630909091</text:p>
          </table:table-cell>
          <table:table-cell office:value-type="float" office:value="175631.261216" calcext:value-type="float">
            <text:p>175631.261216</text:p>
          </table:table-cell>
        </table:table-row>
        <table:table-row table:style-name="ro1">
          <table:table-cell office:value-type="float" office:value="2.46472727273" calcext:value-type="float">
            <text:p>2.4647272727</text:p>
          </table:table-cell>
          <table:table-cell office:value-type="float" office:value="176493.999414" calcext:value-type="float">
            <text:p>176493.999414</text:p>
          </table:table-cell>
        </table:table-row>
        <table:table-row table:style-name="ro1">
          <table:table-cell office:value-type="float" office:value="2.46636363636" calcext:value-type="float">
            <text:p>2.4663636364</text:p>
          </table:table-cell>
          <table:table-cell office:value-type="float" office:value="176744.087717" calcext:value-type="float">
            <text:p>176744.087717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173878.811747" calcext:value-type="float">
            <text:p>173878.811747</text:p>
          </table:table-cell>
        </table:table-row>
        <table:table-row table:style-name="ro1">
          <table:table-cell office:value-type="float" office:value="2.46963636364" calcext:value-type="float">
            <text:p>2.4696363636</text:p>
          </table:table-cell>
          <table:table-cell office:value-type="float" office:value="170455.216212" calcext:value-type="float">
            <text:p>170455.216212</text:p>
          </table:table-cell>
        </table:table-row>
        <table:table-row table:style-name="ro1">
          <table:table-cell office:value-type="float" office:value="2.47127272727" calcext:value-type="float">
            <text:p>2.4712727273</text:p>
          </table:table-cell>
          <table:table-cell office:value-type="float" office:value="168189.45214" calcext:value-type="float">
            <text:p>168189.45214</text:p>
          </table:table-cell>
        </table:table-row>
        <table:table-row table:style-name="ro1">
          <table:table-cell office:value-type="float" office:value="2.47290909091" calcext:value-type="float">
            <text:p>2.4729090909</text:p>
          </table:table-cell>
          <table:table-cell office:value-type="float" office:value="167180.475974" calcext:value-type="float">
            <text:p>167180.475974</text:p>
          </table:table-cell>
        </table:table-row>
        <table:table-row table:style-name="ro1">
          <table:table-cell office:value-type="float" office:value="2.47454545455" calcext:value-type="float">
            <text:p>2.4745454546</text:p>
          </table:table-cell>
          <table:table-cell office:value-type="float" office:value="164575.630254" calcext:value-type="float">
            <text:p>164575.630254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63023.044176" calcext:value-type="float">
            <text:p>163023.044176</text:p>
          </table:table-cell>
        </table:table-row>
        <table:table-row table:style-name="ro1">
          <table:table-cell office:value-type="float" office:value="2.47663636364" calcext:value-type="float">
            <text:p>2.4766363636</text:p>
          </table:table-cell>
          <table:table-cell office:value-type="float" office:value="158868.321649" calcext:value-type="float">
            <text:p>158868.321649</text:p>
          </table:table-cell>
        </table:table-row>
        <table:table-row table:style-name="ro1">
          <table:table-cell office:value-type="float" office:value="2.47827272727" calcext:value-type="float">
            <text:p>2.4782727273</text:p>
          </table:table-cell>
          <table:table-cell office:value-type="float" office:value="156750.374552" calcext:value-type="float">
            <text:p>156750.374552</text:p>
          </table:table-cell>
        </table:table-row>
        <table:table-row table:style-name="ro1">
          <table:table-cell office:value-type="float" office:value="2.47990909091" calcext:value-type="float">
            <text:p>2.4799090909</text:p>
          </table:table-cell>
          <table:table-cell office:value-type="float" office:value="159348.959004" calcext:value-type="float">
            <text:p>159348.959004</text:p>
          </table:table-cell>
        </table:table-row>
        <table:table-row table:style-name="ro1">
          <table:table-cell office:value-type="float" office:value="2.48154545455" calcext:value-type="float">
            <text:p>2.4815454546</text:p>
          </table:table-cell>
          <table:table-cell office:value-type="float" office:value="163843.623891" calcext:value-type="float">
            <text:p>163843.623891</text:p>
          </table:table-cell>
        </table:table-row>
        <table:table-row table:style-name="ro1">
          <table:table-cell office:value-type="float" office:value="2.48318181818" calcext:value-type="float">
            <text:p>2.4831818182</text:p>
          </table:table-cell>
          <table:table-cell office:value-type="float" office:value="166202.3262" calcext:value-type="float">
            <text:p>166202.3262</text:p>
          </table:table-cell>
        </table:table-row>
        <table:table-row table:style-name="ro1">
          <table:table-cell office:value-type="float" office:value="2.48481818182" calcext:value-type="float">
            <text:p>2.4848181818</text:p>
          </table:table-cell>
          <table:table-cell office:value-type="float" office:value="165427.628057" calcext:value-type="float">
            <text:p>165427.628057</text:p>
          </table:table-cell>
        </table:table-row>
        <table:table-row table:style-name="ro1">
          <table:table-cell office:value-type="float" office:value="2.48645454545" calcext:value-type="float">
            <text:p>2.4864545455</text:p>
          </table:table-cell>
          <table:table-cell office:value-type="float" office:value="163882.115496" calcext:value-type="float">
            <text:p>163882.115496</text:p>
          </table:table-cell>
        </table:table-row>
        <table:table-row table:style-name="ro1">
          <table:table-cell office:value-type="float" office:value="2.48809090909" calcext:value-type="float">
            <text:p>2.4880909091</text:p>
          </table:table-cell>
          <table:table-cell office:value-type="float" office:value="163350.829253" calcext:value-type="float">
            <text:p>163350.829253</text:p>
          </table:table-cell>
        </table:table-row>
        <table:table-row table:style-name="ro1">
          <table:table-cell office:value-type="float" office:value="2.48972727273" calcext:value-type="float">
            <text:p>2.4897272727</text:p>
          </table:table-cell>
          <table:table-cell office:value-type="float" office:value="162581.337952" calcext:value-type="float">
            <text:p>162581.337952</text:p>
          </table:table-cell>
        </table:table-row>
        <table:table-row table:style-name="ro1">
          <table:table-cell office:value-type="float" office:value="2.49136363636" calcext:value-type="float">
            <text:p>2.4913636364</text:p>
          </table:table-cell>
          <table:table-cell office:value-type="float" office:value="160199.815808" calcext:value-type="float">
            <text:p>160199.815808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156455.421217" calcext:value-type="float">
            <text:p>156455.421217</text:p>
          </table:table-cell>
        </table:table-row>
        <table:table-row table:style-name="ro1">
          <table:table-cell office:value-type="float" office:value="2.49463636364" calcext:value-type="float">
            <text:p>2.4946363636</text:p>
          </table:table-cell>
          <table:table-cell office:value-type="float" office:value="153326.480078" calcext:value-type="float">
            <text:p>153326.480078</text:p>
          </table:table-cell>
        </table:table-row>
        <table:table-row table:style-name="ro1">
          <table:table-cell office:value-type="float" office:value="2.49627272727" calcext:value-type="float">
            <text:p>2.4962727273</text:p>
          </table:table-cell>
          <table:table-cell office:value-type="float" office:value="152204.991148" calcext:value-type="float">
            <text:p>152204.991148</text:p>
          </table:table-cell>
        </table:table-row>
        <table:table-row table:style-name="ro1">
          <table:table-cell office:value-type="float" office:value="2.49790909091" calcext:value-type="float">
            <text:p>2.4979090909</text:p>
          </table:table-cell>
          <table:table-cell office:value-type="float" office:value="153296.381543" calcext:value-type="float">
            <text:p>153296.381543</text:p>
          </table:table-cell>
        </table:table-row>
        <table:table-row table:style-name="ro1">
          <table:table-cell office:value-type="float" office:value="2.49954545455" calcext:value-type="float">
            <text:p>2.4995454546</text:p>
          </table:table-cell>
          <table:table-cell office:value-type="float" office:value="154738.577301" calcext:value-type="float">
            <text:p>154738.577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1:50:42.713534571</dc:date>
    <meta:document-statistic meta:table-count="1" meta:cell-count="31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284cm" svg:y="0.316cm" chart:style-name="ch2">
          <text:p>High Impedance Mismatch</text:p>
        </chart:title>
        <chart:subtitle svg:x="6.62cm" svg:y="1.301cm" chart:style-name="ch3">
          <text:p>High Reflection</text:p>
        </chart:subtitle>
        <chart:legend chart:legend-position="end" svg:x="13.737cm" svg:y="3.952cm" style:legend-expansion="high" chart:style-name="ch4"/>
        <chart:plot-area chart:style-name="ch5" table:cell-range-address="Sheet1.A1:Sheet1.B1599" svg:x="1.331cm" svg:y="2.19cm" svg:width="12.086cm" svg:height="5.649cm">
          <chartooo:coordinate-region svg:x="2.693cm" svg:y="2.389cm" svg:width="10.724cm" svg:height="4.396cm"/>
          <chart:axis chart:dimension="x" chart:name="primary-x" chart:style-name="ch6">
            <chart:title svg:x="6.973cm" svg:y="8.019cm" chart:style-name="ch7">
              <text:p>Time</text:p>
            </chart:title>
          </chart:axis>
          <chart:axis chart:dimension="y" chart:name="primary-y" chart:style-name="ch6">
            <chart:title svg:x="0.451cm" svg:y="5.587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599" chart:class="chart:area">
            <chart:data-point chart:repeated="1599"/>
          </chart:series>
          <chart:series chart:style-name="ch11" chart:values-cell-range-address="Sheet1.B1:Sheet1.B1599" chart:class="chart:area">
            <chart:data-point chart:repeated="15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3636363636">
                <text:p>0.00163636363636</text:p>
                <draw:g>
                  <svg:desc>Sheet1.A1:Sheet1.A1599</svg:desc>
                </draw:g>
              </table:table-cell>
              <table:table-cell office:value-type="float" office:value="8493.84902811">
                <text:p>8493.84902811</text:p>
                <draw:g>
                  <svg:desc>Sheet1.B1:Sheet1.B1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7272727273">
                <text:p>0.00327272727273</text:p>
              </table:table-cell>
              <table:table-cell office:value-type="float" office:value="8487.80809282">
                <text:p>8487.80809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0909090909">
                <text:p>0.00490909090909</text:p>
              </table:table-cell>
              <table:table-cell office:value-type="float" office:value="8478.06568552">
                <text:p>8478.06568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8464.86097678">
                <text:p>8464.86097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8181818182">
                <text:p>0.00818181818182</text:p>
              </table:table-cell>
              <table:table-cell office:value-type="float" office:value="8448.45074508">
                <text:p>8448.45074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81818181818">
                <text:p>0.00981818181818</text:p>
              </table:table-cell>
              <table:table-cell office:value-type="float" office:value="8429.05446543">
                <text:p>8429.05446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545454545">
                <text:p>0.0114545454545</text:p>
              </table:table-cell>
              <table:table-cell office:value-type="float" office:value="8406.91113298">
                <text:p>8406.91113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0909090909">
                <text:p>0.0130909090909</text:p>
              </table:table-cell>
              <table:table-cell office:value-type="float" office:value="8382.23834671">
                <text:p>8382.23834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7272727273">
                <text:p>0.0147272727273</text:p>
              </table:table-cell>
              <table:table-cell office:value-type="float" office:value="8355.2584197">
                <text:p>8355.2584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3636363636">
                <text:p>0.0163636363636</text:p>
              </table:table-cell>
              <table:table-cell office:value-type="float" office:value="8326.18442575">
                <text:p>8326.1844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">
                <text:p>0.018</text:p>
              </table:table-cell>
              <table:table-cell office:value-type="float" office:value="8295.22250823">
                <text:p>8295.22250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6363636364">
                <text:p>0.0196363636364</text:p>
              </table:table-cell>
              <table:table-cell office:value-type="float" office:value="8262.57795821">
                <text:p>8262.57795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727272727">
                <text:p>0.0212727272727</text:p>
              </table:table-cell>
              <table:table-cell office:value-type="float" office:value="8228.44225944">
                <text:p>8228.44225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9090909091">
                <text:p>0.0229090909091</text:p>
              </table:table-cell>
              <table:table-cell office:value-type="float" office:value="8193.01102093">
                <text:p>8193.0110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5454545455">
                <text:p>0.0245454545455</text:p>
              </table:table-cell>
              <table:table-cell office:value-type="float" office:value="8156.4626631">
                <text:p>8156.4626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8146.00594078">
                <text:p>8146.00594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6363636364">
                <text:p>0.0266363636364</text:p>
              </table:table-cell>
              <table:table-cell office:value-type="float" office:value="8108.32921613">
                <text:p>8108.32921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2727272727">
                <text:p>0.0282727272727</text:p>
              </table:table-cell>
              <table:table-cell office:value-type="float" office:value="8069.95537898">
                <text:p>8069.95537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9090909091">
                <text:p>0.0299090909091</text:p>
              </table:table-cell>
              <table:table-cell office:value-type="float" office:value="8031.01939437">
                <text:p>8031.01939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5454545455">
                <text:p>0.0315454545455</text:p>
              </table:table-cell>
              <table:table-cell office:value-type="float" office:value="7991.66710855">
                <text:p>7991.66710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818181818">
                <text:p>0.0331818181818</text:p>
              </table:table-cell>
              <table:table-cell office:value-type="float" office:value="7952.06416728">
                <text:p>7952.06416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8181818182">
                <text:p>0.0348181818182</text:p>
              </table:table-cell>
              <table:table-cell office:value-type="float" office:value="7912.36335535">
                <text:p>7912.36335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64545454545">
                <text:p>0.0364545454545</text:p>
              </table:table-cell>
              <table:table-cell office:value-type="float" office:value="7872.71479002">
                <text:p>7872.71479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80909090909">
                <text:p>0.0380909090909</text:p>
              </table:table-cell>
              <table:table-cell office:value-type="float" office:value="7833.2502941">
                <text:p>7833.250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7272727273">
                <text:p>0.0397272727273</text:p>
              </table:table-cell>
              <table:table-cell office:value-type="float" office:value="7794.10382671">
                <text:p>7794.10382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3636363636">
                <text:p>0.0413636363636</text:p>
              </table:table-cell>
              <table:table-cell office:value-type="float" office:value="7755.39382538">
                <text:p>7755.39382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">
                <text:p>0.043</text:p>
              </table:table-cell>
              <table:table-cell office:value-type="float" office:value="7717.24136406">
                <text:p>7717.241364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6363636364">
                <text:p>0.0446363636364</text:p>
              </table:table-cell>
              <table:table-cell office:value-type="float" office:value="7679.75267564">
                <text:p>7679.75267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2727272727">
                <text:p>0.0462727272727</text:p>
              </table:table-cell>
              <table:table-cell office:value-type="float" office:value="7643.0361253">
                <text:p>7643.0361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9090909091">
                <text:p>0.0479090909091</text:p>
              </table:table-cell>
              <table:table-cell office:value-type="float" office:value="7607.18581265">
                <text:p>7607.18581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5454545455">
                <text:p>0.0495454545455</text:p>
              </table:table-cell>
              <table:table-cell office:value-type="float" office:value="7572.29732481">
                <text:p>7572.29732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7562.30042332">
                <text:p>7562.30042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6363636364">
                <text:p>0.0516363636364</text:p>
              </table:table-cell>
              <table:table-cell office:value-type="float" office:value="7528.92032369">
                <text:p>7528.92032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2727272727">
                <text:p>0.0532727272727</text:p>
              </table:table-cell>
              <table:table-cell office:value-type="float" office:value="7496.69696453">
                <text:p>7496.69696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49090909091">
                <text:p>0.0549090909091</text:p>
              </table:table-cell>
              <table:table-cell office:value-type="float" office:value="7465.64336078">
                <text:p>7465.64336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5454545455">
                <text:p>0.0565454545455</text:p>
              </table:table-cell>
              <table:table-cell office:value-type="float" office:value="7435.8045857">
                <text:p>7435.8045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1818181818">
                <text:p>0.0581818181818</text:p>
              </table:table-cell>
              <table:table-cell office:value-type="float" office:value="7407.26013416">
                <text:p>7407.26013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8181818182">
                <text:p>0.0598181818182</text:p>
              </table:table-cell>
              <table:table-cell office:value-type="float" office:value="7380.09077021">
                <text:p>7380.09077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14545454545">
                <text:p>0.0614545454545</text:p>
              </table:table-cell>
              <table:table-cell office:value-type="float" office:value="7354.35365388">
                <text:p>7354.35365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0909090909">
                <text:p>0.0630909090909</text:p>
              </table:table-cell>
              <table:table-cell office:value-type="float" office:value="7330.09278677">
                <text:p>7330.09278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7272727273">
                <text:p>0.0647272727273</text:p>
              </table:table-cell>
              <table:table-cell office:value-type="float" office:value="7307.34043409">
                <text:p>7307.34043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3636363636">
                <text:p>0.0663636363636</text:p>
              </table:table-cell>
              <table:table-cell office:value-type="float" office:value="7286.12335287">
                <text:p>7286.12335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8">
                <text:p>0.068</text:p>
              </table:table-cell>
              <table:table-cell office:value-type="float" office:value="7266.45948129">
                <text:p>7266.45948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6363636364">
                <text:p>0.0696363636364</text:p>
              </table:table-cell>
              <table:table-cell office:value-type="float" office:value="7248.36194203">
                <text:p>7248.361942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12727272727">
                <text:p>0.0712727272727</text:p>
              </table:table-cell>
              <table:table-cell office:value-type="float" office:value="7231.83573065">
                <text:p>7231.83573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29090909091">
                <text:p>0.0729090909091</text:p>
              </table:table-cell>
              <table:table-cell office:value-type="float" office:value="7216.88100875">
                <text:p>7216.8810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45454545455">
                <text:p>0.0745454545455</text:p>
              </table:table-cell>
              <table:table-cell office:value-type="float" office:value="7203.49010317">
                <text:p>7203.49010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">
                <text:p>0.075</text:p>
              </table:table-cell>
              <table:table-cell office:value-type="float" office:value="7199.08694223">
                <text:p>7199.08694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6363636364">
                <text:p>0.0766363636364</text:p>
              </table:table-cell>
              <table:table-cell office:value-type="float" office:value="7188.01391839">
                <text:p>7188.01391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82727272727">
                <text:p>0.0782727272727</text:p>
              </table:table-cell>
              <table:table-cell office:value-type="float" office:value="7178.43304251">
                <text:p>7178.43304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99090909091">
                <text:p>0.0799090909091</text:p>
              </table:table-cell>
              <table:table-cell office:value-type="float" office:value="7170.2645314">
                <text:p>7170.2645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15454545455">
                <text:p>0.0815454545455</text:p>
              </table:table-cell>
              <table:table-cell office:value-type="float" office:value="7163.4436998">
                <text:p>7163.4436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31818181818">
                <text:p>0.0831818181818</text:p>
              </table:table-cell>
              <table:table-cell office:value-type="float" office:value="7157.96266302">
                <text:p>7157.96266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8181818182">
                <text:p>0.0848181818182</text:p>
              </table:table-cell>
              <table:table-cell office:value-type="float" office:value="7153.82151385">
                <text:p>7153.821513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4545454545">
                <text:p>0.0864545454545</text:p>
              </table:table-cell>
              <table:table-cell office:value-type="float" office:value="7150.98964847">
                <text:p>7150.98964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80909090909">
                <text:p>0.0880909090909</text:p>
              </table:table-cell>
              <table:table-cell office:value-type="float" office:value="7149.4168321">
                <text:p>7149.4168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72727273">
                <text:p>0.0897272727273</text:p>
              </table:table-cell>
              <table:table-cell office:value-type="float" office:value="7149.03828404">
                <text:p>7149.03828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3636363636">
                <text:p>0.0913636363636</text:p>
              </table:table-cell>
              <table:table-cell office:value-type="float" office:value="7149.78260687">
                <text:p>7149.78260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">
                <text:p>0.093</text:p>
              </table:table-cell>
              <table:table-cell office:value-type="float" office:value="7151.56919226">
                <text:p>7151.569192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6363636364">
                <text:p>0.0946363636364</text:p>
              </table:table-cell>
              <table:table-cell office:value-type="float" office:value="7154.31322878">
                <text:p>7154.31322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62727272727">
                <text:p>0.0962727272727</text:p>
              </table:table-cell>
              <table:table-cell office:value-type="float" office:value="7157.921756">
                <text:p>7157.921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79090909091">
                <text:p>0.0979090909091</text:p>
              </table:table-cell>
              <table:table-cell office:value-type="float" office:value="7162.29838102">
                <text:p>7162.29838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95454545455">
                <text:p>0.0995454545455</text:p>
              </table:table-cell>
              <table:table-cell office:value-type="float" office:value="7167.33866462">
                <text:p>7167.33866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7167.36096161">
                <text:p>7167.36096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1636363636">
                <text:p>0.101636363636</text:p>
              </table:table-cell>
              <table:table-cell office:value-type="float" office:value="7173.64879859">
                <text:p>7173.64879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3272727273">
                <text:p>0.103272727273</text:p>
              </table:table-cell>
              <table:table-cell office:value-type="float" office:value="7180.23131984">
                <text:p>7180.23131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4909090909">
                <text:p>0.104909090909</text:p>
              </table:table-cell>
              <table:table-cell office:value-type="float" office:value="7186.9806225">
                <text:p>7186.9806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6545454545">
                <text:p>0.106545454545</text:p>
              </table:table-cell>
              <table:table-cell office:value-type="float" office:value="7193.73091735">
                <text:p>7193.73091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8181818182">
                <text:p>0.108181818182</text:p>
              </table:table-cell>
              <table:table-cell office:value-type="float" office:value="7200.39153251">
                <text:p>7200.39153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9818181818">
                <text:p>0.109818181818</text:p>
              </table:table-cell>
              <table:table-cell office:value-type="float" office:value="7206.88605886">
                <text:p>7206.88605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454545455">
                <text:p>0.111454545455</text:p>
              </table:table-cell>
              <table:table-cell office:value-type="float" office:value="7213.11431534">
                <text:p>7213.11431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3090909091">
                <text:p>0.113090909091</text:p>
              </table:table-cell>
              <table:table-cell office:value-type="float" office:value="7218.93384006">
                <text:p>7218.93384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4727272727">
                <text:p>0.114727272727</text:p>
              </table:table-cell>
              <table:table-cell office:value-type="float" office:value="7224.21826854">
                <text:p>7224.218268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6363636364">
                <text:p>0.116363636364</text:p>
              </table:table-cell>
              <table:table-cell office:value-type="float" office:value="7228.92899922">
                <text:p>7228.928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8">
                <text:p>0.118</text:p>
              </table:table-cell>
              <table:table-cell office:value-type="float" office:value="7233.10386839">
                <text:p>7233.103868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9636363636">
                <text:p>0.119636363636</text:p>
              </table:table-cell>
              <table:table-cell office:value-type="float" office:value="7236.78011293">
                <text:p>7236.78011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1272727273">
                <text:p>0.121272727273</text:p>
              </table:table-cell>
              <table:table-cell office:value-type="float" office:value="7239.98897047">
                <text:p>7239.98897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2909090909">
                <text:p>0.122909090909</text:p>
              </table:table-cell>
              <table:table-cell office:value-type="float" office:value="7242.75472978">
                <text:p>7242.754729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545454545">
                <text:p>0.124545454545</text:p>
              </table:table-cell>
              <table:table-cell office:value-type="float" office:value="7245.11521631">
                <text:p>7245.11521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5">
                <text:p>0.125</text:p>
              </table:table-cell>
              <table:table-cell office:value-type="float" office:value="7243.69677025">
                <text:p>7243.69677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6636363636">
                <text:p>0.126636363636</text:p>
              </table:table-cell>
              <table:table-cell office:value-type="float" office:value="7246.37975837">
                <text:p>7246.37975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272727273">
                <text:p>0.128272727273</text:p>
              </table:table-cell>
              <table:table-cell office:value-type="float" office:value="7248.47737621">
                <text:p>7248.47737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9909090909">
                <text:p>0.129909090909</text:p>
              </table:table-cell>
              <table:table-cell office:value-type="float" office:value="7250.08484445">
                <text:p>7250.08484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1545454545">
                <text:p>0.131545454545</text:p>
              </table:table-cell>
              <table:table-cell office:value-type="float" office:value="7251.2056127">
                <text:p>7251.20561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3181818182">
                <text:p>0.133181818182</text:p>
              </table:table-cell>
              <table:table-cell office:value-type="float" office:value="7251.90299746">
                <text:p>7251.90299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4818181818">
                <text:p>0.134818181818</text:p>
              </table:table-cell>
              <table:table-cell office:value-type="float" office:value="7252.27484241">
                <text:p>7252.27484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6454545455">
                <text:p>0.136454545455</text:p>
              </table:table-cell>
              <table:table-cell office:value-type="float" office:value="7252.39602589">
                <text:p>7252.39602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8090909091">
                <text:p>0.138090909091</text:p>
              </table:table-cell>
              <table:table-cell office:value-type="float" office:value="7252.32105564">
                <text:p>7252.32105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9727272727">
                <text:p>0.139727272727</text:p>
              </table:table-cell>
              <table:table-cell office:value-type="float" office:value="7252.05235307">
                <text:p>7252.05235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1363636364">
                <text:p>0.141363636364</text:p>
              </table:table-cell>
              <table:table-cell office:value-type="float" office:value="7251.6097329">
                <text:p>7251.6097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">
                <text:p>0.143</text:p>
              </table:table-cell>
              <table:table-cell office:value-type="float" office:value="7251.02097985">
                <text:p>7251.02097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4636363636">
                <text:p>0.144636363636</text:p>
              </table:table-cell>
              <table:table-cell office:value-type="float" office:value="7250.30947821">
                <text:p>7250.30947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6272727273">
                <text:p>0.146272727273</text:p>
              </table:table-cell>
              <table:table-cell office:value-type="float" office:value="7249.48115193">
                <text:p>7249.48115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7909090909">
                <text:p>0.147909090909</text:p>
              </table:table-cell>
              <table:table-cell office:value-type="float" office:value="7248.54800156">
                <text:p>7248.54800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9545454545">
                <text:p>0.149545454545</text:p>
              </table:table-cell>
              <table:table-cell office:value-type="float" office:value="7247.53772326">
                <text:p>7247.53772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">
                <text:p>0.15</text:p>
              </table:table-cell>
              <table:table-cell office:value-type="float" office:value="7244.77208787">
                <text:p>7244.772087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1636363636">
                <text:p>0.151636363636</text:p>
              </table:table-cell>
              <table:table-cell office:value-type="float" office:value="7244.94260006">
                <text:p>7244.94260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3272727273">
                <text:p>0.153272727273</text:p>
              </table:table-cell>
              <table:table-cell office:value-type="float" office:value="7244.35332265">
                <text:p>7244.35332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4909090909">
                <text:p>0.154909090909</text:p>
              </table:table-cell>
              <table:table-cell office:value-type="float" office:value="7243.55765803">
                <text:p>7243.55765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6545454545">
                <text:p>0.156545454545</text:p>
              </table:table-cell>
              <table:table-cell office:value-type="float" office:value="7242.51234115">
                <text:p>7242.51234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8181818182">
                <text:p>0.158181818182</text:p>
              </table:table-cell>
              <table:table-cell office:value-type="float" office:value="7241.27275943">
                <text:p>7241.27275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9818181818">
                <text:p>0.159818181818</text:p>
              </table:table-cell>
              <table:table-cell office:value-type="float" office:value="7239.9124808">
                <text:p>7239.9124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1454545455">
                <text:p>0.161454545455</text:p>
              </table:table-cell>
              <table:table-cell office:value-type="float" office:value="7238.50733497">
                <text:p>7238.50733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3090909091">
                <text:p>0.163090909091</text:p>
              </table:table-cell>
              <table:table-cell office:value-type="float" office:value="7237.09669888">
                <text:p>7237.09669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4727272727">
                <text:p>0.164727272727</text:p>
              </table:table-cell>
              <table:table-cell office:value-type="float" office:value="7235.65232236">
                <text:p>7235.65232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6363636364">
                <text:p>0.166363636364</text:p>
              </table:table-cell>
              <table:table-cell office:value-type="float" office:value="7234.16399509">
                <text:p>7234.16399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8">
                <text:p>0.168</text:p>
              </table:table-cell>
              <table:table-cell office:value-type="float" office:value="7232.6686979">
                <text:p>7232.66869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9636363636">
                <text:p>0.169636363636</text:p>
              </table:table-cell>
              <table:table-cell office:value-type="float" office:value="7231.17933108">
                <text:p>7231.17933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1272727273">
                <text:p>0.171272727273</text:p>
              </table:table-cell>
              <table:table-cell office:value-type="float" office:value="7229.67299476">
                <text:p>7229.67299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2909090909">
                <text:p>0.172909090909</text:p>
              </table:table-cell>
              <table:table-cell office:value-type="float" office:value="7228.12307531">
                <text:p>7228.123075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4545454545">
                <text:p>0.174545454545</text:p>
              </table:table-cell>
              <table:table-cell office:value-type="float" office:value="7226.55404428">
                <text:p>7226.55404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5">
                <text:p>0.175</text:p>
              </table:table-cell>
              <table:table-cell office:value-type="float" office:value="7223.41808338">
                <text:p>7223.418083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6636363636">
                <text:p>0.176636363636</text:p>
              </table:table-cell>
              <table:table-cell office:value-type="float" office:value="7223.51389532">
                <text:p>7223.51389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8272727273">
                <text:p>0.178272727273</text:p>
              </table:table-cell>
              <table:table-cell office:value-type="float" office:value="7222.32318789">
                <text:p>7222.32318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9909090909">
                <text:p>0.179909090909</text:p>
              </table:table-cell>
              <table:table-cell office:value-type="float" office:value="7220.88264633">
                <text:p>7220.882646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1545454545">
                <text:p>0.181545454545</text:p>
              </table:table-cell>
              <table:table-cell office:value-type="float" office:value="7219.21669449">
                <text:p>7219.21669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3181818182">
                <text:p>0.183181818182</text:p>
              </table:table-cell>
              <table:table-cell office:value-type="float" office:value="7217.31711616">
                <text:p>7217.317116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4818181818">
                <text:p>0.184818181818</text:p>
              </table:table-cell>
              <table:table-cell office:value-type="float" office:value="7215.22351874">
                <text:p>7215.22351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6454545455">
                <text:p>0.186454545455</text:p>
              </table:table-cell>
              <table:table-cell office:value-type="float" office:value="7212.97245475">
                <text:p>7212.97245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8090909091">
                <text:p>0.188090909091</text:p>
              </table:table-cell>
              <table:table-cell office:value-type="float" office:value="7210.59908782">
                <text:p>7210.59908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9727272727">
                <text:p>0.189727272727</text:p>
              </table:table-cell>
              <table:table-cell office:value-type="float" office:value="7208.0207618">
                <text:p>7208.02076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1363636364">
                <text:p>0.191363636364</text:p>
              </table:table-cell>
              <table:table-cell office:value-type="float" office:value="7205.21619455">
                <text:p>7205.216194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3">
                <text:p>0.193</text:p>
              </table:table-cell>
              <table:table-cell office:value-type="float" office:value="7202.20661506">
                <text:p>7202.20661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4636363636">
                <text:p>0.194636363636</text:p>
              </table:table-cell>
              <table:table-cell office:value-type="float" office:value="7198.98662202">
                <text:p>7198.986622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6272727273">
                <text:p>0.196272727273</text:p>
              </table:table-cell>
              <table:table-cell office:value-type="float" office:value="7195.49796901">
                <text:p>7195.497969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7909090909">
                <text:p>0.197909090909</text:p>
              </table:table-cell>
              <table:table-cell office:value-type="float" office:value="7191.69397325">
                <text:p>7191.69397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9545454545">
                <text:p>0.199545454545</text:p>
              </table:table-cell>
              <table:table-cell office:value-type="float" office:value="7187.57129346">
                <text:p>7187.571293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">
                <text:p>0.2</text:p>
              </table:table-cell>
              <table:table-cell office:value-type="float" office:value="7183.93711708">
                <text:p>7183.937117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636363636">
                <text:p>0.201636363636</text:p>
              </table:table-cell>
              <table:table-cell office:value-type="float" office:value="7181.0906501">
                <text:p>7181.09065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3272727273">
                <text:p>0.203272727273</text:p>
              </table:table-cell>
              <table:table-cell office:value-type="float" office:value="7176.57470354">
                <text:p>7176.57470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4909090909">
                <text:p>0.204909090909</text:p>
              </table:table-cell>
              <table:table-cell office:value-type="float" office:value="7171.38892859">
                <text:p>7171.388928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6545454545">
                <text:p>0.206545454545</text:p>
              </table:table-cell>
              <table:table-cell office:value-type="float" office:value="7165.60403877">
                <text:p>7165.604038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8181818182">
                <text:p>0.208181818182</text:p>
              </table:table-cell>
              <table:table-cell office:value-type="float" office:value="7159.20755954">
                <text:p>7159.20755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9818181818">
                <text:p>0.209818181818</text:p>
              </table:table-cell>
              <table:table-cell office:value-type="float" office:value="7152.18232438">
                <text:p>7152.18232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1454545455">
                <text:p>0.211454545455</text:p>
              </table:table-cell>
              <table:table-cell office:value-type="float" office:value="7144.54215416">
                <text:p>7144.542154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13090909091">
                <text:p>0.213090909091</text:p>
              </table:table-cell>
              <table:table-cell office:value-type="float" office:value="7136.28480369">
                <text:p>7136.28480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4727272727">
                <text:p>0.214727272727</text:p>
              </table:table-cell>
              <table:table-cell office:value-type="float" office:value="7127.30546341">
                <text:p>7127.30546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6363636364">
                <text:p>0.216363636364</text:p>
              </table:table-cell>
              <table:table-cell office:value-type="float" office:value="7117.54192093">
                <text:p>7117.541920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8">
                <text:p>0.218</text:p>
              </table:table-cell>
              <table:table-cell office:value-type="float" office:value="7107.0104345">
                <text:p>7107.01043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9636363636">
                <text:p>0.219636363636</text:p>
              </table:table-cell>
              <table:table-cell office:value-type="float" office:value="7095.66428414">
                <text:p>7095.66428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1272727273">
                <text:p>0.221272727273</text:p>
              </table:table-cell>
              <table:table-cell office:value-type="float" office:value="7083.40093841">
                <text:p>7083.400938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2909090909">
                <text:p>0.222909090909</text:p>
              </table:table-cell>
              <table:table-cell office:value-type="float" office:value="7070.12267258">
                <text:p>7070.12267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4545454545">
                <text:p>0.224545454545</text:p>
              </table:table-cell>
              <table:table-cell office:value-type="float" office:value="7055.83076936">
                <text:p>7055.83076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5">
                <text:p>0.225</text:p>
              </table:table-cell>
              <table:table-cell office:value-type="float" office:value="7049.956681">
                <text:p>7049.9566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6636363636">
                <text:p>0.226636363636</text:p>
              </table:table-cell>
              <table:table-cell office:value-type="float" office:value="7035.86784971">
                <text:p>7035.867849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8272727273">
                <text:p>0.228272727273</text:p>
              </table:table-cell>
              <table:table-cell office:value-type="float" office:value="7020.05563687">
                <text:p>7020.05563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9909090909">
                <text:p>0.229909090909</text:p>
              </table:table-cell>
              <table:table-cell office:value-type="float" office:value="7003.31097644">
                <text:p>7003.31097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1545454545">
                <text:p>0.231545454545</text:p>
              </table:table-cell>
              <table:table-cell office:value-type="float" office:value="6986.17947679">
                <text:p>6986.179476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3181818182">
                <text:p>0.233181818182</text:p>
              </table:table-cell>
              <table:table-cell office:value-type="float" office:value="6968.96758372">
                <text:p>6968.96758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4818181818">
                <text:p>0.234818181818</text:p>
              </table:table-cell>
              <table:table-cell office:value-type="float" office:value="6951.86368524">
                <text:p>6951.863685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6454545455">
                <text:p>0.236454545455</text:p>
              </table:table-cell>
              <table:table-cell office:value-type="float" office:value="6934.99347735">
                <text:p>6934.993477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8090909091">
                <text:p>0.238090909091</text:p>
              </table:table-cell>
              <table:table-cell office:value-type="float" office:value="6918.46443496">
                <text:p>6918.464434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9727272727">
                <text:p>0.239727272727</text:p>
              </table:table-cell>
              <table:table-cell office:value-type="float" office:value="6902.24345283">
                <text:p>6902.24345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1363636364">
                <text:p>0.241363636364</text:p>
              </table:table-cell>
              <table:table-cell office:value-type="float" office:value="6886.31107797">
                <text:p>6886.31107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3">
                <text:p>0.243</text:p>
              </table:table-cell>
              <table:table-cell office:value-type="float" office:value="6870.71081201">
                <text:p>6870.71081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4636363636">
                <text:p>0.244636363636</text:p>
              </table:table-cell>
              <table:table-cell office:value-type="float" office:value="6855.49352557">
                <text:p>6855.49352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6272727273">
                <text:p>0.246272727273</text:p>
              </table:table-cell>
              <table:table-cell office:value-type="float" office:value="6840.65048679">
                <text:p>6840.65048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7909090909">
                <text:p>0.247909090909</text:p>
              </table:table-cell>
              <table:table-cell office:value-type="float" office:value="6826.1903578">
                <text:p>6826.1903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9545454545">
                <text:p>0.249545454545</text:p>
              </table:table-cell>
              <table:table-cell office:value-type="float" office:value="6812.16464069">
                <text:p>6812.16464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">
                <text:p>0.25</text:p>
              </table:table-cell>
              <table:table-cell office:value-type="float" office:value="6806.60161492">
                <text:p>6806.60161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51636363636">
                <text:p>0.251636363636</text:p>
              </table:table-cell>
              <table:table-cell office:value-type="float" office:value="6794.33923013">
                <text:p>6794.339230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3272727273">
                <text:p>0.253272727273</text:p>
              </table:table-cell>
              <table:table-cell office:value-type="float" office:value="5507.16836662">
                <text:p>5507.16836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4909090909">
                <text:p>0.254909090909</text:p>
              </table:table-cell>
              <table:table-cell office:value-type="float" office:value="5855.72011117">
                <text:p>5855.72011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6545454545">
                <text:p>0.256545454545</text:p>
              </table:table-cell>
              <table:table-cell office:value-type="float" office:value="6220.74670561">
                <text:p>6220.746705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181818182">
                <text:p>0.258181818182</text:p>
              </table:table-cell>
              <table:table-cell office:value-type="float" office:value="6596.86046963">
                <text:p>6596.86046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9818181818">
                <text:p>0.259818181818</text:p>
              </table:table-cell>
              <table:table-cell office:value-type="float" office:value="6985.19482728">
                <text:p>6985.194827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61454545455">
                <text:p>0.261454545455</text:p>
              </table:table-cell>
              <table:table-cell office:value-type="float" office:value="7388.18015232">
                <text:p>7388.180152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63090909091">
                <text:p>0.263090909091</text:p>
              </table:table-cell>
              <table:table-cell office:value-type="float" office:value="7802.8329031">
                <text:p>7802.83290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4727272727">
                <text:p>0.264727272727</text:p>
              </table:table-cell>
              <table:table-cell office:value-type="float" office:value="8226.03814988">
                <text:p>8226.038149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6363636364">
                <text:p>0.266363636364</text:p>
              </table:table-cell>
              <table:table-cell office:value-type="float" office:value="8655.85491646">
                <text:p>8655.85491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8">
                <text:p>0.268</text:p>
              </table:table-cell>
              <table:table-cell office:value-type="float" office:value="9090.19916695">
                <text:p>9090.19916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9636363636">
                <text:p>0.269636363636</text:p>
              </table:table-cell>
              <table:table-cell office:value-type="float" office:value="9525.98963565">
                <text:p>9525.989635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71272727273">
                <text:p>0.271272727273</text:p>
              </table:table-cell>
              <table:table-cell office:value-type="float" office:value="9960.40503622">
                <text:p>9960.40503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2909090909">
                <text:p>0.272909090909</text:p>
              </table:table-cell>
              <table:table-cell office:value-type="float" office:value="10391.2330977">
                <text:p>10391.2330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4545454545">
                <text:p>0.274545454545</text:p>
              </table:table-cell>
              <table:table-cell office:value-type="float" office:value="10816.3217209">
                <text:p>10816.32172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5">
                <text:p>0.275</text:p>
              </table:table-cell>
              <table:table-cell office:value-type="float" office:value="10929.1572677">
                <text:p>10929.15726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6636363636">
                <text:p>0.276636363636</text:p>
              </table:table-cell>
              <table:table-cell office:value-type="float" office:value="11344.1640191">
                <text:p>11344.1640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8272727273">
                <text:p>0.278272727273</text:p>
              </table:table-cell>
              <table:table-cell office:value-type="float" office:value="11747.9818663">
                <text:p>11747.9818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9909090909">
                <text:p>0.279909090909</text:p>
              </table:table-cell>
              <table:table-cell office:value-type="float" office:value="12139.028098">
                <text:p>12139.0280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1545454545">
                <text:p>0.281545454545</text:p>
              </table:table-cell>
              <table:table-cell office:value-type="float" office:value="12515.8577748">
                <text:p>12515.8577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3181818182">
                <text:p>0.283181818182</text:p>
              </table:table-cell>
              <table:table-cell office:value-type="float" office:value="12876.9032507">
                <text:p>12876.90325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4818181818">
                <text:p>0.284818181818</text:p>
              </table:table-cell>
              <table:table-cell office:value-type="float" office:value="13220.6840734">
                <text:p>13220.6840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6454545455">
                <text:p>0.286454545455</text:p>
              </table:table-cell>
              <table:table-cell office:value-type="float" office:value="13546.0128139">
                <text:p>13546.0128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8090909091">
                <text:p>0.288090909091</text:p>
              </table:table-cell>
              <table:table-cell office:value-type="float" office:value="13852.2651445">
                <text:p>13852.2651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9727272727">
                <text:p>0.289727272727</text:p>
              </table:table-cell>
              <table:table-cell office:value-type="float" office:value="14139.4293173">
                <text:p>14139.42931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91363636364">
                <text:p>0.291363636364</text:p>
              </table:table-cell>
              <table:table-cell office:value-type="float" office:value="14407.2829769">
                <text:p>14407.2829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3">
                <text:p>0.293</text:p>
              </table:table-cell>
              <table:table-cell office:value-type="float" office:value="14652.6314095">
                <text:p>14652.63140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4636363636">
                <text:p>0.294636363636</text:p>
              </table:table-cell>
              <table:table-cell office:value-type="float" office:value="14868.8914905">
                <text:p>14868.89149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6272727273">
                <text:p>0.296272727273</text:p>
              </table:table-cell>
              <table:table-cell office:value-type="float" office:value="15057.8396434">
                <text:p>15057.8396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7909090909">
                <text:p>0.297909090909</text:p>
              </table:table-cell>
              <table:table-cell office:value-type="float" office:value="15223.8551811">
                <text:p>15223.85518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9545454545">
                <text:p>0.299545454545</text:p>
              </table:table-cell>
              <table:table-cell office:value-type="float" office:value="15366.4780407">
                <text:p>15366.47804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">
                <text:p>0.3</text:p>
              </table:table-cell>
              <table:table-cell office:value-type="float" office:value="15398.8930812">
                <text:p>15398.8930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01636363636">
                <text:p>0.301636363636</text:p>
              </table:table-cell>
              <table:table-cell office:value-type="float" office:value="15506.1709899">
                <text:p>15506.1709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03272727273">
                <text:p>0.303272727273</text:p>
              </table:table-cell>
              <table:table-cell office:value-type="float" office:value="15587.1924997">
                <text:p>15587.1924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4909090909">
                <text:p>0.304909090909</text:p>
              </table:table-cell>
              <table:table-cell office:value-type="float" office:value="15644.6514406">
                <text:p>15644.65144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6545454545">
                <text:p>0.306545454545</text:p>
              </table:table-cell>
              <table:table-cell office:value-type="float" office:value="15678.466514">
                <text:p>15678.4665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8181818182">
                <text:p>0.308181818182</text:p>
              </table:table-cell>
              <table:table-cell office:value-type="float" office:value="15689.331043">
                <text:p>15689.331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9818181818">
                <text:p>0.309818181818</text:p>
              </table:table-cell>
              <table:table-cell office:value-type="float" office:value="15677.2862317">
                <text:p>15677.2862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11454545455">
                <text:p>0.311454545455</text:p>
              </table:table-cell>
              <table:table-cell office:value-type="float" office:value="15645.051057">
                <text:p>15645.0510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13090909091">
                <text:p>0.313090909091</text:p>
              </table:table-cell>
              <table:table-cell office:value-type="float" office:value="15593.5745057">
                <text:p>15593.57450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4727272727">
                <text:p>0.314727272727</text:p>
              </table:table-cell>
              <table:table-cell office:value-type="float" office:value="15524.2110162">
                <text:p>15524.2110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6363636364">
                <text:p>0.316363636364</text:p>
              </table:table-cell>
              <table:table-cell office:value-type="float" office:value="15437.544288">
                <text:p>15437.5442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8">
                <text:p>0.318</text:p>
              </table:table-cell>
              <table:table-cell office:value-type="float" office:value="15333.4529685">
                <text:p>15333.45296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9636363636">
                <text:p>0.319636363636</text:p>
              </table:table-cell>
              <table:table-cell office:value-type="float" office:value="15213.1665051">
                <text:p>15213.1665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1272727273">
                <text:p>0.321272727273</text:p>
              </table:table-cell>
              <table:table-cell office:value-type="float" office:value="15079.5481604">
                <text:p>15079.54816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2909090909">
                <text:p>0.322909090909</text:p>
              </table:table-cell>
              <table:table-cell office:value-type="float" office:value="14933.7891326">
                <text:p>14933.78913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4545454545">
                <text:p>0.324545454545</text:p>
              </table:table-cell>
              <table:table-cell office:value-type="float" office:value="14776.161276">
                <text:p>14776.1612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5">
                <text:p>0.325</text:p>
              </table:table-cell>
              <table:table-cell office:value-type="float" office:value="14728.6571542">
                <text:p>14728.65715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6636363636">
                <text:p>0.326636363636</text:p>
              </table:table-cell>
              <table:table-cell office:value-type="float" office:value="14557.7208121">
                <text:p>14557.7208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8272727273">
                <text:p>0.328272727273</text:p>
              </table:table-cell>
              <table:table-cell office:value-type="float" office:value="14377.3178686">
                <text:p>14377.3178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9909090909">
                <text:p>0.329909090909</text:p>
              </table:table-cell>
              <table:table-cell office:value-type="float" office:value="14189.6770153">
                <text:p>14189.67701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1545454545">
                <text:p>0.331545454545</text:p>
              </table:table-cell>
              <table:table-cell office:value-type="float" office:value="13996.6288584">
                <text:p>13996.62885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3181818182">
                <text:p>0.333181818182</text:p>
              </table:table-cell>
              <table:table-cell office:value-type="float" office:value="13799.1206236">
                <text:p>13799.12062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4818181818">
                <text:p>0.334818181818</text:p>
              </table:table-cell>
              <table:table-cell office:value-type="float" office:value="13597.7158874">
                <text:p>13597.71588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6454545455">
                <text:p>0.336454545455</text:p>
              </table:table-cell>
              <table:table-cell office:value-type="float" office:value="13394.1145039">
                <text:p>13394.11450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8090909091">
                <text:p>0.338090909091</text:p>
              </table:table-cell>
              <table:table-cell office:value-type="float" office:value="13190.8195518">
                <text:p>13190.81955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9727272727">
                <text:p>0.339727272727</text:p>
              </table:table-cell>
              <table:table-cell office:value-type="float" office:value="12989.3875877">
                <text:p>12989.38758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41363636364">
                <text:p>0.341363636364</text:p>
              </table:table-cell>
              <table:table-cell office:value-type="float" office:value="12790.8049266">
                <text:p>12790.80492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3">
                <text:p>0.343</text:p>
              </table:table-cell>
              <table:table-cell office:value-type="float" office:value="12597.2486197">
                <text:p>12597.2486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4636363636">
                <text:p>0.344636363636</text:p>
              </table:table-cell>
              <table:table-cell office:value-type="float" office:value="12411.8413544">
                <text:p>12411.84135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6272727273">
                <text:p>0.346272727273</text:p>
              </table:table-cell>
              <table:table-cell office:value-type="float" office:value="12236.7888949">
                <text:p>12236.78889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7909090909">
                <text:p>0.347909090909</text:p>
              </table:table-cell>
              <table:table-cell office:value-type="float" office:value="12073.1763397">
                <text:p>12073.17633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9545454545">
                <text:p>0.349545454545</text:p>
              </table:table-cell>
              <table:table-cell office:value-type="float" office:value="11923.3616132">
                <text:p>11923.36161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">
                <text:p>0.35</text:p>
              </table:table-cell>
              <table:table-cell office:value-type="float" office:value="11884.4700323">
                <text:p>11884.47003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51636363636">
                <text:p>0.351636363636</text:p>
              </table:table-cell>
              <table:table-cell office:value-type="float" office:value="11756.3745892">
                <text:p>11756.37458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3272727273">
                <text:p>0.353272727273</text:p>
              </table:table-cell>
              <table:table-cell office:value-type="float" office:value="11650.1779813">
                <text:p>11650.1779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4909090909">
                <text:p>0.354909090909</text:p>
              </table:table-cell>
              <table:table-cell office:value-type="float" office:value="11566.1472514">
                <text:p>11566.1472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6545454545">
                <text:p>0.356545454545</text:p>
              </table:table-cell>
              <table:table-cell office:value-type="float" office:value="11505.4149029">
                <text:p>11505.41490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8181818182">
                <text:p>0.358181818182</text:p>
              </table:table-cell>
              <table:table-cell office:value-type="float" office:value="11467.6424524">
                <text:p>11467.6424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9818181818">
                <text:p>0.359818181818</text:p>
              </table:table-cell>
              <table:table-cell office:value-type="float" office:value="11447.8196195">
                <text:p>11447.81961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1454545455">
                <text:p>0.361454545455</text:p>
              </table:table-cell>
              <table:table-cell office:value-type="float" office:value="11427.0397686">
                <text:p>11427.03976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3090909091">
                <text:p>0.363090909091</text:p>
              </table:table-cell>
              <table:table-cell office:value-type="float" office:value="11405.2338257">
                <text:p>11405.23382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4727272727">
                <text:p>0.364727272727</text:p>
              </table:table-cell>
              <table:table-cell office:value-type="float" office:value="11431.5975385">
                <text:p>11431.59753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6363636364">
                <text:p>0.366363636364</text:p>
              </table:table-cell>
              <table:table-cell office:value-type="float" office:value="11520.8687465">
                <text:p>11520.86874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8">
                <text:p>0.368</text:p>
              </table:table-cell>
              <table:table-cell office:value-type="float" office:value="11667.0232751">
                <text:p>11667.02327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9636363636">
                <text:p>0.369636363636</text:p>
              </table:table-cell>
              <table:table-cell office:value-type="float" office:value="11830.7278542">
                <text:p>11830.72785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71272727273">
                <text:p>0.371272727273</text:p>
              </table:table-cell>
              <table:table-cell office:value-type="float" office:value="11996.8918432">
                <text:p>11996.8918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2909090909">
                <text:p>0.372909090909</text:p>
              </table:table-cell>
              <table:table-cell office:value-type="float" office:value="12165.557957">
                <text:p>12165.5579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4545454545">
                <text:p>0.374545454545</text:p>
              </table:table-cell>
              <table:table-cell office:value-type="float" office:value="12341.449202">
                <text:p>12341.4492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5">
                <text:p>0.375</text:p>
              </table:table-cell>
              <table:table-cell office:value-type="float" office:value="12398.4491144">
                <text:p>12398.4491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6636363636">
                <text:p>0.376636363636</text:p>
              </table:table-cell>
              <table:table-cell office:value-type="float" office:value="12573.9024543">
                <text:p>12573.90245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8272727273">
                <text:p>0.378272727273</text:p>
              </table:table-cell>
              <table:table-cell office:value-type="float" office:value="12762.0098883">
                <text:p>12762.00988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9909090909">
                <text:p>0.379909090909</text:p>
              </table:table-cell>
              <table:table-cell office:value-type="float" office:value="12957.0166079">
                <text:p>12957.01660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1545454545">
                <text:p>0.381545454545</text:p>
              </table:table-cell>
              <table:table-cell office:value-type="float" office:value="13155.7892601">
                <text:p>13155.78926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3181818182">
                <text:p>0.383181818182</text:p>
              </table:table-cell>
              <table:table-cell office:value-type="float" office:value="13356.8196233">
                <text:p>13356.8196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4818181818">
                <text:p>0.384818181818</text:p>
              </table:table-cell>
              <table:table-cell office:value-type="float" office:value="13559.3801612">
                <text:p>13559.3801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6454545455">
                <text:p>0.386454545455</text:p>
              </table:table-cell>
              <table:table-cell office:value-type="float" office:value="13763.5106273">
                <text:p>13763.51062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8090909091">
                <text:p>0.388090909091</text:p>
              </table:table-cell>
              <table:table-cell office:value-type="float" office:value="13968.0305616">
                <text:p>13968.03056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9727272727">
                <text:p>0.389727272727</text:p>
              </table:table-cell>
              <table:table-cell office:value-type="float" office:value="14171.265187">
                <text:p>14171.2651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1363636364">
                <text:p>0.391363636364</text:p>
              </table:table-cell>
              <table:table-cell office:value-type="float" office:value="14372.2666611">
                <text:p>14372.26666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93">
                <text:p>0.393</text:p>
              </table:table-cell>
              <table:table-cell office:value-type="float" office:value="14570.2210157">
                <text:p>14570.22101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4636363636">
                <text:p>0.394636363636</text:p>
              </table:table-cell>
              <table:table-cell office:value-type="float" office:value="14764.4816137">
                <text:p>14764.4816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6272727273">
                <text:p>0.396272727273</text:p>
              </table:table-cell>
              <table:table-cell office:value-type="float" office:value="14953.9136156">
                <text:p>14953.91361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7909090909">
                <text:p>0.397909090909</text:p>
              </table:table-cell>
              <table:table-cell office:value-type="float" office:value="15137.7304846">
                <text:p>15137.7304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9545454545">
                <text:p>0.399545454545</text:p>
              </table:table-cell>
              <table:table-cell office:value-type="float" office:value="15315.278605">
                <text:p>15315.278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">
                <text:p>0.4</text:p>
              </table:table-cell>
              <table:table-cell office:value-type="float" office:value="15371.4500938">
                <text:p>15371.45009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01636363636">
                <text:p>0.401636363636</text:p>
              </table:table-cell>
              <table:table-cell office:value-type="float" office:value="15528.5773429">
                <text:p>15528.57734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03272727273">
                <text:p>0.403272727273</text:p>
              </table:table-cell>
              <table:table-cell office:value-type="float" office:value="15686.0025925">
                <text:p>15686.00259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4909090909">
                <text:p>0.404909090909</text:p>
              </table:table-cell>
              <table:table-cell office:value-type="float" office:value="15837.0154771">
                <text:p>15837.0154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06545454545">
                <text:p>0.406545454545</text:p>
              </table:table-cell>
              <table:table-cell office:value-type="float" office:value="15977.3446822">
                <text:p>15977.34468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8181818182">
                <text:p>0.408181818182</text:p>
              </table:table-cell>
              <table:table-cell office:value-type="float" office:value="16106.5772312">
                <text:p>16106.5772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9818181818">
                <text:p>0.409818181818</text:p>
              </table:table-cell>
              <table:table-cell office:value-type="float" office:value="16225.9399947">
                <text:p>16225.93999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11454545455">
                <text:p>0.411454545455</text:p>
              </table:table-cell>
              <table:table-cell office:value-type="float" office:value="16336.6285827">
                <text:p>16336.62858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13090909091">
                <text:p>0.413090909091</text:p>
              </table:table-cell>
              <table:table-cell office:value-type="float" office:value="16438.0695778">
                <text:p>16438.06957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4727272727">
                <text:p>0.414727272727</text:p>
              </table:table-cell>
              <table:table-cell office:value-type="float" office:value="16528.580717">
                <text:p>16528.5807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6363636364">
                <text:p>0.416363636364</text:p>
              </table:table-cell>
              <table:table-cell office:value-type="float" office:value="16608.9627419">
                <text:p>16608.96274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8">
                <text:p>0.418</text:p>
              </table:table-cell>
              <table:table-cell office:value-type="float" office:value="16679.4478196">
                <text:p>16679.44781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19636363636">
                <text:p>0.419636363636</text:p>
              </table:table-cell>
              <table:table-cell office:value-type="float" office:value="16740.9923264">
                <text:p>16740.99232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21272727273">
                <text:p>0.421272727273</text:p>
              </table:table-cell>
              <table:table-cell office:value-type="float" office:value="16793.3959828">
                <text:p>16793.3959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2909090909">
                <text:p>0.422909090909</text:p>
              </table:table-cell>
              <table:table-cell office:value-type="float" office:value="16836.411624">
                <text:p>16836.4116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4545454545">
                <text:p>0.424545454545</text:p>
              </table:table-cell>
              <table:table-cell office:value-type="float" office:value="16870.2388954">
                <text:p>16870.23889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5">
                <text:p>0.425</text:p>
              </table:table-cell>
              <table:table-cell office:value-type="float" office:value="16881.0494291">
                <text:p>16881.04942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6636363636">
                <text:p>0.426636363636</text:p>
              </table:table-cell>
              <table:table-cell office:value-type="float" office:value="16899.5922504">
                <text:p>16899.59225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8272727273">
                <text:p>0.428272727273</text:p>
              </table:table-cell>
              <table:table-cell office:value-type="float" office:value="16913.8414094">
                <text:p>16913.8414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9909090909">
                <text:p>0.429909090909</text:p>
              </table:table-cell>
              <table:table-cell office:value-type="float" office:value="16922.3511307">
                <text:p>16922.3511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1545454545">
                <text:p>0.431545454545</text:p>
              </table:table-cell>
              <table:table-cell office:value-type="float" office:value="16923.6044077">
                <text:p>16923.60440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3181818182">
                <text:p>0.433181818182</text:p>
              </table:table-cell>
              <table:table-cell office:value-type="float" office:value="16918.1076691">
                <text:p>16918.10766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4818181818">
                <text:p>0.434818181818</text:p>
              </table:table-cell>
              <table:table-cell office:value-type="float" office:value="16906.7342377">
                <text:p>16906.7342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6454545455">
                <text:p>0.436454545455</text:p>
              </table:table-cell>
              <table:table-cell office:value-type="float" office:value="16888.8217628">
                <text:p>16888.82176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8090909091">
                <text:p>0.438090909091</text:p>
              </table:table-cell>
              <table:table-cell office:value-type="float" office:value="16865.4950401">
                <text:p>16865.49504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9727272727">
                <text:p>0.439727272727</text:p>
              </table:table-cell>
              <table:table-cell office:value-type="float" office:value="16837.9761782">
                <text:p>16837.97617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1363636364">
                <text:p>0.441363636364</text:p>
              </table:table-cell>
              <table:table-cell office:value-type="float" office:value="16805.9904281">
                <text:p>16805.99042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3">
                <text:p>0.443</text:p>
              </table:table-cell>
              <table:table-cell office:value-type="float" office:value="16770.7851857">
                <text:p>16770.78518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4636363636">
                <text:p>0.444636363636</text:p>
              </table:table-cell>
              <table:table-cell office:value-type="float" office:value="16732.7473705">
                <text:p>16732.74737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6272727273">
                <text:p>0.446272727273</text:p>
              </table:table-cell>
              <table:table-cell office:value-type="float" office:value="16692.4703477">
                <text:p>16692.47034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7909090909">
                <text:p>0.447909090909</text:p>
              </table:table-cell>
              <table:table-cell office:value-type="float" office:value="16650.2251913">
                <text:p>16650.2251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9545454545">
                <text:p>0.449545454545</text:p>
              </table:table-cell>
              <table:table-cell office:value-type="float" office:value="16605.233065">
                <text:p>16605.2330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5">
                <text:p>0.45</text:p>
              </table:table-cell>
              <table:table-cell office:value-type="float" office:value="16591.4824169">
                <text:p>16591.48241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51636363636">
                <text:p>0.451636363636</text:p>
              </table:table-cell>
              <table:table-cell office:value-type="float" office:value="16547.214677">
                <text:p>16547.2146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53272727273">
                <text:p>0.453272727273</text:p>
              </table:table-cell>
              <table:table-cell office:value-type="float" office:value="16502.161839">
                <text:p>16502.1618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4909090909">
                <text:p>0.454909090909</text:p>
              </table:table-cell>
              <table:table-cell office:value-type="float" office:value="16458.1797535">
                <text:p>16458.17975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6545454545">
                <text:p>0.456545454545</text:p>
              </table:table-cell>
              <table:table-cell office:value-type="float" office:value="16414.9044626">
                <text:p>16414.90446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58181818182">
                <text:p>0.458181818182</text:p>
              </table:table-cell>
              <table:table-cell office:value-type="float" office:value="16372.6471032">
                <text:p>16372.64710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9818181818">
                <text:p>0.459818181818</text:p>
              </table:table-cell>
              <table:table-cell office:value-type="float" office:value="16332.0403796">
                <text:p>16332.04037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1454545455">
                <text:p>0.461454545455</text:p>
              </table:table-cell>
              <table:table-cell office:value-type="float" office:value="16292.7325226">
                <text:p>16292.7325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3090909091">
                <text:p>0.463090909091</text:p>
              </table:table-cell>
              <table:table-cell office:value-type="float" office:value="16255.0282358">
                <text:p>16255.02823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4727272727">
                <text:p>0.464727272727</text:p>
              </table:table-cell>
              <table:table-cell office:value-type="float" office:value="16220.6354385">
                <text:p>16220.63543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6363636364">
                <text:p>0.466363636364</text:p>
              </table:table-cell>
              <table:table-cell office:value-type="float" office:value="16189.408959">
                <text:p>16189.4089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8">
                <text:p>0.468</text:p>
              </table:table-cell>
              <table:table-cell office:value-type="float" office:value="16164.0899705">
                <text:p>16164.08997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9636363636">
                <text:p>0.469636363636</text:p>
              </table:table-cell>
              <table:table-cell office:value-type="float" office:value="16146.4765182">
                <text:p>16146.4765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71272727273">
                <text:p>0.471272727273</text:p>
              </table:table-cell>
              <table:table-cell office:value-type="float" office:value="16139.6580611">
                <text:p>16139.65806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72909090909">
                <text:p>0.472909090909</text:p>
              </table:table-cell>
              <table:table-cell office:value-type="float" office:value="16143.1809486">
                <text:p>16143.18094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74545454545">
                <text:p>0.474545454545</text:p>
              </table:table-cell>
              <table:table-cell office:value-type="float" office:value="16149.6885578">
                <text:p>16149.68855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5">
                <text:p>0.475</text:p>
              </table:table-cell>
              <table:table-cell office:value-type="float" office:value="16146.1752779">
                <text:p>16146.17527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6636363636">
                <text:p>0.476636363636</text:p>
              </table:table-cell>
              <table:table-cell office:value-type="float" office:value="16145.4174624">
                <text:p>16145.41746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8272727273">
                <text:p>0.478272727273</text:p>
              </table:table-cell>
              <table:table-cell office:value-type="float" office:value="16150.5394386">
                <text:p>16150.53943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9909090909">
                <text:p>0.479909090909</text:p>
              </table:table-cell>
              <table:table-cell office:value-type="float" office:value="16168.1622598">
                <text:p>16168.16225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81545454545">
                <text:p>0.481545454545</text:p>
              </table:table-cell>
              <table:table-cell office:value-type="float" office:value="16203.3752557">
                <text:p>16203.37525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83181818182">
                <text:p>0.483181818182</text:p>
              </table:table-cell>
              <table:table-cell office:value-type="float" office:value="16245.303927">
                <text:p>16245.3039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4818181818">
                <text:p>0.484818181818</text:p>
              </table:table-cell>
              <table:table-cell office:value-type="float" office:value="16293.3245898">
                <text:p>16293.32458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6454545455">
                <text:p>0.486454545455</text:p>
              </table:table-cell>
              <table:table-cell office:value-type="float" office:value="16341.801664">
                <text:p>16341.8016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8090909091">
                <text:p>0.488090909091</text:p>
              </table:table-cell>
              <table:table-cell office:value-type="float" office:value="16391.8027895">
                <text:p>16391.80278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9727272727">
                <text:p>0.489727272727</text:p>
              </table:table-cell>
              <table:table-cell office:value-type="float" office:value="16440.9427515">
                <text:p>16440.94275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91363636364">
                <text:p>0.491363636364</text:p>
              </table:table-cell>
              <table:table-cell office:value-type="float" office:value="16491.5906856">
                <text:p>16491.59068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3">
                <text:p>0.493</text:p>
              </table:table-cell>
              <table:table-cell office:value-type="float" office:value="16541.3623515">
                <text:p>16541.36235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4636363636">
                <text:p>0.494636363636</text:p>
              </table:table-cell>
              <table:table-cell office:value-type="float" office:value="16591.9795621">
                <text:p>16591.97956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6272727273">
                <text:p>0.496272727273</text:p>
              </table:table-cell>
              <table:table-cell office:value-type="float" office:value="16641.8632555">
                <text:p>16641.86325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7909090909">
                <text:p>0.497909090909</text:p>
              </table:table-cell>
              <table:table-cell office:value-type="float" office:value="16692.1566815">
                <text:p>16692.15668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9545454545">
                <text:p>0.499545454545</text:p>
              </table:table-cell>
              <table:table-cell office:value-type="float" office:value="16741.5614066">
                <text:p>16741.56140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">
                <text:p>0.5</text:p>
              </table:table-cell>
              <table:table-cell office:value-type="float" office:value="16753.2793743">
                <text:p>16753.27937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1636363636">
                <text:p>0.501636363636</text:p>
              </table:table-cell>
              <table:table-cell office:value-type="float" office:value="13849.6891963">
                <text:p>13849.6891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3272727273">
                <text:p>0.503272727273</text:p>
              </table:table-cell>
              <table:table-cell office:value-type="float" office:value="14417.3930824">
                <text:p>14417.39308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04909090909">
                <text:p>0.504909090909</text:p>
              </table:table-cell>
              <table:table-cell office:value-type="float" office:value="15104.220741">
                <text:p>15104.2207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06545454545">
                <text:p>0.506545454545</text:p>
              </table:table-cell>
              <table:table-cell office:value-type="float" office:value="15814.8329711">
                <text:p>15814.83297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08181818182">
                <text:p>0.508181818182</text:p>
              </table:table-cell>
              <table:table-cell office:value-type="float" office:value="16523.3409041">
                <text:p>16523.34090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9818181818">
                <text:p>0.509818181818</text:p>
              </table:table-cell>
              <table:table-cell office:value-type="float" office:value="17241.2022303">
                <text:p>17241.20223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11454545455">
                <text:p>0.511454545455</text:p>
              </table:table-cell>
              <table:table-cell office:value-type="float" office:value="17975.6019609">
                <text:p>17975.60196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3090909091">
                <text:p>0.513090909091</text:p>
              </table:table-cell>
              <table:table-cell office:value-type="float" office:value="18706.612689">
                <text:p>18706.6126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4727272727">
                <text:p>0.514727272727</text:p>
              </table:table-cell>
              <table:table-cell office:value-type="float" office:value="19422.2788629">
                <text:p>19422.27886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6363636364">
                <text:p>0.516363636364</text:p>
              </table:table-cell>
              <table:table-cell office:value-type="float" office:value="20117.8661927">
                <text:p>20117.86619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8">
                <text:p>0.518</text:p>
              </table:table-cell>
              <table:table-cell office:value-type="float" office:value="20796.7572052">
                <text:p>20796.75720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9636363636">
                <text:p>0.519636363636</text:p>
              </table:table-cell>
              <table:table-cell office:value-type="float" office:value="21459.2503619">
                <text:p>21459.25036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21272727273">
                <text:p>0.521272727273</text:p>
              </table:table-cell>
              <table:table-cell office:value-type="float" office:value="22101.5613205">
                <text:p>22101.56132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22909090909">
                <text:p>0.522909090909</text:p>
              </table:table-cell>
              <table:table-cell office:value-type="float" office:value="22720.0756955">
                <text:p>22720.07569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4545454545">
                <text:p>0.524545454545</text:p>
              </table:table-cell>
              <table:table-cell office:value-type="float" office:value="23317.1116002">
                <text:p>23317.11160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5">
                <text:p>0.525</text:p>
              </table:table-cell>
              <table:table-cell office:value-type="float" office:value="23480.690193">
                <text:p>23480.6901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6636363636">
                <text:p>0.526636363636</text:p>
              </table:table-cell>
              <table:table-cell office:value-type="float" office:value="24048.9724854">
                <text:p>24048.9724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28272727273">
                <text:p>0.528272727273</text:p>
              </table:table-cell>
              <table:table-cell office:value-type="float" office:value="24607.9040363">
                <text:p>24607.90403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29909090909">
                <text:p>0.529909090909</text:p>
              </table:table-cell>
              <table:table-cell office:value-type="float" office:value="25163.1089959">
                <text:p>25163.1089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31545454545">
                <text:p>0.531545454545</text:p>
              </table:table-cell>
              <table:table-cell office:value-type="float" office:value="25727.4743076">
                <text:p>25727.47430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33181818182">
                <text:p>0.533181818182</text:p>
              </table:table-cell>
              <table:table-cell office:value-type="float" office:value="26321.8711951">
                <text:p>26321.8711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34818181818">
                <text:p>0.534818181818</text:p>
              </table:table-cell>
              <table:table-cell office:value-type="float" office:value="26957.9244236">
                <text:p>26957.92442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6454545455">
                <text:p>0.536454545455</text:p>
              </table:table-cell>
              <table:table-cell office:value-type="float" office:value="27639.2706406">
                <text:p>27639.27064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8090909091">
                <text:p>0.538090909091</text:p>
              </table:table-cell>
              <table:table-cell office:value-type="float" office:value="28360.5238944">
                <text:p>28360.52389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9727272727">
                <text:p>0.539727272727</text:p>
              </table:table-cell>
              <table:table-cell office:value-type="float" office:value="29104.4840051">
                <text:p>29104.484005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41363636364">
                <text:p>0.541363636364</text:p>
              </table:table-cell>
              <table:table-cell office:value-type="float" office:value="29841.9867775">
                <text:p>29841.9867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43">
                <text:p>0.543</text:p>
              </table:table-cell>
              <table:table-cell office:value-type="float" office:value="30569.9666359">
                <text:p>30569.96663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44636363636">
                <text:p>0.544636363636</text:p>
              </table:table-cell>
              <table:table-cell office:value-type="float" office:value="31319.9078026">
                <text:p>31319.90780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46272727273">
                <text:p>0.546272727273</text:p>
              </table:table-cell>
              <table:table-cell office:value-type="float" office:value="32127.671371">
                <text:p>32127.6713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7909090909">
                <text:p>0.547909090909</text:p>
              </table:table-cell>
              <table:table-cell office:value-type="float" office:value="32998.9010481">
                <text:p>32998.90104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49545454545">
                <text:p>0.549545454545</text:p>
              </table:table-cell>
              <table:table-cell office:value-type="float" office:value="33905.9593481">
                <text:p>33905.95934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5">
                <text:p>0.55</text:p>
              </table:table-cell>
              <table:table-cell office:value-type="float" office:value="34166.9798331">
                <text:p>34166.97983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51636363636">
                <text:p>0.551636363636</text:p>
              </table:table-cell>
              <table:table-cell office:value-type="float" office:value="35049.4363496">
                <text:p>35049.43634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53272727273">
                <text:p>0.553272727273</text:p>
              </table:table-cell>
              <table:table-cell office:value-type="float" office:value="35904.3489298">
                <text:p>35904.34892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54909090909">
                <text:p>0.554909090909</text:p>
              </table:table-cell>
              <table:table-cell office:value-type="float" office:value="36710.4049149">
                <text:p>36710.40491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56545454545">
                <text:p>0.556545454545</text:p>
              </table:table-cell>
              <table:table-cell office:value-type="float" office:value="37447.9987537">
                <text:p>37447.99875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8181818182">
                <text:p>0.558181818182</text:p>
              </table:table-cell>
              <table:table-cell office:value-type="float" office:value="38091.4290027">
                <text:p>38091.42900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59818181818">
                <text:p>0.559818181818</text:p>
              </table:table-cell>
              <table:table-cell office:value-type="float" office:value="38626.8676286">
                <text:p>38626.86762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61454545455">
                <text:p>0.561454545455</text:p>
              </table:table-cell>
              <table:table-cell office:value-type="float" office:value="39066.4566851">
                <text:p>39066.45668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63090909091">
                <text:p>0.563090909091</text:p>
              </table:table-cell>
              <table:table-cell office:value-type="float" office:value="39418.1062791">
                <text:p>39418.10627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64727272727">
                <text:p>0.564727272727</text:p>
              </table:table-cell>
              <table:table-cell office:value-type="float" office:value="39658.6331001">
                <text:p>39658.6331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66363636364">
                <text:p>0.566363636364</text:p>
              </table:table-cell>
              <table:table-cell office:value-type="float" office:value="39731.7999681">
                <text:p>39731.79996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8">
                <text:p>0.568</text:p>
              </table:table-cell>
              <table:table-cell office:value-type="float" office:value="39576.0518772">
                <text:p>39576.05187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69636363636">
                <text:p>0.569636363636</text:p>
              </table:table-cell>
              <table:table-cell office:value-type="float" office:value="39177.3440029">
                <text:p>39177.34400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71272727273">
                <text:p>0.571272727273</text:p>
              </table:table-cell>
              <table:table-cell office:value-type="float" office:value="38582.5826633">
                <text:p>38582.58266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72909090909">
                <text:p>0.572909090909</text:p>
              </table:table-cell>
              <table:table-cell office:value-type="float" office:value="37849.0785498">
                <text:p>37849.07854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4545454545">
                <text:p>0.574545454545</text:p>
              </table:table-cell>
              <table:table-cell office:value-type="float" office:value="37006.0380395">
                <text:p>37006.03803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5">
                <text:p>0.575</text:p>
              </table:table-cell>
              <table:table-cell office:value-type="float" office:value="36760.176177">
                <text:p>36760.1761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6636363636">
                <text:p>0.576636363636</text:p>
              </table:table-cell>
              <table:table-cell office:value-type="float" office:value="35809.2330787">
                <text:p>35809.23307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78272727273">
                <text:p>0.578272727273</text:p>
              </table:table-cell>
              <table:table-cell office:value-type="float" office:value="34817.6395306">
                <text:p>34817.63953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9909090909">
                <text:p>0.579909090909</text:p>
              </table:table-cell>
              <table:table-cell office:value-type="float" office:value="33811.8429779">
                <text:p>33811.84297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81545454545">
                <text:p>0.581545454545</text:p>
              </table:table-cell>
              <table:table-cell office:value-type="float" office:value="32815.7606327">
                <text:p>32815.76063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83181818182">
                <text:p>0.583181818182</text:p>
              </table:table-cell>
              <table:table-cell office:value-type="float" office:value="31843.8876057">
                <text:p>31843.88760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84818181818">
                <text:p>0.584818181818</text:p>
              </table:table-cell>
              <table:table-cell office:value-type="float" office:value="30900.8711616">
                <text:p>30900.87116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6454545455">
                <text:p>0.586454545455</text:p>
              </table:table-cell>
              <table:table-cell office:value-type="float" office:value="29988.2630793">
                <text:p>29988.26307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88090909091">
                <text:p>0.588090909091</text:p>
              </table:table-cell>
              <table:table-cell office:value-type="float" office:value="29113.8045611">
                <text:p>29113.8045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89727272727">
                <text:p>0.589727272727</text:p>
              </table:table-cell>
              <table:table-cell office:value-type="float" office:value="28294.541701">
                <text:p>28294.5417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91363636364">
                <text:p>0.591363636364</text:p>
              </table:table-cell>
              <table:table-cell office:value-type="float" office:value="27551.038674">
                <text:p>27551.0386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93">
                <text:p>0.593</text:p>
              </table:table-cell>
              <table:table-cell office:value-type="float" office:value="26900.1986111">
                <text:p>26900.1986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4636363636">
                <text:p>0.594636363636</text:p>
              </table:table-cell>
              <table:table-cell office:value-type="float" office:value="26351.2512199">
                <text:p>26351.25121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96272727273">
                <text:p>0.596272727273</text:p>
              </table:table-cell>
              <table:table-cell office:value-type="float" office:value="25909.5735612">
                <text:p>25909.57356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7909090909">
                <text:p>0.597909090909</text:p>
              </table:table-cell>
              <table:table-cell office:value-type="float" office:value="25580.82244">
                <text:p>25580.822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9545454545">
                <text:p>0.599545454545</text:p>
              </table:table-cell>
              <table:table-cell office:value-type="float" office:value="25356.3038855">
                <text:p>25356.30388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">
                <text:p>0.6</text:p>
              </table:table-cell>
              <table:table-cell office:value-type="float" office:value="25324.8485174">
                <text:p>25324.84851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01636363636">
                <text:p>0.601636363636</text:p>
              </table:table-cell>
              <table:table-cell office:value-type="float" office:value="25185.2670896">
                <text:p>25185.26708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03272727273">
                <text:p>0.603272727273</text:p>
              </table:table-cell>
              <table:table-cell office:value-type="float" office:value="25099.9853612">
                <text:p>25099.98536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04909090909">
                <text:p>0.604909090909</text:p>
              </table:table-cell>
              <table:table-cell office:value-type="float" office:value="25021.2057947">
                <text:p>25021.20579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06545454545">
                <text:p>0.606545454545</text:p>
              </table:table-cell>
              <table:table-cell office:value-type="float" office:value="24967.1661439">
                <text:p>24967.1661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08181818182">
                <text:p>0.608181818182</text:p>
              </table:table-cell>
              <table:table-cell office:value-type="float" office:value="24971.0446029">
                <text:p>24971.04460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9818181818">
                <text:p>0.609818181818</text:p>
              </table:table-cell>
              <table:table-cell office:value-type="float" office:value="25052.5437646">
                <text:p>25052.54376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11454545455">
                <text:p>0.611454545455</text:p>
              </table:table-cell>
              <table:table-cell office:value-type="float" office:value="25186.3408638">
                <text:p>25186.34086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13090909091">
                <text:p>0.613090909091</text:p>
              </table:table-cell>
              <table:table-cell office:value-type="float" office:value="25328.5924429">
                <text:p>25328.59244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14727272727">
                <text:p>0.614727272727</text:p>
              </table:table-cell>
              <table:table-cell office:value-type="float" office:value="25458.777746">
                <text:p>25458.7777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16363636364">
                <text:p>0.616363636364</text:p>
              </table:table-cell>
              <table:table-cell office:value-type="float" office:value="25581.8783356">
                <text:p>25581.87833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8">
                <text:p>0.618</text:p>
              </table:table-cell>
              <table:table-cell office:value-type="float" office:value="25713.5704337">
                <text:p>25713.57043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19636363636">
                <text:p>0.619636363636</text:p>
              </table:table-cell>
              <table:table-cell office:value-type="float" office:value="25863.6129491">
                <text:p>25863.61294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1272727273">
                <text:p>0.621272727273</text:p>
              </table:table-cell>
              <table:table-cell office:value-type="float" office:value="26026.4119576">
                <text:p>26026.41195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2909090909">
                <text:p>0.622909090909</text:p>
              </table:table-cell>
              <table:table-cell office:value-type="float" office:value="26193.5246948">
                <text:p>26193.52469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24545454545">
                <text:p>0.624545454545</text:p>
              </table:table-cell>
              <table:table-cell office:value-type="float" office:value="26361.7900366">
                <text:p>26361.79003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5">
                <text:p>0.625</text:p>
              </table:table-cell>
              <table:table-cell office:value-type="float" office:value="26407.288414">
                <text:p>26407.2884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26636363636">
                <text:p>0.626636363636</text:p>
              </table:table-cell>
              <table:table-cell office:value-type="float" office:value="26574.3884283">
                <text:p>26574.38842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8272727273">
                <text:p>0.628272727273</text:p>
              </table:table-cell>
              <table:table-cell office:value-type="float" office:value="26743.3653061">
                <text:p>26743.36530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9909090909">
                <text:p>0.629909090909</text:p>
              </table:table-cell>
              <table:table-cell office:value-type="float" office:value="26908.4693289">
                <text:p>26908.46932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31545454545">
                <text:p>0.631545454545</text:p>
              </table:table-cell>
              <table:table-cell office:value-type="float" office:value="27067.288005">
                <text:p>27067.2880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33181818182">
                <text:p>0.633181818182</text:p>
              </table:table-cell>
              <table:table-cell office:value-type="float" office:value="27218.8735462">
                <text:p>27218.87354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34818181818">
                <text:p>0.634818181818</text:p>
              </table:table-cell>
              <table:table-cell office:value-type="float" office:value="27365.0764052">
                <text:p>27365.07640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6454545455">
                <text:p>0.636454545455</text:p>
              </table:table-cell>
              <table:table-cell office:value-type="float" office:value="27508.8786826">
                <text:p>27508.87868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8090909091">
                <text:p>0.638090909091</text:p>
              </table:table-cell>
              <table:table-cell office:value-type="float" office:value="27648.2506213">
                <text:p>27648.25062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9727272727">
                <text:p>0.639727272727</text:p>
              </table:table-cell>
              <table:table-cell office:value-type="float" office:value="27773.8822867">
                <text:p>27773.88228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41363636364">
                <text:p>0.641363636364</text:p>
              </table:table-cell>
              <table:table-cell office:value-type="float" office:value="27890.7583168">
                <text:p>27890.75831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43">
                <text:p>0.643</text:p>
              </table:table-cell>
              <table:table-cell office:value-type="float" office:value="28006.0481631">
                <text:p>28006.04816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4636363636">
                <text:p>0.644636363636</text:p>
              </table:table-cell>
              <table:table-cell office:value-type="float" office:value="28127.1308744">
                <text:p>28127.13087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6272727273">
                <text:p>0.646272727273</text:p>
              </table:table-cell>
              <table:table-cell office:value-type="float" office:value="28259.9422898">
                <text:p>28259.94228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7909090909">
                <text:p>0.647909090909</text:p>
              </table:table-cell>
              <table:table-cell office:value-type="float" office:value="28410.3966422">
                <text:p>28410.39664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9545454545">
                <text:p>0.649545454545</text:p>
              </table:table-cell>
              <table:table-cell office:value-type="float" office:value="28589.3645468">
                <text:p>28589.36454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5">
                <text:p>0.65</text:p>
              </table:table-cell>
              <table:table-cell office:value-type="float" office:value="28652.0151183">
                <text:p>28652.01511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51636363636">
                <text:p>0.651636363636</text:p>
              </table:table-cell>
              <table:table-cell office:value-type="float" office:value="28890.4944185">
                <text:p>28890.4944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3272727273">
                <text:p>0.653272727273</text:p>
              </table:table-cell>
              <table:table-cell office:value-type="float" office:value="29222.6158519">
                <text:p>29222.6158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4909090909">
                <text:p>0.654909090909</text:p>
              </table:table-cell>
              <table:table-cell office:value-type="float" office:value="29662.8423547">
                <text:p>29662.84235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6545454545">
                <text:p>0.656545454545</text:p>
              </table:table-cell>
              <table:table-cell office:value-type="float" office:value="30192.2016084">
                <text:p>30192.2016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8181818182">
                <text:p>0.658181818182</text:p>
              </table:table-cell>
              <table:table-cell office:value-type="float" office:value="30768.6849326">
                <text:p>30768.6849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59818181818">
                <text:p>0.659818181818</text:p>
              </table:table-cell>
              <table:table-cell office:value-type="float" office:value="31350.9345158">
                <text:p>31350.93451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61454545455">
                <text:p>0.661454545455</text:p>
              </table:table-cell>
              <table:table-cell office:value-type="float" office:value="31919.8040137">
                <text:p>31919.80401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63090909091">
                <text:p>0.663090909091</text:p>
              </table:table-cell>
              <table:table-cell office:value-type="float" office:value="32481.0378202">
                <text:p>32481.03782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64727272727">
                <text:p>0.664727272727</text:p>
              </table:table-cell>
              <table:table-cell office:value-type="float" office:value="33048.6625524">
                <text:p>33048.66255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66363636364">
                <text:p>0.666363636364</text:p>
              </table:table-cell>
              <table:table-cell office:value-type="float" office:value="33623.1619249">
                <text:p>33623.16192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8">
                <text:p>0.668</text:p>
              </table:table-cell>
              <table:table-cell office:value-type="float" office:value="34194.6877983">
                <text:p>34194.68779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69636363636">
                <text:p>0.669636363636</text:p>
              </table:table-cell>
              <table:table-cell office:value-type="float" office:value="34745.0608308">
                <text:p>34745.06083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71272727273">
                <text:p>0.671272727273</text:p>
              </table:table-cell>
              <table:table-cell office:value-type="float" office:value="35262.5922967">
                <text:p>35262.59229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72909090909">
                <text:p>0.672909090909</text:p>
              </table:table-cell>
              <table:table-cell office:value-type="float" office:value="35738.3117875">
                <text:p>35738.3117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74545454545">
                <text:p>0.674545454545</text:p>
              </table:table-cell>
              <table:table-cell office:value-type="float" office:value="36162.7983346">
                <text:p>36162.79833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75">
                <text:p>0.675</text:p>
              </table:table-cell>
              <table:table-cell office:value-type="float" office:value="36337.7951266">
                <text:p>36337.79512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6636363636">
                <text:p>0.676636363636</text:p>
              </table:table-cell>
              <table:table-cell office:value-type="float" office:value="36599.9284674">
                <text:p>36599.92846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78272727273">
                <text:p>0.678272727273</text:p>
              </table:table-cell>
              <table:table-cell office:value-type="float" office:value="36877.6034325">
                <text:p>36877.60343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79909090909">
                <text:p>0.679909090909</text:p>
              </table:table-cell>
              <table:table-cell office:value-type="float" office:value="37118.6687722">
                <text:p>37118.66877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81545454545">
                <text:p>0.681545454545</text:p>
              </table:table-cell>
              <table:table-cell office:value-type="float" office:value="37304.984224">
                <text:p>37304.9842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83181818182">
                <text:p>0.683181818182</text:p>
              </table:table-cell>
              <table:table-cell office:value-type="float" office:value="37435.5374104">
                <text:p>37435.53741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4818181818">
                <text:p>0.684818181818</text:p>
              </table:table-cell>
              <table:table-cell office:value-type="float" office:value="37512.0839799">
                <text:p>37512.08397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6454545455">
                <text:p>0.686454545455</text:p>
              </table:table-cell>
              <table:table-cell office:value-type="float" office:value="37536.7913235">
                <text:p>37536.7913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88090909091">
                <text:p>0.688090909091</text:p>
              </table:table-cell>
              <table:table-cell office:value-type="float" office:value="37510.573166">
                <text:p>37510.5731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89727272727">
                <text:p>0.689727272727</text:p>
              </table:table-cell>
              <table:table-cell office:value-type="float" office:value="37441.5053794">
                <text:p>37441.50537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91363636364">
                <text:p>0.691363636364</text:p>
              </table:table-cell>
              <table:table-cell office:value-type="float" office:value="37336.2352691">
                <text:p>37336.23526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93">
                <text:p>0.693</text:p>
              </table:table-cell>
              <table:table-cell office:value-type="float" office:value="37195.2751027">
                <text:p>37195.27510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94636363636">
                <text:p>0.694636363636</text:p>
              </table:table-cell>
              <table:table-cell office:value-type="float" office:value="37032.4939242">
                <text:p>37032.49392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6272727273">
                <text:p>0.696272727273</text:p>
              </table:table-cell>
              <table:table-cell office:value-type="float" office:value="36854.3131709">
                <text:p>36854.31317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97909090909">
                <text:p>0.697909090909</text:p>
              </table:table-cell>
              <table:table-cell office:value-type="float" office:value="36664.3290381">
                <text:p>36664.32903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9545454545">
                <text:p>0.699545454545</text:p>
              </table:table-cell>
              <table:table-cell office:value-type="float" office:value="36469.7417512">
                <text:p>36469.74175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">
                <text:p>0.7</text:p>
              </table:table-cell>
              <table:table-cell office:value-type="float" office:value="36457.35996">
                <text:p>36457.359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01636363636">
                <text:p>0.701636363636</text:p>
              </table:table-cell>
              <table:table-cell office:value-type="float" office:value="36201.409073">
                <text:p>36201.4090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03272727273">
                <text:p>0.703272727273</text:p>
              </table:table-cell>
              <table:table-cell office:value-type="float" office:value="35991.4083844">
                <text:p>35991.40838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04909090909">
                <text:p>0.704909090909</text:p>
              </table:table-cell>
              <table:table-cell office:value-type="float" office:value="35781.2522041">
                <text:p>35781.2522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6545454545">
                <text:p>0.706545454545</text:p>
              </table:table-cell>
              <table:table-cell office:value-type="float" office:value="35557.1023361">
                <text:p>35557.10233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08181818182">
                <text:p>0.708181818182</text:p>
              </table:table-cell>
              <table:table-cell office:value-type="float" office:value="35336.2722767">
                <text:p>35336.27227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9818181818">
                <text:p>0.709818181818</text:p>
              </table:table-cell>
              <table:table-cell office:value-type="float" office:value="35127.1597144">
                <text:p>35127.15971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11454545455">
                <text:p>0.711454545455</text:p>
              </table:table-cell>
              <table:table-cell office:value-type="float" office:value="34950.5717137">
                <text:p>34950.5717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13090909091">
                <text:p>0.713090909091</text:p>
              </table:table-cell>
              <table:table-cell office:value-type="float" office:value="34829.5646446">
                <text:p>34829.56464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14727272727">
                <text:p>0.714727272727</text:p>
              </table:table-cell>
              <table:table-cell office:value-type="float" office:value="34777.885456">
                <text:p>34777.8854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6363636364">
                <text:p>0.716363636364</text:p>
              </table:table-cell>
              <table:table-cell office:value-type="float" office:value="34681.1983163">
                <text:p>34681.19831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18">
                <text:p>0.718</text:p>
              </table:table-cell>
              <table:table-cell office:value-type="float" office:value="34609.0520416">
                <text:p>34609.05204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19636363636">
                <text:p>0.719636363636</text:p>
              </table:table-cell>
              <table:table-cell office:value-type="float" office:value="34567.278186">
                <text:p>34567.2781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21272727273">
                <text:p>0.721272727273</text:p>
              </table:table-cell>
              <table:table-cell office:value-type="float" office:value="34520.5067285">
                <text:p>34520.50672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2909090909">
                <text:p>0.722909090909</text:p>
              </table:table-cell>
              <table:table-cell office:value-type="float" office:value="34463.0278899">
                <text:p>34463.02788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4545454545">
                <text:p>0.724545454545</text:p>
              </table:table-cell>
              <table:table-cell office:value-type="float" office:value="34415.7924331">
                <text:p>34415.79243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5">
                <text:p>0.725</text:p>
              </table:table-cell>
              <table:table-cell office:value-type="float" office:value="34405.0642904">
                <text:p>34405.06429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6636363636">
                <text:p>0.726636363636</text:p>
              </table:table-cell>
              <table:table-cell office:value-type="float" office:value="34395.5694435">
                <text:p>34395.56944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28272727273">
                <text:p>0.728272727273</text:p>
              </table:table-cell>
              <table:table-cell office:value-type="float" office:value="34433.274929">
                <text:p>34433.2749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9909090909">
                <text:p>0.729909090909</text:p>
              </table:table-cell>
              <table:table-cell office:value-type="float" office:value="34502.8065462">
                <text:p>34502.8065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31545454545">
                <text:p>0.731545454545</text:p>
              </table:table-cell>
              <table:table-cell office:value-type="float" office:value="34585.3633189">
                <text:p>34585.36331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33181818182">
                <text:p>0.733181818182</text:p>
              </table:table-cell>
              <table:table-cell office:value-type="float" office:value="34668.0457547">
                <text:p>34668.04575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34818181818">
                <text:p>0.734818181818</text:p>
              </table:table-cell>
              <table:table-cell office:value-type="float" office:value="34749.280461">
                <text:p>34749.2804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6454545455">
                <text:p>0.736454545455</text:p>
              </table:table-cell>
              <table:table-cell office:value-type="float" office:value="34827.8168093">
                <text:p>34827.81680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8090909091">
                <text:p>0.738090909091</text:p>
              </table:table-cell>
              <table:table-cell office:value-type="float" office:value="34907.999179">
                <text:p>34907.9991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9727272727">
                <text:p>0.739727272727</text:p>
              </table:table-cell>
              <table:table-cell office:value-type="float" office:value="34988.656688">
                <text:p>34988.6566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41363636364">
                <text:p>0.741363636364</text:p>
              </table:table-cell>
              <table:table-cell office:value-type="float" office:value="35070.6369491">
                <text:p>35070.63694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43">
                <text:p>0.743</text:p>
              </table:table-cell>
              <table:table-cell office:value-type="float" office:value="35152.029326">
                <text:p>35152.029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4636363636">
                <text:p>0.744636363636</text:p>
              </table:table-cell>
              <table:table-cell office:value-type="float" office:value="35234.7714173">
                <text:p>35234.77141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6272727273">
                <text:p>0.746272727273</text:p>
              </table:table-cell>
              <table:table-cell office:value-type="float" office:value="35317.0415268">
                <text:p>35317.04152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7909090909">
                <text:p>0.747909090909</text:p>
              </table:table-cell>
              <table:table-cell office:value-type="float" office:value="35400.4230407">
                <text:p>35400.4230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9545454545">
                <text:p>0.749545454545</text:p>
              </table:table-cell>
              <table:table-cell office:value-type="float" office:value="35482.8102466">
                <text:p>35482.81024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5">
                <text:p>0.75</text:p>
              </table:table-cell>
              <table:table-cell office:value-type="float" office:value="35505.0119949">
                <text:p>35505.01199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51636363636">
                <text:p>0.751636363636</text:p>
              </table:table-cell>
              <table:table-cell office:value-type="float" office:value="35584.3608926">
                <text:p>35584.36089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53272727273">
                <text:p>0.753272727273</text:p>
              </table:table-cell>
              <table:table-cell office:value-type="float" office:value="31603.6259017">
                <text:p>31603.62590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54909090909">
                <text:p>0.754909090909</text:p>
              </table:table-cell>
              <table:table-cell office:value-type="float" office:value="33798.1669138">
                <text:p>33798.16691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56545454545">
                <text:p>0.756545454545</text:p>
              </table:table-cell>
              <table:table-cell office:value-type="float" office:value="36718.4123617">
                <text:p>36718.41236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58181818182">
                <text:p>0.758181818182</text:p>
              </table:table-cell>
              <table:table-cell office:value-type="float" office:value="39956.6939405">
                <text:p>39956.69394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59818181818">
                <text:p>0.759818181818</text:p>
              </table:table-cell>
              <table:table-cell office:value-type="float" office:value="43341.1405583">
                <text:p>43341.1405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61454545455">
                <text:p>0.761454545455</text:p>
              </table:table-cell>
              <table:table-cell office:value-type="float" office:value="46658.6526969">
                <text:p>46658.65269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63090909091">
                <text:p>0.763090909091</text:p>
              </table:table-cell>
              <table:table-cell office:value-type="float" office:value="49712.6706982">
                <text:p>49712.67069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64727272727">
                <text:p>0.764727272727</text:p>
              </table:table-cell>
              <table:table-cell office:value-type="float" office:value="52399.4276902">
                <text:p>52399.42769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66363636364">
                <text:p>0.766363636364</text:p>
              </table:table-cell>
              <table:table-cell office:value-type="float" office:value="54788.4235648">
                <text:p>54788.42356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68">
                <text:p>0.768</text:p>
              </table:table-cell>
              <table:table-cell office:value-type="float" office:value="56934.8074328">
                <text:p>56934.80743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69636363636">
                <text:p>0.769636363636</text:p>
              </table:table-cell>
              <table:table-cell office:value-type="float" office:value="58835.8247428">
                <text:p>58835.82474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71272727273">
                <text:p>0.771272727273</text:p>
              </table:table-cell>
              <table:table-cell office:value-type="float" office:value="60491.2072222">
                <text:p>60491.20722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72909090909">
                <text:p>0.772909090909</text:p>
              </table:table-cell>
              <table:table-cell office:value-type="float" office:value="61758.6696663">
                <text:p>61758.66966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74545454545">
                <text:p>0.774545454545</text:p>
              </table:table-cell>
              <table:table-cell office:value-type="float" office:value="62475.2050216">
                <text:p>62475.20502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75">
                <text:p>0.775</text:p>
              </table:table-cell>
              <table:table-cell office:value-type="float" office:value="62574.7371161">
                <text:p>62574.73711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76636363636">
                <text:p>0.776636363636</text:p>
              </table:table-cell>
              <table:table-cell office:value-type="float" office:value="62646.8491701">
                <text:p>62646.84917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8272727273">
                <text:p>0.778272727273</text:p>
              </table:table-cell>
              <table:table-cell office:value-type="float" office:value="62482.3938814">
                <text:p>62482.39388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79909090909">
                <text:p>0.779909090909</text:p>
              </table:table-cell>
              <table:table-cell office:value-type="float" office:value="62266.9631517">
                <text:p>62266.96315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81545454545">
                <text:p>0.781545454545</text:p>
              </table:table-cell>
              <table:table-cell office:value-type="float" office:value="62012.6199675">
                <text:p>62012.6199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83181818182">
                <text:p>0.783181818182</text:p>
              </table:table-cell>
              <table:table-cell office:value-type="float" office:value="61666.8380418">
                <text:p>61666.83804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4818181818">
                <text:p>0.784818181818</text:p>
              </table:table-cell>
              <table:table-cell office:value-type="float" office:value="61256.2130284">
                <text:p>61256.21302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6454545455">
                <text:p>0.786454545455</text:p>
              </table:table-cell>
              <table:table-cell office:value-type="float" office:value="60793.936339">
                <text:p>60793.9363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8090909091">
                <text:p>0.788090909091</text:p>
              </table:table-cell>
              <table:table-cell office:value-type="float" office:value="60182.277648">
                <text:p>60182.2776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9727272727">
                <text:p>0.789727272727</text:p>
              </table:table-cell>
              <table:table-cell office:value-type="float" office:value="59232.2578313">
                <text:p>59232.25783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1363636364">
                <text:p>0.791363636364</text:p>
              </table:table-cell>
              <table:table-cell office:value-type="float" office:value="57928.670999">
                <text:p>57928.6709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93">
                <text:p>0.793</text:p>
              </table:table-cell>
              <table:table-cell office:value-type="float" office:value="56339.9599135">
                <text:p>56339.95991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4636363636">
                <text:p>0.794636363636</text:p>
              </table:table-cell>
              <table:table-cell office:value-type="float" office:value="54565.8664661">
                <text:p>54565.86646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96272727273">
                <text:p>0.796272727273</text:p>
              </table:table-cell>
              <table:table-cell office:value-type="float" office:value="52674.1115984">
                <text:p>52674.11159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7909090909">
                <text:p>0.797909090909</text:p>
              </table:table-cell>
              <table:table-cell office:value-type="float" office:value="50680.3984737">
                <text:p>50680.39847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9545454545">
                <text:p>0.799545454545</text:p>
              </table:table-cell>
              <table:table-cell office:value-type="float" office:value="48556.6513467">
                <text:p>48556.65134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">
                <text:p>0.8</text:p>
              </table:table-cell>
              <table:table-cell office:value-type="float" office:value="47928.5867391">
                <text:p>47928.58673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801636363636">
                <text:p>0.801636363636</text:p>
              </table:table-cell>
              <table:table-cell office:value-type="float" office:value="45534.8118835">
                <text:p>45534.81188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03272727273">
                <text:p>0.803272727273</text:p>
              </table:table-cell>
              <table:table-cell office:value-type="float" office:value="43016.1457611">
                <text:p>43016.14576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04909090909">
                <text:p>0.804909090909</text:p>
              </table:table-cell>
              <table:table-cell office:value-type="float" office:value="40468.9588513">
                <text:p>40468.95885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06545454545">
                <text:p>0.806545454545</text:p>
              </table:table-cell>
              <table:table-cell office:value-type="float" office:value="38015.6063726">
                <text:p>38015.60637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8181818182">
                <text:p>0.808181818182</text:p>
              </table:table-cell>
              <table:table-cell office:value-type="float" office:value="35832.5503483">
                <text:p>35832.55034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9818181818">
                <text:p>0.809818181818</text:p>
              </table:table-cell>
              <table:table-cell office:value-type="float" office:value="34357.0221119">
                <text:p>34357.0221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11454545455">
                <text:p>0.811454545455</text:p>
              </table:table-cell>
              <table:table-cell office:value-type="float" office:value="34155.3888836">
                <text:p>34155.38888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13090909091">
                <text:p>0.813090909091</text:p>
              </table:table-cell>
              <table:table-cell office:value-type="float" office:value="35422.7241218">
                <text:p>35422.72412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4727272727">
                <text:p>0.814727272727</text:p>
              </table:table-cell>
              <table:table-cell office:value-type="float" office:value="37942.093328">
                <text:p>37942.0933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6363636364">
                <text:p>0.816363636364</text:p>
              </table:table-cell>
              <table:table-cell office:value-type="float" office:value="41218.9985682">
                <text:p>41218.99856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18">
                <text:p>0.818</text:p>
              </table:table-cell>
              <table:table-cell office:value-type="float" office:value="44811.5689455">
                <text:p>44811.5689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19636363636">
                <text:p>0.819636363636</text:p>
              </table:table-cell>
              <table:table-cell office:value-type="float" office:value="48493.818824">
                <text:p>48493.8188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21272727273">
                <text:p>0.821272727273</text:p>
              </table:table-cell>
              <table:table-cell office:value-type="float" office:value="52035.7089412">
                <text:p>52035.70894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22909090909">
                <text:p>0.822909090909</text:p>
              </table:table-cell>
              <table:table-cell office:value-type="float" office:value="55110.7405773">
                <text:p>55110.74057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24545454545">
                <text:p>0.824545454545</text:p>
              </table:table-cell>
              <table:table-cell office:value-type="float" office:value="57546.543501">
                <text:p>57546.5435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25">
                <text:p>0.825</text:p>
              </table:table-cell>
              <table:table-cell office:value-type="float" office:value="58091.1458079">
                <text:p>58091.14580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26636363636">
                <text:p>0.826636363636</text:p>
              </table:table-cell>
              <table:table-cell office:value-type="float" office:value="59529.3884899">
                <text:p>59529.38848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8272727273">
                <text:p>0.828272727273</text:p>
              </table:table-cell>
              <table:table-cell office:value-type="float" office:value="60099.4568075">
                <text:p>60099.45680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9909090909">
                <text:p>0.829909090909</text:p>
              </table:table-cell>
              <table:table-cell office:value-type="float" office:value="59958.2328851">
                <text:p>59958.23288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31545454545">
                <text:p>0.831545454545</text:p>
              </table:table-cell>
              <table:table-cell office:value-type="float" office:value="59188.4668886">
                <text:p>59188.46688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33181818182">
                <text:p>0.833181818182</text:p>
              </table:table-cell>
              <table:table-cell office:value-type="float" office:value="58033.3401773">
                <text:p>58033.34017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34818181818">
                <text:p>0.834818181818</text:p>
              </table:table-cell>
              <table:table-cell office:value-type="float" office:value="56607.5163303">
                <text:p>56607.51633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6454545455">
                <text:p>0.836454545455</text:p>
              </table:table-cell>
              <table:table-cell office:value-type="float" office:value="55018.3380833">
                <text:p>55018.33808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38090909091">
                <text:p>0.838090909091</text:p>
              </table:table-cell>
              <table:table-cell office:value-type="float" office:value="53567.0207382">
                <text:p>53567.02073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39727272727">
                <text:p>0.839727272727</text:p>
              </table:table-cell>
              <table:table-cell office:value-type="float" office:value="52478.0914502">
                <text:p>52478.09145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41363636364">
                <text:p>0.841363636364</text:p>
              </table:table-cell>
              <table:table-cell office:value-type="float" office:value="51739.7786269">
                <text:p>51739.77862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3">
                <text:p>0.843</text:p>
              </table:table-cell>
              <table:table-cell office:value-type="float" office:value="51361.110488">
                <text:p>51361.1104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4636363636">
                <text:p>0.844636363636</text:p>
              </table:table-cell>
              <table:table-cell office:value-type="float" office:value="51550.6600277">
                <text:p>51550.66002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6272727273">
                <text:p>0.846272727273</text:p>
              </table:table-cell>
              <table:table-cell office:value-type="float" office:value="52155.3387007">
                <text:p>52155.33870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7909090909">
                <text:p>0.847909090909</text:p>
              </table:table-cell>
              <table:table-cell office:value-type="float" office:value="52976.384112">
                <text:p>52976.3841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9545454545">
                <text:p>0.849545454545</text:p>
              </table:table-cell>
              <table:table-cell office:value-type="float" office:value="53589.5261258">
                <text:p>53589.52612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5">
                <text:p>0.85</text:p>
              </table:table-cell>
              <table:table-cell office:value-type="float" office:value="53685.706901">
                <text:p>53685.7069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51636363636">
                <text:p>0.851636363636</text:p>
              </table:table-cell>
              <table:table-cell office:value-type="float" office:value="53917.7883317">
                <text:p>53917.78833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53272727273">
                <text:p>0.853272727273</text:p>
              </table:table-cell>
              <table:table-cell office:value-type="float" office:value="53989.3707671">
                <text:p>53989.37076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54909090909">
                <text:p>0.854909090909</text:p>
              </table:table-cell>
              <table:table-cell office:value-type="float" office:value="53844.3803877">
                <text:p>53844.38038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6545454545">
                <text:p>0.856545454545</text:p>
              </table:table-cell>
              <table:table-cell office:value-type="float" office:value="53420.5654291">
                <text:p>53420.56542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58181818182">
                <text:p>0.858181818182</text:p>
              </table:table-cell>
              <table:table-cell office:value-type="float" office:value="52802.8839812">
                <text:p>52802.88398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59818181818">
                <text:p>0.859818181818</text:p>
              </table:table-cell>
              <table:table-cell office:value-type="float" office:value="52115.053955">
                <text:p>52115.0539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1454545455">
                <text:p>0.861454545455</text:p>
              </table:table-cell>
              <table:table-cell office:value-type="float" office:value="51471.8481145">
                <text:p>51471.84811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63090909091">
                <text:p>0.863090909091</text:p>
              </table:table-cell>
              <table:table-cell office:value-type="float" office:value="50953.5803388">
                <text:p>50953.58033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4727272727">
                <text:p>0.864727272727</text:p>
              </table:table-cell>
              <table:table-cell office:value-type="float" office:value="50664.5047406">
                <text:p>50664.50474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66363636364">
                <text:p>0.866363636364</text:p>
              </table:table-cell>
              <table:table-cell office:value-type="float" office:value="50737.8071813">
                <text:p>50737.80718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68">
                <text:p>0.868</text:p>
              </table:table-cell>
              <table:table-cell office:value-type="float" office:value="51133.6352993">
                <text:p>51133.63529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9636363636">
                <text:p>0.869636363636</text:p>
              </table:table-cell>
              <table:table-cell office:value-type="float" office:value="51698.4780449">
                <text:p>51698.47804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71272727273">
                <text:p>0.871272727273</text:p>
              </table:table-cell>
              <table:table-cell office:value-type="float" office:value="52302.7294442">
                <text:p>52302.72944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72909090909">
                <text:p>0.872909090909</text:p>
              </table:table-cell>
              <table:table-cell office:value-type="float" office:value="52894.3786856">
                <text:p>52894.37868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74545454545">
                <text:p>0.874545454545</text:p>
              </table:table-cell>
              <table:table-cell office:value-type="float" office:value="53441.629371">
                <text:p>53441.6293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75">
                <text:p>0.875</text:p>
              </table:table-cell>
              <table:table-cell office:value-type="float" office:value="53568.1789602">
                <text:p>53568.17896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76636363636">
                <text:p>0.876636363636</text:p>
              </table:table-cell>
              <table:table-cell office:value-type="float" office:value="54023.9174259">
                <text:p>54023.9174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78272727273">
                <text:p>0.878272727273</text:p>
              </table:table-cell>
              <table:table-cell office:value-type="float" office:value="54391.4096649">
                <text:p>54391.40966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9909090909">
                <text:p>0.879909090909</text:p>
              </table:table-cell>
              <table:table-cell office:value-type="float" office:value="54669.2688133">
                <text:p>54669.26881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81545454545">
                <text:p>0.881545454545</text:p>
              </table:table-cell>
              <table:table-cell office:value-type="float" office:value="54852.0049705">
                <text:p>54852.00497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83181818182">
                <text:p>0.883181818182</text:p>
              </table:table-cell>
              <table:table-cell office:value-type="float" office:value="54928.9925054">
                <text:p>54928.99250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84818181818">
                <text:p>0.884818181818</text:p>
              </table:table-cell>
              <table:table-cell office:value-type="float" office:value="54858.6011979">
                <text:p>54858.60119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86454545455">
                <text:p>0.886454545455</text:p>
              </table:table-cell>
              <table:table-cell office:value-type="float" office:value="54622.1480241">
                <text:p>54622.14802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8090909091">
                <text:p>0.888090909091</text:p>
              </table:table-cell>
              <table:table-cell office:value-type="float" office:value="54192.2332182">
                <text:p>54192.23321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89727272727">
                <text:p>0.889727272727</text:p>
              </table:table-cell>
              <table:table-cell office:value-type="float" office:value="53577.9102224">
                <text:p>53577.91022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91363636364">
                <text:p>0.891363636364</text:p>
              </table:table-cell>
              <table:table-cell office:value-type="float" office:value="52849.7251167">
                <text:p>52849.72511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93">
                <text:p>0.893</text:p>
              </table:table-cell>
              <table:table-cell office:value-type="float" office:value="52112.0338168">
                <text:p>52112.03381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94636363636">
                <text:p>0.894636363636</text:p>
              </table:table-cell>
              <table:table-cell office:value-type="float" office:value="51462.8767154">
                <text:p>51462.87671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6272727273">
                <text:p>0.896272727273</text:p>
              </table:table-cell>
              <table:table-cell office:value-type="float" office:value="50980.4482034">
                <text:p>50980.44820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97909090909">
                <text:p>0.897909090909</text:p>
              </table:table-cell>
              <table:table-cell office:value-type="float" office:value="50718.6311777">
                <text:p>50718.63117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99545454545">
                <text:p>0.899545454545</text:p>
              </table:table-cell>
              <table:table-cell office:value-type="float" office:value="50686.5985548">
                <text:p>50686.59855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">
                <text:p>0.9</text:p>
              </table:table-cell>
              <table:table-cell office:value-type="float" office:value="50802.3019238">
                <text:p>50802.30192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01636363636">
                <text:p>0.901636363636</text:p>
              </table:table-cell>
              <table:table-cell office:value-type="float" office:value="50873.8232602">
                <text:p>50873.82326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03272727273">
                <text:p>0.903272727273</text:p>
              </table:table-cell>
              <table:table-cell office:value-type="float" office:value="51126.9779394">
                <text:p>51126.97793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04909090909">
                <text:p>0.904909090909</text:p>
              </table:table-cell>
              <table:table-cell office:value-type="float" office:value="51417.9032315">
                <text:p>51417.90323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06545454545">
                <text:p>0.906545454545</text:p>
              </table:table-cell>
              <table:table-cell office:value-type="float" office:value="51710.2075993">
                <text:p>51710.20759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08181818182">
                <text:p>0.908181818182</text:p>
              </table:table-cell>
              <table:table-cell office:value-type="float" office:value="52023.9410534">
                <text:p>52023.94105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09818181818">
                <text:p>0.909818181818</text:p>
              </table:table-cell>
              <table:table-cell office:value-type="float" office:value="52372.7690654">
                <text:p>52372.76906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11454545455">
                <text:p>0.911454545455</text:p>
              </table:table-cell>
              <table:table-cell office:value-type="float" office:value="52774.3307379">
                <text:p>52774.33073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13090909091">
                <text:p>0.913090909091</text:p>
              </table:table-cell>
              <table:table-cell office:value-type="float" office:value="53190.9013684">
                <text:p>53190.90136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14727272727">
                <text:p>0.914727272727</text:p>
              </table:table-cell>
              <table:table-cell office:value-type="float" office:value="53570.0937318">
                <text:p>53570.09373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6363636364">
                <text:p>0.916363636364</text:p>
              </table:table-cell>
              <table:table-cell office:value-type="float" office:value="53879.8352629">
                <text:p>53879.83526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18">
                <text:p>0.918</text:p>
              </table:table-cell>
              <table:table-cell office:value-type="float" office:value="54124.5503683">
                <text:p>54124.55036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9636363636">
                <text:p>0.919636363636</text:p>
              </table:table-cell>
              <table:table-cell office:value-type="float" office:value="54345.6669466">
                <text:p>54345.66694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21272727273">
                <text:p>0.921272727273</text:p>
              </table:table-cell>
              <table:table-cell office:value-type="float" office:value="54602.0366502">
                <text:p>54602.03665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22909090909">
                <text:p>0.922909090909</text:p>
              </table:table-cell>
              <table:table-cell office:value-type="float" office:value="55020.8725862">
                <text:p>55020.87258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24545454545">
                <text:p>0.924545454545</text:p>
              </table:table-cell>
              <table:table-cell office:value-type="float" office:value="55725.9790703">
                <text:p>55725.97907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5">
                <text:p>0.925</text:p>
              </table:table-cell>
              <table:table-cell office:value-type="float" office:value="55996.3820009">
                <text:p>55996.38200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26636363636">
                <text:p>0.926636363636</text:p>
              </table:table-cell>
              <table:table-cell office:value-type="float" office:value="57308.9398553">
                <text:p>57308.93985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8272727273">
                <text:p>0.928272727273</text:p>
              </table:table-cell>
              <table:table-cell office:value-type="float" office:value="59040.6129044">
                <text:p>59040.61290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9909090909">
                <text:p>0.929909090909</text:p>
              </table:table-cell>
              <table:table-cell office:value-type="float" office:value="61019.8025999">
                <text:p>61019.802599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31545454545">
                <text:p>0.931545454545</text:p>
              </table:table-cell>
              <table:table-cell office:value-type="float" office:value="63105.4867244">
                <text:p>63105.48672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33181818182">
                <text:p>0.933181818182</text:p>
              </table:table-cell>
              <table:table-cell office:value-type="float" office:value="65195.9656617">
                <text:p>65195.96566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34818181818">
                <text:p>0.934818181818</text:p>
              </table:table-cell>
              <table:table-cell office:value-type="float" office:value="67196.3810362">
                <text:p>67196.38103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36454545455">
                <text:p>0.936454545455</text:p>
              </table:table-cell>
              <table:table-cell office:value-type="float" office:value="68968.3012221">
                <text:p>68968.30122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8090909091">
                <text:p>0.938090909091</text:p>
              </table:table-cell>
              <table:table-cell office:value-type="float" office:value="70463.4854291">
                <text:p>70463.48542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9727272727">
                <text:p>0.939727272727</text:p>
              </table:table-cell>
              <table:table-cell office:value-type="float" office:value="71600.883875">
                <text:p>71600.883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41363636364">
                <text:p>0.941363636364</text:p>
              </table:table-cell>
              <table:table-cell office:value-type="float" office:value="72343.6050326">
                <text:p>72343.60503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43">
                <text:p>0.943</text:p>
              </table:table-cell>
              <table:table-cell office:value-type="float" office:value="72715.6780151">
                <text:p>72715.67801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4636363636">
                <text:p>0.944636363636</text:p>
              </table:table-cell>
              <table:table-cell office:value-type="float" office:value="72751.3044239">
                <text:p>72751.30442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6272727273">
                <text:p>0.946272727273</text:p>
              </table:table-cell>
              <table:table-cell office:value-type="float" office:value="72509.1955865">
                <text:p>72509.19558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7909090909">
                <text:p>0.947909090909</text:p>
              </table:table-cell>
              <table:table-cell office:value-type="float" office:value="72039.0340977">
                <text:p>72039.03409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49545454545">
                <text:p>0.949545454545</text:p>
              </table:table-cell>
              <table:table-cell office:value-type="float" office:value="71429.8792301">
                <text:p>71429.87923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5">
                <text:p>0.95</text:p>
              </table:table-cell>
              <table:table-cell office:value-type="float" office:value="71226.0412685">
                <text:p>71226.04126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51636363636">
                <text:p>0.951636363636</text:p>
              </table:table-cell>
              <table:table-cell office:value-type="float" office:value="70614.7794329">
                <text:p>70614.77943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53272727273">
                <text:p>0.953272727273</text:p>
              </table:table-cell>
              <table:table-cell office:value-type="float" office:value="70159.8786725">
                <text:p>70159.87867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54909090909">
                <text:p>0.954909090909</text:p>
              </table:table-cell>
              <table:table-cell office:value-type="float" office:value="69967.3410001">
                <text:p>69967.341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56545454545">
                <text:p>0.956545454545</text:p>
              </table:table-cell>
              <table:table-cell office:value-type="float" office:value="69958.2796106">
                <text:p>69958.27961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8181818182">
                <text:p>0.958181818182</text:p>
              </table:table-cell>
              <table:table-cell office:value-type="float" office:value="70010.3870322">
                <text:p>70010.38703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59818181818">
                <text:p>0.959818181818</text:p>
              </table:table-cell>
              <table:table-cell office:value-type="float" office:value="70010.3285575">
                <text:p>70010.32855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61454545455">
                <text:p>0.961454545455</text:p>
              </table:table-cell>
              <table:table-cell office:value-type="float" office:value="70065.2050675">
                <text:p>70065.20506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63090909091">
                <text:p>0.963090909091</text:p>
              </table:table-cell>
              <table:table-cell office:value-type="float" office:value="70044.6823534">
                <text:p>70044.68235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64727272727">
                <text:p>0.964727272727</text:p>
              </table:table-cell>
              <table:table-cell office:value-type="float" office:value="69942.5247379">
                <text:p>69942.52473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66363636364">
                <text:p>0.966363636364</text:p>
              </table:table-cell>
              <table:table-cell office:value-type="float" office:value="69783.963241">
                <text:p>69783.9632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8">
                <text:p>0.968</text:p>
              </table:table-cell>
              <table:table-cell office:value-type="float" office:value="69575.3868316">
                <text:p>69575.38683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69636363636">
                <text:p>0.969636363636</text:p>
              </table:table-cell>
              <table:table-cell office:value-type="float" office:value="69270.6430614">
                <text:p>69270.64306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71272727273">
                <text:p>0.971272727273</text:p>
              </table:table-cell>
              <table:table-cell office:value-type="float" office:value="68890.4307305">
                <text:p>68890.43073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72909090909">
                <text:p>0.972909090909</text:p>
              </table:table-cell>
              <table:table-cell office:value-type="float" office:value="68475.3534937">
                <text:p>68475.35349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74545454545">
                <text:p>0.974545454545</text:p>
              </table:table-cell>
              <table:table-cell office:value-type="float" office:value="68090.9861103">
                <text:p>68090.98611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75">
                <text:p>0.975</text:p>
              </table:table-cell>
              <table:table-cell office:value-type="float" office:value="67981.4222658">
                <text:p>67981.42226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6636363636">
                <text:p>0.976636363636</text:p>
              </table:table-cell>
              <table:table-cell office:value-type="float" office:value="67701.8504494">
                <text:p>67701.85044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8272727273">
                <text:p>0.978272727273</text:p>
              </table:table-cell>
              <table:table-cell office:value-type="float" office:value="67581.6021863">
                <text:p>67581.60218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9909090909">
                <text:p>0.979909090909</text:p>
              </table:table-cell>
              <table:table-cell office:value-type="float" office:value="67635.0497031">
                <text:p>67635.04970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81545454545">
                <text:p>0.981545454545</text:p>
              </table:table-cell>
              <table:table-cell office:value-type="float" office:value="67853.110403">
                <text:p>67853.1104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83181818182">
                <text:p>0.983181818182</text:p>
              </table:table-cell>
              <table:table-cell office:value-type="float" office:value="68163.608211">
                <text:p>68163.6082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84818181818">
                <text:p>0.984818181818</text:p>
              </table:table-cell>
              <table:table-cell office:value-type="float" office:value="68525.3406812">
                <text:p>68525.34068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86454545455">
                <text:p>0.986454545455</text:p>
              </table:table-cell>
              <table:table-cell office:value-type="float" office:value="68888.6521169">
                <text:p>68888.65211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88090909091">
                <text:p>0.988090909091</text:p>
              </table:table-cell>
              <table:table-cell office:value-type="float" office:value="69244.6630943">
                <text:p>69244.66309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89727272727">
                <text:p>0.989727272727</text:p>
              </table:table-cell>
              <table:table-cell office:value-type="float" office:value="69569.8225753">
                <text:p>69569.82257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1363636364">
                <text:p>0.991363636364</text:p>
              </table:table-cell>
              <table:table-cell office:value-type="float" office:value="69867.2081064">
                <text:p>69867.2081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3">
                <text:p>0.993</text:p>
              </table:table-cell>
              <table:table-cell office:value-type="float" office:value="70122.4261426">
                <text:p>70122.42614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4636363636">
                <text:p>0.994636363636</text:p>
              </table:table-cell>
              <table:table-cell office:value-type="float" office:value="70353.0154829">
                <text:p>70353.01548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6272727273">
                <text:p>0.996272727273</text:p>
              </table:table-cell>
              <table:table-cell office:value-type="float" office:value="70550.0806152">
                <text:p>70550.08061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7909090909">
                <text:p>0.997909090909</text:p>
              </table:table-cell>
              <table:table-cell office:value-type="float" office:value="70721.427924">
                <text:p>70721.4279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9545454545">
                <text:p>0.999545454545</text:p>
              </table:table-cell>
              <table:table-cell office:value-type="float" office:value="70849.0315162">
                <text:p>70849.03151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70862.2576039">
                <text:p>70862.25760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00163636364">
                <text:p>1.00163636364</text:p>
              </table:table-cell>
              <table:table-cell office:value-type="float" office:value="64520.1765528">
                <text:p>64520.17655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00327272727">
                <text:p>1.00327272727</text:p>
              </table:table-cell>
              <table:table-cell office:value-type="float" office:value="73785.1280767">
                <text:p>73785.12807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0490909091">
                <text:p>1.00490909091</text:p>
              </table:table-cell>
              <table:table-cell office:value-type="float" office:value="84871.858472">
                <text:p>84871.8584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0654545455">
                <text:p>1.00654545455</text:p>
              </table:table-cell>
              <table:table-cell office:value-type="float" office:value="95177.9089269">
                <text:p>95177.90892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0818181818">
                <text:p>1.00818181818</text:p>
              </table:table-cell>
              <table:table-cell office:value-type="float" office:value="102695.449621">
                <text:p>102695.4496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0981818182">
                <text:p>1.00981818182</text:p>
              </table:table-cell>
              <table:table-cell office:value-type="float" office:value="106984.050693">
                <text:p>106984.0506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1145454545">
                <text:p>1.01145454545</text:p>
              </table:table-cell>
              <table:table-cell office:value-type="float" office:value="109068.301464">
                <text:p>109068.3014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1309090909">
                <text:p>1.01309090909</text:p>
              </table:table-cell>
              <table:table-cell office:value-type="float" office:value="109644.409736">
                <text:p>109644.4097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472727273">
                <text:p>1.01472727273</text:p>
              </table:table-cell>
              <table:table-cell office:value-type="float" office:value="109704.446808">
                <text:p>109704.4468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1636363636">
                <text:p>1.01636363636</text:p>
              </table:table-cell>
              <table:table-cell office:value-type="float" office:value="110023.280402">
                <text:p>110023.2804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18">
                <text:p>1.018</text:p>
              </table:table-cell>
              <table:table-cell office:value-type="float" office:value="110125.815045">
                <text:p>110125.8150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01963636364">
                <text:p>1.01963636364</text:p>
              </table:table-cell>
              <table:table-cell office:value-type="float" office:value="109479.320958">
                <text:p>109479.3209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2127272727">
                <text:p>1.02127272727</text:p>
              </table:table-cell>
              <table:table-cell office:value-type="float" office:value="107697.667226">
                <text:p>107697.6672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2290909091">
                <text:p>1.02290909091</text:p>
              </table:table-cell>
              <table:table-cell office:value-type="float" office:value="104995.811153">
                <text:p>104995.8111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02454545455">
                <text:p>1.02454545455</text:p>
              </table:table-cell>
              <table:table-cell office:value-type="float" office:value="102463.493043">
                <text:p>102463.4930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025">
                <text:p>1.025</text:p>
              </table:table-cell>
              <table:table-cell office:value-type="float" office:value="101926.293984">
                <text:p>101926.2939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2663636364">
                <text:p>1.02663636364</text:p>
              </table:table-cell>
              <table:table-cell office:value-type="float" office:value="101177.874959">
                <text:p>101177.8749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2827272727">
                <text:p>1.02827272727</text:p>
              </table:table-cell>
              <table:table-cell office:value-type="float" office:value="102353.79">
                <text:p>102353.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2990909091">
                <text:p>1.02990909091</text:p>
              </table:table-cell>
              <table:table-cell office:value-type="float" office:value="104976.006903">
                <text:p>104976.0069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3154545455">
                <text:p>1.03154545455</text:p>
              </table:table-cell>
              <table:table-cell office:value-type="float" office:value="108272.411865">
                <text:p>108272.4118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3318181818">
                <text:p>1.03318181818</text:p>
              </table:table-cell>
              <table:table-cell office:value-type="float" office:value="111057.238666">
                <text:p>111057.2386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3481818182">
                <text:p>1.03481818182</text:p>
              </table:table-cell>
              <table:table-cell office:value-type="float" office:value="112458.289888">
                <text:p>112458.2898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3645454545">
                <text:p>1.03645454545</text:p>
              </table:table-cell>
              <table:table-cell office:value-type="float" office:value="112699.946687">
                <text:p>112699.9466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3809090909">
                <text:p>1.03809090909</text:p>
              </table:table-cell>
              <table:table-cell office:value-type="float" office:value="112629.786474">
                <text:p>112629.7864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3972727273">
                <text:p>1.03972727273</text:p>
              </table:table-cell>
              <table:table-cell office:value-type="float" office:value="112440.444281">
                <text:p>112440.4442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4136363636">
                <text:p>1.04136363636</text:p>
              </table:table-cell>
              <table:table-cell office:value-type="float" office:value="111911.112407">
                <text:p>111911.1124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43">
                <text:p>1.043</text:p>
              </table:table-cell>
              <table:table-cell office:value-type="float" office:value="111045.361184">
                <text:p>111045.3611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4463636364">
                <text:p>1.04463636364</text:p>
              </table:table-cell>
              <table:table-cell office:value-type="float" office:value="109928.48907">
                <text:p>109928.489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4627272727">
                <text:p>1.04627272727</text:p>
              </table:table-cell>
              <table:table-cell office:value-type="float" office:value="108502.773371">
                <text:p>108502.7733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4790909091">
                <text:p>1.04790909091</text:p>
              </table:table-cell>
              <table:table-cell office:value-type="float" office:value="106190.910841">
                <text:p>106190.9108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4954545455">
                <text:p>1.04954545455</text:p>
              </table:table-cell>
              <table:table-cell office:value-type="float" office:value="102555.581478">
                <text:p>102555.5814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5">
                <text:p>1.05</text:p>
              </table:table-cell>
              <table:table-cell office:value-type="float" office:value="101340.967395">
                <text:p>101340.9673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5163636364">
                <text:p>1.05163636364</text:p>
              </table:table-cell>
              <table:table-cell office:value-type="float" office:value="96344.4109804">
                <text:p>96344.41098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5327272727">
                <text:p>1.05327272727</text:p>
              </table:table-cell>
              <table:table-cell office:value-type="float" office:value="90501.600714">
                <text:p>90501.6007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5490909091">
                <text:p>1.05490909091</text:p>
              </table:table-cell>
              <table:table-cell office:value-type="float" office:value="84106.2908958">
                <text:p>84106.29089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5654545455">
                <text:p>1.05654545455</text:p>
              </table:table-cell>
              <table:table-cell office:value-type="float" office:value="77153.6534391">
                <text:p>77153.65343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5818181818">
                <text:p>1.05818181818</text:p>
              </table:table-cell>
              <table:table-cell office:value-type="float" office:value="70423.8737674">
                <text:p>70423.87376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5981818182">
                <text:p>1.05981818182</text:p>
              </table:table-cell>
              <table:table-cell office:value-type="float" office:value="65617.0779672">
                <text:p>65617.07796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6145454545">
                <text:p>1.06145454545</text:p>
              </table:table-cell>
              <table:table-cell office:value-type="float" office:value="65092.3032504">
                <text:p>65092.30325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6309090909">
                <text:p>1.06309090909</text:p>
              </table:table-cell>
              <table:table-cell office:value-type="float" office:value="69446.2994167">
                <text:p>69446.29941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6472727273">
                <text:p>1.06472727273</text:p>
              </table:table-cell>
              <table:table-cell office:value-type="float" office:value="76683.5223089">
                <text:p>76683.52230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6636363636">
                <text:p>1.06636363636</text:p>
              </table:table-cell>
              <table:table-cell office:value-type="float" office:value="84754.0641326">
                <text:p>84754.06413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68">
                <text:p>1.068</text:p>
              </table:table-cell>
              <table:table-cell office:value-type="float" office:value="92419.8061479">
                <text:p>92419.80614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6963636364">
                <text:p>1.06963636364</text:p>
              </table:table-cell>
              <table:table-cell office:value-type="float" office:value="99318.1769816">
                <text:p>99318.17698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7127272727">
                <text:p>1.07127272727</text:p>
              </table:table-cell>
              <table:table-cell office:value-type="float" office:value="105613.412863">
                <text:p>105613.4128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7290909091">
                <text:p>1.07290909091</text:p>
              </table:table-cell>
              <table:table-cell office:value-type="float" office:value="112600.018557">
                <text:p>112600.0185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7454545455">
                <text:p>1.07454545455</text:p>
              </table:table-cell>
              <table:table-cell office:value-type="float" office:value="120322.148841">
                <text:p>120322.1488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75">
                <text:p>1.075</text:p>
              </table:table-cell>
              <table:table-cell office:value-type="float" office:value="122585.60421">
                <text:p>122585.6042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7663636364">
                <text:p>1.07663636364</text:p>
              </table:table-cell>
              <table:table-cell office:value-type="float" office:value="131473.560299">
                <text:p>131473.5602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827272727">
                <text:p>1.07827272727</text:p>
              </table:table-cell>
              <table:table-cell office:value-type="float" office:value="139617.046017">
                <text:p>139617.0460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7990909091">
                <text:p>1.07990909091</text:p>
              </table:table-cell>
              <table:table-cell office:value-type="float" office:value="144382.852375">
                <text:p>144382.8523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8154545455">
                <text:p>1.08154545455</text:p>
              </table:table-cell>
              <table:table-cell office:value-type="float" office:value="143208.293635">
                <text:p>143208.2936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8318181818">
                <text:p>1.08318181818</text:p>
              </table:table-cell>
              <table:table-cell office:value-type="float" office:value="135575.358818">
                <text:p>135575.3588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8481818182">
                <text:p>1.08481818182</text:p>
              </table:table-cell>
              <table:table-cell office:value-type="float" office:value="124393.522703">
                <text:p>124393.5227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8645454545">
                <text:p>1.08645454545</text:p>
              </table:table-cell>
              <table:table-cell office:value-type="float" office:value="113203.394994">
                <text:p>113203.3949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8809090909">
                <text:p>1.08809090909</text:p>
              </table:table-cell>
              <table:table-cell office:value-type="float" office:value="104609.021527">
                <text:p>104609.0215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8972727273">
                <text:p>1.08972727273</text:p>
              </table:table-cell>
              <table:table-cell office:value-type="float" office:value="99967.6918513">
                <text:p>99967.69185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9136363636">
                <text:p>1.09136363636</text:p>
              </table:table-cell>
              <table:table-cell office:value-type="float" office:value="99055.3776767">
                <text:p>99055.37767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93">
                <text:p>1.093</text:p>
              </table:table-cell>
              <table:table-cell office:value-type="float" office:value="99938.7934668">
                <text:p>99938.79346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9463636364">
                <text:p>1.09463636364</text:p>
              </table:table-cell>
              <table:table-cell office:value-type="float" office:value="101701.640738">
                <text:p>101701.6407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9627272727">
                <text:p>1.09627272727</text:p>
              </table:table-cell>
              <table:table-cell office:value-type="float" office:value="103143.922661">
                <text:p>103143.9226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9790909091">
                <text:p>1.09790909091</text:p>
              </table:table-cell>
              <table:table-cell office:value-type="float" office:value="103587.530775">
                <text:p>103587.5307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9954545455">
                <text:p>1.09954545455</text:p>
              </table:table-cell>
              <table:table-cell office:value-type="float" office:value="103521.91988">
                <text:p>103521.919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">
                <text:p>1.1</text:p>
              </table:table-cell>
              <table:table-cell office:value-type="float" office:value="103430.209221">
                <text:p>103430.2092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0163636364">
                <text:p>1.10163636364</text:p>
              </table:table-cell>
              <table:table-cell office:value-type="float" office:value="103167.099338">
                <text:p>103167.0993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0327272727">
                <text:p>1.10327272727</text:p>
              </table:table-cell>
              <table:table-cell office:value-type="float" office:value="102572.062202">
                <text:p>102572.0622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0490909091">
                <text:p>1.10490909091</text:p>
              </table:table-cell>
              <table:table-cell office:value-type="float" office:value="101439.00923">
                <text:p>101439.009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0654545455">
                <text:p>1.10654545455</text:p>
              </table:table-cell>
              <table:table-cell office:value-type="float" office:value="99757.3442256">
                <text:p>99757.34422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0818181818">
                <text:p>1.10818181818</text:p>
              </table:table-cell>
              <table:table-cell office:value-type="float" office:value="97703.0767358">
                <text:p>97703.07673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0981818182">
                <text:p>1.10981818182</text:p>
              </table:table-cell>
              <table:table-cell office:value-type="float" office:value="95726.4519274">
                <text:p>95726.45192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1145454545">
                <text:p>1.11145454545</text:p>
              </table:table-cell>
              <table:table-cell office:value-type="float" office:value="94295.9794394">
                <text:p>94295.97943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1309090909">
                <text:p>1.11309090909</text:p>
              </table:table-cell>
              <table:table-cell office:value-type="float" office:value="93690.8321968">
                <text:p>93690.83219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472727273">
                <text:p>1.11472727273</text:p>
              </table:table-cell>
              <table:table-cell office:value-type="float" office:value="94031.5797231">
                <text:p>94031.57972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636363636">
                <text:p>1.11636363636</text:p>
              </table:table-cell>
              <table:table-cell office:value-type="float" office:value="95250.3702073">
                <text:p>95250.37020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8">
                <text:p>1.118</text:p>
              </table:table-cell>
              <table:table-cell office:value-type="float" office:value="97070.0450562">
                <text:p>97070.04505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963636364">
                <text:p>1.11963636364</text:p>
              </table:table-cell>
              <table:table-cell office:value-type="float" office:value="98904.6232024">
                <text:p>98904.62320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2127272727">
                <text:p>1.12127272727</text:p>
              </table:table-cell>
              <table:table-cell office:value-type="float" office:value="100263.525874">
                <text:p>100263.5258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2290909091">
                <text:p>1.12290909091</text:p>
              </table:table-cell>
              <table:table-cell office:value-type="float" office:value="101004.091392">
                <text:p>101004.0913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2454545455">
                <text:p>1.12454545455</text:p>
              </table:table-cell>
              <table:table-cell office:value-type="float" office:value="101371.827662">
                <text:p>101371.8276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25">
                <text:p>1.125</text:p>
              </table:table-cell>
              <table:table-cell office:value-type="float" office:value="101416.393218">
                <text:p>101416.3932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2663636364">
                <text:p>1.12663636364</text:p>
              </table:table-cell>
              <table:table-cell office:value-type="float" office:value="101932.744782">
                <text:p>101932.7447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2827272727">
                <text:p>1.12827272727</text:p>
              </table:table-cell>
              <table:table-cell office:value-type="float" office:value="102780.588207">
                <text:p>102780.5882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2990909091">
                <text:p>1.12990909091</text:p>
              </table:table-cell>
              <table:table-cell office:value-type="float" office:value="103893.871433">
                <text:p>103893.8714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3154545455">
                <text:p>1.13154545455</text:p>
              </table:table-cell>
              <table:table-cell office:value-type="float" office:value="104971.365855">
                <text:p>104971.3658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3318181818">
                <text:p>1.13318181818</text:p>
              </table:table-cell>
              <table:table-cell office:value-type="float" office:value="105778.996713">
                <text:p>105778.9967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3481818182">
                <text:p>1.13481818182</text:p>
              </table:table-cell>
              <table:table-cell office:value-type="float" office:value="106224.949137">
                <text:p>106224.9491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645454545">
                <text:p>1.13645454545</text:p>
              </table:table-cell>
              <table:table-cell office:value-type="float" office:value="106447.802136">
                <text:p>106447.8021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3809090909">
                <text:p>1.13809090909</text:p>
              </table:table-cell>
              <table:table-cell office:value-type="float" office:value="106718.721627">
                <text:p>106718.7216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3972727273">
                <text:p>1.13972727273</text:p>
              </table:table-cell>
              <table:table-cell office:value-type="float" office:value="107405.00348">
                <text:p>107405.003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4136363636">
                <text:p>1.14136363636</text:p>
              </table:table-cell>
              <table:table-cell office:value-type="float" office:value="108558.704639">
                <text:p>108558.7046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43">
                <text:p>1.143</text:p>
              </table:table-cell>
              <table:table-cell office:value-type="float" office:value="109711.962023">
                <text:p>109711.9620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4463636364">
                <text:p>1.14463636364</text:p>
              </table:table-cell>
              <table:table-cell office:value-type="float" office:value="110374.570354">
                <text:p>110374.570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4627272727">
                <text:p>1.14627272727</text:p>
              </table:table-cell>
              <table:table-cell office:value-type="float" office:value="110210.715281">
                <text:p>110210.7152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4790909091">
                <text:p>1.14790909091</text:p>
              </table:table-cell>
              <table:table-cell office:value-type="float" office:value="109245.88973">
                <text:p>109245.889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4954545455">
                <text:p>1.14954545455</text:p>
              </table:table-cell>
              <table:table-cell office:value-type="float" office:value="107876.56225">
                <text:p>107876.562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5">
                <text:p>1.15</text:p>
              </table:table-cell>
              <table:table-cell office:value-type="float" office:value="107449.138325">
                <text:p>107449.1383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5163636364">
                <text:p>1.15163636364</text:p>
              </table:table-cell>
              <table:table-cell office:value-type="float" office:value="106280.274624">
                <text:p>106280.2746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5327272727">
                <text:p>1.15327272727</text:p>
              </table:table-cell>
              <table:table-cell office:value-type="float" office:value="105796.51136">
                <text:p>105796.511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5490909091">
                <text:p>1.15490909091</text:p>
              </table:table-cell>
              <table:table-cell office:value-type="float" office:value="106252.652523">
                <text:p>106252.6525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5654545455">
                <text:p>1.15654545455</text:p>
              </table:table-cell>
              <table:table-cell office:value-type="float" office:value="107512.717227">
                <text:p>107512.71722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818181818">
                <text:p>1.15818181818</text:p>
              </table:table-cell>
              <table:table-cell office:value-type="float" office:value="109122.400193">
                <text:p>109122.4001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5981818182">
                <text:p>1.15981818182</text:p>
              </table:table-cell>
              <table:table-cell office:value-type="float" office:value="110697.419411">
                <text:p>110697.4194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6145454545">
                <text:p>1.16145454545</text:p>
              </table:table-cell>
              <table:table-cell office:value-type="float" office:value="111723.87022">
                <text:p>111723.870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6309090909">
                <text:p>1.16309090909</text:p>
              </table:table-cell>
              <table:table-cell office:value-type="float" office:value="111921.778669">
                <text:p>111921.7786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6472727273">
                <text:p>1.16472727273</text:p>
              </table:table-cell>
              <table:table-cell office:value-type="float" office:value="111421.621267">
                <text:p>111421.6212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6636363636">
                <text:p>1.16636363636</text:p>
              </table:table-cell>
              <table:table-cell office:value-type="float" office:value="110156.075885">
                <text:p>110156.0758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68">
                <text:p>1.168</text:p>
              </table:table-cell>
              <table:table-cell office:value-type="float" office:value="108232.506291">
                <text:p>108232.5062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6963636364">
                <text:p>1.16963636364</text:p>
              </table:table-cell>
              <table:table-cell office:value-type="float" office:value="106265.098207">
                <text:p>106265.0982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7127272727">
                <text:p>1.17127272727</text:p>
              </table:table-cell>
              <table:table-cell office:value-type="float" office:value="104822.327992">
                <text:p>104822.3279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7290909091">
                <text:p>1.17290909091</text:p>
              </table:table-cell>
              <table:table-cell office:value-type="float" office:value="104184.132084">
                <text:p>104184.1320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7454545455">
                <text:p>1.17454545455</text:p>
              </table:table-cell>
              <table:table-cell office:value-type="float" office:value="104536.80651">
                <text:p>104536.806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175">
                <text:p>1.175</text:p>
              </table:table-cell>
              <table:table-cell office:value-type="float" office:value="104703.13911">
                <text:p>104703.1391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7663636364">
                <text:p>1.17663636364</text:p>
              </table:table-cell>
              <table:table-cell office:value-type="float" office:value="105799.228242">
                <text:p>105799.2282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7827272727">
                <text:p>1.17827272727</text:p>
              </table:table-cell>
              <table:table-cell office:value-type="float" office:value="106750.721752">
                <text:p>106750.7217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7990909091">
                <text:p>1.17990909091</text:p>
              </table:table-cell>
              <table:table-cell office:value-type="float" office:value="107592.794064">
                <text:p>107592.7940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8154545455">
                <text:p>1.18154545455</text:p>
              </table:table-cell>
              <table:table-cell office:value-type="float" office:value="108126.3864">
                <text:p>108126.38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8318181818">
                <text:p>1.18318181818</text:p>
              </table:table-cell>
              <table:table-cell office:value-type="float" office:value="108461.125921">
                <text:p>108461.1259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8481818182">
                <text:p>1.18481818182</text:p>
              </table:table-cell>
              <table:table-cell office:value-type="float" office:value="109261.394356">
                <text:p>109261.3943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8645454545">
                <text:p>1.18645454545</text:p>
              </table:table-cell>
              <table:table-cell office:value-type="float" office:value="111286.126909">
                <text:p>111286.1269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8809090909">
                <text:p>1.18809090909</text:p>
              </table:table-cell>
              <table:table-cell office:value-type="float" office:value="115132.928732">
                <text:p>115132.928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8972727273">
                <text:p>1.18972727273</text:p>
              </table:table-cell>
              <table:table-cell office:value-type="float" office:value="120471.578921">
                <text:p>120471.5789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9136363636">
                <text:p>1.19136363636</text:p>
              </table:table-cell>
              <table:table-cell office:value-type="float" office:value="126271.703069">
                <text:p>126271.7030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93">
                <text:p>1.193</text:p>
              </table:table-cell>
              <table:table-cell office:value-type="float" office:value="131409.097159">
                <text:p>131409.09715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9463636364">
                <text:p>1.19463636364</text:p>
              </table:table-cell>
              <table:table-cell office:value-type="float" office:value="135141.819384">
                <text:p>135141.8193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9627272727">
                <text:p>1.19627272727</text:p>
              </table:table-cell>
              <table:table-cell office:value-type="float" office:value="136746.352612">
                <text:p>136746.3526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9790909091">
                <text:p>1.19790909091</text:p>
              </table:table-cell>
              <table:table-cell office:value-type="float" office:value="136517.901591">
                <text:p>136517.9015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9954545455">
                <text:p>1.19954545455</text:p>
              </table:table-cell>
              <table:table-cell office:value-type="float" office:value="135348.948358">
                <text:p>135348.9483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">
                <text:p>1.2</text:p>
              </table:table-cell>
              <table:table-cell office:value-type="float" office:value="134609.678297">
                <text:p>134609.6782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0163636364">
                <text:p>1.20163636364</text:p>
              </table:table-cell>
              <table:table-cell office:value-type="float" office:value="133462.002572">
                <text:p>133462.0025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0327272727">
                <text:p>1.20327272727</text:p>
              </table:table-cell>
              <table:table-cell office:value-type="float" office:value="132384.469371">
                <text:p>132384.4693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0490909091">
                <text:p>1.20490909091</text:p>
              </table:table-cell>
              <table:table-cell office:value-type="float" office:value="132249.512765">
                <text:p>132249.5127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0654545455">
                <text:p>1.20654545455</text:p>
              </table:table-cell>
              <table:table-cell office:value-type="float" office:value="132384.914949">
                <text:p>132384.9149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0818181818">
                <text:p>1.20818181818</text:p>
              </table:table-cell>
              <table:table-cell office:value-type="float" office:value="132745.975275">
                <text:p>132745.9752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0981818182">
                <text:p>1.20981818182</text:p>
              </table:table-cell>
              <table:table-cell office:value-type="float" office:value="132902.435607">
                <text:p>132902.4356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1145454545">
                <text:p>1.21145454545</text:p>
              </table:table-cell>
              <table:table-cell office:value-type="float" office:value="132842.304965">
                <text:p>132842.3049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1309090909">
                <text:p>1.21309090909</text:p>
              </table:table-cell>
              <table:table-cell office:value-type="float" office:value="132643.513588">
                <text:p>132643.5135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1472727273">
                <text:p>1.21472727273</text:p>
              </table:table-cell>
              <table:table-cell office:value-type="float" office:value="132313.923426">
                <text:p>132313.9234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1636363636">
                <text:p>1.21636363636</text:p>
              </table:table-cell>
              <table:table-cell office:value-type="float" office:value="131734.070344">
                <text:p>131734.0703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18">
                <text:p>1.218</text:p>
              </table:table-cell>
              <table:table-cell office:value-type="float" office:value="130899.760991">
                <text:p>130899.7609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1963636364">
                <text:p>1.21963636364</text:p>
              </table:table-cell>
              <table:table-cell office:value-type="float" office:value="129782.434793">
                <text:p>129782.4347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2127272727">
                <text:p>1.22127272727</text:p>
              </table:table-cell>
              <table:table-cell office:value-type="float" office:value="128447.376099">
                <text:p>128447.3760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2290909091">
                <text:p>1.22290909091</text:p>
              </table:table-cell>
              <table:table-cell office:value-type="float" office:value="126996.307627">
                <text:p>126996.3076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2454545455">
                <text:p>1.22454545455</text:p>
              </table:table-cell>
              <table:table-cell office:value-type="float" office:value="125727.879093">
                <text:p>125727.87909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25">
                <text:p>1.225</text:p>
              </table:table-cell>
              <table:table-cell office:value-type="float" office:value="125319.219408">
                <text:p>125319.2194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2663636364">
                <text:p>1.22663636364</text:p>
              </table:table-cell>
              <table:table-cell office:value-type="float" office:value="124723.3467">
                <text:p>124723.34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2827272727">
                <text:p>1.22827272727</text:p>
              </table:table-cell>
              <table:table-cell office:value-type="float" office:value="124880.635899">
                <text:p>124880.63589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2990909091">
                <text:p>1.22990909091</text:p>
              </table:table-cell>
              <table:table-cell office:value-type="float" office:value="125665.986213">
                <text:p>125665.9862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3154545455">
                <text:p>1.23154545455</text:p>
              </table:table-cell>
              <table:table-cell office:value-type="float" office:value="126697.72737">
                <text:p>126697.727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3318181818">
                <text:p>1.23318181818</text:p>
              </table:table-cell>
              <table:table-cell office:value-type="float" office:value="127635.378575">
                <text:p>127635.3785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3481818182">
                <text:p>1.23481818182</text:p>
              </table:table-cell>
              <table:table-cell office:value-type="float" office:value="128261.445657">
                <text:p>128261.4456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645454545">
                <text:p>1.23645454545</text:p>
              </table:table-cell>
              <table:table-cell office:value-type="float" office:value="128541.616763">
                <text:p>128541.61676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3809090909">
                <text:p>1.23809090909</text:p>
              </table:table-cell>
              <table:table-cell office:value-type="float" office:value="128560.616473">
                <text:p>128560.6164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3972727273">
                <text:p>1.23972727273</text:p>
              </table:table-cell>
              <table:table-cell office:value-type="float" office:value="128417.150479">
                <text:p>128417.1504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4136363636">
                <text:p>1.24136363636</text:p>
              </table:table-cell>
              <table:table-cell office:value-type="float" office:value="128229.730213">
                <text:p>128229.7302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43">
                <text:p>1.243</text:p>
              </table:table-cell>
              <table:table-cell office:value-type="float" office:value="128062.723708">
                <text:p>128062.7237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4463636364">
                <text:p>1.24463636364</text:p>
              </table:table-cell>
              <table:table-cell office:value-type="float" office:value="127948.962851">
                <text:p>127948.9628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4627272727">
                <text:p>1.24627272727</text:p>
              </table:table-cell>
              <table:table-cell office:value-type="float" office:value="127796.214992">
                <text:p>127796.2149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4790909091">
                <text:p>1.24790909091</text:p>
              </table:table-cell>
              <table:table-cell office:value-type="float" office:value="127590.163163">
                <text:p>127590.1631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954545455">
                <text:p>1.24954545455</text:p>
              </table:table-cell>
              <table:table-cell office:value-type="float" office:value="127311.335703">
                <text:p>127311.3357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5">
                <text:p>1.25</text:p>
              </table:table-cell>
              <table:table-cell office:value-type="float" office:value="127152.329163">
                <text:p>127152.3291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5163636364">
                <text:p>1.25163636364</text:p>
              </table:table-cell>
              <table:table-cell office:value-type="float" office:value="126955.267021">
                <text:p>126955.2670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5327272727">
                <text:p>1.25327272727</text:p>
              </table:table-cell>
              <table:table-cell office:value-type="float" office:value="128242.235002">
                <text:p>128242.2350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5490909091">
                <text:p>1.25490909091</text:p>
              </table:table-cell>
              <table:table-cell office:value-type="float" office:value="165454.036516">
                <text:p>165454.0365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654545455">
                <text:p>1.25654545455</text:p>
              </table:table-cell>
              <table:table-cell office:value-type="float" office:value="195309.41983">
                <text:p>195309.419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5818181818">
                <text:p>1.25818181818</text:p>
              </table:table-cell>
              <table:table-cell office:value-type="float" office:value="212307.413998">
                <text:p>212307.4139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5981818182">
                <text:p>1.25981818182</text:p>
              </table:table-cell>
              <table:table-cell office:value-type="float" office:value="215487.829902">
                <text:p>215487.8299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6145454545">
                <text:p>1.26145454545</text:p>
              </table:table-cell>
              <table:table-cell office:value-type="float" office:value="210224.970917">
                <text:p>210224.9709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6309090909">
                <text:p>1.26309090909</text:p>
              </table:table-cell>
              <table:table-cell office:value-type="float" office:value="202368.593053">
                <text:p>202368.5930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6472727273">
                <text:p>1.26472727273</text:p>
              </table:table-cell>
              <table:table-cell office:value-type="float" office:value="192649.100271">
                <text:p>192649.1002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6636363636">
                <text:p>1.26636363636</text:p>
              </table:table-cell>
              <table:table-cell office:value-type="float" office:value="185643.150811">
                <text:p>185643.1508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68">
                <text:p>1.268</text:p>
              </table:table-cell>
              <table:table-cell office:value-type="float" office:value="184001.78054">
                <text:p>184001.780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6963636364">
                <text:p>1.26963636364</text:p>
              </table:table-cell>
              <table:table-cell office:value-type="float" office:value="186294.902864">
                <text:p>186294.9028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7127272727">
                <text:p>1.27127272727</text:p>
              </table:table-cell>
              <table:table-cell office:value-type="float" office:value="189021.544529">
                <text:p>189021.5445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7290909091">
                <text:p>1.27290909091</text:p>
              </table:table-cell>
              <table:table-cell office:value-type="float" office:value="189429.60347">
                <text:p>189429.603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7454545455">
                <text:p>1.27454545455</text:p>
              </table:table-cell>
              <table:table-cell office:value-type="float" office:value="186429.620692">
                <text:p>186429.6206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75">
                <text:p>1.275</text:p>
              </table:table-cell>
              <table:table-cell office:value-type="float" office:value="184490.948252">
                <text:p>184490.9482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7663636364">
                <text:p>1.27663636364</text:p>
              </table:table-cell>
              <table:table-cell office:value-type="float" office:value="176480.437442">
                <text:p>176480.4374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7827272727">
                <text:p>1.27827272727</text:p>
              </table:table-cell>
              <table:table-cell office:value-type="float" office:value="169849.669449">
                <text:p>169849.6694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7990909091">
                <text:p>1.27990909091</text:p>
              </table:table-cell>
              <table:table-cell office:value-type="float" office:value="168870.210075">
                <text:p>168870.2100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8154545455">
                <text:p>1.28154545455</text:p>
              </table:table-cell>
              <table:table-cell office:value-type="float" office:value="173142.441036">
                <text:p>173142.4410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8318181818">
                <text:p>1.28318181818</text:p>
              </table:table-cell>
              <table:table-cell office:value-type="float" office:value="181422.89722">
                <text:p>181422.897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8481818182">
                <text:p>1.28481818182</text:p>
              </table:table-cell>
              <table:table-cell office:value-type="float" office:value="191658.562144">
                <text:p>191658.5621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8645454545">
                <text:p>1.28645454545</text:p>
              </table:table-cell>
              <table:table-cell office:value-type="float" office:value="200325.020655">
                <text:p>200325.0206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8809090909">
                <text:p>1.28809090909</text:p>
              </table:table-cell>
              <table:table-cell office:value-type="float" office:value="205549.196752">
                <text:p>205549.1967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8972727273">
                <text:p>1.28972727273</text:p>
              </table:table-cell>
              <table:table-cell office:value-type="float" office:value="209350.023863">
                <text:p>209350.0238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9136363636">
                <text:p>1.29136363636</text:p>
              </table:table-cell>
              <table:table-cell office:value-type="float" office:value="213177.373227">
                <text:p>213177.3732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93">
                <text:p>1.293</text:p>
              </table:table-cell>
              <table:table-cell office:value-type="float" office:value="215717.593389">
                <text:p>215717.5933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9463636364">
                <text:p>1.29463636364</text:p>
              </table:table-cell>
              <table:table-cell office:value-type="float" office:value="212391.995477">
                <text:p>212391.9954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9627272727">
                <text:p>1.29627272727</text:p>
              </table:table-cell>
              <table:table-cell office:value-type="float" office:value="201186.587569">
                <text:p>201186.5875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9790909091">
                <text:p>1.29790909091</text:p>
              </table:table-cell>
              <table:table-cell office:value-type="float" office:value="186473.901837">
                <text:p>186473.9018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9954545455">
                <text:p>1.29954545455</text:p>
              </table:table-cell>
              <table:table-cell office:value-type="float" office:value="176851.091554">
                <text:p>176851.0915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">
                <text:p>1.3</text:p>
              </table:table-cell>
              <table:table-cell office:value-type="float" office:value="175407.044169">
                <text:p>175407.0441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30163636364">
                <text:p>1.30163636364</text:p>
              </table:table-cell>
              <table:table-cell office:value-type="float" office:value="176202.353336">
                <text:p>176202.3533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0327272727">
                <text:p>1.30327272727</text:p>
              </table:table-cell>
              <table:table-cell office:value-type="float" office:value="181715.81525">
                <text:p>181715.815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0490909091">
                <text:p>1.30490909091</text:p>
              </table:table-cell>
              <table:table-cell office:value-type="float" office:value="189205.79031">
                <text:p>189205.790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30654545455">
                <text:p>1.30654545455</text:p>
              </table:table-cell>
              <table:table-cell office:value-type="float" office:value="190837.751894">
                <text:p>190837.7518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0818181818">
                <text:p>1.30818181818</text:p>
              </table:table-cell>
              <table:table-cell office:value-type="float" office:value="182208.693258">
                <text:p>182208.69325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0981818182">
                <text:p>1.30981818182</text:p>
              </table:table-cell>
              <table:table-cell office:value-type="float" office:value="166454.32589">
                <text:p>166454.325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1145454545">
                <text:p>1.31145454545</text:p>
              </table:table-cell>
              <table:table-cell office:value-type="float" office:value="149809.640061">
                <text:p>149809.6400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1309090909">
                <text:p>1.31309090909</text:p>
              </table:table-cell>
              <table:table-cell office:value-type="float" office:value="145394.8239">
                <text:p>145394.823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1472727273">
                <text:p>1.31472727273</text:p>
              </table:table-cell>
              <table:table-cell office:value-type="float" office:value="160743.994762">
                <text:p>160743.9947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1636363636">
                <text:p>1.31636363636</text:p>
              </table:table-cell>
              <table:table-cell office:value-type="float" office:value="185438.219049">
                <text:p>185438.2190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18">
                <text:p>1.318</text:p>
              </table:table-cell>
              <table:table-cell office:value-type="float" office:value="208077.464538">
                <text:p>208077.4645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31963636364">
                <text:p>1.31963636364</text:p>
              </table:table-cell>
              <table:table-cell office:value-type="float" office:value="221909.066986">
                <text:p>221909.0669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2127272727">
                <text:p>1.32127272727</text:p>
              </table:table-cell>
              <table:table-cell office:value-type="float" office:value="224332.483656">
                <text:p>224332.483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2290909091">
                <text:p>1.32290909091</text:p>
              </table:table-cell>
              <table:table-cell office:value-type="float" office:value="215298.477852">
                <text:p>215298.4778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2454545455">
                <text:p>1.32454545455</text:p>
              </table:table-cell>
              <table:table-cell office:value-type="float" office:value="198873.836329">
                <text:p>198873.8363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25">
                <text:p>1.325</text:p>
              </table:table-cell>
              <table:table-cell office:value-type="float" office:value="193194.235926">
                <text:p>193194.2359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2663636364">
                <text:p>1.32663636364</text:p>
              </table:table-cell>
              <table:table-cell office:value-type="float" office:value="171099.149896">
                <text:p>171099.1498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2827272727">
                <text:p>1.32827272727</text:p>
              </table:table-cell>
              <table:table-cell office:value-type="float" office:value="146405.952779">
                <text:p>146405.9527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2990909091">
                <text:p>1.32990909091</text:p>
              </table:table-cell>
              <table:table-cell office:value-type="float" office:value="137804.935769">
                <text:p>137804.9357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3154545455">
                <text:p>1.33154545455</text:p>
              </table:table-cell>
              <table:table-cell office:value-type="float" office:value="155390.436772">
                <text:p>155390.4367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3318181818">
                <text:p>1.33318181818</text:p>
              </table:table-cell>
              <table:table-cell office:value-type="float" office:value="177863.267111">
                <text:p>177863.2671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33481818182">
                <text:p>1.33481818182</text:p>
              </table:table-cell>
              <table:table-cell office:value-type="float" office:value="187726.867292">
                <text:p>187726.8672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3645454545">
                <text:p>1.33645454545</text:p>
              </table:table-cell>
              <table:table-cell office:value-type="float" office:value="183608.177945">
                <text:p>183608.1779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3809090909">
                <text:p>1.33809090909</text:p>
              </table:table-cell>
              <table:table-cell office:value-type="float" office:value="172480.413645">
                <text:p>172480.4136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33972727273">
                <text:p>1.33972727273</text:p>
              </table:table-cell>
              <table:table-cell office:value-type="float" office:value="167374.193952">
                <text:p>167374.1939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4136363636">
                <text:p>1.34136363636</text:p>
              </table:table-cell>
              <table:table-cell office:value-type="float" office:value="171775.748659">
                <text:p>171775.7486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43">
                <text:p>1.343</text:p>
              </table:table-cell>
              <table:table-cell office:value-type="float" office:value="181387.518264">
                <text:p>181387.5182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34463636364">
                <text:p>1.34463636364</text:p>
              </table:table-cell>
              <table:table-cell office:value-type="float" office:value="187559.23008">
                <text:p>187559.230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34627272727">
                <text:p>1.34627272727</text:p>
              </table:table-cell>
              <table:table-cell office:value-type="float" office:value="188027.747239">
                <text:p>188027.7472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34790909091">
                <text:p>1.34790909091</text:p>
              </table:table-cell>
              <table:table-cell office:value-type="float" office:value="184613.651213">
                <text:p>184613.6512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34954545455">
                <text:p>1.34954545455</text:p>
              </table:table-cell>
              <table:table-cell office:value-type="float" office:value="179361.287919">
                <text:p>179361.2879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5">
                <text:p>1.35</text:p>
              </table:table-cell>
              <table:table-cell office:value-type="float" office:value="177741.1566">
                <text:p>177741.15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5163636364">
                <text:p>1.35163636364</text:p>
              </table:table-cell>
              <table:table-cell office:value-type="float" office:value="175028.466826">
                <text:p>175028.4668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5327272727">
                <text:p>1.35327272727</text:p>
              </table:table-cell>
              <table:table-cell office:value-type="float" office:value="175674.991994">
                <text:p>175674.9919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5490909091">
                <text:p>1.35490909091</text:p>
              </table:table-cell>
              <table:table-cell office:value-type="float" office:value="178667.383561">
                <text:p>178667.3835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5654545455">
                <text:p>1.35654545455</text:p>
              </table:table-cell>
              <table:table-cell office:value-type="float" office:value="183024.860285">
                <text:p>183024.8602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35818181818">
                <text:p>1.35818181818</text:p>
              </table:table-cell>
              <table:table-cell office:value-type="float" office:value="187542.425329">
                <text:p>187542.4253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5981818182">
                <text:p>1.35981818182</text:p>
              </table:table-cell>
              <table:table-cell office:value-type="float" office:value="189849.741171">
                <text:p>189849.7411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6145454545">
                <text:p>1.36145454545</text:p>
              </table:table-cell>
              <table:table-cell office:value-type="float" office:value="187574.506789">
                <text:p>187574.5067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6309090909">
                <text:p>1.36309090909</text:p>
              </table:table-cell>
              <table:table-cell office:value-type="float" office:value="183181.149551">
                <text:p>183181.1495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472727273">
                <text:p>1.36472727273</text:p>
              </table:table-cell>
              <table:table-cell office:value-type="float" office:value="180612.699665">
                <text:p>180612.6996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6636363636">
                <text:p>1.36636363636</text:p>
              </table:table-cell>
              <table:table-cell office:value-type="float" office:value="180637.342219">
                <text:p>180637.3422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68">
                <text:p>1.368</text:p>
              </table:table-cell>
              <table:table-cell office:value-type="float" office:value="183683.116432">
                <text:p>183683.1164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6963636364">
                <text:p>1.36963636364</text:p>
              </table:table-cell>
              <table:table-cell office:value-type="float" office:value="186675.522286">
                <text:p>186675.52228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7127272727">
                <text:p>1.37127272727</text:p>
              </table:table-cell>
              <table:table-cell office:value-type="float" office:value="186149.093755">
                <text:p>186149.0937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7290909091">
                <text:p>1.37290909091</text:p>
              </table:table-cell>
              <table:table-cell office:value-type="float" office:value="182282.309067">
                <text:p>182282.3090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7454545455">
                <text:p>1.37454545455</text:p>
              </table:table-cell>
              <table:table-cell office:value-type="float" office:value="177579.249037">
                <text:p>177579.2490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75">
                <text:p>1.375</text:p>
              </table:table-cell>
              <table:table-cell office:value-type="float" office:value="176149.318323">
                <text:p>176149.3183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7663636364">
                <text:p>1.37663636364</text:p>
              </table:table-cell>
              <table:table-cell office:value-type="float" office:value="173041.070367">
                <text:p>173041.0703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7827272727">
                <text:p>1.37827272727</text:p>
              </table:table-cell>
              <table:table-cell office:value-type="float" office:value="171297.304276">
                <text:p>171297.3042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7990909091">
                <text:p>1.37990909091</text:p>
              </table:table-cell>
              <table:table-cell office:value-type="float" office:value="170822.090978">
                <text:p>170822.0909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8154545455">
                <text:p>1.38154545455</text:p>
              </table:table-cell>
              <table:table-cell office:value-type="float" office:value="171779.803605">
                <text:p>171779.8036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8318181818">
                <text:p>1.38318181818</text:p>
              </table:table-cell>
              <table:table-cell office:value-type="float" office:value="173575.489256">
                <text:p>173575.4892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38481818182">
                <text:p>1.38481818182</text:p>
              </table:table-cell>
              <table:table-cell office:value-type="float" office:value="175269.862759">
                <text:p>175269.8627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8645454545">
                <text:p>1.38645454545</text:p>
              </table:table-cell>
              <table:table-cell office:value-type="float" office:value="176004.831907">
                <text:p>176004.8319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38809090909">
                <text:p>1.38809090909</text:p>
              </table:table-cell>
              <table:table-cell office:value-type="float" office:value="175698.846269">
                <text:p>175698.8462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38972727273">
                <text:p>1.38972727273</text:p>
              </table:table-cell>
              <table:table-cell office:value-type="float" office:value="174723.225137">
                <text:p>174723.2251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9136363636">
                <text:p>1.39136363636</text:p>
              </table:table-cell>
              <table:table-cell office:value-type="float" office:value="174302.734639">
                <text:p>174302.7346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93">
                <text:p>1.393</text:p>
              </table:table-cell>
              <table:table-cell office:value-type="float" office:value="174558.237934">
                <text:p>174558.237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9463636364">
                <text:p>1.39463636364</text:p>
              </table:table-cell>
              <table:table-cell office:value-type="float" office:value="174663.984827">
                <text:p>174663.9848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9627272727">
                <text:p>1.39627272727</text:p>
              </table:table-cell>
              <table:table-cell office:value-type="float" office:value="174444.207621">
                <text:p>174444.2076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9790909091">
                <text:p>1.39790909091</text:p>
              </table:table-cell>
              <table:table-cell office:value-type="float" office:value="173378.306821">
                <text:p>173378.3068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9954545455">
                <text:p>1.39954545455</text:p>
              </table:table-cell>
              <table:table-cell office:value-type="float" office:value="170187.076786">
                <text:p>170187.0767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4">
                <text:p>1.4</text:p>
              </table:table-cell>
              <table:table-cell office:value-type="float" office:value="168728.344869">
                <text:p>168728.3448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40163636364">
                <text:p>1.40163636364</text:p>
              </table:table-cell>
              <table:table-cell office:value-type="float" office:value="165203.717047">
                <text:p>165203.7170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0327272727">
                <text:p>1.40327272727</text:p>
              </table:table-cell>
              <table:table-cell office:value-type="float" office:value="163849.024682">
                <text:p>163849.0246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490909091">
                <text:p>1.40490909091</text:p>
              </table:table-cell>
              <table:table-cell office:value-type="float" office:value="165610.944363">
                <text:p>165610.9443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654545455">
                <text:p>1.40654545455</text:p>
              </table:table-cell>
              <table:table-cell office:value-type="float" office:value="170001.835261">
                <text:p>170001.8352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818181818">
                <text:p>1.40818181818</text:p>
              </table:table-cell>
              <table:table-cell office:value-type="float" office:value="174384.356755">
                <text:p>174384.3567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981818182">
                <text:p>1.40981818182</text:p>
              </table:table-cell>
              <table:table-cell office:value-type="float" office:value="176620.730762">
                <text:p>176620.7307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1145454545">
                <text:p>1.41145454545</text:p>
              </table:table-cell>
              <table:table-cell office:value-type="float" office:value="176886.912552">
                <text:p>176886.9125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1309090909">
                <text:p>1.41309090909</text:p>
              </table:table-cell>
              <table:table-cell office:value-type="float" office:value="176329.633375">
                <text:p>176329.6333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1472727273">
                <text:p>1.41472727273</text:p>
              </table:table-cell>
              <table:table-cell office:value-type="float" office:value="176339.005307">
                <text:p>176339.0053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1636363636">
                <text:p>1.41636363636</text:p>
              </table:table-cell>
              <table:table-cell office:value-type="float" office:value="177101.988771">
                <text:p>177101.9887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418">
                <text:p>1.418</text:p>
              </table:table-cell>
              <table:table-cell office:value-type="float" office:value="178497.438636">
                <text:p>178497.4386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1963636364">
                <text:p>1.41963636364</text:p>
              </table:table-cell>
              <table:table-cell office:value-type="float" office:value="179547.120045">
                <text:p>179547.1200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2127272727">
                <text:p>1.42127272727</text:p>
              </table:table-cell>
              <table:table-cell office:value-type="float" office:value="178662.123811">
                <text:p>178662.1238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42290909091">
                <text:p>1.42290909091</text:p>
              </table:table-cell>
              <table:table-cell office:value-type="float" office:value="175472.527116">
                <text:p>175472.527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2454545455">
                <text:p>1.42454545455</text:p>
              </table:table-cell>
              <table:table-cell office:value-type="float" office:value="171791.232946">
                <text:p>171791.232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425">
                <text:p>1.425</text:p>
              </table:table-cell>
              <table:table-cell office:value-type="float" office:value="170815.386364">
                <text:p>170815.3863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42663636364">
                <text:p>1.42663636364</text:p>
              </table:table-cell>
              <table:table-cell office:value-type="float" office:value="169529.824922">
                <text:p>169529.8249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2827272727">
                <text:p>1.42827272727</text:p>
              </table:table-cell>
              <table:table-cell office:value-type="float" office:value="171815.344846">
                <text:p>171815.3448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2990909091">
                <text:p>1.42990909091</text:p>
              </table:table-cell>
              <table:table-cell office:value-type="float" office:value="175683.309769">
                <text:p>175683.3097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3154545455">
                <text:p>1.43154545455</text:p>
              </table:table-cell>
              <table:table-cell office:value-type="float" office:value="177503.485264">
                <text:p>177503.4852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43318181818">
                <text:p>1.43318181818</text:p>
              </table:table-cell>
              <table:table-cell office:value-type="float" office:value="176221.399704">
                <text:p>176221.3997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3481818182">
                <text:p>1.43481818182</text:p>
              </table:table-cell>
              <table:table-cell office:value-type="float" office:value="174007.43072">
                <text:p>174007.430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3645454545">
                <text:p>1.43645454545</text:p>
              </table:table-cell>
              <table:table-cell office:value-type="float" office:value="172438.096012">
                <text:p>172438.0960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3809090909">
                <text:p>1.43809090909</text:p>
              </table:table-cell>
              <table:table-cell office:value-type="float" office:value="172139.013256">
                <text:p>172139.0132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972727273">
                <text:p>1.43972727273</text:p>
              </table:table-cell>
              <table:table-cell office:value-type="float" office:value="172290.150518">
                <text:p>172290.1505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4136363636">
                <text:p>1.44136363636</text:p>
              </table:table-cell>
              <table:table-cell office:value-type="float" office:value="172361.034144">
                <text:p>172361.0341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43">
                <text:p>1.443</text:p>
              </table:table-cell>
              <table:table-cell office:value-type="float" office:value="175540.965025">
                <text:p>175540.9650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4463636364">
                <text:p>1.44463636364</text:p>
              </table:table-cell>
              <table:table-cell office:value-type="float" office:value="180914.107767">
                <text:p>180914.1077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4627272727">
                <text:p>1.44627272727</text:p>
              </table:table-cell>
              <table:table-cell office:value-type="float" office:value="188285.362271">
                <text:p>188285.36227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4790909091">
                <text:p>1.44790909091</text:p>
              </table:table-cell>
              <table:table-cell office:value-type="float" office:value="196532.33584">
                <text:p>196532.335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4954545455">
                <text:p>1.44954545455</text:p>
              </table:table-cell>
              <table:table-cell office:value-type="float" office:value="202328.092667">
                <text:p>202328.0926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5">
                <text:p>1.45</text:p>
              </table:table-cell>
              <table:table-cell office:value-type="float" office:value="202539.275192">
                <text:p>202539.2751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5163636364">
                <text:p>1.45163636364</text:p>
              </table:table-cell>
              <table:table-cell office:value-type="float" office:value="205903.633535">
                <text:p>205903.6335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5327272727">
                <text:p>1.45327272727</text:p>
              </table:table-cell>
              <table:table-cell office:value-type="float" office:value="206730.024727">
                <text:p>206730.0247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5490909091">
                <text:p>1.45490909091</text:p>
              </table:table-cell>
              <table:table-cell office:value-type="float" office:value="205569.479257">
                <text:p>205569.4792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5654545455">
                <text:p>1.45654545455</text:p>
              </table:table-cell>
              <table:table-cell office:value-type="float" office:value="204739.829293">
                <text:p>204739.82929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5818181818">
                <text:p>1.45818181818</text:p>
              </table:table-cell>
              <table:table-cell office:value-type="float" office:value="203742.758595">
                <text:p>203742.7585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5981818182">
                <text:p>1.45981818182</text:p>
              </table:table-cell>
              <table:table-cell office:value-type="float" office:value="201792.254988">
                <text:p>201792.2549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6145454545">
                <text:p>1.46145454545</text:p>
              </table:table-cell>
              <table:table-cell office:value-type="float" office:value="199097.619325">
                <text:p>199097.6193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6309090909">
                <text:p>1.46309090909</text:p>
              </table:table-cell>
              <table:table-cell office:value-type="float" office:value="196370.600833">
                <text:p>196370.6008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6472727273">
                <text:p>1.46472727273</text:p>
              </table:table-cell>
              <table:table-cell office:value-type="float" office:value="194313.270818">
                <text:p>194313.2708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6636363636">
                <text:p>1.46636363636</text:p>
              </table:table-cell>
              <table:table-cell office:value-type="float" office:value="192974.699372">
                <text:p>192974.6993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68">
                <text:p>1.468</text:p>
              </table:table-cell>
              <table:table-cell office:value-type="float" office:value="192076.217317">
                <text:p>192076.2173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6963636364">
                <text:p>1.46963636364</text:p>
              </table:table-cell>
              <table:table-cell office:value-type="float" office:value="191020.954652">
                <text:p>191020.9546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7127272727">
                <text:p>1.47127272727</text:p>
              </table:table-cell>
              <table:table-cell office:value-type="float" office:value="189418.05535">
                <text:p>189418.055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7290909091">
                <text:p>1.47290909091</text:p>
              </table:table-cell>
              <table:table-cell office:value-type="float" office:value="186750.698257">
                <text:p>186750.6982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7454545455">
                <text:p>1.47454545455</text:p>
              </table:table-cell>
              <table:table-cell office:value-type="float" office:value="182858.50801">
                <text:p>182858.5080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75">
                <text:p>1.475</text:p>
              </table:table-cell>
              <table:table-cell office:value-type="float" office:value="181064.871489">
                <text:p>181064.8714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47663636364">
                <text:p>1.47663636364</text:p>
              </table:table-cell>
              <table:table-cell office:value-type="float" office:value="176657.125496">
                <text:p>176657.1254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47827272727">
                <text:p>1.47827272727</text:p>
              </table:table-cell>
              <table:table-cell office:value-type="float" office:value="173774.236593">
                <text:p>173774.2365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7990909091">
                <text:p>1.47990909091</text:p>
              </table:table-cell>
              <table:table-cell office:value-type="float" office:value="174157.068393">
                <text:p>174157.0683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8154545455">
                <text:p>1.48154545455</text:p>
              </table:table-cell>
              <table:table-cell office:value-type="float" office:value="176936.995296">
                <text:p>176936.9952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8318181818">
                <text:p>1.48318181818</text:p>
              </table:table-cell>
              <table:table-cell office:value-type="float" office:value="179484.006616">
                <text:p>179484.0066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8481818182">
                <text:p>1.48481818182</text:p>
              </table:table-cell>
              <table:table-cell office:value-type="float" office:value="180392.296292">
                <text:p>180392.2962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8645454545">
                <text:p>1.48645454545</text:p>
              </table:table-cell>
              <table:table-cell office:value-type="float" office:value="180101.801819">
                <text:p>180101.8018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8809090909">
                <text:p>1.48809090909</text:p>
              </table:table-cell>
              <table:table-cell office:value-type="float" office:value="178649.143366">
                <text:p>178649.1433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8972727273">
                <text:p>1.48972727273</text:p>
              </table:table-cell>
              <table:table-cell office:value-type="float" office:value="176647.797078">
                <text:p>176647.7970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9136363636">
                <text:p>1.49136363636</text:p>
              </table:table-cell>
              <table:table-cell office:value-type="float" office:value="174468.654623">
                <text:p>174468.6546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493">
                <text:p>1.493</text:p>
              </table:table-cell>
              <table:table-cell office:value-type="float" office:value="172762.537324">
                <text:p>172762.5373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9463636364">
                <text:p>1.49463636364</text:p>
              </table:table-cell>
              <table:table-cell office:value-type="float" office:value="171577.495059">
                <text:p>171577.4950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49627272727">
                <text:p>1.49627272727</text:p>
              </table:table-cell>
              <table:table-cell office:value-type="float" office:value="170879.104566">
                <text:p>170879.1045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9790909091">
                <text:p>1.49790909091</text:p>
              </table:table-cell>
              <table:table-cell office:value-type="float" office:value="170088.529985">
                <text:p>170088.5299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9954545455">
                <text:p>1.49954545455</text:p>
              </table:table-cell>
              <table:table-cell office:value-type="float" office:value="169153.158813">
                <text:p>169153.1588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5">
                <text:p>1.5</text:p>
              </table:table-cell>
              <table:table-cell office:value-type="float" office:value="168448.180682">
                <text:p>168448.1806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50163636364">
                <text:p>1.50163636364</text:p>
              </table:table-cell>
              <table:table-cell office:value-type="float" office:value="179180.521749">
                <text:p>179180.52174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0327272727">
                <text:p>1.50327272727</text:p>
              </table:table-cell>
              <table:table-cell office:value-type="float" office:value="242340.938356">
                <text:p>242340.9383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0490909091">
                <text:p>1.50490909091</text:p>
              </table:table-cell>
              <table:table-cell office:value-type="float" office:value="279706.431009">
                <text:p>279706.4310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0654545455">
                <text:p>1.50654545455</text:p>
              </table:table-cell>
              <table:table-cell office:value-type="float" office:value="281412.735191">
                <text:p>281412.7351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0818181818">
                <text:p>1.50818181818</text:p>
              </table:table-cell>
              <table:table-cell office:value-type="float" office:value="266665.138336">
                <text:p>266665.1383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0981818182">
                <text:p>1.50981818182</text:p>
              </table:table-cell>
              <table:table-cell office:value-type="float" office:value="260823.4838">
                <text:p>260823.48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1145454545">
                <text:p>1.51145454545</text:p>
              </table:table-cell>
              <table:table-cell office:value-type="float" office:value="260103.91318">
                <text:p>260103.913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1309090909">
                <text:p>1.51309090909</text:p>
              </table:table-cell>
              <table:table-cell office:value-type="float" office:value="255244.300171">
                <text:p>255244.30017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1472727273">
                <text:p>1.51472727273</text:p>
              </table:table-cell>
              <table:table-cell office:value-type="float" office:value="244807.837997">
                <text:p>244807.8379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1636363636">
                <text:p>1.51636363636</text:p>
              </table:table-cell>
              <table:table-cell office:value-type="float" office:value="234932.130846">
                <text:p>234932.1308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18">
                <text:p>1.518</text:p>
              </table:table-cell>
              <table:table-cell office:value-type="float" office:value="235466.261016">
                <text:p>235466.2610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1963636364">
                <text:p>1.51963636364</text:p>
              </table:table-cell>
              <table:table-cell office:value-type="float" office:value="254847.945787">
                <text:p>254847.9457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2127272727">
                <text:p>1.52127272727</text:p>
              </table:table-cell>
              <table:table-cell office:value-type="float" office:value="279275.282219">
                <text:p>279275.2822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52290909091">
                <text:p>1.52290909091</text:p>
              </table:table-cell>
              <table:table-cell office:value-type="float" office:value="293821.954778">
                <text:p>293821.9547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52454545455">
                <text:p>1.52454545455</text:p>
              </table:table-cell>
              <table:table-cell office:value-type="float" office:value="290337.070541">
                <text:p>290337.0705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25">
                <text:p>1.525</text:p>
              </table:table-cell>
              <table:table-cell office:value-type="float" office:value="285614.18478">
                <text:p>285614.1847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2663636364">
                <text:p>1.52663636364</text:p>
              </table:table-cell>
              <table:table-cell office:value-type="float" office:value="271140.9335">
                <text:p>271140.93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52827272727">
                <text:p>1.52827272727</text:p>
              </table:table-cell>
              <table:table-cell office:value-type="float" office:value="260206.679512">
                <text:p>260206.6795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2990909091">
                <text:p>1.52990909091</text:p>
              </table:table-cell>
              <table:table-cell office:value-type="float" office:value="248988.959722">
                <text:p>248988.9597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3154545455">
                <text:p>1.53154545455</text:p>
              </table:table-cell>
              <table:table-cell office:value-type="float" office:value="236395.078085">
                <text:p>236395.0780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3318181818">
                <text:p>1.53318181818</text:p>
              </table:table-cell>
              <table:table-cell office:value-type="float" office:value="229843.118604">
                <text:p>229843.1186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481818182">
                <text:p>1.53481818182</text:p>
              </table:table-cell>
              <table:table-cell office:value-type="float" office:value="239606.713473">
                <text:p>239606.7134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3645454545">
                <text:p>1.53645454545</text:p>
              </table:table-cell>
              <table:table-cell office:value-type="float" office:value="271660.341789">
                <text:p>271660.3417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3809090909">
                <text:p>1.53809090909</text:p>
              </table:table-cell>
              <table:table-cell office:value-type="float" office:value="305321.765672">
                <text:p>305321.7656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3972727273">
                <text:p>1.53972727273</text:p>
              </table:table-cell>
              <table:table-cell office:value-type="float" office:value="313708.251446">
                <text:p>313708.2514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4136363636">
                <text:p>1.54136363636</text:p>
              </table:table-cell>
              <table:table-cell office:value-type="float" office:value="296053.053904">
                <text:p>296053.0539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43">
                <text:p>1.543</text:p>
              </table:table-cell>
              <table:table-cell office:value-type="float" office:value="258996.539661">
                <text:p>258996.5396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4463636364">
                <text:p>1.54463636364</text:p>
              </table:table-cell>
              <table:table-cell office:value-type="float" office:value="228697.551637">
                <text:p>228697.5516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4627272727">
                <text:p>1.54627272727</text:p>
              </table:table-cell>
              <table:table-cell office:value-type="float" office:value="215688.266098">
                <text:p>215688.2660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4790909091">
                <text:p>1.54790909091</text:p>
              </table:table-cell>
              <table:table-cell office:value-type="float" office:value="214193.076259">
                <text:p>214193.0762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4954545455">
                <text:p>1.54954545455</text:p>
              </table:table-cell>
              <table:table-cell office:value-type="float" office:value="219763.567044">
                <text:p>219763.5670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5">
                <text:p>1.55</text:p>
              </table:table-cell>
              <table:table-cell office:value-type="float" office:value="220275.401873">
                <text:p>220275.4018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5163636364">
                <text:p>1.55163636364</text:p>
              </table:table-cell>
              <table:table-cell office:value-type="float" office:value="226464.748906">
                <text:p>226464.7489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5327272727">
                <text:p>1.55327272727</text:p>
              </table:table-cell>
              <table:table-cell office:value-type="float" office:value="237471.40921">
                <text:p>237471.409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5490909091">
                <text:p>1.55490909091</text:p>
              </table:table-cell>
              <table:table-cell office:value-type="float" office:value="254347.985123">
                <text:p>254347.9851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5654545455">
                <text:p>1.55654545455</text:p>
              </table:table-cell>
              <table:table-cell office:value-type="float" office:value="258733.240903">
                <text:p>258733.2409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5818181818">
                <text:p>1.55818181818</text:p>
              </table:table-cell>
              <table:table-cell office:value-type="float" office:value="236490.625131">
                <text:p>236490.6251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5981818182">
                <text:p>1.55981818182</text:p>
              </table:table-cell>
              <table:table-cell office:value-type="float" office:value="198714.332009">
                <text:p>198714.3320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6145454545">
                <text:p>1.56145454545</text:p>
              </table:table-cell>
              <table:table-cell office:value-type="float" office:value="171920.690361">
                <text:p>171920.6903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6309090909">
                <text:p>1.56309090909</text:p>
              </table:table-cell>
              <table:table-cell office:value-type="float" office:value="187369.319412">
                <text:p>187369.3194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6472727273">
                <text:p>1.56472727273</text:p>
              </table:table-cell>
              <table:table-cell office:value-type="float" office:value="220691.394392">
                <text:p>220691.3943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6636363636">
                <text:p>1.56636363636</text:p>
              </table:table-cell>
              <table:table-cell office:value-type="float" office:value="240673.219576">
                <text:p>240673.21957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68">
                <text:p>1.568</text:p>
              </table:table-cell>
              <table:table-cell office:value-type="float" office:value="247823.453933">
                <text:p>247823.4539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56963636364">
                <text:p>1.56963636364</text:p>
              </table:table-cell>
              <table:table-cell office:value-type="float" office:value="251924.545076">
                <text:p>251924.54507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7127272727">
                <text:p>1.57127272727</text:p>
              </table:table-cell>
              <table:table-cell office:value-type="float" office:value="261021.387697">
                <text:p>261021.38769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7290909091">
                <text:p>1.57290909091</text:p>
              </table:table-cell>
              <table:table-cell office:value-type="float" office:value="271585.20097">
                <text:p>271585.200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7454545455">
                <text:p>1.57454545455</text:p>
              </table:table-cell>
              <table:table-cell office:value-type="float" office:value="264146.451576">
                <text:p>264146.45157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75">
                <text:p>1.575</text:p>
              </table:table-cell>
              <table:table-cell office:value-type="float" office:value="256053.122923">
                <text:p>256053.1229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57663636364">
                <text:p>1.57663636364</text:p>
              </table:table-cell>
              <table:table-cell office:value-type="float" office:value="219574.062034">
                <text:p>219574.06203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57827272727">
                <text:p>1.57827272727</text:p>
              </table:table-cell>
              <table:table-cell office:value-type="float" office:value="177162.047436">
                <text:p>177162.0474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7990909091">
                <text:p>1.57990909091</text:p>
              </table:table-cell>
              <table:table-cell office:value-type="float" office:value="164030.55223">
                <text:p>164030.5522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58154545455">
                <text:p>1.58154545455</text:p>
              </table:table-cell>
              <table:table-cell office:value-type="float" office:value="208503.796698">
                <text:p>208503.79669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58318181818">
                <text:p>1.58318181818</text:p>
              </table:table-cell>
              <table:table-cell office:value-type="float" office:value="270195.96458">
                <text:p>270195.964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8481818182">
                <text:p>1.58481818182</text:p>
              </table:table-cell>
              <table:table-cell office:value-type="float" office:value="308628.993859">
                <text:p>308628.9938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8645454545">
                <text:p>1.58645454545</text:p>
              </table:table-cell>
              <table:table-cell office:value-type="float" office:value="294245.542439">
                <text:p>294245.54243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8809090909">
                <text:p>1.58809090909</text:p>
              </table:table-cell>
              <table:table-cell office:value-type="float" office:value="254296.556398">
                <text:p>254296.55639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8972727273">
                <text:p>1.58972727273</text:p>
              </table:table-cell>
              <table:table-cell office:value-type="float" office:value="237288.132427">
                <text:p>237288.1324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59136363636">
                <text:p>1.59136363636</text:p>
              </table:table-cell>
              <table:table-cell office:value-type="float" office:value="234651.808567">
                <text:p>234651.8085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93">
                <text:p>1.593</text:p>
              </table:table-cell>
              <table:table-cell office:value-type="float" office:value="229932.451333">
                <text:p>229932.45133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59463636364">
                <text:p>1.59463636364</text:p>
              </table:table-cell>
              <table:table-cell office:value-type="float" office:value="220647.823526">
                <text:p>220647.8235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59627272727">
                <text:p>1.59627272727</text:p>
              </table:table-cell>
              <table:table-cell office:value-type="float" office:value="215897.52334">
                <text:p>215897.5233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59790909091">
                <text:p>1.59790909091</text:p>
              </table:table-cell>
              <table:table-cell office:value-type="float" office:value="217704.570236">
                <text:p>217704.5702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59954545455">
                <text:p>1.59954545455</text:p>
              </table:table-cell>
              <table:table-cell office:value-type="float" office:value="222616.37322">
                <text:p>222616.373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6">
                <text:p>1.6</text:p>
              </table:table-cell>
              <table:table-cell office:value-type="float" office:value="223241.794614">
                <text:p>223241.7946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60163636364">
                <text:p>1.60163636364</text:p>
              </table:table-cell>
              <table:table-cell office:value-type="float" office:value="226924.247964">
                <text:p>226924.2479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60327272727">
                <text:p>1.60327272727</text:p>
              </table:table-cell>
              <table:table-cell office:value-type="float" office:value="227889.435981">
                <text:p>227889.4359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60490909091">
                <text:p>1.60490909091</text:p>
              </table:table-cell>
              <table:table-cell office:value-type="float" office:value="226584.166269">
                <text:p>226584.16626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60654545455">
                <text:p>1.60654545455</text:p>
              </table:table-cell>
              <table:table-cell office:value-type="float" office:value="224523.36921">
                <text:p>224523.3692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60818181818">
                <text:p>1.60818181818</text:p>
              </table:table-cell>
              <table:table-cell office:value-type="float" office:value="220695.871122">
                <text:p>220695.8711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60981818182">
                <text:p>1.60981818182</text:p>
              </table:table-cell>
              <table:table-cell office:value-type="float" office:value="213157.99845">
                <text:p>213157.9984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61145454545">
                <text:p>1.61145454545</text:p>
              </table:table-cell>
              <table:table-cell office:value-type="float" office:value="201655.121049">
                <text:p>201655.12104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61309090909">
                <text:p>1.61309090909</text:p>
              </table:table-cell>
              <table:table-cell office:value-type="float" office:value="194844.864119">
                <text:p>194844.86411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61472727273">
                <text:p>1.61472727273</text:p>
              </table:table-cell>
              <table:table-cell office:value-type="float" office:value="199321.67487">
                <text:p>199321.6748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1636363636">
                <text:p>1.61636363636</text:p>
              </table:table-cell>
              <table:table-cell office:value-type="float" office:value="211980.382294">
                <text:p>211980.38229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618">
                <text:p>1.618</text:p>
              </table:table-cell>
              <table:table-cell office:value-type="float" office:value="223807.943641">
                <text:p>223807.9436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61963636364">
                <text:p>1.61963636364</text:p>
              </table:table-cell>
              <table:table-cell office:value-type="float" office:value="229917.930287">
                <text:p>229917.9302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62127272727">
                <text:p>1.62127272727</text:p>
              </table:table-cell>
              <table:table-cell office:value-type="float" office:value="231449.84193">
                <text:p>231449.8419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62290909091">
                <text:p>1.62290909091</text:p>
              </table:table-cell>
              <table:table-cell office:value-type="float" office:value="230355.102739">
                <text:p>230355.10273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62454545455">
                <text:p>1.62454545455</text:p>
              </table:table-cell>
              <table:table-cell office:value-type="float" office:value="228534.392544">
                <text:p>228534.39254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625">
                <text:p>1.625</text:p>
              </table:table-cell>
              <table:table-cell office:value-type="float" office:value="227039.731739">
                <text:p>227039.73173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2663636364">
                <text:p>1.62663636364</text:p>
              </table:table-cell>
              <table:table-cell office:value-type="float" office:value="224311.877844">
                <text:p>224311.8778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62827272727">
                <text:p>1.62827272727</text:p>
              </table:table-cell>
              <table:table-cell office:value-type="float" office:value="222612.048812">
                <text:p>222612.0488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2990909091">
                <text:p>1.62990909091</text:p>
              </table:table-cell>
              <table:table-cell office:value-type="float" office:value="222694.241845">
                <text:p>222694.2418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63154545455">
                <text:p>1.63154545455</text:p>
              </table:table-cell>
              <table:table-cell office:value-type="float" office:value="224202.874994">
                <text:p>224202.87499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63318181818">
                <text:p>1.63318181818</text:p>
              </table:table-cell>
              <table:table-cell office:value-type="float" office:value="226493.746672">
                <text:p>226493.7466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63481818182">
                <text:p>1.63481818182</text:p>
              </table:table-cell>
              <table:table-cell office:value-type="float" office:value="229789.6192">
                <text:p>229789.61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63645454545">
                <text:p>1.63645454545</text:p>
              </table:table-cell>
              <table:table-cell office:value-type="float" office:value="231668.585888">
                <text:p>231668.5858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63809090909">
                <text:p>1.63809090909</text:p>
              </table:table-cell>
              <table:table-cell office:value-type="float" office:value="230757.129833">
                <text:p>230757.1298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63972727273">
                <text:p>1.63972727273</text:p>
              </table:table-cell>
              <table:table-cell office:value-type="float" office:value="227127.28082">
                <text:p>227127.280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64136363636">
                <text:p>1.64136363636</text:p>
              </table:table-cell>
              <table:table-cell office:value-type="float" office:value="221350.691121">
                <text:p>221350.69112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643">
                <text:p>1.643</text:p>
              </table:table-cell>
              <table:table-cell office:value-type="float" office:value="216331.808698">
                <text:p>216331.80869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64463636364">
                <text:p>1.64463636364</text:p>
              </table:table-cell>
              <table:table-cell office:value-type="float" office:value="213992.990674">
                <text:p>213992.99067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64627272727">
                <text:p>1.64627272727</text:p>
              </table:table-cell>
              <table:table-cell office:value-type="float" office:value="215321.043199">
                <text:p>215321.0431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64790909091">
                <text:p>1.64790909091</text:p>
              </table:table-cell>
              <table:table-cell office:value-type="float" office:value="221124.506978">
                <text:p>221124.5069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4954545455">
                <text:p>1.64954545455</text:p>
              </table:table-cell>
              <table:table-cell office:value-type="float" office:value="229578.86582">
                <text:p>229578.865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65">
                <text:p>1.65</text:p>
              </table:table-cell>
              <table:table-cell office:value-type="float" office:value="230690.863726">
                <text:p>230690.8637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65163636364">
                <text:p>1.65163636364</text:p>
              </table:table-cell>
              <table:table-cell office:value-type="float" office:value="234014.445698">
                <text:p>234014.44569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65327272727">
                <text:p>1.65327272727</text:p>
              </table:table-cell>
              <table:table-cell office:value-type="float" office:value="231561.819909">
                <text:p>231561.81990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65490909091">
                <text:p>1.65490909091</text:p>
              </table:table-cell>
              <table:table-cell office:value-type="float" office:value="225920.893839">
                <text:p>225920.8938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65654545455">
                <text:p>1.65654545455</text:p>
              </table:table-cell>
              <table:table-cell office:value-type="float" office:value="219238.271417">
                <text:p>219238.2714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65818181818">
                <text:p>1.65818181818</text:p>
              </table:table-cell>
              <table:table-cell office:value-type="float" office:value="212364.866004">
                <text:p>212364.8660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65981818182">
                <text:p>1.65981818182</text:p>
              </table:table-cell>
              <table:table-cell office:value-type="float" office:value="206213.683885">
                <text:p>206213.68388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66145454545">
                <text:p>1.66145454545</text:p>
              </table:table-cell>
              <table:table-cell office:value-type="float" office:value="202871.48279">
                <text:p>202871.4827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66309090909">
                <text:p>1.66309090909</text:p>
              </table:table-cell>
              <table:table-cell office:value-type="float" office:value="203836.608236">
                <text:p>203836.6082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66472727273">
                <text:p>1.66472727273</text:p>
              </table:table-cell>
              <table:table-cell office:value-type="float" office:value="207058.11093">
                <text:p>207058.110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66636363636">
                <text:p>1.66636363636</text:p>
              </table:table-cell>
              <table:table-cell office:value-type="float" office:value="209872.175873">
                <text:p>209872.17587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668">
                <text:p>1.668</text:p>
              </table:table-cell>
              <table:table-cell office:value-type="float" office:value="211927.989124">
                <text:p>211927.98912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66963636364">
                <text:p>1.66963636364</text:p>
              </table:table-cell>
              <table:table-cell office:value-type="float" office:value="212149.171161">
                <text:p>212149.1711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7127272727">
                <text:p>1.67127272727</text:p>
              </table:table-cell>
              <table:table-cell office:value-type="float" office:value="209474.007952">
                <text:p>209474.0079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67290909091">
                <text:p>1.67290909091</text:p>
              </table:table-cell>
              <table:table-cell office:value-type="float" office:value="204319.728694">
                <text:p>204319.7286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67454545455">
                <text:p>1.67454545455</text:p>
              </table:table-cell>
              <table:table-cell office:value-type="float" office:value="201392.991976">
                <text:p>201392.99197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675">
                <text:p>1.675</text:p>
              </table:table-cell>
              <table:table-cell office:value-type="float" office:value="200526.048473">
                <text:p>200526.04847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67663636364">
                <text:p>1.67663636364</text:p>
              </table:table-cell>
              <table:table-cell office:value-type="float" office:value="202019.289055">
                <text:p>202019.2890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7827272727">
                <text:p>1.67827272727</text:p>
              </table:table-cell>
              <table:table-cell office:value-type="float" office:value="206674.076197">
                <text:p>206674.07619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7990909091">
                <text:p>1.67990909091</text:p>
              </table:table-cell>
              <table:table-cell office:value-type="float" office:value="211769.456611">
                <text:p>211769.4566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68154545455">
                <text:p>1.68154545455</text:p>
              </table:table-cell>
              <table:table-cell office:value-type="float" office:value="215052.430208">
                <text:p>215052.43020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68318181818">
                <text:p>1.68318181818</text:p>
              </table:table-cell>
              <table:table-cell office:value-type="float" office:value="217398.106266">
                <text:p>217398.10626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68481818182">
                <text:p>1.68481818182</text:p>
              </table:table-cell>
              <table:table-cell office:value-type="float" office:value="217928.555242">
                <text:p>217928.55524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68645454545">
                <text:p>1.68645454545</text:p>
              </table:table-cell>
              <table:table-cell office:value-type="float" office:value="215007.991961">
                <text:p>215007.99196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68809090909">
                <text:p>1.68809090909</text:p>
              </table:table-cell>
              <table:table-cell office:value-type="float" office:value="208438.262062">
                <text:p>208438.26206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68972727273">
                <text:p>1.68972727273</text:p>
              </table:table-cell>
              <table:table-cell office:value-type="float" office:value="201106.01796">
                <text:p>201106.017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69136363636">
                <text:p>1.69136363636</text:p>
              </table:table-cell>
              <table:table-cell office:value-type="float" office:value="198984.328323">
                <text:p>198984.32832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693">
                <text:p>1.693</text:p>
              </table:table-cell>
              <table:table-cell office:value-type="float" office:value="200358.49872">
                <text:p>200358.4987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69463636364">
                <text:p>1.69463636364</text:p>
              </table:table-cell>
              <table:table-cell office:value-type="float" office:value="201825.386154">
                <text:p>201825.38615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69627272727">
                <text:p>1.69627272727</text:p>
              </table:table-cell>
              <table:table-cell office:value-type="float" office:value="213942.170601">
                <text:p>213942.17060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69790909091">
                <text:p>1.69790909091</text:p>
              </table:table-cell>
              <table:table-cell office:value-type="float" office:value="220199.689667">
                <text:p>220199.6896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69954545455">
                <text:p>1.69954545455</text:p>
              </table:table-cell>
              <table:table-cell office:value-type="float" office:value="215992.54685">
                <text:p>215992.546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">
                <text:p>1.7</text:p>
              </table:table-cell>
              <table:table-cell office:value-type="float" office:value="214371.512217">
                <text:p>214371.5122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70163636364">
                <text:p>1.70163636364</text:p>
              </table:table-cell>
              <table:table-cell office:value-type="float" office:value="208319.836206">
                <text:p>208319.83620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0327272727">
                <text:p>1.70327272727</text:p>
              </table:table-cell>
              <table:table-cell office:value-type="float" office:value="220180.367342">
                <text:p>220180.36734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70490909091">
                <text:p>1.70490909091</text:p>
              </table:table-cell>
              <table:table-cell office:value-type="float" office:value="225279.642009">
                <text:p>225279.64200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0654545455">
                <text:p>1.70654545455</text:p>
              </table:table-cell>
              <table:table-cell office:value-type="float" office:value="218430.755407">
                <text:p>218430.75540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0818181818">
                <text:p>1.70818181818</text:p>
              </table:table-cell>
              <table:table-cell office:value-type="float" office:value="210031.376069">
                <text:p>210031.3760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70981818182">
                <text:p>1.70981818182</text:p>
              </table:table-cell>
              <table:table-cell office:value-type="float" office:value="204699.015187">
                <text:p>204699.01518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1145454545">
                <text:p>1.71145454545</text:p>
              </table:table-cell>
              <table:table-cell office:value-type="float" office:value="201521.054927">
                <text:p>201521.0549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1309090909">
                <text:p>1.71309090909</text:p>
              </table:table-cell>
              <table:table-cell office:value-type="float" office:value="200795.242468">
                <text:p>200795.24246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1472727273">
                <text:p>1.71472727273</text:p>
              </table:table-cell>
              <table:table-cell office:value-type="float" office:value="199252.918136">
                <text:p>199252.91813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1636363636">
                <text:p>1.71636363636</text:p>
              </table:table-cell>
              <table:table-cell office:value-type="float" office:value="197643.605218">
                <text:p>197643.6052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18">
                <text:p>1.718</text:p>
              </table:table-cell>
              <table:table-cell office:value-type="float" office:value="195026.293433">
                <text:p>195026.2934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71963636364">
                <text:p>1.71963636364</text:p>
              </table:table-cell>
              <table:table-cell office:value-type="float" office:value="193489.230476">
                <text:p>193489.23047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72127272727">
                <text:p>1.72127272727</text:p>
              </table:table-cell>
              <table:table-cell office:value-type="float" office:value="190798.343654">
                <text:p>190798.34365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72290909091">
                <text:p>1.72290909091</text:p>
              </table:table-cell>
              <table:table-cell office:value-type="float" office:value="186426.062365">
                <text:p>186426.0623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2454545455">
                <text:p>1.72454545455</text:p>
              </table:table-cell>
              <table:table-cell office:value-type="float" office:value="179629.391169">
                <text:p>179629.3911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725">
                <text:p>1.725</text:p>
              </table:table-cell>
              <table:table-cell office:value-type="float" office:value="177343.009992">
                <text:p>177343.00999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72663636364">
                <text:p>1.72663636364</text:p>
              </table:table-cell>
              <table:table-cell office:value-type="float" office:value="172755.121377">
                <text:p>172755.12137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2827272727">
                <text:p>1.72827272727</text:p>
              </table:table-cell>
              <table:table-cell office:value-type="float" office:value="173347.19403">
                <text:p>173347.1940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2990909091">
                <text:p>1.72990909091</text:p>
              </table:table-cell>
              <table:table-cell office:value-type="float" office:value="177788.746177">
                <text:p>177788.74617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3154545455">
                <text:p>1.73154545455</text:p>
              </table:table-cell>
              <table:table-cell office:value-type="float" office:value="180705.971576">
                <text:p>180705.97157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73318181818">
                <text:p>1.73318181818</text:p>
              </table:table-cell>
              <table:table-cell office:value-type="float" office:value="181195.290873">
                <text:p>181195.29087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3481818182">
                <text:p>1.73481818182</text:p>
              </table:table-cell>
              <table:table-cell office:value-type="float" office:value="179187.079592">
                <text:p>179187.0795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73645454545">
                <text:p>1.73645454545</text:p>
              </table:table-cell>
              <table:table-cell office:value-type="float" office:value="177012.825715">
                <text:p>177012.8257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73809090909">
                <text:p>1.73809090909</text:p>
              </table:table-cell>
              <table:table-cell office:value-type="float" office:value="175096.802488">
                <text:p>175096.8024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73972727273">
                <text:p>1.73972727273</text:p>
              </table:table-cell>
              <table:table-cell office:value-type="float" office:value="173634.187659">
                <text:p>173634.1876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4136363636">
                <text:p>1.74136363636</text:p>
              </table:table-cell>
              <table:table-cell office:value-type="float" office:value="171803.27322">
                <text:p>171803.273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43">
                <text:p>1.743</text:p>
              </table:table-cell>
              <table:table-cell office:value-type="float" office:value="170454.059816">
                <text:p>170454.05981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4463636364">
                <text:p>1.74463636364</text:p>
              </table:table-cell>
              <table:table-cell office:value-type="float" office:value="169846.844474">
                <text:p>169846.84447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4627272727">
                <text:p>1.74627272727</text:p>
              </table:table-cell>
              <table:table-cell office:value-type="float" office:value="170752.992908">
                <text:p>170752.99290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74790909091">
                <text:p>1.74790909091</text:p>
              </table:table-cell>
              <table:table-cell office:value-type="float" office:value="171879.316689">
                <text:p>171879.3166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4954545455">
                <text:p>1.74954545455</text:p>
              </table:table-cell>
              <table:table-cell office:value-type="float" office:value="172102.10461">
                <text:p>172102.104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75">
                <text:p>1.75</text:p>
              </table:table-cell>
              <table:table-cell office:value-type="float" office:value="171440.601897">
                <text:p>171440.60189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5163636364">
                <text:p>1.75163636364</text:p>
              </table:table-cell>
              <table:table-cell office:value-type="float" office:value="169492.841406">
                <text:p>169492.8414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75327272727">
                <text:p>1.75327272727</text:p>
              </table:table-cell>
              <table:table-cell office:value-type="float" office:value="176856.352425">
                <text:p>176856.3524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75490909091">
                <text:p>1.75490909091</text:p>
              </table:table-cell>
              <table:table-cell office:value-type="float" office:value="235622.240158">
                <text:p>235622.2401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75654545455">
                <text:p>1.75654545455</text:p>
              </table:table-cell>
              <table:table-cell office:value-type="float" office:value="263977.414957">
                <text:p>263977.4149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5818181818">
                <text:p>1.75818181818</text:p>
              </table:table-cell>
              <table:table-cell office:value-type="float" office:value="260841.761454">
                <text:p>260841.7614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5981818182">
                <text:p>1.75981818182</text:p>
              </table:table-cell>
              <table:table-cell office:value-type="float" office:value="256578.507711">
                <text:p>256578.50771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6145454545">
                <text:p>1.76145454545</text:p>
              </table:table-cell>
              <table:table-cell office:value-type="float" office:value="267670.071347">
                <text:p>267670.0713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76309090909">
                <text:p>1.76309090909</text:p>
              </table:table-cell>
              <table:table-cell office:value-type="float" office:value="291173.631252">
                <text:p>291173.6312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76472727273">
                <text:p>1.76472727273</text:p>
              </table:table-cell>
              <table:table-cell office:value-type="float" office:value="302873.664967">
                <text:p>302873.66496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6636363636">
                <text:p>1.76636363636</text:p>
              </table:table-cell>
              <table:table-cell office:value-type="float" office:value="289662.05222">
                <text:p>289662.0522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68">
                <text:p>1.768</text:p>
              </table:table-cell>
              <table:table-cell office:value-type="float" office:value="267987.404727">
                <text:p>267987.40472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6963636364">
                <text:p>1.76963636364</text:p>
              </table:table-cell>
              <table:table-cell office:value-type="float" office:value="259382.204095">
                <text:p>259382.20409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77127272727">
                <text:p>1.77127272727</text:p>
              </table:table-cell>
              <table:table-cell office:value-type="float" office:value="263938.358575">
                <text:p>263938.35857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7290909091">
                <text:p>1.77290909091</text:p>
              </table:table-cell>
              <table:table-cell office:value-type="float" office:value="262171.698668">
                <text:p>262171.69866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7454545455">
                <text:p>1.77454545455</text:p>
              </table:table-cell>
              <table:table-cell office:value-type="float" office:value="243808.081092">
                <text:p>243808.0810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75">
                <text:p>1.775</text:p>
              </table:table-cell>
              <table:table-cell office:value-type="float" office:value="236011.55076">
                <text:p>236011.5507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77663636364">
                <text:p>1.77663636364</text:p>
              </table:table-cell>
              <table:table-cell office:value-type="float" office:value="217627.498451">
                <text:p>217627.4984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7827272727">
                <text:p>1.77827272727</text:p>
              </table:table-cell>
              <table:table-cell office:value-type="float" office:value="220856.624236">
                <text:p>220856.6242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77990909091">
                <text:p>1.77990909091</text:p>
              </table:table-cell>
              <table:table-cell office:value-type="float" office:value="243563.531765">
                <text:p>243563.53176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8154545455">
                <text:p>1.78154545455</text:p>
              </table:table-cell>
              <table:table-cell office:value-type="float" office:value="259010.254267">
                <text:p>259010.2542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78318181818">
                <text:p>1.78318181818</text:p>
              </table:table-cell>
              <table:table-cell office:value-type="float" office:value="254033.520172">
                <text:p>254033.5201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8481818182">
                <text:p>1.78481818182</text:p>
              </table:table-cell>
              <table:table-cell office:value-type="float" office:value="244745.29706">
                <text:p>244745.297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78645454545">
                <text:p>1.78645454545</text:p>
              </table:table-cell>
              <table:table-cell office:value-type="float" office:value="250721.068779">
                <text:p>250721.06877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78809090909">
                <text:p>1.78809090909</text:p>
              </table:table-cell>
              <table:table-cell office:value-type="float" office:value="279480.564213">
                <text:p>279480.5642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78972727273">
                <text:p>1.78972727273</text:p>
              </table:table-cell>
              <table:table-cell office:value-type="float" office:value="313711.636852">
                <text:p>313711.63685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79136363636">
                <text:p>1.79136363636</text:p>
              </table:table-cell>
              <table:table-cell office:value-type="float" office:value="324960.093324">
                <text:p>324960.09332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93">
                <text:p>1.793</text:p>
              </table:table-cell>
              <table:table-cell office:value-type="float" office:value="299773.907478">
                <text:p>299773.90747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79463636364">
                <text:p>1.79463636364</text:p>
              </table:table-cell>
              <table:table-cell office:value-type="float" office:value="267613.233618">
                <text:p>267613.23361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79627272727">
                <text:p>1.79627272727</text:p>
              </table:table-cell>
              <table:table-cell office:value-type="float" office:value="256675.656048">
                <text:p>256675.6560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9790909091">
                <text:p>1.79790909091</text:p>
              </table:table-cell>
              <table:table-cell office:value-type="float" office:value="263557.854458">
                <text:p>263557.85445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9954545455">
                <text:p>1.79954545455</text:p>
              </table:table-cell>
              <table:table-cell office:value-type="float" office:value="259232.982074">
                <text:p>259232.98207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8">
                <text:p>1.8</text:p>
              </table:table-cell>
              <table:table-cell office:value-type="float" office:value="252255.681353">
                <text:p>252255.68135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80163636364">
                <text:p>1.80163636364</text:p>
              </table:table-cell>
              <table:table-cell office:value-type="float" office:value="221759.702486">
                <text:p>221759.7024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80327272727">
                <text:p>1.80327272727</text:p>
              </table:table-cell>
              <table:table-cell office:value-type="float" office:value="197386.692958">
                <text:p>197386.6929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80490909091">
                <text:p>1.80490909091</text:p>
              </table:table-cell>
              <table:table-cell office:value-type="float" office:value="196878.000714">
                <text:p>196878.00071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80654545455">
                <text:p>1.80654545455</text:p>
              </table:table-cell>
              <table:table-cell office:value-type="float" office:value="211627.112005">
                <text:p>211627.1120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80818181818">
                <text:p>1.80818181818</text:p>
              </table:table-cell>
              <table:table-cell office:value-type="float" office:value="215360.799509">
                <text:p>215360.7995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80981818182">
                <text:p>1.80981818182</text:p>
              </table:table-cell>
              <table:table-cell office:value-type="float" office:value="204288.262878">
                <text:p>204288.2628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81145454545">
                <text:p>1.81145454545</text:p>
              </table:table-cell>
              <table:table-cell office:value-type="float" office:value="200810.717776">
                <text:p>200810.7177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81309090909">
                <text:p>1.81309090909</text:p>
              </table:table-cell>
              <table:table-cell office:value-type="float" office:value="223099.875196">
                <text:p>223099.87519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81472727273">
                <text:p>1.81472727273</text:p>
              </table:table-cell>
              <table:table-cell office:value-type="float" office:value="253013.306981">
                <text:p>253013.30698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1636363636">
                <text:p>1.81636363636</text:p>
              </table:table-cell>
              <table:table-cell office:value-type="float" office:value="265578.149889">
                <text:p>265578.14988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18">
                <text:p>1.818</text:p>
              </table:table-cell>
              <table:table-cell office:value-type="float" office:value="252296.891187">
                <text:p>252296.8911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1963636364">
                <text:p>1.81963636364</text:p>
              </table:table-cell>
              <table:table-cell office:value-type="float" office:value="236135.819857">
                <text:p>236135.81985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2127272727">
                <text:p>1.82127272727</text:p>
              </table:table-cell>
              <table:table-cell office:value-type="float" office:value="246992.038107">
                <text:p>246992.038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82290909091">
                <text:p>1.82290909091</text:p>
              </table:table-cell>
              <table:table-cell office:value-type="float" office:value="271830.331093">
                <text:p>271830.33109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82454545455">
                <text:p>1.82454545455</text:p>
              </table:table-cell>
              <table:table-cell office:value-type="float" office:value="279612.114551">
                <text:p>279612.11455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825">
                <text:p>1.825</text:p>
              </table:table-cell>
              <table:table-cell office:value-type="float" office:value="275111.263127">
                <text:p>275111.2631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82663636364">
                <text:p>1.82663636364</text:p>
              </table:table-cell>
              <table:table-cell office:value-type="float" office:value="248757.528625">
                <text:p>248757.5286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2827272727">
                <text:p>1.82827272727</text:p>
              </table:table-cell>
              <table:table-cell office:value-type="float" office:value="224673.273961">
                <text:p>224673.27396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82990909091">
                <text:p>1.82990909091</text:p>
              </table:table-cell>
              <table:table-cell office:value-type="float" office:value="225646.834479">
                <text:p>225646.83447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83154545455">
                <text:p>1.83154545455</text:p>
              </table:table-cell>
              <table:table-cell office:value-type="float" office:value="239743.519344">
                <text:p>239743.51934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83318181818">
                <text:p>1.83318181818</text:p>
              </table:table-cell>
              <table:table-cell office:value-type="float" office:value="235743.904087">
                <text:p>235743.90408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83481818182">
                <text:p>1.83481818182</text:p>
              </table:table-cell>
              <table:table-cell office:value-type="float" office:value="207469.425107">
                <text:p>207469.42510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3645454545">
                <text:p>1.83645454545</text:p>
              </table:table-cell>
              <table:table-cell office:value-type="float" office:value="185712.795789">
                <text:p>185712.79578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3809090909">
                <text:p>1.83809090909</text:p>
              </table:table-cell>
              <table:table-cell office:value-type="float" office:value="195165.946396">
                <text:p>195165.9463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83972727273">
                <text:p>1.83972727273</text:p>
              </table:table-cell>
              <table:table-cell office:value-type="float" office:value="227846.016848">
                <text:p>227846.01684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84136363636">
                <text:p>1.84136363636</text:p>
              </table:table-cell>
              <table:table-cell office:value-type="float" office:value="252158.632304">
                <text:p>252158.63230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843">
                <text:p>1.843</text:p>
              </table:table-cell>
              <table:table-cell office:value-type="float" office:value="259436.942971">
                <text:p>259436.94297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84463636364">
                <text:p>1.84463636364</text:p>
              </table:table-cell>
              <table:table-cell office:value-type="float" office:value="252214.776948">
                <text:p>252214.77694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4627272727">
                <text:p>1.84627272727</text:p>
              </table:table-cell>
              <table:table-cell office:value-type="float" office:value="241917.667949">
                <text:p>241917.66794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4790909091">
                <text:p>1.84790909091</text:p>
              </table:table-cell>
              <table:table-cell office:value-type="float" office:value="237811.239143">
                <text:p>237811.23914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4954545455">
                <text:p>1.84954545455</text:p>
              </table:table-cell>
              <table:table-cell office:value-type="float" office:value="236740.519191">
                <text:p>236740.51919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5">
                <text:p>1.85</text:p>
              </table:table-cell>
              <table:table-cell office:value-type="float" office:value="235191.394845">
                <text:p>235191.39484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5163636364">
                <text:p>1.85163636364</text:p>
              </table:table-cell>
              <table:table-cell office:value-type="float" office:value="231883.61873">
                <text:p>231883.6187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5327272727">
                <text:p>1.85327272727</text:p>
              </table:table-cell>
              <table:table-cell office:value-type="float" office:value="229529.788567">
                <text:p>229529.7885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490909091">
                <text:p>1.85490909091</text:p>
              </table:table-cell>
              <table:table-cell office:value-type="float" office:value="229887.484005">
                <text:p>229887.48400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5654545455">
                <text:p>1.85654545455</text:p>
              </table:table-cell>
              <table:table-cell office:value-type="float" office:value="229981.187995">
                <text:p>229981.18799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5818181818">
                <text:p>1.85818181818</text:p>
              </table:table-cell>
              <table:table-cell office:value-type="float" office:value="227106.883689">
                <text:p>227106.8836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5981818182">
                <text:p>1.85981818182</text:p>
              </table:table-cell>
              <table:table-cell office:value-type="float" office:value="223823.698809">
                <text:p>223823.6988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6145454545">
                <text:p>1.86145454545</text:p>
              </table:table-cell>
              <table:table-cell office:value-type="float" office:value="223231.848628">
                <text:p>223231.8486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86309090909">
                <text:p>1.86309090909</text:p>
              </table:table-cell>
              <table:table-cell office:value-type="float" office:value="226174.13037">
                <text:p>226174.1303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6472727273">
                <text:p>1.86472727273</text:p>
              </table:table-cell>
              <table:table-cell office:value-type="float" office:value="229432.934078">
                <text:p>229432.9340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6636363636">
                <text:p>1.86636363636</text:p>
              </table:table-cell>
              <table:table-cell office:value-type="float" office:value="229072.22129">
                <text:p>229072.2212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868">
                <text:p>1.868</text:p>
              </table:table-cell>
              <table:table-cell office:value-type="float" office:value="225964.552658">
                <text:p>225964.55265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86963636364">
                <text:p>1.86963636364</text:p>
              </table:table-cell>
              <table:table-cell office:value-type="float" office:value="223875.372453">
                <text:p>223875.3724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87127272727">
                <text:p>1.87127272727</text:p>
              </table:table-cell>
              <table:table-cell office:value-type="float" office:value="222721.483901">
                <text:p>222721.48390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87290909091">
                <text:p>1.87290909091</text:p>
              </table:table-cell>
              <table:table-cell office:value-type="float" office:value="220374.934676">
                <text:p>220374.9346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7454545455">
                <text:p>1.87454545455</text:p>
              </table:table-cell>
              <table:table-cell office:value-type="float" office:value="216831.304047">
                <text:p>216831.30404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875">
                <text:p>1.875</text:p>
              </table:table-cell>
              <table:table-cell office:value-type="float" office:value="214709.24491">
                <text:p>214709.2449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87663636364">
                <text:p>1.87663636364</text:p>
              </table:table-cell>
              <table:table-cell office:value-type="float" office:value="209250.093896">
                <text:p>209250.0938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87827272727">
                <text:p>1.87827272727</text:p>
              </table:table-cell>
              <table:table-cell office:value-type="float" office:value="206311.174237">
                <text:p>206311.17423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87990909091">
                <text:p>1.87990909091</text:p>
              </table:table-cell>
              <table:table-cell office:value-type="float" office:value="209202.195568">
                <text:p>209202.1955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88154545455">
                <text:p>1.88154545455</text:p>
              </table:table-cell>
              <table:table-cell office:value-type="float" office:value="215223.962193">
                <text:p>215223.9621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88318181818">
                <text:p>1.88318181818</text:p>
              </table:table-cell>
              <table:table-cell office:value-type="float" office:value="219670.818287">
                <text:p>219670.81828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88481818182">
                <text:p>1.88481818182</text:p>
              </table:table-cell>
              <table:table-cell office:value-type="float" office:value="221538.707898">
                <text:p>221538.70789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88645454545">
                <text:p>1.88645454545</text:p>
              </table:table-cell>
              <table:table-cell office:value-type="float" office:value="223229.112952">
                <text:p>223229.1129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8809090909">
                <text:p>1.88809090909</text:p>
              </table:table-cell>
              <table:table-cell office:value-type="float" office:value="226484.680203">
                <text:p>226484.6802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88972727273">
                <text:p>1.88972727273</text:p>
              </table:table-cell>
              <table:table-cell office:value-type="float" office:value="229106.552679">
                <text:p>229106.55267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89136363636">
                <text:p>1.89136363636</text:p>
              </table:table-cell>
              <table:table-cell office:value-type="float" office:value="227471.855562">
                <text:p>227471.85556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893">
                <text:p>1.893</text:p>
              </table:table-cell>
              <table:table-cell office:value-type="float" office:value="221766.805421">
                <text:p>221766.80542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89463636364">
                <text:p>1.89463636364</text:p>
              </table:table-cell>
              <table:table-cell office:value-type="float" office:value="216632.712537">
                <text:p>216632.71253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89627272727">
                <text:p>1.89627272727</text:p>
              </table:table-cell>
              <table:table-cell office:value-type="float" office:value="215394.043808">
                <text:p>215394.04380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89790909091">
                <text:p>1.89790909091</text:p>
              </table:table-cell>
              <table:table-cell office:value-type="float" office:value="215925.105314">
                <text:p>215925.1053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89954545455">
                <text:p>1.89954545455</text:p>
              </table:table-cell>
              <table:table-cell office:value-type="float" office:value="213737.458814">
                <text:p>213737.45881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9">
                <text:p>1.9</text:p>
              </table:table-cell>
              <table:table-cell office:value-type="float" office:value="211413.258766">
                <text:p>211413.25876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90163636364">
                <text:p>1.90163636364</text:p>
              </table:table-cell>
              <table:table-cell office:value-type="float" office:value="204379.2734">
                <text:p>204379.27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90327272727">
                <text:p>1.90327272727</text:p>
              </table:table-cell>
              <table:table-cell office:value-type="float" office:value="199606.515762">
                <text:p>199606.51576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90490909091">
                <text:p>1.90490909091</text:p>
              </table:table-cell>
              <table:table-cell office:value-type="float" office:value="204235.441808">
                <text:p>204235.4418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90654545455">
                <text:p>1.90654545455</text:p>
              </table:table-cell>
              <table:table-cell office:value-type="float" office:value="213886.51052">
                <text:p>213886.5105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90818181818">
                <text:p>1.90818181818</text:p>
              </table:table-cell>
              <table:table-cell office:value-type="float" office:value="218679.450398">
                <text:p>218679.4503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90981818182">
                <text:p>1.90981818182</text:p>
              </table:table-cell>
              <table:table-cell office:value-type="float" office:value="216098.603141">
                <text:p>216098.60314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91145454545">
                <text:p>1.91145454545</text:p>
              </table:table-cell>
              <table:table-cell office:value-type="float" office:value="212948.935346">
                <text:p>212948.93534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91309090909">
                <text:p>1.91309090909</text:p>
              </table:table-cell>
              <table:table-cell office:value-type="float" office:value="214311.056276">
                <text:p>214311.0562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91472727273">
                <text:p>1.91472727273</text:p>
              </table:table-cell>
              <table:table-cell office:value-type="float" office:value="219512.804956">
                <text:p>219512.8049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91636363636">
                <text:p>1.91636363636</text:p>
              </table:table-cell>
              <table:table-cell office:value-type="float" office:value="222558.583964">
                <text:p>222558.5839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918">
                <text:p>1.918</text:p>
              </table:table-cell>
              <table:table-cell office:value-type="float" office:value="219920.185535">
                <text:p>219920.1855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91963636364">
                <text:p>1.91963636364</text:p>
              </table:table-cell>
              <table:table-cell office:value-type="float" office:value="213197.378832">
                <text:p>213197.3788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92127272727">
                <text:p>1.92127272727</text:p>
              </table:table-cell>
              <table:table-cell office:value-type="float" office:value="208171.551445">
                <text:p>208171.5514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2290909091">
                <text:p>1.92290909091</text:p>
              </table:table-cell>
              <table:table-cell office:value-type="float" office:value="208352.795761">
                <text:p>208352.79576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92454545455">
                <text:p>1.92454545455</text:p>
              </table:table-cell>
              <table:table-cell office:value-type="float" office:value="211045.689541">
                <text:p>211045.6895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925">
                <text:p>1.925</text:p>
              </table:table-cell>
              <table:table-cell office:value-type="float" office:value="210872.557608">
                <text:p>210872.55760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92663636364">
                <text:p>1.92663636364</text:p>
              </table:table-cell>
              <table:table-cell office:value-type="float" office:value="208684.91011">
                <text:p>208684.9101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2827272727">
                <text:p>1.92827272727</text:p>
              </table:table-cell>
              <table:table-cell office:value-type="float" office:value="203653.496963">
                <text:p>203653.4969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92990909091">
                <text:p>1.92990909091</text:p>
              </table:table-cell>
              <table:table-cell office:value-type="float" office:value="200852.202841">
                <text:p>200852.2028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93154545455">
                <text:p>1.93154545455</text:p>
              </table:table-cell>
              <table:table-cell office:value-type="float" office:value="202251.858359">
                <text:p>202251.85835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93318181818">
                <text:p>1.93318181818</text:p>
              </table:table-cell>
              <table:table-cell office:value-type="float" office:value="204849.24474">
                <text:p>204849.2447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93481818182">
                <text:p>1.93481818182</text:p>
              </table:table-cell>
              <table:table-cell office:value-type="float" office:value="205783.805646">
                <text:p>205783.80564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93645454545">
                <text:p>1.93645454545</text:p>
              </table:table-cell>
              <table:table-cell office:value-type="float" office:value="207046.59828">
                <text:p>207046.5982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3809090909">
                <text:p>1.93809090909</text:p>
              </table:table-cell>
              <table:table-cell office:value-type="float" office:value="212093.830013">
                <text:p>212093.8300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93972727273">
                <text:p>1.93972727273</text:p>
              </table:table-cell>
              <table:table-cell office:value-type="float" office:value="219660.318367">
                <text:p>219660.31836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4136363636">
                <text:p>1.94136363636</text:p>
              </table:table-cell>
              <table:table-cell office:value-type="float" office:value="227064.791631">
                <text:p>227064.7916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943">
                <text:p>1.943</text:p>
              </table:table-cell>
              <table:table-cell office:value-type="float" office:value="226108.672445">
                <text:p>226108.67244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94463636364">
                <text:p>1.94463636364</text:p>
              </table:table-cell>
              <table:table-cell office:value-type="float" office:value="215781.177481">
                <text:p>215781.17748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94627272727">
                <text:p>1.94627272727</text:p>
              </table:table-cell>
              <table:table-cell office:value-type="float" office:value="204894.139303">
                <text:p>204894.13930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94790909091">
                <text:p>1.94790909091</text:p>
              </table:table-cell>
              <table:table-cell office:value-type="float" office:value="202959.494104">
                <text:p>202959.49410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94954545455">
                <text:p>1.94954545455</text:p>
              </table:table-cell>
              <table:table-cell office:value-type="float" office:value="212417.980655">
                <text:p>212417.9806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95">
                <text:p>1.95</text:p>
              </table:table-cell>
              <table:table-cell office:value-type="float" office:value="216231.88535">
                <text:p>216231.8853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95163636364">
                <text:p>1.95163636364</text:p>
              </table:table-cell>
              <table:table-cell office:value-type="float" office:value="227231.4053">
                <text:p>227231.405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95327272727">
                <text:p>1.95327272727</text:p>
              </table:table-cell>
              <table:table-cell office:value-type="float" office:value="231531.636509">
                <text:p>231531.63650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95490909091">
                <text:p>1.95490909091</text:p>
              </table:table-cell>
              <table:table-cell office:value-type="float" office:value="223341.594654">
                <text:p>223341.59465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95654545455">
                <text:p>1.95654545455</text:p>
              </table:table-cell>
              <table:table-cell office:value-type="float" office:value="217727.721891">
                <text:p>217727.72189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95818181818">
                <text:p>1.95818181818</text:p>
              </table:table-cell>
              <table:table-cell office:value-type="float" office:value="213640.919708">
                <text:p>213640.91970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95981818182">
                <text:p>1.95981818182</text:p>
              </table:table-cell>
              <table:table-cell office:value-type="float" office:value="211388.667449">
                <text:p>211388.66744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96145454545">
                <text:p>1.96145454545</text:p>
              </table:table-cell>
              <table:table-cell office:value-type="float" office:value="208079.417422">
                <text:p>208079.41742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96309090909">
                <text:p>1.96309090909</text:p>
              </table:table-cell>
              <table:table-cell office:value-type="float" office:value="204931.305695">
                <text:p>204931.30569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96472727273">
                <text:p>1.96472727273</text:p>
              </table:table-cell>
              <table:table-cell office:value-type="float" office:value="202207.806793">
                <text:p>202207.80679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96636363636">
                <text:p>1.96636363636</text:p>
              </table:table-cell>
              <table:table-cell office:value-type="float" office:value="199709.563608">
                <text:p>199709.56360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968">
                <text:p>1.968</text:p>
              </table:table-cell>
              <table:table-cell office:value-type="float" office:value="197095.750626">
                <text:p>197095.75062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96963636364">
                <text:p>1.96963636364</text:p>
              </table:table-cell>
              <table:table-cell office:value-type="float" office:value="194685.60175">
                <text:p>194685.6017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97127272727">
                <text:p>1.97127272727</text:p>
              </table:table-cell>
              <table:table-cell office:value-type="float" office:value="194126.666096">
                <text:p>194126.66609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97290909091">
                <text:p>1.97290909091</text:p>
              </table:table-cell>
              <table:table-cell office:value-type="float" office:value="193631.618635">
                <text:p>193631.61863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97454545455">
                <text:p>1.97454545455</text:p>
              </table:table-cell>
              <table:table-cell office:value-type="float" office:value="191786.10524">
                <text:p>191786.1052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975">
                <text:p>1.975</text:p>
              </table:table-cell>
              <table:table-cell office:value-type="float" office:value="190118.215525">
                <text:p>190118.21552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97663636364">
                <text:p>1.97663636364</text:p>
              </table:table-cell>
              <table:table-cell office:value-type="float" office:value="185313.672484">
                <text:p>185313.67248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97827272727">
                <text:p>1.97827272727</text:p>
              </table:table-cell>
              <table:table-cell office:value-type="float" office:value="181948.470688">
                <text:p>181948.4706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97990909091">
                <text:p>1.97990909091</text:p>
              </table:table-cell>
              <table:table-cell office:value-type="float" office:value="182703.819821">
                <text:p>182703.81982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98154545455">
                <text:p>1.98154545455</text:p>
              </table:table-cell>
              <table:table-cell office:value-type="float" office:value="186689.985715">
                <text:p>186689.9857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98318181818">
                <text:p>1.98318181818</text:p>
              </table:table-cell>
              <table:table-cell office:value-type="float" office:value="188903.229574">
                <text:p>188903.22957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98481818182">
                <text:p>1.98481818182</text:p>
              </table:table-cell>
              <table:table-cell office:value-type="float" office:value="188738.884548">
                <text:p>188738.88454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98645454545">
                <text:p>1.98645454545</text:p>
              </table:table-cell>
              <table:table-cell office:value-type="float" office:value="186961.686849">
                <text:p>186961.68684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98809090909">
                <text:p>1.98809090909</text:p>
              </table:table-cell>
              <table:table-cell office:value-type="float" office:value="185941.435611">
                <text:p>185941.4356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98972727273">
                <text:p>1.98972727273</text:p>
              </table:table-cell>
              <table:table-cell office:value-type="float" office:value="185280.85401">
                <text:p>185280.8540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99136363636">
                <text:p>1.99136363636</text:p>
              </table:table-cell>
              <table:table-cell office:value-type="float" office:value="184834.939649">
                <text:p>184834.93964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993">
                <text:p>1.993</text:p>
              </table:table-cell>
              <table:table-cell office:value-type="float" office:value="182761.878792">
                <text:p>182761.87879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99463636364">
                <text:p>1.99463636364</text:p>
              </table:table-cell>
              <table:table-cell office:value-type="float" office:value="180304.382231">
                <text:p>180304.38223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99627272727">
                <text:p>1.99627272727</text:p>
              </table:table-cell>
              <table:table-cell office:value-type="float" office:value="178313.499151">
                <text:p>178313.49915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99790909091">
                <text:p>1.99790909091</text:p>
              </table:table-cell>
              <table:table-cell office:value-type="float" office:value="177937.550984">
                <text:p>177937.55098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99954545455">
                <text:p>1.99954545455</text:p>
              </table:table-cell>
              <table:table-cell office:value-type="float" office:value="177814.859604">
                <text:p>177814.85960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  <table:table-cell office:value-type="float" office:value="177417.229829">
                <text:p>177417.22982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00163636364">
                <text:p>2.00163636364</text:p>
              </table:table-cell>
              <table:table-cell office:value-type="float" office:value="164766.944372">
                <text:p>164766.9443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00327272727">
                <text:p>2.00327272727</text:p>
              </table:table-cell>
              <table:table-cell office:value-type="float" office:value="189351.724579">
                <text:p>189351.7245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00490909091">
                <text:p>2.00490909091</text:p>
              </table:table-cell>
              <table:table-cell office:value-type="float" office:value="214012.486018">
                <text:p>214012.4860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00654545455">
                <text:p>2.00654545455</text:p>
              </table:table-cell>
              <table:table-cell office:value-type="float" office:value="245870.095722">
                <text:p>245870.09572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00818181818">
                <text:p>2.00818181818</text:p>
              </table:table-cell>
              <table:table-cell office:value-type="float" office:value="271341.86184">
                <text:p>271341.8618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00981818182">
                <text:p>2.00981818182</text:p>
              </table:table-cell>
              <table:table-cell office:value-type="float" office:value="276506.046171">
                <text:p>276506.04617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01145454545">
                <text:p>2.01145454545</text:p>
              </table:table-cell>
              <table:table-cell office:value-type="float" office:value="259517.247504">
                <text:p>259517.24750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01309090909">
                <text:p>2.01309090909</text:p>
              </table:table-cell>
              <table:table-cell office:value-type="float" office:value="231526.190068">
                <text:p>231526.19006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01472727273">
                <text:p>2.01472727273</text:p>
              </table:table-cell>
              <table:table-cell office:value-type="float" office:value="205589.94916">
                <text:p>205589.949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01636363636">
                <text:p>2.01636363636</text:p>
              </table:table-cell>
              <table:table-cell office:value-type="float" office:value="198008.611647">
                <text:p>198008.61164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018">
                <text:p>2.018</text:p>
              </table:table-cell>
              <table:table-cell office:value-type="float" office:value="208082.917711">
                <text:p>208082.9177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01963636364">
                <text:p>2.01963636364</text:p>
              </table:table-cell>
              <table:table-cell office:value-type="float" office:value="226167.296987">
                <text:p>226167.29698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02127272727">
                <text:p>2.02127272727</text:p>
              </table:table-cell>
              <table:table-cell office:value-type="float" office:value="247328.937658">
                <text:p>247328.93765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02290909091">
                <text:p>2.02290909091</text:p>
              </table:table-cell>
              <table:table-cell office:value-type="float" office:value="265171.756364">
                <text:p>265171.75636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02454545455">
                <text:p>2.02454545455</text:p>
              </table:table-cell>
              <table:table-cell office:value-type="float" office:value="273991.826383">
                <text:p>273991.82638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025">
                <text:p>2.025</text:p>
              </table:table-cell>
              <table:table-cell office:value-type="float" office:value="273383.028321">
                <text:p>273383.02832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02663636364">
                <text:p>2.02663636364</text:p>
              </table:table-cell>
              <table:table-cell office:value-type="float" office:value="264417.28578">
                <text:p>264417.2857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02827272727">
                <text:p>2.02827272727</text:p>
              </table:table-cell>
              <table:table-cell office:value-type="float" office:value="236610.131895">
                <text:p>236610.13189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02990909091">
                <text:p>2.02990909091</text:p>
              </table:table-cell>
              <table:table-cell office:value-type="float" office:value="200924.575414">
                <text:p>200924.5754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03154545455">
                <text:p>2.03154545455</text:p>
              </table:table-cell>
              <table:table-cell office:value-type="float" office:value="179930.545665">
                <text:p>179930.5456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03318181818">
                <text:p>2.03318181818</text:p>
              </table:table-cell>
              <table:table-cell office:value-type="float" office:value="183763.091752">
                <text:p>183763.0917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03481818182">
                <text:p>2.03481818182</text:p>
              </table:table-cell>
              <table:table-cell office:value-type="float" office:value="206082.034301">
                <text:p>206082.0343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03645454545">
                <text:p>2.03645454545</text:p>
              </table:table-cell>
              <table:table-cell office:value-type="float" office:value="239406.810611">
                <text:p>239406.81061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03809090909">
                <text:p>2.03809090909</text:p>
              </table:table-cell>
              <table:table-cell office:value-type="float" office:value="271951.369019">
                <text:p>271951.36901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03972727273">
                <text:p>2.03972727273</text:p>
              </table:table-cell>
              <table:table-cell office:value-type="float" office:value="291447.330446">
                <text:p>291447.33044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04136363636">
                <text:p>2.04136363636</text:p>
              </table:table-cell>
              <table:table-cell office:value-type="float" office:value="290493.640843">
                <text:p>290493.6408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043">
                <text:p>2.043</text:p>
              </table:table-cell>
              <table:table-cell office:value-type="float" office:value="259554.413241">
                <text:p>259554.41324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04463636364">
                <text:p>2.04463636364</text:p>
              </table:table-cell>
              <table:table-cell office:value-type="float" office:value="209145.608869">
                <text:p>209145.6088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04627272727">
                <text:p>2.04627272727</text:p>
              </table:table-cell>
              <table:table-cell office:value-type="float" office:value="174951.146885">
                <text:p>174951.14688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04790909091">
                <text:p>2.04790909091</text:p>
              </table:table-cell>
              <table:table-cell office:value-type="float" office:value="172229.975063">
                <text:p>172229.97506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04954545455">
                <text:p>2.04954545455</text:p>
              </table:table-cell>
              <table:table-cell office:value-type="float" office:value="193874.694176">
                <text:p>193874.69417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05">
                <text:p>2.05</text:p>
              </table:table-cell>
              <table:table-cell office:value-type="float" office:value="201328.505086">
                <text:p>201328.50508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05163636364">
                <text:p>2.05163636364</text:p>
              </table:table-cell>
              <table:table-cell office:value-type="float" office:value="231555.35172">
                <text:p>231555.351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5327272727">
                <text:p>2.05327272727</text:p>
              </table:table-cell>
              <table:table-cell office:value-type="float" office:value="252559.288444">
                <text:p>252559.28844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05490909091">
                <text:p>2.05490909091</text:p>
              </table:table-cell>
              <table:table-cell office:value-type="float" office:value="252089.540874">
                <text:p>252089.54087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05654545455">
                <text:p>2.05654545455</text:p>
              </table:table-cell>
              <table:table-cell office:value-type="float" office:value="229586.157725">
                <text:p>229586.1577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05818181818">
                <text:p>2.05818181818</text:p>
              </table:table-cell>
              <table:table-cell office:value-type="float" office:value="194466.486942">
                <text:p>194466.48694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05981818182">
                <text:p>2.05981818182</text:p>
              </table:table-cell>
              <table:table-cell office:value-type="float" office:value="158793.823872">
                <text:p>158793.82387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06145454545">
                <text:p>2.06145454545</text:p>
              </table:table-cell>
              <table:table-cell office:value-type="float" office:value="146090.743902">
                <text:p>146090.74390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06309090909">
                <text:p>2.06309090909</text:p>
              </table:table-cell>
              <table:table-cell office:value-type="float" office:value="165281.890375">
                <text:p>165281.89037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06472727273">
                <text:p>2.06472727273</text:p>
              </table:table-cell>
              <table:table-cell office:value-type="float" office:value="198669.235109">
                <text:p>198669.23510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06636363636">
                <text:p>2.06636363636</text:p>
              </table:table-cell>
              <table:table-cell office:value-type="float" office:value="228736.928139">
                <text:p>228736.92813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068">
                <text:p>2.068</text:p>
              </table:table-cell>
              <table:table-cell office:value-type="float" office:value="249314.061613">
                <text:p>249314.06161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06963636364">
                <text:p>2.06963636364</text:p>
              </table:table-cell>
              <table:table-cell office:value-type="float" office:value="257990.193995">
                <text:p>257990.19399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07127272727">
                <text:p>2.07127272727</text:p>
              </table:table-cell>
              <table:table-cell office:value-type="float" office:value="258921.276709">
                <text:p>258921.2767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07290909091">
                <text:p>2.07290909091</text:p>
              </table:table-cell>
              <table:table-cell office:value-type="float" office:value="245914.419942">
                <text:p>245914.4199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07454545455">
                <text:p>2.07454545455</text:p>
              </table:table-cell>
              <table:table-cell office:value-type="float" office:value="222214.525852">
                <text:p>222214.52585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075">
                <text:p>2.075</text:p>
              </table:table-cell>
              <table:table-cell office:value-type="float" office:value="213729.777316">
                <text:p>213729.7773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07663636364">
                <text:p>2.07663636364</text:p>
              </table:table-cell>
              <table:table-cell office:value-type="float" office:value="191248.431928">
                <text:p>191248.43192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07827272727">
                <text:p>2.07827272727</text:p>
              </table:table-cell>
              <table:table-cell office:value-type="float" office:value="183452.714011">
                <text:p>183452.7140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07990909091">
                <text:p>2.07990909091</text:p>
              </table:table-cell>
              <table:table-cell office:value-type="float" office:value="193297.838129">
                <text:p>193297.83812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08154545455">
                <text:p>2.08154545455</text:p>
              </table:table-cell>
              <table:table-cell office:value-type="float" office:value="206130.704794">
                <text:p>206130.70479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08318181818">
                <text:p>2.08318181818</text:p>
              </table:table-cell>
              <table:table-cell office:value-type="float" office:value="212104.326358">
                <text:p>212104.32635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08481818182">
                <text:p>2.08481818182</text:p>
              </table:table-cell>
              <table:table-cell office:value-type="float" office:value="221279.950291">
                <text:p>221279.9502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08645454545">
                <text:p>2.08645454545</text:p>
              </table:table-cell>
              <table:table-cell office:value-type="float" office:value="232020.854447">
                <text:p>232020.8544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08809090909">
                <text:p>2.08809090909</text:p>
              </table:table-cell>
              <table:table-cell office:value-type="float" office:value="228275.953309">
                <text:p>228275.95330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08972727273">
                <text:p>2.08972727273</text:p>
              </table:table-cell>
              <table:table-cell office:value-type="float" office:value="212416.684154">
                <text:p>212416.68415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09136363636">
                <text:p>2.09136363636</text:p>
              </table:table-cell>
              <table:table-cell office:value-type="float" office:value="201034.295159">
                <text:p>201034.29515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093">
                <text:p>2.093</text:p>
              </table:table-cell>
              <table:table-cell office:value-type="float" office:value="196875.48573">
                <text:p>196875.4857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09463636364">
                <text:p>2.09463636364</text:p>
              </table:table-cell>
              <table:table-cell office:value-type="float" office:value="199173.012483">
                <text:p>199173.01248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09627272727">
                <text:p>2.09627272727</text:p>
              </table:table-cell>
              <table:table-cell office:value-type="float" office:value="206812.306901">
                <text:p>206812.30690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09790909091">
                <text:p>2.09790909091</text:p>
              </table:table-cell>
              <table:table-cell office:value-type="float" office:value="215908.94198">
                <text:p>215908.9419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09954545455">
                <text:p>2.09954545455</text:p>
              </table:table-cell>
              <table:table-cell office:value-type="float" office:value="219376.276495">
                <text:p>219376.2764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1">
                <text:p>2.1</text:p>
              </table:table-cell>
              <table:table-cell office:value-type="float" office:value="218223.544749">
                <text:p>218223.54474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10163636364">
                <text:p>2.10163636364</text:p>
              </table:table-cell>
              <table:table-cell office:value-type="float" office:value="214970.794197">
                <text:p>214970.79419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10327272727">
                <text:p>2.10327272727</text:p>
              </table:table-cell>
              <table:table-cell office:value-type="float" office:value="210922.917015">
                <text:p>210922.9170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10490909091">
                <text:p>2.10490909091</text:p>
              </table:table-cell>
              <table:table-cell office:value-type="float" office:value="209680.774061">
                <text:p>209680.7740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10654545455">
                <text:p>2.10654545455</text:p>
              </table:table-cell>
              <table:table-cell office:value-type="float" office:value="211995.984404">
                <text:p>211995.98440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10818181818">
                <text:p>2.10818181818</text:p>
              </table:table-cell>
              <table:table-cell office:value-type="float" office:value="216763.523877">
                <text:p>216763.52387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10981818182">
                <text:p>2.10981818182</text:p>
              </table:table-cell>
              <table:table-cell office:value-type="float" office:value="220171.318464">
                <text:p>220171.3184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11145454545">
                <text:p>2.11145454545</text:p>
              </table:table-cell>
              <table:table-cell office:value-type="float" office:value="217214.50238">
                <text:p>217214.5023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11309090909">
                <text:p>2.11309090909</text:p>
              </table:table-cell>
              <table:table-cell office:value-type="float" office:value="209910.529556">
                <text:p>209910.52955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11472727273">
                <text:p>2.11472727273</text:p>
              </table:table-cell>
              <table:table-cell office:value-type="float" office:value="204474.004322">
                <text:p>204474.0043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11636363636">
                <text:p>2.11636363636</text:p>
              </table:table-cell>
              <table:table-cell office:value-type="float" office:value="203202.066783">
                <text:p>203202.06678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118">
                <text:p>2.118</text:p>
              </table:table-cell>
              <table:table-cell office:value-type="float" office:value="204612.286223">
                <text:p>204612.28622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1963636364">
                <text:p>2.11963636364</text:p>
              </table:table-cell>
              <table:table-cell office:value-type="float" office:value="209378.494451">
                <text:p>209378.49445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12127272727">
                <text:p>2.12127272727</text:p>
              </table:table-cell>
              <table:table-cell office:value-type="float" office:value="215723.294439">
                <text:p>215723.2944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2290909091">
                <text:p>2.12290909091</text:p>
              </table:table-cell>
              <table:table-cell office:value-type="float" office:value="218819.286397">
                <text:p>218819.28639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12454545455">
                <text:p>2.12454545455</text:p>
              </table:table-cell>
              <table:table-cell office:value-type="float" office:value="216300.944658">
                <text:p>216300.94465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25">
                <text:p>2.125</text:p>
              </table:table-cell>
              <table:table-cell office:value-type="float" office:value="214036.58076">
                <text:p>214036.5807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12663636364">
                <text:p>2.12663636364</text:p>
              </table:table-cell>
              <table:table-cell office:value-type="float" office:value="205917.578818">
                <text:p>205917.5788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2827272727">
                <text:p>2.12827272727</text:p>
              </table:table-cell>
              <table:table-cell office:value-type="float" office:value="197431.163623">
                <text:p>197431.16362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2990909091">
                <text:p>2.12990909091</text:p>
              </table:table-cell>
              <table:table-cell office:value-type="float" office:value="193237.786457">
                <text:p>193237.78645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13154545455">
                <text:p>2.13154545455</text:p>
              </table:table-cell>
              <table:table-cell office:value-type="float" office:value="195043.038681">
                <text:p>195043.03868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13318181818">
                <text:p>2.13318181818</text:p>
              </table:table-cell>
              <table:table-cell office:value-type="float" office:value="200143.694175">
                <text:p>200143.6941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13481818182">
                <text:p>2.13481818182</text:p>
              </table:table-cell>
              <table:table-cell office:value-type="float" office:value="206151.663021">
                <text:p>206151.66302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13645454545">
                <text:p>2.13645454545</text:p>
              </table:table-cell>
              <table:table-cell office:value-type="float" office:value="211594.546351">
                <text:p>211594.5463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13809090909">
                <text:p>2.13809090909</text:p>
              </table:table-cell>
              <table:table-cell office:value-type="float" office:value="213795.915008">
                <text:p>213795.91500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13972727273">
                <text:p>2.13972727273</text:p>
              </table:table-cell>
              <table:table-cell office:value-type="float" office:value="212141.300514">
                <text:p>212141.3005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14136363636">
                <text:p>2.14136363636</text:p>
              </table:table-cell>
              <table:table-cell office:value-type="float" office:value="207424.419534">
                <text:p>207424.4195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143">
                <text:p>2.143</text:p>
              </table:table-cell>
              <table:table-cell office:value-type="float" office:value="200140.740265">
                <text:p>200140.74026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14463636364">
                <text:p>2.14463636364</text:p>
              </table:table-cell>
              <table:table-cell office:value-type="float" office:value="193303.129978">
                <text:p>193303.12997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4627272727">
                <text:p>2.14627272727</text:p>
              </table:table-cell>
              <table:table-cell office:value-type="float" office:value="189303.488011">
                <text:p>189303.4880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14790909091">
                <text:p>2.14790909091</text:p>
              </table:table-cell>
              <table:table-cell office:value-type="float" office:value="188437.332896">
                <text:p>188437.33289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4954545455">
                <text:p>2.14954545455</text:p>
              </table:table-cell>
              <table:table-cell office:value-type="float" office:value="190338.264955">
                <text:p>190338.2649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15">
                <text:p>2.15</text:p>
              </table:table-cell>
              <table:table-cell office:value-type="float" office:value="191199.915332">
                <text:p>191199.91533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15163636364">
                <text:p>2.15163636364</text:p>
              </table:table-cell>
              <table:table-cell office:value-type="float" office:value="196099.835013">
                <text:p>196099.83501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15327272727">
                <text:p>2.15327272727</text:p>
              </table:table-cell>
              <table:table-cell office:value-type="float" office:value="202874.822423">
                <text:p>202874.82242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15490909091">
                <text:p>2.15490909091</text:p>
              </table:table-cell>
              <table:table-cell office:value-type="float" office:value="207969.100915">
                <text:p>207969.10091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15654545455">
                <text:p>2.15654545455</text:p>
              </table:table-cell>
              <table:table-cell office:value-type="float" office:value="205637.068434">
                <text:p>205637.06843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15818181818">
                <text:p>2.15818181818</text:p>
              </table:table-cell>
              <table:table-cell office:value-type="float" office:value="196216.485684">
                <text:p>196216.48568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15981818182">
                <text:p>2.15981818182</text:p>
              </table:table-cell>
              <table:table-cell office:value-type="float" office:value="189090.540905">
                <text:p>189090.5409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16145454545">
                <text:p>2.16145454545</text:p>
              </table:table-cell>
              <table:table-cell office:value-type="float" office:value="189006.970449">
                <text:p>189006.97044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16309090909">
                <text:p>2.16309090909</text:p>
              </table:table-cell>
              <table:table-cell office:value-type="float" office:value="194046.180532">
                <text:p>194046.18053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16472727273">
                <text:p>2.16472727273</text:p>
              </table:table-cell>
              <table:table-cell office:value-type="float" office:value="200767.92219">
                <text:p>200767.9221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16636363636">
                <text:p>2.16636363636</text:p>
              </table:table-cell>
              <table:table-cell office:value-type="float" office:value="207986.073113">
                <text:p>207986.07311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168">
                <text:p>2.168</text:p>
              </table:table-cell>
              <table:table-cell office:value-type="float" office:value="211504.493841">
                <text:p>211504.49384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6963636364">
                <text:p>2.16963636364</text:p>
              </table:table-cell>
              <table:table-cell office:value-type="float" office:value="208387.680005">
                <text:p>208387.6800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17127272727">
                <text:p>2.17127272727</text:p>
              </table:table-cell>
              <table:table-cell office:value-type="float" office:value="201882.740364">
                <text:p>201882.7403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17290909091">
                <text:p>2.17290909091</text:p>
              </table:table-cell>
              <table:table-cell office:value-type="float" office:value="193367.697132">
                <text:p>193367.6971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17454545455">
                <text:p>2.17454545455</text:p>
              </table:table-cell>
              <table:table-cell office:value-type="float" office:value="185710.707266">
                <text:p>185710.7072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175">
                <text:p>2.175</text:p>
              </table:table-cell>
              <table:table-cell office:value-type="float" office:value="183579.70797">
                <text:p>183579.7079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17663636364">
                <text:p>2.17663636364</text:p>
              </table:table-cell>
              <table:table-cell office:value-type="float" office:value="184809.775817">
                <text:p>184809.77581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17827272727">
                <text:p>2.17827272727</text:p>
              </table:table-cell>
              <table:table-cell office:value-type="float" office:value="192226.365231">
                <text:p>192226.36523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17990909091">
                <text:p>2.17990909091</text:p>
              </table:table-cell>
              <table:table-cell office:value-type="float" office:value="199259.303671">
                <text:p>199259.30367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18154545455">
                <text:p>2.18154545455</text:p>
              </table:table-cell>
              <table:table-cell office:value-type="float" office:value="204611.912413">
                <text:p>204611.91241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18318181818">
                <text:p>2.18318181818</text:p>
              </table:table-cell>
              <table:table-cell office:value-type="float" office:value="207714.044219">
                <text:p>207714.0442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18481818182">
                <text:p>2.18481818182</text:p>
              </table:table-cell>
              <table:table-cell office:value-type="float" office:value="205928.737925">
                <text:p>205928.73792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18645454545">
                <text:p>2.18645454545</text:p>
              </table:table-cell>
              <table:table-cell office:value-type="float" office:value="198475.00482">
                <text:p>198475.0048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18809090909">
                <text:p>2.18809090909</text:p>
              </table:table-cell>
              <table:table-cell office:value-type="float" office:value="188598.481098">
                <text:p>188598.4810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18972727273">
                <text:p>2.18972727273</text:p>
              </table:table-cell>
              <table:table-cell office:value-type="float" office:value="181613.626944">
                <text:p>181613.6269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19136363636">
                <text:p>2.19136363636</text:p>
              </table:table-cell>
              <table:table-cell office:value-type="float" office:value="182166.358626">
                <text:p>182166.35862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193">
                <text:p>2.193</text:p>
              </table:table-cell>
              <table:table-cell office:value-type="float" office:value="189027.627461">
                <text:p>189027.62746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19463636364">
                <text:p>2.19463636364</text:p>
              </table:table-cell>
              <table:table-cell office:value-type="float" office:value="198256.543016">
                <text:p>198256.54301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19627272727">
                <text:p>2.19627272727</text:p>
              </table:table-cell>
              <table:table-cell office:value-type="float" office:value="205888.608062">
                <text:p>205888.60806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19790909091">
                <text:p>2.19790909091</text:p>
              </table:table-cell>
              <table:table-cell office:value-type="float" office:value="212326.549569">
                <text:p>212326.54956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19954545455">
                <text:p>2.19954545455</text:p>
              </table:table-cell>
              <table:table-cell office:value-type="float" office:value="215385.563662">
                <text:p>215385.5636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2">
                <text:p>2.2</text:p>
              </table:table-cell>
              <table:table-cell office:value-type="float" office:value="214397.554844">
                <text:p>214397.55484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20163636364">
                <text:p>2.20163636364</text:p>
              </table:table-cell>
              <table:table-cell office:value-type="float" office:value="213459.861631">
                <text:p>213459.86163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20327272727">
                <text:p>2.20327272727</text:p>
              </table:table-cell>
              <table:table-cell office:value-type="float" office:value="209196.67021">
                <text:p>209196.6702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20490909091">
                <text:p>2.20490909091</text:p>
              </table:table-cell>
              <table:table-cell office:value-type="float" office:value="202892.823045">
                <text:p>202892.82304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20654545455">
                <text:p>2.20654545455</text:p>
              </table:table-cell>
              <table:table-cell office:value-type="float" office:value="199584.846738">
                <text:p>199584.84673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20818181818">
                <text:p>2.20818181818</text:p>
              </table:table-cell>
              <table:table-cell office:value-type="float" office:value="197526.001677">
                <text:p>197526.00167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20981818182">
                <text:p>2.20981818182</text:p>
              </table:table-cell>
              <table:table-cell office:value-type="float" office:value="196547.155862">
                <text:p>196547.15586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21145454545">
                <text:p>2.21145454545</text:p>
              </table:table-cell>
              <table:table-cell office:value-type="float" office:value="194905.282763">
                <text:p>194905.28276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21309090909">
                <text:p>2.21309090909</text:p>
              </table:table-cell>
              <table:table-cell office:value-type="float" office:value="192659.84088">
                <text:p>192659.840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21472727273">
                <text:p>2.21472727273</text:p>
              </table:table-cell>
              <table:table-cell office:value-type="float" office:value="189532.985149">
                <text:p>189532.98514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21636363636">
                <text:p>2.21636363636</text:p>
              </table:table-cell>
              <table:table-cell office:value-type="float" office:value="187219.503704">
                <text:p>187219.50370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218">
                <text:p>2.218</text:p>
              </table:table-cell>
              <table:table-cell office:value-type="float" office:value="185941.821172">
                <text:p>185941.8211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21963636364">
                <text:p>2.21963636364</text:p>
              </table:table-cell>
              <table:table-cell office:value-type="float" office:value="185771.173349">
                <text:p>185771.17334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22127272727">
                <text:p>2.22127272727</text:p>
              </table:table-cell>
              <table:table-cell office:value-type="float" office:value="185344.325388">
                <text:p>185344.32538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22290909091">
                <text:p>2.22290909091</text:p>
              </table:table-cell>
              <table:table-cell office:value-type="float" office:value="183703.943462">
                <text:p>183703.94346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22454545455">
                <text:p>2.22454545455</text:p>
              </table:table-cell>
              <table:table-cell office:value-type="float" office:value="179549.614254">
                <text:p>179549.61425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225">
                <text:p>2.225</text:p>
              </table:table-cell>
              <table:table-cell office:value-type="float" office:value="177430.739695">
                <text:p>177430.73969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22663636364">
                <text:p>2.22663636364</text:p>
              </table:table-cell>
              <table:table-cell office:value-type="float" office:value="172876.05825">
                <text:p>172876.058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22827272727">
                <text:p>2.22827272727</text:p>
              </table:table-cell>
              <table:table-cell office:value-type="float" office:value="170467.281898">
                <text:p>170467.28189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22990909091">
                <text:p>2.22990909091</text:p>
              </table:table-cell>
              <table:table-cell office:value-type="float" office:value="170496.659478">
                <text:p>170496.65947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23154545455">
                <text:p>2.23154545455</text:p>
              </table:table-cell>
              <table:table-cell office:value-type="float" office:value="171791.863878">
                <text:p>171791.86387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23318181818">
                <text:p>2.23318181818</text:p>
              </table:table-cell>
              <table:table-cell office:value-type="float" office:value="173461.39557">
                <text:p>173461.3955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23481818182">
                <text:p>2.23481818182</text:p>
              </table:table-cell>
              <table:table-cell office:value-type="float" office:value="174178.657081">
                <text:p>174178.65708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23645454545">
                <text:p>2.23645454545</text:p>
              </table:table-cell>
              <table:table-cell office:value-type="float" office:value="173413.10272">
                <text:p>173413.1027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23809090909">
                <text:p>2.23809090909</text:p>
              </table:table-cell>
              <table:table-cell office:value-type="float" office:value="171122.372344">
                <text:p>171122.37234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23972727273">
                <text:p>2.23972727273</text:p>
              </table:table-cell>
              <table:table-cell office:value-type="float" office:value="168003.423989">
                <text:p>168003.42398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24136363636">
                <text:p>2.24136363636</text:p>
              </table:table-cell>
              <table:table-cell office:value-type="float" office:value="165158.502037">
                <text:p>165158.5020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43">
                <text:p>2.243</text:p>
              </table:table-cell>
              <table:table-cell office:value-type="float" office:value="163459.357892">
                <text:p>163459.35789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24463636364">
                <text:p>2.24463636364</text:p>
              </table:table-cell>
              <table:table-cell office:value-type="float" office:value="162702.490019">
                <text:p>162702.49001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4627272727">
                <text:p>2.24627272727</text:p>
              </table:table-cell>
              <table:table-cell office:value-type="float" office:value="162775.655141">
                <text:p>162775.65514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24790909091">
                <text:p>2.24790909091</text:p>
              </table:table-cell>
              <table:table-cell office:value-type="float" office:value="163101.086055">
                <text:p>163101.08605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24954545455">
                <text:p>2.24954545455</text:p>
              </table:table-cell>
              <table:table-cell office:value-type="float" office:value="163092.068426">
                <text:p>163092.06842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25">
                <text:p>2.25</text:p>
              </table:table-cell>
              <table:table-cell office:value-type="float" office:value="162465.467851">
                <text:p>162465.46785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25163636364">
                <text:p>2.25163636364</text:p>
              </table:table-cell>
              <table:table-cell office:value-type="float" office:value="161631.448569">
                <text:p>161631.44856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25327272727">
                <text:p>2.25327272727</text:p>
              </table:table-cell>
              <table:table-cell office:value-type="float" office:value="181537.777564">
                <text:p>181537.77756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25490909091">
                <text:p>2.25490909091</text:p>
              </table:table-cell>
              <table:table-cell office:value-type="float" office:value="235101.566271">
                <text:p>235101.56627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25654545455">
                <text:p>2.25654545455</text:p>
              </table:table-cell>
              <table:table-cell office:value-type="float" office:value="248759.563506">
                <text:p>248759.5635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25818181818">
                <text:p>2.25818181818</text:p>
              </table:table-cell>
              <table:table-cell office:value-type="float" office:value="233755.464128">
                <text:p>233755.46412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25981818182">
                <text:p>2.25981818182</text:p>
              </table:table-cell>
              <table:table-cell office:value-type="float" office:value="232788.77223">
                <text:p>232788.7722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26145454545">
                <text:p>2.26145454545</text:p>
              </table:table-cell>
              <table:table-cell office:value-type="float" office:value="254707.837043">
                <text:p>254707.83704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26309090909">
                <text:p>2.26309090909</text:p>
              </table:table-cell>
              <table:table-cell office:value-type="float" office:value="276351.651435">
                <text:p>276351.65143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26472727273">
                <text:p>2.26472727273</text:p>
              </table:table-cell>
              <table:table-cell office:value-type="float" office:value="271430.864359">
                <text:p>271430.86435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26636363636">
                <text:p>2.26636363636</text:p>
              </table:table-cell>
              <table:table-cell office:value-type="float" office:value="243995.923091">
                <text:p>243995.9230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268">
                <text:p>2.268</text:p>
              </table:table-cell>
              <table:table-cell office:value-type="float" office:value="223116.107969">
                <text:p>223116.1079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26963636364">
                <text:p>2.26963636364</text:p>
              </table:table-cell>
              <table:table-cell office:value-type="float" office:value="227691.588362">
                <text:p>227691.58836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27127272727">
                <text:p>2.27127272727</text:p>
              </table:table-cell>
              <table:table-cell office:value-type="float" office:value="250496.024189">
                <text:p>250496.0241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27290909091">
                <text:p>2.27290909091</text:p>
              </table:table-cell>
              <table:table-cell office:value-type="float" office:value="263796.902767">
                <text:p>263796.90276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27454545455">
                <text:p>2.27454545455</text:p>
              </table:table-cell>
              <table:table-cell office:value-type="float" office:value="253932.054992">
                <text:p>253932.05499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275">
                <text:p>2.275</text:p>
              </table:table-cell>
              <table:table-cell office:value-type="float" office:value="247378.400651">
                <text:p>247378.40065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27663636364">
                <text:p>2.27663636364</text:p>
              </table:table-cell>
              <table:table-cell office:value-type="float" office:value="228780.14519">
                <text:p>228780.1451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27827272727">
                <text:p>2.27827272727</text:p>
              </table:table-cell>
              <table:table-cell office:value-type="float" office:value="223042.162752">
                <text:p>223042.16275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27990909091">
                <text:p>2.27990909091</text:p>
              </table:table-cell>
              <table:table-cell office:value-type="float" office:value="233629.222589">
                <text:p>233629.22258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28154545455">
                <text:p>2.28154545455</text:p>
              </table:table-cell>
              <table:table-cell office:value-type="float" office:value="245203.848795">
                <text:p>245203.8487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28318181818">
                <text:p>2.28318181818</text:p>
              </table:table-cell>
              <table:table-cell office:value-type="float" office:value="242049.390446">
                <text:p>242049.3904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28481818182">
                <text:p>2.28481818182</text:p>
              </table:table-cell>
              <table:table-cell office:value-type="float" office:value="232875.202187">
                <text:p>232875.20218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28645454545">
                <text:p>2.28645454545</text:p>
              </table:table-cell>
              <table:table-cell office:value-type="float" office:value="235733.591016">
                <text:p>235733.59101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28809090909">
                <text:p>2.28809090909</text:p>
              </table:table-cell>
              <table:table-cell office:value-type="float" office:value="257636.978427">
                <text:p>257636.97842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28972727273">
                <text:p>2.28972727273</text:p>
              </table:table-cell>
              <table:table-cell office:value-type="float" office:value="285623.798607">
                <text:p>285623.79860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29136363636">
                <text:p>2.29136363636</text:p>
              </table:table-cell>
              <table:table-cell office:value-type="float" office:value="284640.239634">
                <text:p>284640.23963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293">
                <text:p>2.293</text:p>
              </table:table-cell>
              <table:table-cell office:value-type="float" office:value="250283.80323">
                <text:p>250283.8032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29463636364">
                <text:p>2.29463636364</text:p>
              </table:table-cell>
              <table:table-cell office:value-type="float" office:value="216232.111683">
                <text:p>216232.11168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29627272727">
                <text:p>2.29627272727</text:p>
              </table:table-cell>
              <table:table-cell office:value-type="float" office:value="207883.759">
                <text:p>207883.75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29790909091">
                <text:p>2.29790909091</text:p>
              </table:table-cell>
              <table:table-cell office:value-type="float" office:value="219984.148311">
                <text:p>219984.14831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29954545455">
                <text:p>2.29954545455</text:p>
              </table:table-cell>
              <table:table-cell office:value-type="float" office:value="225818.302839">
                <text:p>225818.30283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3">
                <text:p>2.3</text:p>
              </table:table-cell>
              <table:table-cell office:value-type="float" office:value="221596.155026">
                <text:p>221596.15502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30163636364">
                <text:p>2.30163636364</text:p>
              </table:table-cell>
              <table:table-cell office:value-type="float" office:value="197771.91056">
                <text:p>197771.9105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30327272727">
                <text:p>2.30327272727</text:p>
              </table:table-cell>
              <table:table-cell office:value-type="float" office:value="182362.136715">
                <text:p>182362.1367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30490909091">
                <text:p>2.30490909091</text:p>
              </table:table-cell>
              <table:table-cell office:value-type="float" office:value="198953.397697">
                <text:p>198953.39769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30654545455">
                <text:p>2.30654545455</text:p>
              </table:table-cell>
              <table:table-cell office:value-type="float" office:value="225611.788094">
                <text:p>225611.7880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30818181818">
                <text:p>2.30818181818</text:p>
              </table:table-cell>
              <table:table-cell office:value-type="float" office:value="231183.118906">
                <text:p>231183.11890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30981818182">
                <text:p>2.30981818182</text:p>
              </table:table-cell>
              <table:table-cell office:value-type="float" office:value="202604.513912">
                <text:p>202604.51391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31145454545">
                <text:p>2.31145454545</text:p>
              </table:table-cell>
              <table:table-cell office:value-type="float" office:value="169674.321548">
                <text:p>169674.32154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31309090909">
                <text:p>2.31309090909</text:p>
              </table:table-cell>
              <table:table-cell office:value-type="float" office:value="178263.5187">
                <text:p>178263.518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31472727273">
                <text:p>2.31472727273</text:p>
              </table:table-cell>
              <table:table-cell office:value-type="float" office:value="221348.105989">
                <text:p>221348.10598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31636363636">
                <text:p>2.31636363636</text:p>
              </table:table-cell>
              <table:table-cell office:value-type="float" office:value="241468.003097">
                <text:p>241468.00309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318">
                <text:p>2.318</text:p>
              </table:table-cell>
              <table:table-cell office:value-type="float" office:value="226299.944713">
                <text:p>226299.94471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1963636364">
                <text:p>2.31963636364</text:p>
              </table:table-cell>
              <table:table-cell office:value-type="float" office:value="213503.407696">
                <text:p>213503.40769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32127272727">
                <text:p>2.32127272727</text:p>
              </table:table-cell>
              <table:table-cell office:value-type="float" office:value="234274.21353">
                <text:p>234274.2135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32290909091">
                <text:p>2.32290909091</text:p>
              </table:table-cell>
              <table:table-cell office:value-type="float" office:value="275764.369462">
                <text:p>275764.36946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32454545455">
                <text:p>2.32454545455</text:p>
              </table:table-cell>
              <table:table-cell office:value-type="float" office:value="275719.327746">
                <text:p>275719.32774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25">
                <text:p>2.325</text:p>
              </table:table-cell>
              <table:table-cell office:value-type="float" office:value="263499.825286">
                <text:p>263499.82528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32663636364">
                <text:p>2.32663636364</text:p>
              </table:table-cell>
              <table:table-cell office:value-type="float" office:value="209698.178021">
                <text:p>209698.17802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32827272727">
                <text:p>2.32827272727</text:p>
              </table:table-cell>
              <table:table-cell office:value-type="float" office:value="170282.306825">
                <text:p>170282.30682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32990909091">
                <text:p>2.32990909091</text:p>
              </table:table-cell>
              <table:table-cell office:value-type="float" office:value="178090.137014">
                <text:p>178090.1370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33154545455">
                <text:p>2.33154545455</text:p>
              </table:table-cell>
              <table:table-cell office:value-type="float" office:value="217634.128022">
                <text:p>217634.12802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33318181818">
                <text:p>2.33318181818</text:p>
              </table:table-cell>
              <table:table-cell office:value-type="float" office:value="241016.076361">
                <text:p>241016.07636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33481818182">
                <text:p>2.33481818182</text:p>
              </table:table-cell>
              <table:table-cell office:value-type="float" office:value="229627.89477">
                <text:p>229627.8947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33645454545">
                <text:p>2.33645454545</text:p>
              </table:table-cell>
              <table:table-cell office:value-type="float" office:value="211063.456285">
                <text:p>211063.4562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.33809090909">
                <text:p>2.33809090909</text:p>
              </table:table-cell>
              <table:table-cell office:value-type="float" office:value="219164.541558">
                <text:p>219164.54155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33972727273">
                <text:p>2.33972727273</text:p>
              </table:table-cell>
              <table:table-cell office:value-type="float" office:value="241332.510358">
                <text:p>241332.5103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.34136363636">
                <text:p>2.34136363636</text:p>
              </table:table-cell>
              <table:table-cell office:value-type="float" office:value="248019.725869">
                <text:p>248019.7258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.343">
                <text:p>2.343</text:p>
              </table:table-cell>
              <table:table-cell office:value-type="float" office:value="226524.250743">
                <text:p>226524.2507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34463636364">
                <text:p>2.34463636364</text:p>
              </table:table-cell>
              <table:table-cell office:value-type="float" office:value="206328.833022">
                <text:p>206328.83302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34627272727">
                <text:p>2.34627272727</text:p>
              </table:table-cell>
              <table:table-cell office:value-type="float" office:value="205825.023095">
                <text:p>205825.02309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34790909091">
                <text:p>2.34790909091</text:p>
              </table:table-cell>
              <table:table-cell office:value-type="float" office:value="211237.149135">
                <text:p>211237.14913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34954545455">
                <text:p>2.34954545455</text:p>
              </table:table-cell>
              <table:table-cell office:value-type="float" office:value="207604.883331">
                <text:p>207604.88333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35">
                <text:p>2.35</text:p>
              </table:table-cell>
              <table:table-cell office:value-type="float" office:value="203840.452826">
                <text:p>203840.45282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35163636364">
                <text:p>2.35163636364</text:p>
              </table:table-cell>
              <table:table-cell office:value-type="float" office:value="195580.69245">
                <text:p>195580.692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35327272727">
                <text:p>2.35327272727</text:p>
              </table:table-cell>
              <table:table-cell office:value-type="float" office:value="196704.050995">
                <text:p>196704.0509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35490909091">
                <text:p>2.35490909091</text:p>
              </table:table-cell>
              <table:table-cell office:value-type="float" office:value="204365.027503">
                <text:p>204365.02750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35654545455">
                <text:p>2.35654545455</text:p>
              </table:table-cell>
              <table:table-cell office:value-type="float" office:value="208738.156924">
                <text:p>208738.15692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35818181818">
                <text:p>2.35818181818</text:p>
              </table:table-cell>
              <table:table-cell office:value-type="float" office:value="204809.959701">
                <text:p>204809.95970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35981818182">
                <text:p>2.35981818182</text:p>
              </table:table-cell>
              <table:table-cell office:value-type="float" office:value="198873.943156">
                <text:p>198873.94315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.36145454545">
                <text:p>2.36145454545</text:p>
              </table:table-cell>
              <table:table-cell office:value-type="float" office:value="200118.85813">
                <text:p>200118.8581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36309090909">
                <text:p>2.36309090909</text:p>
              </table:table-cell>
              <table:table-cell office:value-type="float" office:value="206837.196831">
                <text:p>206837.19683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36472727273">
                <text:p>2.36472727273</text:p>
              </table:table-cell>
              <table:table-cell office:value-type="float" office:value="210238.502069">
                <text:p>210238.50206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36636363636">
                <text:p>2.36636363636</text:p>
              </table:table-cell>
              <table:table-cell office:value-type="float" office:value="205286.277546">
                <text:p>205286.27754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.368">
                <text:p>2.368</text:p>
              </table:table-cell>
              <table:table-cell office:value-type="float" office:value="196358.068265">
                <text:p>196358.06826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36963636364">
                <text:p>2.36963636364</text:p>
              </table:table-cell>
              <table:table-cell office:value-type="float" office:value="193616.28702">
                <text:p>193616.2870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.37127272727">
                <text:p>2.37127272727</text:p>
              </table:table-cell>
              <table:table-cell office:value-type="float" office:value="199880.314882">
                <text:p>199880.31488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37290909091">
                <text:p>2.37290909091</text:p>
              </table:table-cell>
              <table:table-cell office:value-type="float" office:value="206819.499424">
                <text:p>206819.49942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37454545455">
                <text:p>2.37454545455</text:p>
              </table:table-cell>
              <table:table-cell office:value-type="float" office:value="204849.823996">
                <text:p>204849.8239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375">
                <text:p>2.375</text:p>
              </table:table-cell>
              <table:table-cell office:value-type="float" office:value="201770.798887">
                <text:p>201770.79888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.37663636364">
                <text:p>2.37663636364</text:p>
              </table:table-cell>
              <table:table-cell office:value-type="float" office:value="193556.200633">
                <text:p>193556.20063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37827272727">
                <text:p>2.37827272727</text:p>
              </table:table-cell>
              <table:table-cell office:value-type="float" office:value="190149.018108">
                <text:p>190149.01810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.37990909091">
                <text:p>2.37990909091</text:p>
              </table:table-cell>
              <table:table-cell office:value-type="float" office:value="196292.240745">
                <text:p>196292.24074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38154545455">
                <text:p>2.38154545455</text:p>
              </table:table-cell>
              <table:table-cell office:value-type="float" office:value="205626.924464">
                <text:p>205626.92446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38318181818">
                <text:p>2.38318181818</text:p>
              </table:table-cell>
              <table:table-cell office:value-type="float" office:value="210922.653042">
                <text:p>210922.65304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38481818182">
                <text:p>2.38481818182</text:p>
              </table:table-cell>
              <table:table-cell office:value-type="float" office:value="212654.514998">
                <text:p>212654.51499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.38645454545">
                <text:p>2.38645454545</text:p>
              </table:table-cell>
              <table:table-cell office:value-type="float" office:value="214846.674314">
                <text:p>214846.67431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.38809090909">
                <text:p>2.38809090909</text:p>
              </table:table-cell>
              <table:table-cell office:value-type="float" office:value="220076.432542">
                <text:p>220076.4325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38972727273">
                <text:p>2.38972727273</text:p>
              </table:table-cell>
              <table:table-cell office:value-type="float" office:value="225013.902573">
                <text:p>225013.90257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39136363636">
                <text:p>2.39136363636</text:p>
              </table:table-cell>
              <table:table-cell office:value-type="float" office:value="223491.251539">
                <text:p>223491.25153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393">
                <text:p>2.393</text:p>
              </table:table-cell>
              <table:table-cell office:value-type="float" office:value="214242.206802">
                <text:p>214242.20680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39463636364">
                <text:p>2.39463636364</text:p>
              </table:table-cell>
              <table:table-cell office:value-type="float" office:value="202843.918042">
                <text:p>202843.9180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.39627272727">
                <text:p>2.39627272727</text:p>
              </table:table-cell>
              <table:table-cell office:value-type="float" office:value="196297.535146">
                <text:p>196297.53514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39790909091">
                <text:p>2.39790909091</text:p>
              </table:table-cell>
              <table:table-cell office:value-type="float" office:value="195629.956397">
                <text:p>195629.95639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39954545455">
                <text:p>2.39954545455</text:p>
              </table:table-cell>
              <table:table-cell office:value-type="float" office:value="197677.234431">
                <text:p>197677.23443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4">
                <text:p>2.4</text:p>
              </table:table-cell>
              <table:table-cell office:value-type="float" office:value="197379.875554">
                <text:p>197379.8755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40163636364">
                <text:p>2.40163636364</text:p>
              </table:table-cell>
              <table:table-cell office:value-type="float" office:value="197453.679882">
                <text:p>197453.67988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40327272727">
                <text:p>2.40327272727</text:p>
              </table:table-cell>
              <table:table-cell office:value-type="float" office:value="197043.191494">
                <text:p>197043.19149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40490909091">
                <text:p>2.40490909091</text:p>
              </table:table-cell>
              <table:table-cell office:value-type="float" office:value="199092.740685">
                <text:p>199092.74068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40654545455">
                <text:p>2.40654545455</text:p>
              </table:table-cell>
              <table:table-cell office:value-type="float" office:value="203561.15307">
                <text:p>203561.1530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40818181818">
                <text:p>2.40818181818</text:p>
              </table:table-cell>
              <table:table-cell office:value-type="float" office:value="205133.24099">
                <text:p>205133.2409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40981818182">
                <text:p>2.40981818182</text:p>
              </table:table-cell>
              <table:table-cell office:value-type="float" office:value="200964.029043">
                <text:p>200964.02904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41145454545">
                <text:p>2.41145454545</text:p>
              </table:table-cell>
              <table:table-cell office:value-type="float" office:value="194942.145838">
                <text:p>194942.14583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41309090909">
                <text:p>2.41309090909</text:p>
              </table:table-cell>
              <table:table-cell office:value-type="float" office:value="195131.156118">
                <text:p>195131.1561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41472727273">
                <text:p>2.41472727273</text:p>
              </table:table-cell>
              <table:table-cell office:value-type="float" office:value="202236.039287">
                <text:p>202236.03928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41636363636">
                <text:p>2.41636363636</text:p>
              </table:table-cell>
              <table:table-cell office:value-type="float" office:value="209101.419651">
                <text:p>209101.41965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418">
                <text:p>2.418</text:p>
              </table:table-cell>
              <table:table-cell office:value-type="float" office:value="207547.346079">
                <text:p>207547.34607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41963636364">
                <text:p>2.41963636364</text:p>
              </table:table-cell>
              <table:table-cell office:value-type="float" office:value="198741.502426">
                <text:p>198741.50242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42127272727">
                <text:p>2.42127272727</text:p>
              </table:table-cell>
              <table:table-cell office:value-type="float" office:value="191603.545818">
                <text:p>191603.5458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42290909091">
                <text:p>2.42290909091</text:p>
              </table:table-cell>
              <table:table-cell office:value-type="float" office:value="190847.263042">
                <text:p>190847.26304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42454545455">
                <text:p>2.42454545455</text:p>
              </table:table-cell>
              <table:table-cell office:value-type="float" office:value="193297.71061">
                <text:p>193297.7106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425">
                <text:p>2.425</text:p>
              </table:table-cell>
              <table:table-cell office:value-type="float" office:value="192541.045979">
                <text:p>192541.04597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42663636364">
                <text:p>2.42663636364</text:p>
              </table:table-cell>
              <table:table-cell office:value-type="float" office:value="189623.467912">
                <text:p>189623.46791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42827272727">
                <text:p>2.42827272727</text:p>
              </table:table-cell>
              <table:table-cell office:value-type="float" office:value="186165.747081">
                <text:p>186165.74708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42990909091">
                <text:p>2.42990909091</text:p>
              </table:table-cell>
              <table:table-cell office:value-type="float" office:value="188824.726341">
                <text:p>188824.72634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43154545455">
                <text:p>2.43154545455</text:p>
              </table:table-cell>
              <table:table-cell office:value-type="float" office:value="197356.684417">
                <text:p>197356.6844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43318181818">
                <text:p>2.43318181818</text:p>
              </table:table-cell>
              <table:table-cell office:value-type="float" office:value="204522.462813">
                <text:p>204522.46281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43481818182">
                <text:p>2.43481818182</text:p>
              </table:table-cell>
              <table:table-cell office:value-type="float" office:value="201598.401979">
                <text:p>201598.40197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43645454545">
                <text:p>2.43645454545</text:p>
              </table:table-cell>
              <table:table-cell office:value-type="float" office:value="191069.312204">
                <text:p>191069.3122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3809090909">
                <text:p>2.43809090909</text:p>
              </table:table-cell>
              <table:table-cell office:value-type="float" office:value="187379.288569">
                <text:p>187379.28856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3972727273">
                <text:p>2.43972727273</text:p>
              </table:table-cell>
              <table:table-cell office:value-type="float" office:value="194579.12016">
                <text:p>194579.1201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44136363636">
                <text:p>2.44136363636</text:p>
              </table:table-cell>
              <table:table-cell office:value-type="float" office:value="201414.727068">
                <text:p>201414.72706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443">
                <text:p>2.443</text:p>
              </table:table-cell>
              <table:table-cell office:value-type="float" office:value="198860.675668">
                <text:p>198860.67566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44463636364">
                <text:p>2.44463636364</text:p>
              </table:table-cell>
              <table:table-cell office:value-type="float" office:value="189625.875884">
                <text:p>189625.8758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44627272727">
                <text:p>2.44627272727</text:p>
              </table:table-cell>
              <table:table-cell office:value-type="float" office:value="182912.669942">
                <text:p>182912.66994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44790909091">
                <text:p>2.44790909091</text:p>
              </table:table-cell>
              <table:table-cell office:value-type="float" office:value="181283.479531">
                <text:p>181283.47953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44954545455">
                <text:p>2.44954545455</text:p>
              </table:table-cell>
              <table:table-cell office:value-type="float" office:value="182547.55198">
                <text:p>182547.5519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45">
                <text:p>2.45</text:p>
              </table:table-cell>
              <table:table-cell office:value-type="float" office:value="183168.391553">
                <text:p>183168.39155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45163636364">
                <text:p>2.45163636364</text:p>
              </table:table-cell>
              <table:table-cell office:value-type="float" office:value="178677.585598">
                <text:p>178677.58559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45327272727">
                <text:p>2.45327272727</text:p>
              </table:table-cell>
              <table:table-cell office:value-type="float" office:value="181363.790569">
                <text:p>181363.79056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45490909091">
                <text:p>2.45490909091</text:p>
              </table:table-cell>
              <table:table-cell office:value-type="float" office:value="187646.315389">
                <text:p>187646.31538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45654545455">
                <text:p>2.45654545455</text:p>
              </table:table-cell>
              <table:table-cell office:value-type="float" office:value="186570.729534">
                <text:p>186570.72953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45818181818">
                <text:p>2.45818181818</text:p>
              </table:table-cell>
              <table:table-cell office:value-type="float" office:value="184758.188988">
                <text:p>184758.18898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45981818182">
                <text:p>2.45981818182</text:p>
              </table:table-cell>
              <table:table-cell office:value-type="float" office:value="180982.531113">
                <text:p>180982.53111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46145454545">
                <text:p>2.46145454545</text:p>
              </table:table-cell>
              <table:table-cell office:value-type="float" office:value="176695.209985">
                <text:p>176695.20998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46309090909">
                <text:p>2.46309090909</text:p>
              </table:table-cell>
              <table:table-cell office:value-type="float" office:value="175631.261216">
                <text:p>175631.26121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46472727273">
                <text:p>2.46472727273</text:p>
              </table:table-cell>
              <table:table-cell office:value-type="float" office:value="176493.999414">
                <text:p>176493.9994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46636363636">
                <text:p>2.46636363636</text:p>
              </table:table-cell>
              <table:table-cell office:value-type="float" office:value="176744.087717">
                <text:p>176744.08771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468">
                <text:p>2.468</text:p>
              </table:table-cell>
              <table:table-cell office:value-type="float" office:value="173878.811747">
                <text:p>173878.81174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46963636364">
                <text:p>2.46963636364</text:p>
              </table:table-cell>
              <table:table-cell office:value-type="float" office:value="170455.216212">
                <text:p>170455.21621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47127272727">
                <text:p>2.47127272727</text:p>
              </table:table-cell>
              <table:table-cell office:value-type="float" office:value="168189.45214">
                <text:p>168189.452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47290909091">
                <text:p>2.47290909091</text:p>
              </table:table-cell>
              <table:table-cell office:value-type="float" office:value="167180.475974">
                <text:p>167180.47597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47454545455">
                <text:p>2.47454545455</text:p>
              </table:table-cell>
              <table:table-cell office:value-type="float" office:value="164575.630254">
                <text:p>164575.63025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475">
                <text:p>2.475</text:p>
              </table:table-cell>
              <table:table-cell office:value-type="float" office:value="163023.044176">
                <text:p>163023.04417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47663636364">
                <text:p>2.47663636364</text:p>
              </table:table-cell>
              <table:table-cell office:value-type="float" office:value="158868.321649">
                <text:p>158868.32164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47827272727">
                <text:p>2.47827272727</text:p>
              </table:table-cell>
              <table:table-cell office:value-type="float" office:value="156750.374552">
                <text:p>156750.37455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47990909091">
                <text:p>2.47990909091</text:p>
              </table:table-cell>
              <table:table-cell office:value-type="float" office:value="159348.959004">
                <text:p>159348.95900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48154545455">
                <text:p>2.48154545455</text:p>
              </table:table-cell>
              <table:table-cell office:value-type="float" office:value="163843.623891">
                <text:p>163843.6238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48318181818">
                <text:p>2.48318181818</text:p>
              </table:table-cell>
              <table:table-cell office:value-type="float" office:value="166202.3262">
                <text:p>166202.326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48481818182">
                <text:p>2.48481818182</text:p>
              </table:table-cell>
              <table:table-cell office:value-type="float" office:value="165427.628057">
                <text:p>165427.62805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48645454545">
                <text:p>2.48645454545</text:p>
              </table:table-cell>
              <table:table-cell office:value-type="float" office:value="163882.115496">
                <text:p>163882.11549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48809090909">
                <text:p>2.48809090909</text:p>
              </table:table-cell>
              <table:table-cell office:value-type="float" office:value="163350.829253">
                <text:p>163350.82925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48972727273">
                <text:p>2.48972727273</text:p>
              </table:table-cell>
              <table:table-cell office:value-type="float" office:value="162581.337952">
                <text:p>162581.33795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49136363636">
                <text:p>2.49136363636</text:p>
              </table:table-cell>
              <table:table-cell office:value-type="float" office:value="160199.815808">
                <text:p>160199.81580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493">
                <text:p>2.493</text:p>
              </table:table-cell>
              <table:table-cell office:value-type="float" office:value="156455.421217">
                <text:p>156455.42121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49463636364">
                <text:p>2.49463636364</text:p>
              </table:table-cell>
              <table:table-cell office:value-type="float" office:value="153326.480078">
                <text:p>153326.48007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49627272727">
                <text:p>2.49627272727</text:p>
              </table:table-cell>
              <table:table-cell office:value-type="float" office:value="152204.991148">
                <text:p>152204.99114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49790909091">
                <text:p>2.49790909091</text:p>
              </table:table-cell>
              <table:table-cell office:value-type="float" office:value="153296.381543">
                <text:p>153296.3815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49954545455">
                <text:p>2.49954545455</text:p>
              </table:table-cell>
              <table:table-cell office:value-type="float" office:value="154738.577301">
                <text:p>154738.577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